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D0000007A811B396AD232FB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6" style:family="table-row">
      <style:table-row-properties style:min-row-height="0.143cm" fo:keep-together="auto"/>
    </style:style>
    <style:style style:name="Table44.49"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a81" officeooo:paragraph-rsid="005b1a81" style:font-weight-asian="bold" style:font-weight-complex="bold"/>
    </style:style>
    <style:style style:name="P11" style:family="paragraph" style:parent-style-name="Table_20_Contents">
      <style:text-properties fo:font-weight="bold" officeooo:rsid="005b764a" officeooo:paragraph-rsid="005b764a" style:font-weight-asian="bold" style:font-weight-complex="bold"/>
    </style:style>
    <style:style style:name="P12" style:family="paragraph" style:parent-style-name="Table_20_Contents">
      <style:text-properties fo:font-weight="bold" officeooo:rsid="005eecc9" officeooo:paragraph-rsid="005eecc9" style:font-weight-asian="bold" style:font-weight-complex="bold"/>
    </style:style>
    <style:style style:name="P13" style:family="paragraph" style:parent-style-name="Table_20_Contents">
      <style:text-properties fo:font-weight="bold" officeooo:rsid="006043fb" officeooo:paragraph-rsid="006043fb" style:font-weight-asian="bold" style:font-weight-complex="bold"/>
    </style:style>
    <style:style style:name="P14" style:family="paragraph" style:parent-style-name="Table_20_Contents">
      <style:text-properties fo:font-weight="bold" officeooo:rsid="006619d2" officeooo:paragraph-rsid="006619d2" style:font-weight-asian="bold" style:font-weight-complex="bold"/>
    </style:style>
    <style:style style:name="P15" style:family="paragraph" style:parent-style-name="Table_20_Contents">
      <style:text-properties fo:font-weight="bold" officeooo:rsid="006a1707" officeooo:paragraph-rsid="006a1707"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officeooo:rsid="0062c5bc" officeooo:paragraph-rsid="00b07d93" style:font-weight-asian="bold" style:font-weight-complex="bold"/>
    </style:style>
    <style:style style:name="P18" style:family="paragraph" style:parent-style-name="Table_20_Contents">
      <style:text-properties fo:font-weight="bold" officeooo:rsid="00b2832f" officeooo:paragraph-rsid="00c077ab" style:font-weight-asian="bold" style:font-weight-complex="bold"/>
    </style:style>
    <style:style style:name="P19" style:family="paragraph" style:parent-style-name="Table_20_Contents">
      <style:text-properties fo:font-weight="bold" officeooo:rsid="00c077ab" officeooo:paragraph-rsid="00c077ab" style:font-weight-asian="bold" style:font-weight-complex="bold"/>
    </style:style>
    <style:style style:name="P20" style:family="paragraph" style:parent-style-name="Table_20_Contents">
      <style:text-properties fo:font-weight="bold" officeooo:rsid="00d077f9" officeooo:paragraph-rsid="00d6619e" style:font-weight-asian="bold" style:font-weight-complex="bold"/>
    </style:style>
    <style:style style:name="P21" style:family="paragraph" style:parent-style-name="Table_20_Contents">
      <style:text-properties fo:font-weight="bold" officeooo:rsid="00dcd198" officeooo:paragraph-rsid="00dcd198" style:font-weight-asian="bold" style:font-weight-complex="bold"/>
    </style:style>
    <style:style style:name="P22" style:family="paragraph" style:parent-style-name="Standard">
      <style:paragraph-properties fo:line-height="120%" fo:orphans="0" fo:widows="0"/>
      <style:text-properties fo:font-weight="bold" officeooo:paragraph-rsid="002d7365" style:font-weight-asian="bold"/>
    </style:style>
    <style:style style:name="P23" style:family="paragraph" style:parent-style-name="Standard">
      <style:text-properties fo:font-weight="bold" officeooo:paragraph-rsid="002d7365" style:font-weight-asian="bold"/>
    </style:style>
    <style:style style:name="P24" style:family="paragraph" style:parent-style-name="Standard">
      <style:paragraph-properties fo:orphans="0" fo:widows="0"/>
      <style:text-properties fo:font-weight="bold" officeooo:rsid="0098bfa8" officeooo:paragraph-rsid="0098bfa8" style:font-weight-asian="bold"/>
    </style:style>
    <style:style style:name="P25" style:family="paragraph" style:parent-style-name="Standard">
      <style:paragraph-properties fo:orphans="0" fo:widows="0"/>
      <style:text-properties fo:font-weight="bold" officeooo:rsid="0098bfa8" officeooo:paragraph-rsid="009c02bf" style:font-weight-asian="bold"/>
    </style:style>
    <style:style style:name="P26" style:family="paragraph" style:parent-style-name="Standard">
      <style:paragraph-properties fo:orphans="0" fo:widows="0"/>
    </style:style>
    <style:style style:name="P27" style:family="paragraph" style:parent-style-name="Standard">
      <style:paragraph-properties fo:orphans="0" fo:widows="0"/>
      <style:text-properties officeooo:paragraph-rsid="0085438b"/>
    </style:style>
    <style:style style:name="P28" style:family="paragraph" style:parent-style-name="Standard">
      <style:paragraph-properties fo:line-height="100%"/>
    </style:style>
    <style:style style:name="P29" style:family="paragraph" style:parent-style-name="Standard">
      <style:paragraph-properties fo:margin-top="0cm" fo:margin-bottom="0.247cm" style:contextual-spacing="false" fo:line-height="100%"/>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2" style:family="paragraph" style:parent-style-name="Standard">
      <style:paragraph-properties fo:margin-top="0cm" fo:margin-bottom="0cm" style:contextual-spacing="false" fo:line-height="100%">
        <style:tab-stops>
          <style:tab-stop style:position="7.144cm"/>
        </style:tab-stops>
      </style:paragraph-properties>
    </style:style>
    <style:style style:name="P33" style:family="paragraph" style:parent-style-name="Standard">
      <style:paragraph-properties fo:margin-left="0cm" fo:margin-right="0cm" fo:margin-top="0cm" fo:margin-bottom="0.247cm" style:contextual-spacing="false" fo:line-height="100%" fo:text-indent="0cm" style:auto-text-indent="false"/>
    </style:style>
    <style:style style:name="P34" style:family="paragraph" style:parent-style-name="Standard">
      <style:paragraph-properties fo:margin-left="0cm" fo:margin-right="0cm" fo:line-height="100%" fo:text-indent="0cm" style:auto-text-indent="false"/>
    </style:style>
    <style:style style:name="P35" style:family="paragraph" style:parent-style-name="Standard">
      <style:paragraph-properties fo:margin-top="0cm" fo:margin-bottom="0.247cm" style:contextual-spacing="false" fo:line-height="100%"/>
      <style:text-properties officeooo:paragraph-rsid="001b25ed"/>
    </style:style>
    <style:style style:name="P36" style:family="paragraph" style:parent-style-name="Standard">
      <style:paragraph-properties fo:line-height="100%" fo:orphans="0" fo:widows="0"/>
      <style:text-properties officeooo:paragraph-rsid="002d7365"/>
    </style:style>
    <style:style style:name="P37" style:family="paragraph" style:parent-style-name="Standard">
      <style:paragraph-properties>
        <style:tab-stops>
          <style:tab-stop style:position="7.144cm"/>
        </style:tab-stops>
      </style:paragraph-properties>
    </style:style>
    <style:style style:name="P38" style:family="paragraph" style:parent-style-name="Standard">
      <style:paragraph-properties fo:keep-with-next="always">
        <style:tab-stops>
          <style:tab-stop style:position="7.144cm"/>
        </style:tab-stops>
      </style:paragraph-properties>
    </style:style>
    <style:style style:name="P39" style:family="paragraph" style:parent-style-name="Standard">
      <style:paragraph-properties fo:keep-with-next="auto">
        <style:tab-stops>
          <style:tab-stop style:position="7.144cm"/>
        </style:tab-stops>
      </style:paragraph-properties>
    </style:style>
    <style:style style:name="P40" style:family="paragraph" style:parent-style-name="Heading_20_2">
      <style:paragraph-properties>
        <style:tab-stops>
          <style:tab-stop style:position="7.144cm"/>
        </style:tab-stops>
      </style:paragraph-properties>
    </style:style>
    <style:style style:name="P41" style:family="paragraph" style:parent-style-name="Heading_20_2">
      <style:paragraph-properties fo:break-before="page">
        <style:tab-stops>
          <style:tab-stop style:position="7.144cm"/>
        </style:tab-stops>
      </style:paragraph-properties>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3"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4"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5" style:family="paragraph" style:parent-style-name="Table_20_Contents">
      <style:text-properties fo:font-style="italic" officeooo:rsid="005b764a" officeooo:paragraph-rsid="005b764a" style:font-style-asian="italic" style:font-style-complex="italic"/>
    </style:style>
    <style:style style:name="P46" style:family="paragraph" style:parent-style-name="Standard">
      <style:text-properties fo:font-weight="normal" style:font-weight-asian="normal"/>
    </style:style>
    <style:style style:name="P47" style:family="paragraph" style:parent-style-name="Table_20_Contents">
      <style:text-properties fo:font-weight="normal" officeooo:rsid="00c077ab" officeooo:paragraph-rsid="00c077ab" style:font-weight-asian="normal" style:font-weight-complex="normal"/>
    </style:style>
    <style:style style:name="P48" style:family="paragraph" style:parent-style-name="Table_20_Contents">
      <style:text-properties fo:font-weight="normal" officeooo:rsid="00c21001" officeooo:paragraph-rsid="00c21001" style:font-weight-asian="normal" style:font-weight-complex="normal"/>
    </style:style>
    <style:style style:name="P49" style:family="paragraph" style:parent-style-name="Table_20_Contents">
      <style:text-properties fo:font-weight="normal" officeooo:rsid="00c24ca0" officeooo:paragraph-rsid="00c24ca0" style:font-weight-asian="normal" style:font-weight-complex="normal"/>
    </style:style>
    <style:style style:name="P50" style:family="paragraph" style:parent-style-name="Table_20_Contents">
      <style:text-properties fo:font-weight="normal" officeooo:rsid="00c890e0" officeooo:paragraph-rsid="00c890e0" style:font-weight-asian="normal" style:font-weight-complex="normal"/>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keep-with-next="always"/>
    </style:style>
    <style:style style:name="P53" style:family="paragraph" style:parent-style-name="Standard">
      <style:paragraph-properties fo:orphans="0" fo:widows="0"/>
      <style:text-properties fo:font-size="9pt" style:font-size-asian="9pt" style:font-size-complex="9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7" style:family="paragraph" style:parent-style-name="Standard">
      <style:text-properties officeooo:paragraph-rsid="001ff17e"/>
    </style:style>
    <style:style style:name="P5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9" style:family="paragraph" style:parent-style-name="Standard">
      <style:text-properties officeooo:paragraph-rsid="002d7365"/>
    </style:style>
    <style:style style:name="P60" style:family="paragraph" style:parent-style-name="Heading_20_2">
      <style:text-properties officeooo:paragraph-rsid="002d7365"/>
    </style:style>
    <style:style style:name="P61" style:family="paragraph" style:parent-style-name="Heading_20_2">
      <style:paragraph-properties fo:break-before="page"/>
      <style:text-properties officeooo:paragraph-rsid="002d7365"/>
    </style:style>
    <style:style style:name="P62" style:family="paragraph" style:parent-style-name="Table_20_Contents">
      <style:text-properties officeooo:rsid="003a2e6a" officeooo:paragraph-rsid="003a2e6a"/>
    </style:style>
    <style:style style:name="P6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4" style:family="paragraph" style:parent-style-name="Standard">
      <style:paragraph-properties fo:orphans="0" fo:widows="0"/>
      <style:text-properties fo:font-size="10pt" style:font-size-asian="10pt" style:font-size-complex="10pt"/>
    </style:style>
    <style:style style:name="P65" style:family="paragraph" style:parent-style-name="Table_20_Contents">
      <style:text-properties officeooo:rsid="003bc75e"/>
    </style:style>
    <style:style style:name="P66" style:family="paragraph" style:parent-style-name="Table_20_Contents">
      <style:text-properties officeooo:rsid="003bc75e" officeooo:paragraph-rsid="003bc75e"/>
    </style:style>
    <style:style style:name="P67" style:family="paragraph" style:parent-style-name="Standard" style:master-page-name="">
      <loext:graphic-properties draw:fill-hatch-name="hatch"/>
      <style:paragraph-properties style:page-number="auto"/>
      <style:text-properties officeooo:rsid="0052aa25" officeooo:paragraph-rsid="0052aa25"/>
    </style:style>
    <style:style style:name="P68" style:family="paragraph" style:parent-style-name="Standard">
      <style:paragraph-properties>
        <style:tab-stops>
          <style:tab-stop style:position="7.144cm"/>
        </style:tab-stops>
      </style:paragraph-properties>
      <style:text-properties officeooo:rsid="0052aa25" officeooo:paragraph-rsid="0052aa25"/>
    </style:style>
    <style:style style:name="P69" style:family="paragraph" style:parent-style-name="Table_20_Contents">
      <style:text-properties officeooo:rsid="00517508" officeooo:paragraph-rsid="00517508"/>
    </style:style>
    <style:style style:name="P70"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1" style:family="paragraph" style:parent-style-name="Standard">
      <style:text-properties officeooo:rsid="006fe96e" officeooo:paragraph-rsid="006fe96e"/>
    </style:style>
    <style:style style:name="P72" style:family="paragraph" style:parent-style-name="Heading_20_1">
      <style:text-properties officeooo:rsid="006fe96e" officeooo:paragraph-rsid="006fe96e"/>
    </style:style>
    <style:style style:name="P73" style:family="paragraph" style:parent-style-name="Heading_20_1">
      <style:paragraph-properties fo:break-before="page"/>
      <style:text-properties officeooo:rsid="006fe96e" officeooo:paragraph-rsid="006fe96e"/>
    </style:style>
    <style:style style:name="P74" style:family="paragraph" style:parent-style-name="Table_20_Contents">
      <style:text-properties officeooo:rsid="005b1a81" officeooo:paragraph-rsid="005b1a81"/>
    </style:style>
    <style:style style:name="P75" style:family="paragraph" style:parent-style-name="Heading_20_2">
      <style:text-properties officeooo:rsid="005b1a81" officeooo:paragraph-rsid="00c077ab"/>
    </style:style>
    <style:style style:name="P76" style:family="paragraph" style:parent-style-name="Heading_20_2">
      <style:text-properties officeooo:rsid="005b764a" officeooo:paragraph-rsid="005b764a"/>
    </style:style>
    <style:style style:name="P77" style:family="paragraph" style:parent-style-name="Standard">
      <style:text-properties officeooo:rsid="005b764a" officeooo:paragraph-rsid="005b764a"/>
    </style:style>
    <style:style style:name="P78" style:family="paragraph" style:parent-style-name="Table_20_Contents">
      <style:text-properties officeooo:rsid="005b764a" officeooo:paragraph-rsid="005b764a"/>
    </style:style>
    <style:style style:name="P79" style:family="paragraph" style:parent-style-name="Standard">
      <style:text-properties officeooo:rsid="005eecc9" officeooo:paragraph-rsid="005eecc9"/>
    </style:style>
    <style:style style:name="P80" style:family="paragraph" style:parent-style-name="Table_20_Contents">
      <style:text-properties officeooo:rsid="005eecc9" officeooo:paragraph-rsid="005eecc9"/>
    </style:style>
    <style:style style:name="P81" style:family="paragraph" style:parent-style-name="Heading_20_2">
      <style:text-properties officeooo:rsid="005eecc9" officeooo:paragraph-rsid="005eecc9"/>
    </style:style>
    <style:style style:name="P82" style:family="paragraph" style:parent-style-name="Heading_20_2">
      <style:paragraph-properties fo:break-before="page"/>
      <style:text-properties officeooo:rsid="005eecc9" officeooo:paragraph-rsid="005eecc9"/>
    </style:style>
    <style:style style:name="P83"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4" style:family="paragraph" style:parent-style-name="Standard">
      <style:text-properties officeooo:rsid="005eecc9" officeooo:paragraph-rsid="005f91d4"/>
    </style:style>
    <style:style style:name="P85" style:family="paragraph" style:parent-style-name="Table_20_Contents">
      <style:text-properties officeooo:rsid="006043fb" officeooo:paragraph-rsid="006043fb"/>
    </style:style>
    <style:style style:name="P86" style:family="paragraph" style:parent-style-name="Heading_20_2">
      <style:text-properties officeooo:rsid="006619d2" officeooo:paragraph-rsid="006619d2"/>
    </style:style>
    <style:style style:name="P87" style:family="paragraph" style:parent-style-name="Standard">
      <style:text-properties officeooo:rsid="006619d2" officeooo:paragraph-rsid="006619d2"/>
    </style:style>
    <style:style style:name="P88" style:family="paragraph" style:parent-style-name="Table_20_Contents">
      <style:text-properties officeooo:rsid="006619d2" officeooo:paragraph-rsid="006619d2"/>
    </style:style>
    <style:style style:name="P89" style:family="paragraph" style:parent-style-name="Standard">
      <style:text-properties officeooo:rsid="005e3001" officeooo:paragraph-rsid="005e3001"/>
    </style:style>
    <style:style style:name="P90" style:family="paragraph" style:parent-style-name="Standard">
      <style:paragraph-properties fo:line-height="100%" fo:orphans="0" fo:widows="0"/>
      <style:text-properties officeooo:rsid="0064fc19" officeooo:paragraph-rsid="0064fc19"/>
    </style:style>
    <style:style style:name="P91" style:family="paragraph" style:parent-style-name="Standard">
      <style:text-properties officeooo:rsid="0064fc19" officeooo:paragraph-rsid="0064fc19"/>
    </style:style>
    <style:style style:name="P92" style:family="paragraph" style:parent-style-name="Standard">
      <style:paragraph-properties>
        <style:tab-stops>
          <style:tab-stop style:position="7.144cm"/>
        </style:tab-stops>
      </style:paragraph-properties>
      <style:text-properties officeooo:rsid="0076a208" officeooo:paragraph-rsid="0076a208"/>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5" style:family="paragraph" style:parent-style-name="Standard">
      <style:text-properties fo:font-style="normal" officeooo:rsid="00b74303" officeooo:paragraph-rsid="00b74303" style:font-style-asian="normal" style:font-style-complex="normal"/>
    </style:style>
    <style:style style:name="P96" style:family="paragraph" style:parent-style-name="Table_20_Contents">
      <style:text-properties officeooo:paragraph-rsid="005eecc9"/>
    </style:style>
    <style:style style:name="P97" style:family="paragraph" style:parent-style-name="Table_20_Contents">
      <style:text-properties officeooo:rsid="0067c714" officeooo:paragraph-rsid="0067c714"/>
    </style:style>
    <style:style style:name="P98" style:family="paragraph" style:parent-style-name="Table_20_Contents">
      <style:text-properties officeooo:rsid="0068c306" officeooo:paragraph-rsid="0068c306"/>
    </style:style>
    <style:style style:name="P99" style:family="paragraph" style:parent-style-name="Table_20_Contents">
      <style:text-properties officeooo:rsid="006a1707" officeooo:paragraph-rsid="006a1707"/>
    </style:style>
    <style:style style:name="P100" style:family="paragraph" style:parent-style-name="Contents_20_Heading">
      <style:paragraph-properties fo:break-before="page"/>
    </style:style>
    <style:style style:name="P101" style:family="paragraph" style:parent-style-name="Heading_20_1">
      <style:paragraph-properties fo:break-before="page"/>
    </style:style>
    <style:style style:name="P102" style:family="paragraph" style:parent-style-name="Heading_20_3">
      <style:paragraph-properties fo:break-before="page"/>
    </style:style>
    <style:style style:name="P103" style:family="paragraph" style:parent-style-name="Standard">
      <style:text-properties officeooo:rsid="007f44c0" officeooo:paragraph-rsid="007f44c0"/>
    </style:style>
    <style:style style:name="P104" style:family="paragraph" style:parent-style-name="Standard">
      <style:text-properties officeooo:rsid="007f44c0" officeooo:paragraph-rsid="00948802"/>
    </style:style>
    <style:style style:name="P105" style:family="paragraph" style:parent-style-name="Heading_20_2">
      <style:text-properties officeooo:rsid="005abc7c" officeooo:paragraph-rsid="005abc7c"/>
    </style:style>
    <style:style style:name="P106"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7" style:family="paragraph" style:parent-style-name="Standard">
      <style:paragraph-properties>
        <style:tab-stops>
          <style:tab-stop style:position="7.144cm"/>
        </style:tab-stops>
      </style:paragraph-properties>
      <style:text-properties fo:font-size="8pt" style:font-size-asian="8pt" style:font-size-complex="8pt"/>
    </style:style>
    <style:style style:name="P108" style:family="paragraph" style:parent-style-name="Standard">
      <style:paragraph-properties fo:text-align="start" style:justify-single-word="false" fo:orphans="0" fo:widows="0"/>
    </style:style>
    <style:style style:name="P109" style:family="paragraph" style:parent-style-name="Standard">
      <style:paragraph-properties fo:orphans="0" fo:widows="0"/>
      <style:text-properties officeooo:rsid="003d546c" officeooo:paragraph-rsid="003d546c"/>
    </style:style>
    <style:style style:name="P110" style:family="paragraph" style:parent-style-name="Standard">
      <style:paragraph-properties fo:orphans="0" fo:widows="0"/>
      <style:text-properties officeooo:rsid="003f45d6" officeooo:paragraph-rsid="003f45d6"/>
    </style:style>
    <style:style style:name="P111" style:family="paragraph" style:parent-style-name="Standard">
      <style:paragraph-properties fo:orphans="0" fo:widows="0"/>
      <style:text-properties officeooo:rsid="006ff13b" officeooo:paragraph-rsid="00762c10"/>
    </style:style>
    <style:style style:name="P112" style:family="paragraph" style:parent-style-name="Standard">
      <style:paragraph-properties fo:orphans="0" fo:widows="0"/>
      <style:text-properties officeooo:rsid="0071d0f5" officeooo:paragraph-rsid="0071d0f5"/>
    </style:style>
    <style:style style:name="P113" style:family="paragraph" style:parent-style-name="Standard">
      <style:paragraph-properties fo:orphans="0" fo:widows="0"/>
      <style:text-properties officeooo:rsid="007972f5" officeooo:paragraph-rsid="007b91c8"/>
    </style:style>
    <style:style style:name="P114" style:family="paragraph" style:parent-style-name="Standard">
      <style:paragraph-properties fo:orphans="0" fo:widows="0"/>
      <style:text-properties officeooo:rsid="007a8dc2" officeooo:paragraph-rsid="007a8dc2"/>
    </style:style>
    <style:style style:name="P115" style:family="paragraph" style:parent-style-name="Standard">
      <style:paragraph-properties fo:orphans="0" fo:widows="0"/>
      <style:text-properties officeooo:rsid="007c07a9" officeooo:paragraph-rsid="007c07a9"/>
    </style:style>
    <style:style style:name="P116" style:family="paragraph" style:parent-style-name="Standard">
      <style:paragraph-properties fo:orphans="0" fo:widows="0"/>
      <style:text-properties officeooo:rsid="007e8d43" officeooo:paragraph-rsid="007e8d43"/>
    </style:style>
    <style:style style:name="P117" style:family="paragraph" style:parent-style-name="Heading_20_2">
      <style:paragraph-properties>
        <style:tab-stops>
          <style:tab-stop style:position="7.144cm"/>
        </style:tab-stops>
      </style:paragraph-properties>
      <style:text-properties officeooo:rsid="009193d2" officeooo:paragraph-rsid="009193d2"/>
    </style:style>
    <style:style style:name="P118" style:family="paragraph" style:parent-style-name="Heading_20_2">
      <style:text-properties officeooo:rsid="009193d2" officeooo:paragraph-rsid="009193d2"/>
    </style:style>
    <style:style style:name="P119" style:family="paragraph" style:parent-style-name="Standard">
      <style:paragraph-properties fo:orphans="0" fo:widows="0"/>
      <style:text-properties officeooo:rsid="009193d2" officeooo:paragraph-rsid="009193d2"/>
    </style:style>
    <style:style style:name="P120" style:family="paragraph" style:parent-style-name="Standard">
      <style:text-properties officeooo:paragraph-rsid="0096446a"/>
    </style:style>
    <style:style style:name="P121" style:family="paragraph" style:parent-style-name="Heading_20_4">
      <style:text-properties officeooo:rsid="00948802" officeooo:paragraph-rsid="00948802"/>
    </style:style>
    <style:style style:name="P122" style:family="paragraph" style:parent-style-name="Contents_20_1">
      <style:paragraph-properties>
        <style:tab-stops>
          <style:tab-stop style:position="12.261cm" style:type="right" style:leader-style="dotted" style:leader-text="."/>
        </style:tab-stops>
      </style:paragraph-properties>
    </style:style>
    <style:style style:name="P123" style:family="paragraph" style:parent-style-name="Contents_20_2">
      <style:paragraph-properties>
        <style:tab-stops>
          <style:tab-stop style:position="12.261cm" style:type="right" style:leader-style="dotted" style:leader-text="."/>
        </style:tab-stops>
      </style:paragraph-properties>
    </style:style>
    <style:style style:name="P124" style:family="paragraph" style:parent-style-name="Contents_20_3">
      <style:paragraph-properties>
        <style:tab-stops>
          <style:tab-stop style:position="12.261cm" style:type="right" style:leader-style="dotted" style:leader-text="."/>
        </style:tab-stops>
      </style:paragraph-properties>
    </style:style>
    <style:style style:name="P125" style:family="paragraph" style:parent-style-name="Contents_20_4">
      <style:paragraph-properties>
        <style:tab-stops>
          <style:tab-stop style:position="12.261cm" style:type="right" style:leader-style="dotted" style:leader-text="."/>
        </style:tab-stops>
      </style:paragraph-properties>
    </style:style>
    <style:style style:name="P126" style:family="paragraph" style:parent-style-name="Standard">
      <style:text-properties officeooo:paragraph-rsid="0098bfa8"/>
    </style:style>
    <style:style style:name="P127" style:family="paragraph" style:parent-style-name="Standard">
      <style:text-properties officeooo:rsid="009ba166" officeooo:paragraph-rsid="009ba166"/>
    </style:style>
    <style:style style:name="P128" style:family="paragraph" style:parent-style-name="Standard">
      <style:paragraph-properties fo:orphans="0" fo:widows="0"/>
      <style:text-properties officeooo:rsid="009ed5f3" officeooo:paragraph-rsid="009ed5f3"/>
    </style:style>
    <style:style style:name="P129" style:family="paragraph" style:parent-style-name="Standard">
      <style:paragraph-properties>
        <style:tab-stops>
          <style:tab-stop style:position="7.144cm"/>
        </style:tab-stops>
      </style:paragraph-properties>
      <style:text-properties officeooo:rsid="009fb917" officeooo:paragraph-rsid="009fb917"/>
    </style:style>
    <style:style style:name="P130" style:family="paragraph" style:parent-style-name="Standard">
      <style:paragraph-properties fo:orphans="0" fo:widows="0"/>
      <style:text-properties officeooo:rsid="009fb917" officeooo:paragraph-rsid="009fb917"/>
    </style:style>
    <style:style style:name="P131" style:family="paragraph" style:parent-style-name="Standard">
      <style:paragraph-properties fo:orphans="0" fo:widows="0"/>
      <style:text-properties officeooo:rsid="009fb917" officeooo:paragraph-rsid="00a04806"/>
    </style:style>
    <style:style style:name="P132" style:family="paragraph" style:parent-style-name="Standard">
      <style:paragraph-properties fo:orphans="0" fo:widows="0"/>
      <style:text-properties officeooo:rsid="00a14854" officeooo:paragraph-rsid="00a14854"/>
    </style:style>
    <style:style style:name="P133" style:family="paragraph" style:parent-style-name="Standard">
      <style:paragraph-properties fo:orphans="0" fo:widows="0"/>
      <style:text-properties officeooo:rsid="00a15930" officeooo:paragraph-rsid="00a15930"/>
    </style:style>
    <style:style style:name="P134" style:family="paragraph" style:parent-style-name="Standard">
      <style:text-properties officeooo:rsid="00a27e8e" officeooo:paragraph-rsid="00a27e8e"/>
    </style:style>
    <style:style style:name="P135" style:family="paragraph" style:parent-style-name="Standard">
      <style:text-properties officeooo:rsid="00a27e8e" officeooo:paragraph-rsid="00a50783"/>
    </style:style>
    <style:style style:name="P1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8" style:family="paragraph" style:parent-style-name="Standard">
      <style:text-properties officeooo:rsid="00a66259" officeooo:paragraph-rsid="00a66259"/>
    </style:style>
    <style:style style:name="P139" style:family="paragraph" style:parent-style-name="Standard">
      <style:paragraph-properties fo:orphans="0" fo:widows="0"/>
      <style:text-properties officeooo:rsid="00a83542" officeooo:paragraph-rsid="00a83542"/>
    </style:style>
    <style:style style:name="P1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42" style:family="paragraph" style:parent-style-name="Footnote">
      <style:text-properties officeooo:rsid="0060182c" officeooo:paragraph-rsid="0060182c"/>
    </style:style>
    <style:style style:name="P143" style:family="paragraph" style:parent-style-name="Standard">
      <style:paragraph-properties fo:orphans="0" fo:widows="0"/>
      <style:text-properties officeooo:rsid="0060182c" officeooo:paragraph-rsid="0060182c"/>
    </style:style>
    <style:style style:name="P144" style:family="paragraph" style:parent-style-name="Heading_20_2">
      <style:text-properties officeooo:rsid="0062c5bc" officeooo:paragraph-rsid="00b07d93"/>
    </style:style>
    <style:style style:name="P145" style:family="paragraph" style:parent-style-name="Standard">
      <style:text-properties officeooo:rsid="0062c5bc" officeooo:paragraph-rsid="00b07d93"/>
    </style:style>
    <style:style style:name="P146" style:family="paragraph" style:parent-style-name="Table_20_Contents">
      <style:text-properties officeooo:rsid="0062c5bc" officeooo:paragraph-rsid="00b07d93"/>
    </style:style>
    <style:style style:name="P147" style:family="paragraph" style:parent-style-name="Standard">
      <style:paragraph-properties fo:orphans="0" fo:widows="0"/>
      <style:text-properties officeooo:rsid="006120f4" officeooo:paragraph-rsid="006120f4"/>
    </style:style>
    <style:style style:name="P148" style:family="paragraph" style:parent-style-name="Standard">
      <style:paragraph-properties fo:orphans="0" fo:widows="0"/>
      <style:text-properties officeooo:rsid="0061e62a" officeooo:paragraph-rsid="0061e62a"/>
    </style:style>
    <style:style style:name="P1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50" style:family="paragraph" style:parent-style-name="Standard">
      <style:paragraph-properties>
        <style:tab-stops>
          <style:tab-stop style:position="7.144cm"/>
        </style:tab-stops>
      </style:paragraph-properties>
      <style:text-properties officeooo:rsid="0064dac8" officeooo:paragraph-rsid="0064dac8"/>
    </style:style>
    <style:style style:name="P151" style:family="paragraph" style:parent-style-name="Standard">
      <style:paragraph-properties fo:orphans="0" fo:widows="0"/>
      <style:text-properties officeooo:rsid="00b3f90c" officeooo:paragraph-rsid="00b3f90c"/>
    </style:style>
    <style:style style:name="P152" style:family="paragraph" style:parent-style-name="Standard">
      <style:paragraph-properties>
        <style:tab-stops>
          <style:tab-stop style:position="7.144cm"/>
        </style:tab-stops>
      </style:paragraph-properties>
      <style:text-properties officeooo:rsid="00b55d52" officeooo:paragraph-rsid="00b55d52"/>
    </style:style>
    <style:style style:name="P153" style:family="paragraph" style:parent-style-name="Standard">
      <style:paragraph-properties>
        <style:tab-stops>
          <style:tab-stop style:position="7.144cm"/>
        </style:tab-stops>
      </style:paragraph-properties>
      <style:text-properties officeooo:rsid="00b6b61f" officeooo:paragraph-rsid="00b6b61f"/>
    </style:style>
    <style:style style:name="P154" style:family="paragraph" style:parent-style-name="Standard">
      <style:paragraph-properties fo:orphans="0" fo:widows="0"/>
      <style:text-properties officeooo:rsid="00b6b61f" officeooo:paragraph-rsid="00b6b61f"/>
    </style:style>
    <style:style style:name="P155" style:family="paragraph" style:parent-style-name="Standard">
      <style:text-properties officeooo:rsid="00b74303" officeooo:paragraph-rsid="00b74303"/>
    </style:style>
    <style:style style:name="P156" style:family="paragraph" style:parent-style-name="Standard">
      <style:paragraph-properties>
        <style:tab-stops>
          <style:tab-stop style:position="7.144cm"/>
        </style:tab-stops>
      </style:paragraph-properties>
      <style:text-properties officeooo:rsid="00b74303" officeooo:paragraph-rsid="00b74303"/>
    </style:style>
    <style:style style:name="P157" style:family="paragraph" style:parent-style-name="Standard">
      <style:paragraph-properties>
        <style:tab-stops>
          <style:tab-stop style:position="7.144cm"/>
        </style:tab-stops>
      </style:paragraph-properties>
      <style:text-properties officeooo:rsid="00b85429" officeooo:paragraph-rsid="00b85429"/>
    </style:style>
    <style:style style:name="P158" style:family="paragraph" style:parent-style-name="Standard">
      <style:paragraph-properties fo:orphans="0" fo:widows="0"/>
      <style:text-properties officeooo:rsid="00b93519" officeooo:paragraph-rsid="00b93519"/>
    </style:style>
    <style:style style:name="P159" style:family="paragraph" style:parent-style-name="Standard">
      <style:paragraph-properties fo:orphans="0" fo:widows="0"/>
      <style:text-properties officeooo:rsid="00ba9e10" officeooo:paragraph-rsid="00ba9e10"/>
    </style:style>
    <style:style style:name="P160" style:family="paragraph" style:parent-style-name="Standard">
      <style:paragraph-properties>
        <style:tab-stops>
          <style:tab-stop style:position="7.144cm"/>
        </style:tab-stops>
      </style:paragraph-properties>
      <style:text-properties officeooo:rsid="00ba9e10" officeooo:paragraph-rsid="00ba9e10"/>
    </style:style>
    <style:style style:name="P161" style:family="paragraph" style:parent-style-name="Heading_20_1">
      <style:text-properties officeooo:rsid="0031ca0f" officeooo:paragraph-rsid="0031ca0f"/>
    </style:style>
    <style:style style:name="P162" style:family="paragraph" style:parent-style-name="Heading_20_2">
      <style:text-properties officeooo:rsid="00c077ab" officeooo:paragraph-rsid="00c077ab"/>
    </style:style>
    <style:style style:name="P163" style:family="paragraph" style:parent-style-name="Standard">
      <style:text-properties officeooo:rsid="00c077ab" officeooo:paragraph-rsid="00c077ab"/>
    </style:style>
    <style:style style:name="P164" style:family="paragraph" style:parent-style-name="Table_20_Contents">
      <style:text-properties officeooo:rsid="00c077ab" officeooo:paragraph-rsid="00c077ab"/>
    </style:style>
    <style:style style:name="P165" style:family="paragraph" style:parent-style-name="Heading_20_3">
      <style:text-properties officeooo:rsid="00b23db0" officeooo:paragraph-rsid="00b23db0"/>
    </style:style>
    <style:style style:name="P166" style:family="paragraph" style:parent-style-name="Heading_20_3">
      <style:text-properties officeooo:rsid="00b23db0" officeooo:paragraph-rsid="00c077ab"/>
    </style:style>
    <style:style style:name="P167" style:family="paragraph" style:parent-style-name="Heading_20_3">
      <style:text-properties officeooo:paragraph-rsid="00c077ab"/>
    </style:style>
    <style:style style:name="P168" style:family="paragraph" style:parent-style-name="Standard">
      <style:text-properties officeooo:rsid="00c53d04" officeooo:paragraph-rsid="00c53d04"/>
    </style:style>
    <style:style style:name="P169" style:family="paragraph" style:parent-style-name="Table_20_Contents">
      <style:text-properties officeooo:rsid="00b2832f" officeooo:paragraph-rsid="00c077ab"/>
    </style:style>
    <style:style style:name="P170" style:family="paragraph" style:parent-style-name="Table_20_Contents">
      <style:text-properties officeooo:rsid="00c21001" officeooo:paragraph-rsid="00c21001"/>
    </style:style>
    <style:style style:name="P171" style:family="paragraph" style:parent-style-name="Standard">
      <style:text-properties officeooo:rsid="00d56778" officeooo:paragraph-rsid="00d6619e"/>
    </style:style>
    <style:style style:name="P172" style:family="paragraph" style:parent-style-name="Table_20_Contents">
      <style:text-properties officeooo:rsid="00d56778" officeooo:paragraph-rsid="00d6619e"/>
    </style:style>
    <style:style style:name="P173"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4" style:family="paragraph" style:parent-style-name="Table_20_Contents">
      <style:text-properties officeooo:rsid="00d077f9" officeooo:paragraph-rsid="00d6619e"/>
    </style:style>
    <style:style style:name="P175" style:family="paragraph" style:parent-style-name="Table_20_Contents">
      <style:text-properties officeooo:rsid="00d22a16" officeooo:paragraph-rsid="00d6619e"/>
    </style:style>
    <style:style style:name="P176" style:family="paragraph" style:parent-style-name="Table_20_Contents">
      <style:text-properties officeooo:rsid="00d38719" officeooo:paragraph-rsid="00d6619e"/>
    </style:style>
    <style:style style:name="P177" style:family="paragraph" style:parent-style-name="Table_20_Contents">
      <style:text-properties officeooo:rsid="00d6619e" officeooo:paragraph-rsid="00d6619e"/>
    </style:style>
    <style:style style:name="P178" style:family="paragraph" style:parent-style-name="Text_20_body">
      <style:text-properties officeooo:rsid="00dcd198" officeooo:paragraph-rsid="00dcd198"/>
    </style:style>
    <style:style style:name="P179" style:family="paragraph" style:parent-style-name="Table_20_Contents">
      <style:text-properties officeooo:rsid="00dcd198" officeooo:paragraph-rsid="00dcd198"/>
    </style:style>
    <style:style style:name="P180" style:family="paragraph" style:parent-style-name="Table_20_Contents">
      <style:paragraph-properties fo:text-align="center" style:justify-single-word="false"/>
      <style:text-properties officeooo:rsid="00dcd198" officeooo:paragraph-rsid="00dcd198"/>
    </style:style>
    <style:style style:name="P181" style:family="paragraph" style:parent-style-name="Standard">
      <style:paragraph-properties fo:orphans="0" fo:widows="0"/>
      <style:text-properties officeooo:rsid="00d9bc2b" officeooo:paragraph-rsid="00d9bc2b"/>
    </style:style>
    <style:style style:name="P182" style:family="paragraph" style:parent-style-name="Table_20_Contents">
      <style:text-properties officeooo:rsid="00dcf743" officeooo:paragraph-rsid="00dcf743"/>
    </style:style>
    <style:style style:name="P183" style:family="paragraph" style:parent-style-name="Table_20_Contents">
      <style:paragraph-properties fo:text-align="center" style:justify-single-word="false"/>
      <style:text-properties officeooo:rsid="00dcf743" officeooo:paragraph-rsid="00dcf743"/>
    </style:style>
    <style:style style:name="P184" style:family="paragraph" style:parent-style-name="Title" style:master-page-name="First_20_Page">
      <style:paragraph-properties fo:margin-top="0.423cm" fo:margin-bottom="0.212cm" style:contextual-spacing="false" fo:line-height="100%" style:page-number="1"/>
    </style:style>
    <style:style style:name="P185" style:family="paragraph" style:parent-style-name="Heading_20_1" style:list-style-name="WWNum1">
      <style:paragraph-properties fo:margin-left="0cm" fo:margin-right="0cm" fo:text-indent="0cm" style:auto-text-indent="false"/>
      <style:text-properties officeooo:paragraph-rsid="002d7365"/>
    </style:style>
    <style:style style:name="P186"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87"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88"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89" style:family="paragraph" style:parent-style-name="Heading_20_2" style:list-style-name="WWNum1"/>
    <style:style style:name="P190" style:family="paragraph" style:parent-style-name="Heading_20_2" style:list-style-name="WWNum1">
      <style:paragraph-properties fo:break-before="page"/>
    </style:style>
    <style:style style:name="P191" style:family="paragraph" style:parent-style-name="Heading_20_2" style:list-style-name="WWNum1">
      <style:paragraph-properties fo:margin-left="0cm" fo:margin-right="0cm" fo:text-indent="0cm" style:auto-text-indent="false"/>
    </style:style>
    <style:style style:name="P192" style:family="paragraph" style:parent-style-name="Heading_20_2" style:list-style-name="WWNum1">
      <style:paragraph-properties fo:margin-left="0cm" fo:margin-right="0cm" fo:text-indent="0cm" style:auto-text-indent="false"/>
      <style:text-properties fo:font-weight="bold" style:font-weight-asian="bold"/>
    </style:style>
    <style:style style:name="P193"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94" style:family="paragraph" style:parent-style-name="Heading_20_3" style:list-style-name="WWNum1"/>
    <style:style style:name="P195" style:family="paragraph" style:parent-style-name="Heading_20_3" style:list-style-name="WWNum1">
      <style:text-properties officeooo:paragraph-rsid="009ba166"/>
    </style:style>
    <style:style style:name="P196" style:family="paragraph" style:parent-style-name="Heading_20_3" style:list-style-name="WWNum1">
      <style:paragraph-properties fo:break-before="page"/>
    </style:style>
    <style:style style:name="P197" style:family="paragraph" style:parent-style-name="Heading_20_3" style:list-style-name="WWNum1">
      <style:text-properties officeooo:paragraph-rsid="00d6619e"/>
    </style:style>
    <style:style style:name="P198" style:family="paragraph" style:parent-style-name="Heading_20_3" style:list-style-name="WWNum1">
      <style:text-properties officeooo:rsid="00d56778"/>
    </style:style>
    <style:style style:name="P199" style:family="paragraph" style:parent-style-name="Standard">
      <style:text-properties officeooo:paragraph-rsid="005abc7c"/>
    </style:style>
    <style:style style:name="P200" style:family="paragraph" style:parent-style-name="Standard" style:list-style-name="WWNum1"/>
    <style:style style:name="P201" style:family="paragraph" style:parent-style-name="Standard" style:list-style-name="WWNum1">
      <style:text-properties officeooo:paragraph-rsid="00b07d93"/>
    </style:style>
    <style:style style:name="P202" style:family="paragraph" style:parent-style-name="Standard" style:list-style-name="WWNum1">
      <style:text-properties officeooo:paragraph-rsid="009ba166"/>
    </style:style>
    <style:style style:name="P203" style:family="paragraph" style:parent-style-name="Standard" style:list-style-name="WWNum1">
      <style:paragraph-properties fo:keep-with-next="always"/>
    </style:style>
    <style:style style:name="P204" style:family="paragraph" style:parent-style-name="Standard" style:list-style-name="WWNum1">
      <style:text-properties fo:font-size="4pt" style:font-size-asian="4pt" style:font-size-complex="4pt"/>
    </style:style>
    <style:style style:name="P205" style:family="paragraph" style:parent-style-name="Standard" style:list-style-name="WWNum1">
      <style:text-properties fo:font-size="3pt" officeooo:rsid="00aade3a" officeooo:paragraph-rsid="00aade3a" style:font-size-asian="3pt" style:font-size-complex="3pt"/>
    </style:style>
    <style:style style:name="P206" style:family="paragraph" style:parent-style-name="Standard" style:list-style-name="WWNum1">
      <style:text-properties officeooo:rsid="00a66259" officeooo:paragraph-rsid="00a66259"/>
    </style:style>
    <style:style style:name="P207" style:family="paragraph" style:parent-style-name="Standard" style:list-style-name="WWNum1">
      <style:text-properties officeooo:rsid="0098bfa8" officeooo:paragraph-rsid="009ba166"/>
    </style:style>
    <style:style style:name="P208" style:family="paragraph" style:parent-style-name="Standard" style:list-style-name="WWNum1">
      <style:paragraph-properties fo:text-align="end" style:justify-single-word="false"/>
      <style:text-properties officeooo:rsid="0098bfa8" officeooo:paragraph-rsid="009ba166"/>
    </style:style>
    <style:style style:name="P209" style:family="paragraph" style:parent-style-name="Standard" style:list-style-name="WWNum1">
      <style:text-properties officeooo:rsid="006043fb" officeooo:paragraph-rsid="006043fb"/>
    </style:style>
    <style:style style:name="P210" style:family="paragraph" style:parent-style-name="Standard" style:list-style-name="WWNum2">
      <style:paragraph-properties fo:margin-left="1.27cm" fo:margin-right="0cm" fo:text-indent="-0.635cm" style:auto-text-indent="false"/>
    </style:style>
    <style:style style:name="P211" style:family="paragraph" style:parent-style-name="Standard" style:list-style-name="WWNum1">
      <style:text-properties officeooo:rsid="00d077f9" officeooo:paragraph-rsid="00d6619e"/>
    </style:style>
    <style:style style:name="P212" style:family="paragraph" style:parent-style-name="Standard" style:list-style-name="WWNum1">
      <style:text-properties fo:font-weight="bold" officeooo:rsid="004b4ff0" officeooo:paragraph-rsid="004b4ff0" style:font-weight-asian="bold" style:font-weight-complex="bold"/>
    </style:style>
    <style:style style:name="P213" style:family="paragraph" style:parent-style-name="Standard" style:list-style-name="WWNum1">
      <style:text-properties fo:font-weight="bold" style:font-weight-asian="bold" style:font-weight-complex="bold"/>
    </style:style>
    <style:style style:name="P214" style:family="paragraph" style:parent-style-name="Standard" style:list-style-name="WWNum1">
      <style:text-properties officeooo:rsid="0026a62c" officeooo:paragraph-rsid="0026a62c"/>
    </style:style>
    <style:style style:name="P215" style:family="paragraph" style:parent-style-name="Standard" style:list-style-name="WWNum1">
      <style:text-properties officeooo:rsid="00407356" officeooo:paragraph-rsid="00407356"/>
    </style:style>
    <style:style style:name="P216"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17"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18" style:family="paragraph" style:parent-style-name="Standard">
      <style:paragraph-properties fo:orphans="0" fo:widows="0"/>
      <style:text-properties officeooo:rsid="00deeea8" officeooo:paragraph-rsid="00deeea8"/>
    </style:style>
    <style:style style:name="P219" style:family="paragraph" style:parent-style-name="Table_20_Contents" style:list-style-name="WWNum1">
      <style:text-properties officeooo:rsid="002339e0" officeooo:paragraph-rsid="0024ddb5"/>
    </style:style>
    <style:style style:name="P220" style:family="paragraph" style:parent-style-name="Table_20_Contents" style:list-style-name="WWNum1">
      <style:text-properties officeooo:rsid="0026a62c" officeooo:paragraph-rsid="0026a62c"/>
    </style:style>
    <style:style style:name="P221" style:family="paragraph" style:parent-style-name="Table_20_Contents" style:list-style-name="WWNum1">
      <style:text-properties officeooo:rsid="00233d8e" officeooo:paragraph-rsid="0024ddb5"/>
    </style:style>
    <style:style style:name="P222" style:family="paragraph" style:parent-style-name="Table_20_Contents" style:list-style-name="WWNum1">
      <style:text-properties officeooo:rsid="00422052" officeooo:paragraph-rsid="00422052"/>
    </style:style>
    <style:style style:name="P223" style:family="paragraph" style:parent-style-name="Table_20_Contents" style:list-style-name="WWNum1">
      <style:text-properties officeooo:rsid="0034918c" officeooo:paragraph-rsid="0034918c"/>
    </style:style>
    <style:style style:name="P22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5"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7"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9"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3"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4"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7"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fo:font-style="normal" officeooo:rsid="00bf85c6" style:font-style-asian="normal" style:font-style-complex="normal"/>
    </style:style>
    <style:style style:name="T51" style:family="text">
      <style:text-properties fo:font-style="normal" officeooo:rsid="00c53d04" style:font-style-asian="normal" style:font-style-complex="normal"/>
    </style:style>
    <style:style style:name="T52" style:family="text">
      <style:text-properties officeooo:rsid="002339e0"/>
    </style:style>
    <style:style style:name="T53" style:family="text">
      <style:text-properties officeooo:rsid="00276038"/>
    </style:style>
    <style:style style:name="T54" style:family="text">
      <style:text-properties officeooo:rsid="003525ee"/>
    </style:style>
    <style:style style:name="T55" style:family="text">
      <style:text-properties officeooo:rsid="0035f7c1"/>
    </style:style>
    <style:style style:name="T56" style:family="text">
      <style:text-properties officeooo:rsid="003d546c"/>
    </style:style>
    <style:style style:name="T57" style:family="text">
      <style:text-properties officeooo:rsid="003f45d6"/>
    </style:style>
    <style:style style:name="T58" style:family="text">
      <style:text-properties officeooo:rsid="00407356"/>
    </style:style>
    <style:style style:name="T59" style:family="text">
      <style:text-properties officeooo:rsid="00422052"/>
    </style:style>
    <style:style style:name="T60" style:family="text">
      <style:text-properties officeooo:rsid="004ca9f9"/>
    </style:style>
    <style:style style:name="T61" style:family="text">
      <style:text-properties officeooo:rsid="004f833f"/>
    </style:style>
    <style:style style:name="T62" style:family="text">
      <style:text-properties officeooo:rsid="00517508"/>
    </style:style>
    <style:style style:name="T63" style:family="text">
      <style:text-properties officeooo:rsid="0052aa25"/>
    </style:style>
    <style:style style:name="T64" style:family="text">
      <style:text-properties officeooo:rsid="005495ae"/>
    </style:style>
    <style:style style:name="T65" style:family="text">
      <style:text-properties officeooo:rsid="00551fdd"/>
    </style:style>
    <style:style style:name="T66" style:family="text">
      <style:text-properties style:text-position="super 58%"/>
    </style:style>
    <style:style style:name="T67" style:family="text">
      <style:text-properties style:text-position="super 58%" officeooo:rsid="00551fdd"/>
    </style:style>
    <style:style style:name="T68" style:family="text">
      <style:text-properties style:text-position="super 58%" fo:font-style="normal" style:font-style-asian="normal" style:font-style-complex="normal"/>
    </style:style>
    <style:style style:name="T69" style:family="text">
      <style:text-properties style:text-position="super 58%" fo:font-style="italic" officeooo:rsid="009ba166" style:font-style-asian="italic" style:font-style-complex="italic"/>
    </style:style>
    <style:style style:name="T70" style:family="text">
      <style:text-properties style:text-position="0% 100%" officeooo:rsid="00551fdd"/>
    </style:style>
    <style:style style:name="T71" style:family="text">
      <style:text-properties officeooo:rsid="00552766"/>
    </style:style>
    <style:style style:name="T72" style:family="text">
      <style:text-properties officeooo:rsid="0056922c"/>
    </style:style>
    <style:style style:name="T73" style:family="text">
      <style:text-properties officeooo:rsid="005948fc"/>
    </style:style>
    <style:style style:name="T74" style:family="text">
      <style:text-properties officeooo:rsid="005eecc9"/>
    </style:style>
    <style:style style:name="T75" style:family="text">
      <style:text-properties officeooo:rsid="005f91d4"/>
    </style:style>
    <style:style style:name="T76" style:family="text">
      <style:text-properties officeooo:rsid="0068c306"/>
    </style:style>
    <style:style style:name="T77" style:family="text">
      <style:text-properties officeooo:rsid="006a1707"/>
    </style:style>
    <style:style style:name="T78" style:family="text">
      <style:text-properties officeooo:rsid="0071d0f5"/>
    </style:style>
    <style:style style:name="T79" style:family="text">
      <style:text-properties officeooo:rsid="007842d1"/>
    </style:style>
    <style:style style:name="T80" style:family="text">
      <style:text-properties officeooo:rsid="00800a1f"/>
    </style:style>
    <style:style style:name="T81" style:family="text">
      <style:text-properties officeooo:rsid="0084d383"/>
    </style:style>
    <style:style style:name="T82" style:family="text">
      <style:text-properties officeooo:rsid="0085438b"/>
    </style:style>
    <style:style style:name="T83" style:family="text">
      <style:text-properties officeooo:rsid="008be1de"/>
    </style:style>
    <style:style style:name="T84" style:family="text">
      <style:text-properties officeooo:rsid="009193d2"/>
    </style:style>
    <style:style style:name="T85" style:family="text">
      <style:text-properties officeooo:rsid="00948802"/>
    </style:style>
    <style:style style:name="T86" style:family="text">
      <style:text-properties officeooo:rsid="0096446a"/>
    </style:style>
    <style:style style:name="T87" style:family="text">
      <style:text-properties officeooo:rsid="0098bfa8"/>
    </style:style>
    <style:style style:name="T88" style:family="text">
      <style:text-properties officeooo:rsid="009ba166"/>
    </style:style>
    <style:style style:name="T89" style:family="text">
      <style:text-properties officeooo:rsid="009c02bf"/>
    </style:style>
    <style:style style:name="T90" style:family="text">
      <style:text-properties officeooo:rsid="00a04806"/>
    </style:style>
    <style:style style:name="T91" style:family="text">
      <style:text-properties officeooo:rsid="00a14854"/>
    </style:style>
    <style:style style:name="T92" style:family="text">
      <style:text-properties officeooo:rsid="00a15930"/>
    </style:style>
    <style:style style:name="T93" style:family="text">
      <style:text-properties officeooo:rsid="00a50783"/>
    </style:style>
    <style:style style:name="T94" style:family="text">
      <style:text-properties officeooo:rsid="00a66259"/>
    </style:style>
    <style:style style:name="T95" style:family="text">
      <style:text-properties officeooo:rsid="00a83542"/>
    </style:style>
    <style:style style:name="T96" style:family="text">
      <style:text-properties officeooo:rsid="00ac774c"/>
    </style:style>
    <style:style style:name="T97" style:family="text">
      <style:text-properties officeooo:rsid="00ae76e0"/>
    </style:style>
    <style:style style:name="T98" style:family="text">
      <style:text-properties officeooo:rsid="00b02cb4"/>
    </style:style>
    <style:style style:name="T99" style:family="text">
      <style:text-properties officeooo:rsid="0061e62a"/>
    </style:style>
    <style:style style:name="T100" style:family="text">
      <style:text-properties officeooo:rsid="006638c0"/>
    </style:style>
    <style:style style:name="T101" style:family="text">
      <style:text-properties officeooo:rsid="00b23db0"/>
    </style:style>
    <style:style style:name="T102" style:family="text">
      <style:text-properties officeooo:rsid="00b2832f"/>
    </style:style>
    <style:style style:name="T103" style:family="text">
      <style:text-properties officeooo:rsid="00bf3195"/>
    </style:style>
    <style:style style:name="T104" style:family="text">
      <style:text-properties officeooo:rsid="00c20663"/>
    </style:style>
    <style:style style:name="T105" style:family="text">
      <style:text-properties officeooo:rsid="00c404fc"/>
    </style:style>
    <style:style style:name="T106" style:family="text">
      <style:text-properties officeooo:rsid="00c53d04"/>
    </style:style>
    <style:style style:name="T107" style:family="text">
      <style:text-properties officeooo:rsid="00c6e9be"/>
    </style:style>
    <style:style style:name="T108" style:family="text">
      <style:text-properties officeooo:rsid="00c890e0"/>
    </style:style>
    <style:style style:name="T109" style:family="text">
      <style:text-properties officeooo:rsid="00cd9d45"/>
    </style:style>
    <style:style style:name="T110" style:family="text">
      <style:text-properties officeooo:rsid="00cf9bc4"/>
    </style:style>
    <style:style style:name="T111" style:family="text">
      <style:text-properties officeooo:rsid="00cff48b"/>
    </style:style>
    <style:style style:name="T112" style:family="text">
      <style:text-properties officeooo:rsid="00d077f9"/>
    </style:style>
    <style:style style:name="T113" style:family="text">
      <style:text-properties officeooo:rsid="00d22a16"/>
    </style:style>
    <style:style style:name="T114" style:family="text">
      <style:text-properties officeooo:rsid="00d38719"/>
    </style:style>
    <style:style style:name="T115" style:family="text">
      <style:text-properties officeooo:rsid="00d56778"/>
    </style:style>
    <style:style style:name="T116" style:family="text">
      <style:text-properties officeooo:rsid="00d6619e"/>
    </style:style>
    <style:style style:name="T117" style:family="text">
      <style:text-properties officeooo:rsid="00d7d26f"/>
    </style:style>
    <style:style style:name="T118" style:family="text">
      <style:text-properties officeooo:rsid="00dbac16"/>
    </style:style>
    <style:style style:name="T119" style:family="text">
      <style:text-properties officeooo:rsid="00dc6fdd"/>
    </style:style>
    <style:style style:name="T120" style:family="text">
      <style:text-properties officeooo:rsid="00dcd198"/>
    </style:style>
    <style:style style:name="T121"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22"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
      <text:p text:style-name="Title"/>
      <text:p text:style-name="P70">PTXprint</text:p>
      <text:p text:style-name="Subtitle">Technical Reference Manual</text:p>
      <text:p text:style-name="Version">v<text:span text:style-name="T73">ersion</text:span> 0.<text:span text:style-name="T98">9</text:span><text:span text:style-name="T117">0</text:span></text:p>
      <text:p text:style-name="P35"/>
      <text:p text:style-name="P100"/>
      <text:p text:style-name="P100"><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2"><text:a xlink:type="simple" xlink:href="#__RefHeading___Toc7396_1251212380" text:style-name="Index_20_Link" text:visited-style-name="Index_20_Link">Introduction<text:tab/>5</text:a></text:p>
          <text:p text:style-name="P122"><text:a xlink:type="simple" xlink:href="#__RefHeading___Toc10447_326506458" text:style-name="Index_20_Link" text:visited-style-name="Index_20_Link">PTXprint Specific<text:tab/>5</text:a></text:p>
          <text:p text:style-name="P123"><text:a xlink:type="simple" xlink:href="#__RefHeading___Toc10455_326506458" text:style-name="Index_20_Link" text:visited-style-name="Index_20_Link">Piclists<text:tab/>5</text:a></text:p>
          <text:p text:style-name="P123"><text:a xlink:type="simple" xlink:href="#__RefHeading___Toc10513_326506458" text:style-name="Index_20_Link" text:visited-style-name="Index_20_Link">Adjustment Lists<text:tab/>6</text:a></text:p>
          <text:p text:style-name="P124"><text:a xlink:type="simple" xlink:href="#__RefHeading___Toc7670_4161656068" text:style-name="Index_20_Link" text:visited-style-name="Index_20_Link">Shortcuts for working with AdjLists<text:tab/>6</text:a></text:p>
          <text:p text:style-name="P123"><text:a xlink:type="simple" xlink:href="#__RefHeading___Toc7668_4161656068" text:style-name="Index_20_Link" text:visited-style-name="Index_20_Link">Generic Shortcuts<text:tab/>6</text:a></text:p>
          <text:p text:style-name="P123"><text:a xlink:type="simple" xlink:href="#__RefHeading___Toc10511_326506458" text:style-name="Index_20_Link" text:visited-style-name="Index_20_Link">Z-Codes<text:tab/>6</text:a></text:p>
          <text:p text:style-name="P124"><text:a xlink:type="simple" xlink:href="#__RefHeading___Toc7237_1251212380" text:style-name="Index_20_Link" text:visited-style-name="Index_20_Link">Table of Contents types<text:tab/>8</text:a></text:p>
          <text:p text:style-name="P123"><text:a xlink:type="simple" xlink:href="#__RefHeading___Toc10509_326506458" text:style-name="Index_20_Link" text:visited-style-name="Index_20_Link">Marker Style Fields (.sty Files)<text:tab/>10</text:a></text:p>
          <text:p text:style-name="P124"><text:a xlink:type="simple" xlink:href="#__RefHeading___Toc10507_326506458" text:style-name="Index_20_Link" text:visited-style-name="Index_20_Link">Sidebar/Box Style Fields<text:tab/>11</text:a></text:p>
          <text:p text:style-name="P124"><text:a xlink:type="simple" xlink:href="#__RefHeading___Toc17776_771853310" text:style-name="Index_20_Link" text:visited-style-name="Index_20_Link">Stylesheet Processing Order<text:tab/>12</text:a></text:p>
          <text:p text:style-name="P124"><text:a xlink:type="simple" xlink:href="#__RefHeading___Toc10555_2043585794" text:style-name="Index_20_Link" text:visited-style-name="Index_20_Link">Border pattern syntax<text:tab/>12</text:a></text:p>
          <text:p text:style-name="P123"><text:a xlink:type="simple" xlink:href="#__RefHeading___Toc10503_326506458" text:style-name="Index_20_Link" text:visited-style-name="Index_20_Link">Marker Grammar<text:tab/>12</text:a></text:p>
          <text:p text:style-name="P124"><text:a xlink:type="simple" xlink:href="#__RefHeading___Toc11057_3363373154" text:style-name="Index_20_Link" text:visited-style-name="Index_20_Link">Key Styles<text:tab/>13</text:a></text:p>
          <text:p text:style-name="P123"><text:a xlink:type="simple" xlink:href="#__RefHeading___Toc10551_2043585794" text:style-name="Index_20_Link" text:visited-style-name="Index_20_Link">Headers<text:tab/>13</text:a></text:p>
          <text:p text:style-name="P123"><text:a xlink:type="simple" xlink:href="#__RefHeading___Toc10553_2043585794" text:style-name="Index_20_Link" text:visited-style-name="Index_20_Link">Changes syntax elements<text:tab/>14</text:a></text:p>
          <text:p text:style-name="P123"><text:a xlink:type="simple" xlink:href="#__RefHeading___Toc7241_1251212380" text:style-name="Index_20_Link" text:visited-style-name="Index_20_Link">References<text:tab/>14</text:a></text:p>
          <text:p text:style-name="P123"><text:a xlink:type="simple" xlink:href="#__RefHeading___Toc7354_1251212380" text:style-name="Index_20_Link" text:visited-style-name="Index_20_Link">Peripherals<text:tab/>14</text:a></text:p>
          <text:p text:style-name="P123"><text:a xlink:type="simple" xlink:href="#__RefHeading___Toc7239_1251212380" text:style-name="Index_20_Link" text:visited-style-name="Index_20_Link">Commandline Options<text:tab/>16</text:a></text:p>
          <text:p text:style-name="P124"><text:a xlink:type="simple" xlink:href="#__RefHeading___Toc6125_3868934351" text:style-name="Index_20_Link" text:visited-style-name="Index_20_Link">Logging<text:tab/>17</text:a></text:p>
          <text:p text:style-name="P125"><text:a xlink:type="simple" xlink:href="#__RefHeading___Toc7672_4161656068" text:style-name="Index_20_Link" text:visited-style-name="Index_20_Link">Diglot merge debugging<text:tab/>17</text:a></text:p>
          <text:p text:style-name="P124"><text:a xlink:type="simple" xlink:href="#__RefHeading___Toc10501_326506458" text:style-name="Index_20_Link" text:visited-style-name="Index_20_Link">File Processing and Generated Files<text:tab/>19</text:a></text:p>
          <text:p text:style-name="P123"><text:a xlink:type="simple" xlink:href="#__RefHeading___Toc10499_326506458" text:style-name="Index_20_Link" text:visited-style-name="Index_20_Link">Content-defining macros<text:tab/>19</text:a></text:p>
          <text:p text:style-name="P123"><text:a xlink:type="simple" xlink:href="#__RefHeading___Toc10497_326506458" text:style-name="Index_20_Link" text:visited-style-name="Index_20_Link">Triggers<text:tab/>21</text:a></text:p>
          <text:p text:style-name="P123"><text:a xlink:type="simple" xlink:href="#__RefHeading___Toc23252_1355183602" text:style-name="Index_20_Link" text:visited-style-name="Index_20_Link">Global Settings and Commands<text:tab/>21</text:a></text:p>
          <text:p text:style-name="P124"><text:a xlink:type="simple" xlink:href="#__RefHeading___Toc10495_326506458" text:style-name="Index_20_Link" text:visited-style-name="Index_20_Link">Global (layout-altering and <text:span text:style-name="T1">debugging</text:span>) booleans<text:tab/>21</text:a></text:p>
          <text:p text:style-name="P124"><text:a xlink:type="simple" xlink:href="#__RefHeading___Toc10493_326506458" text:style-name="Index_20_Link" text:visited-style-name="Index_20_Link">Global Dimensions and Counts<text:tab/>23</text:a></text:p>
          <text:p text:style-name="P124"><text:a xlink:type="simple" xlink:href="#__RefHeading___Toc10491_326506458" text:style-name="Index_20_Link" text:visited-style-name="Index_20_Link">Defined Constants<text:tab/>25</text:a></text:p>
          <text:p text:style-name="P124"><text:a xlink:type="simple" xlink:href="#__RefHeading___Toc10489_326506458" text:style-name="Index_20_Link" text:visited-style-name="Index_20_Link">Other TeX file commands/options<text:tab/>26</text:a></text:p>
          <text:p text:style-name="P124"><text:a xlink:type="simple" xlink:href="#__RefHeading___Toc10487_326506458" text:style-name="Index_20_Link" text:visited-style-name="Index_20_Link">PTX Penalty Values<text:tab/>27</text:a></text:p>
          <text:p text:style-name="P124"><text:a xlink:type="simple" xlink:href="#__RefHeading___Toc10485_326506458" text:style-name="Index_20_Link" text:visited-style-name="Index_20_Link">PTX Special Spaces and Characters<text:tab/>27</text:a></text:p>
          <text:p text:style-name="P123"><text:a xlink:type="simple" xlink:href="#__RefHeading___Toc23250_1355183602" text:style-name="Index_20_Link" text:visited-style-name="Index_20_Link">Hooks<text:tab/>27</text:a></text:p>
          <text:p text:style-name="P124"><text:a xlink:type="simple" xlink:href="#__RefHeading___Toc10457_326506458" text:style-name="Index_20_Link" text:visited-style-name="Index_20_Link">Sethooks<text:tab/>27</text:a></text:p>
          <text:p text:style-name="P124"><text:a xlink:type="simple" xlink:href="#__RefHeading___Toc10483_326506458" text:style-name="Index_20_Link" text:visited-style-name="Index_20_Link">Other settable hooks:<text:tab/>28</text:a></text:p>
          <text:p text:style-name="P124"><text:a xlink:type="simple" xlink:href="#__RefHeading___Toc10481_326506458" text:style-name="Index_20_Link" text:visited-style-name="Index_20_Link">AddHooks<text:tab/>28</text:a></text:p>
          <text:p text:style-name="P124"><text:a xlink:type="simple" xlink:href="#__RefHeading___Toc9697_1310215386" text:style-name="Index_20_Link" text:visited-style-name="Index_20_Link">Status tests / values for hooks etc.<text:tab/>28</text:a></text:p>
          <text:p text:style-name="P123"><text:a xlink:type="simple" xlink:href="#__RefHeading___Toc10479_326506458" text:style-name="Index_20_Link" text:visited-style-name="Index_20_Link">Dimension Units<text:tab/>29</text:a></text:p>
          <text:p text:style-name="P123"><text:a xlink:type="simple" xlink:href="#__RefHeading___Toc11690_2447346067" text:style-name="Index_20_Link" text:visited-style-name="Index_20_Link">Layout Versions<text:tab/>30</text:a></text:p>
          <text:p text:style-name="P123"><text:a xlink:type="simple" xlink:href="#__RefHeading___Toc10477_326506458" text:style-name="Index_20_Link" text:visited-style-name="Index_20_Link">Tracing Codes<text:tab/>30</text:a></text:p>
          <text:p text:style-name="P122"><text:a xlink:type="simple" xlink:href="#__RefHeading___Toc10453_326506458" text:style-name="Index_20_Link" text:visited-style-name="Index_20_Link">TeX Info<text:tab/>32</text:a></text:p>
          <text:p text:style-name="P123"><text:a xlink:type="simple" xlink:href="#__RefHeading___Toc10475_326506458" text:style-name="Index_20_Link" text:visited-style-name="Index_20_Link">Tracers<text:tab/>32</text:a></text:p>
          <text:p text:style-name="P123"><text:a xlink:type="simple" xlink:href="#__RefHeading___Toc10473_326506458" text:style-name="Index_20_Link" text:visited-style-name="Index_20_Link">Horizontal Penalties and Demerits<text:tab/>32</text:a></text:p>
          <text:p text:style-name="P123"><text:a xlink:type="simple" xlink:href="#__RefHeading___Toc10471_326506458" text:style-name="Index_20_Link" text:visited-style-name="Index_20_Link">Vertical Penalties<text:tab/>32</text:a></text:p>
          <text:p text:style-name="P122"><text:a xlink:type="simple" xlink:href="#__RefHeading___Toc10767_3363373154" text:style-name="Index_20_Link" text:visited-style-name="Index_20_Link">Booknames<text:tab/>33</text:a></text:p>
          <text:p text:style-name="P122"><text:a xlink:type="simple" xlink:href="#__RefHeading___Toc10451_326506458" text:style-name="Index_20_Link" text:visited-style-name="Index_20_Link">Regexp<text:tab/>35</text:a></text:p>
          <text:p text:style-name="P123"><text:a xlink:type="simple" xlink:href="#__RefHeading___Toc10469_326506458" text:style-name="Index_20_Link" text:visited-style-name="Index_20_Link">Special Characters<text:tab/>35</text:a></text:p>
          <text:p text:style-name="P123"><text:a xlink:type="simple" xlink:href="#__RefHeading___Toc10467_326506458" text:style-name="Index_20_Link" text:visited-style-name="Index_20_Link">Escapes<text:tab/>36</text:a></text:p>
          <text:p text:style-name="P123"><text:a xlink:type="simple" xlink:href="#__RefHeading___Toc10465_326506458" text:style-name="Index_20_Link" text:visited-style-name="Index_20_Link">Flags<text:tab/>36</text:a></text:p>
          <text:p text:style-name="P123"><text:a xlink:type="simple" xlink:href="#__RefHeading___Toc10463_326506458" text:style-name="Index_20_Link" text:visited-style-name="Index_20_Link">Properties<text:tab/>37</text:a></text:p>
          <text:p text:style-name="P123"><text:a xlink:type="simple" xlink:href="#__RefHeading___Toc10461_326506458" text:style-name="Index_20_Link" text:visited-style-name="Index_20_Link">Binary Properties<text:tab/>38</text:a></text:p>
          <text:p text:style-name="P123"><text:a xlink:type="simple" xlink:href="#__RefHeading___Toc10459_326506458" text:style-name="Index_20_Link" text:visited-style-name="Index_20_Link">Character Sets<text:tab/>39</text:a></text:p>
          <text:p text:style-name="P122"><text:a xlink:type="simple" xlink:href="#__RefHeading___Toc10933_3363373154" text:style-name="Index_20_Link" text:visited-style-name="Index_20_Link">Printers<text:tab/>39</text:a></text:p>
          <text:p text:style-name="P123"><text:a xlink:type="simple" xlink:href="#__RefHeading___Toc10449_326506458" text:style-name="Index_20_Link" text:visited-style-name="Index_20_Link">Pretore<text:tab/>39</text:a></text:p>
        </text:index-body>
      </text:table-of-content>
      <text:p text:style-name="P72"><text:soft-page-break/></text:p>
      <text:p text:style-name="P73"><text:bookmark-start text:name="__RefHeading___Toc7396_1251212380"/>Introduction<text:bookmark-end text:name="__RefHeading___Toc7396_1251212380"/></text:p>
      <text:p text:style-name="P71">The PTXprint source may be found at <text:a xlink:type="simple" xlink:href="https://github.com/sillsdev/ptx2pdf" text:style-name="Internet_20_link" text:visited-style-name="Visited_20_Internet_20_Link">https://github.com/sillsdev/ptx2pdf</text:a></text:p>
      <text:p text:style-name="P71">This document is docs/documentation/PTXprintTechRef.odt</text:p>
      <text:p text:style-name="Heading_20_1"><text:bookmark-start text:name="__RefHeading___Toc10447_326506458"/><text:bookmark text:name="_h0fdf8x4lqoo"/>PTXprint Specific<text:bookmark-end text:name="__RefHeading___Toc10447_326506458"/></text:p>
      <text:list text:style-name="WWNum1">
        <text:list-item>
          <text:list>
            <text:list-header>
              <text:p text:style-name="P189"><text:bookmark-start text:name="__RefHeading___Toc10455_326506458"/><text:bookmark text:name="_1z34c43wq09r"/>Piclists<text:bookmark-end text:name="__RefHeading___Toc10455_326506458"/></text:p>
              <text:p text:style-name="P200"><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0"><text:span text:style-name="T1">bkk c</text:span>.<text:span text:style-name="T1">v</text:span></text:p>
          </table:table-cell>
          <table:table-cell table:style-name="Table1.A1" office:value-type="string">
            <text:p text:style-name="P30">e.g. JHN 3.16. Book chapter verse reference matching the \v value</text:p>
          </table:table-cell>
        </table:table-row>
        <table:table-row table:style-name="Table1.1">
          <table:table-cell table:style-name="Table1.A1" office:value-type="string">
            <text:p text:style-name="P30"><text:span text:style-name="T1">bkk</text:span>L <text:span text:style-name="T1">c.v</text:span></text:p>
          </table:table-cell>
          <table:table-cell table:style-name="Table1.A1" office:value-type="string">
            <text:p text:style-name="P30">As above but with diglot side reference</text:p>
          </table:table-cell>
        </table:table-row>
        <table:table-row table:style-name="Table1.1">
          <table:table-cell table:style-name="Table1.A1" office:value-type="string">
            <text:p text:style-name="P42">bkk term</text:p>
          </table:table-cell>
          <table:table-cell table:style-name="Table1.A1" office:value-type="string">
            <text:p text:style-name="P30">A glossary item e.g. \k This Term\k* and GEN ThisTerm</text:p>
          </table:table-cell>
        </table:table-row>
        <table:table-row table:style-name="Table1.1">
          <table:table-cell table:style-name="Table1.A1" office:value-type="string">
            <text:p text:style-name="P42">bkk id</text:p>
          </table:table-cell>
          <table:table-cell table:style-name="Table1.A1" office:value-type="string">
            <text:p text:style-name="P30">Milesetone id as in \zfiga |id=”r12”\* and GEN r12</text:p>
          </table:table-cell>
        </table:table-row>
        <table:table-row table:style-name="Table1.1">
          <table:table-cell table:style-name="Table1.A1" office:value-type="string">
            <text:p text:style-name="P30"><text:span text:style-name="T1">bkk </text:span>bookstart</text:p>
          </table:table-cell>
          <table:table-cell table:style-name="Table1.A1" office:value-type="string">
            <text:p text:style-name="P30">Start of a book</text:p>
          </table:table-cell>
        </table:table-row>
        <table:table-row table:style-name="Table1.1">
          <table:table-cell table:style-name="Table1.A1" office:value-type="string">
            <text:p text:style-name="P30"><text:span text:style-name="T1">anchor</text:span>=<text:span text:style-name="T1">n</text:span></text:p>
          </table:table-cell>
          <table:table-cell table:style-name="Table1.A1" office:value-type="string">
            <text:p text:style-name="P30">Number of paragraphs after the anchor e.g. JHN 3.16=2</text:p>
          </table:table-cell>
        </table:table-row>
      </table:table>
      <text:list text:continue-numbering="true" text:style-name="WWNum1">
        <text:list-item>
          <text:list>
            <text:list-item>
              <text:p text:style-name="P204"/>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0">full</text:p>
          </table:table-cell>
          <table:table-cell table:style-name="Table2.A1" office:value-type="string">
            <text:p text:style-name="P30">the entire size of the paper, a page reserved for images</text:p>
          </table:table-cell>
        </table:table-row>
        <table:table-row table:style-name="Table2.1">
          <table:table-cell table:style-name="Table2.A1" office:value-type="string">
            <text:p text:style-name="P30">page</text:p>
          </table:table-cell>
          <table:table-cell table:style-name="Table2.A1" office:value-type="string">
            <text:p text:style-name="P30">the normal printed area of the page, on a page reserved for images</text:p>
          </table:table-cell>
        </table:table-row>
        <table:table-row table:style-name="Table2.1">
          <table:table-cell table:style-name="Table2.A1" office:value-type="string">
            <text:p text:style-name="P30">col</text:p>
          </table:table-cell>
          <table:table-cell table:style-name="Table2.A1" office:value-type="string">
            <text:p text:style-name="P30">the width of the current column (only valid for 2 column text or diglot)</text:p>
          </table:table-cell>
        </table:table-row>
        <table:table-row table:style-name="Table2.1">
          <table:table-cell table:style-name="Table2.A1" office:value-type="string">
            <text:p text:style-name="P30">span</text:p>
          </table:table-cell>
          <table:table-cell table:style-name="Table2.A1" office:value-type="string">
            <text:p text:style-name="P30">the width of the normal printed area of the page</text:p>
          </table:table-cell>
        </table:table-row>
        <table:table-row table:style-name="Table2.1">
          <table:table-cell table:style-name="Table2.A1" office:value-type="string">
            <text:p text:style-name="P30">width</text:p>
          </table:table-cell>
          <table:table-cell table:style-name="Table2.A1" office:value-type="string">
            <text:p text:style-name="P30">the full width of the paper</text:p>
          </table:table-cell>
        </table:table-row>
        <table:table-row table:style-name="Table2.1">
          <table:table-cell table:style-name="Table2.A1" office:value-type="string">
            <text:p text:style-name="P141">font</text:p>
          </table:table-cell>
          <table:table-cell table:style-name="Table2.A1" office:value-type="string">
            <text:p text:style-name="P141">the height of the font</text:p>
          </table:table-cell>
        </table:table-row>
        <table:table-row table:style-name="Table2.1">
          <table:table-cell table:style-name="Table2.A1" office:value-type="string">
            <text:p text:style-name="P141">line</text:p>
          </table:table-cell>
          <table:table-cell table:style-name="Table2.A1" office:value-type="string">
            <text:p text:style-name="P141">the current line spacing</text:p>
          </table:table-cell>
        </table:table-row>
      </table:table>
      <text:list text:continue-numbering="true" text:style-name="WWNum1">
        <text:list-item>
          <text:list>
            <text:list-header>
              <text:p text:style-name="P205"/>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0">t</text:p>
          </table:table-cell>
          <table:table-cell table:style-name="Table3.A1" office:value-type="string">
            <text:p text:style-name="P30"><text:span text:style-name="T21">T</text:span>op. Above everything except the header line. </text:p>
          </table:table-cell>
        </table:table-row>
        <table:table-row table:style-name="Table3.1">
          <table:table-cell table:style-name="Table3.A1" office:value-type="string">
            <text:p text:style-name="P30">tr|tl<text:span text:style-name="T96">|ti|to</text:span></text:p>
          </table:table-cell>
          <table:table-cell table:style-name="Table3.A1" office:value-type="string">
            <text:p text:style-name="P30"><text:span text:style-name="T21">T</text:span>op of <text:span text:style-name="T21">l</text:span>eft or <text:span text:style-name="T21">r</text:span>ight <text:span text:style-name="T96">or </text:span><text:span text:style-name="T24">i</text:span><text:span text:style-name="T96">nner or </text:span><text:span text:style-name="T24">o</text:span><text:span text:style-name="T96">uter </text:span>column (if 2 columns)<text:span text:style-name="T96"> </text:span></text:p>
          </table:table-cell>
        </table:table-row>
        <table:table-row table:style-name="Table3.1">
          <table:table-cell table:style-name="Table3.A1" office:value-type="string">
            <text:p text:style-name="P30">b[rl<text:span text:style-name="T96">cio</text:span>]?</text:p>
          </table:table-cell>
          <table:table-cell table:style-name="Table3.A1" office:value-type="string">
            <text:p text:style-name="P30"><text:span text:style-name="T21">B</text:span>ottom</text:p>
          </table:table-cell>
        </table:table-row>
        <table:table-row table:style-name="Table3.1">
          <table:table-cell table:style-name="Table3.A1" office:value-type="string">
            <text:p text:style-name="P30">h[rlc<text:span text:style-name="T96">io</text:span>]?</text:p>
          </table:table-cell>
          <table:table-cell table:style-name="Table3.A1" office:value-type="string">
            <text:p text:style-name="P30"><text:span text:style-name="T21">H</text:span>ere mid paragraph<text:span text:style-name="T97">.</text:span> <text:span text:style-name="T21">r</text:span>ight, <text:span text:style-name="T21">l</text:span>eft<text:span text:style-name="T96">,</text:span><text:span text:style-name="T24"> i</text:span><text:span text:style-name="T31">nner,</text:span><text:span text:style-name="T24"> o</text:span><text:span text:style-name="T31">uter</text:span><text:span text:style-name="T22"> </text:span>or *<text:span text:style-name="T21">c</text:span>entre aligned<text:span text:style-name="T96"> </text:span></text:p>
          </table:table-cell>
        </table:table-row>
        <table:table-row table:style-name="Table3.1">
          <table:table-cell table:style-name="Table3.A1" office:value-type="string">
            <text:p text:style-name="P30">p[rlc<text:span text:style-name="T96">io</text:span>]?</text:p>
          </table:table-cell>
          <table:table-cell table:style-name="Table3.A1" office:value-type="string">
            <text:p text:style-name="P30">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30">p[rlc<text:span text:style-name="T96">io</text:span>]?#</text:p>
          </table:table-cell>
          <table:table-cell table:style-name="Table3.A1" office:value-type="string">
            <text:p text:style-name="P30">After the given number of paragraphs (here is <text:span text:style-name="T97">paragraph </text:span>1)</text:p>
          </table:table-cell>
        </table:table-row>
        <table:table-row table:style-name="Table3.1">
          <table:table-cell table:style-name="Table3.A1" office:value-type="string">
            <text:p text:style-name="P30">c[rl<text:span text:style-name="T96">io</text:span>]#?</text:p>
          </table:table-cell>
          <table:table-cell table:style-name="Table3.A1" office:value-type="string">
            <text:p text:style-name="P30"><text:span text:style-name="T21">C</text:span>utout <text:span text:style-name="T21">l</text:span>eft<text:span text:style-name="T96">,</text:span> <text:span text:style-name="T21">r</text:span>ight<text:span text:style-name="T96">,</text:span><text:span text:style-name="T24">i</text:span><text:span text:style-name="T96">nner or </text:span><text:span text:style-name="T24">o</text:span><text:span text:style-name="T96">uter</text:span><text:span text:style-name="T97">. Number is line count, may be fractional.</text:span></text:p>
          </table:table-cell>
        </table:table-row>
        <table:table-row table:style-name="Table3.1">
          <table:table-cell table:style-name="Table3.A1" office:value-type="string">
            <text:p text:style-name="P30">P[lrc<text:span text:style-name="T96">io</text:span>]?[tbcf]?</text:p>
          </table:table-cell>
          <table:table-cell table:style-name="Table3.A1" office:value-type="string">
            <text:p text:style-name="P30"><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30">F[lrc<text:span text:style-name="T96">io</text:span>]?[tbcf]?</text:p>
          </table:table-cell>
          <table:table-cell table:style-name="Table3.A1" office:value-type="string">
            <text:p text:style-name="P30"><text:span text:style-name="T21">F</text:span>ull page outside margins with horizontal and vertical position</text:p>
          </table:table-cell>
        </table:table-row>
        <table:table-row table:style-name="Table3.1">
          <table:table-cell table:style-name="Table3.A1" office:value-type="string">
            <text:p text:style-name="P30">[tb][LR]</text:p>
          </table:table-cell>
          <table:table-cell table:style-name="Table3.A1" office:value-type="string">
            <text:p text:style-name="P30"><text:span text:style-name="T21">T</text:span>op or <text:span text:style-name="T21">b</text:span>ottom of diglot column</text:p>
          </table:table-cell>
        </table:table-row>
        <table:table-row table:style-name="Table3.1">
          <table:table-cell table:style-name="Table3.A1" office:value-type="string">
            <text:p text:style-name="P140">H</text:p>
          </table:table-cell>
          <table:table-cell table:style-name="Table3.A1" office:value-type="string">
            <text:p text:style-name="P140">HERE, character-like.</text:p>
          </table:table-cell>
        </table:table-row>
        <table:table-row table:style-name="Table3.1">
          <table:table-cell table:style-name="Table3.A1" office:value-type="string">
            <text:p text:style-name="P140">B</text:p>
          </table:table-cell>
          <table:table-cell table:style-name="Table3.A1" office:value-type="string">
            <text:p text:style-name="P140">B<text:span text:style-name="T97">ELOW</text:span> footnotes<text:span text:style-name="T96"> and anything else except footer</text:spa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37">alt; caption; copy; <text:s/>ref</text:p>
          </table:table-cell>
          <table:table-cell table:style-name="Table4.A1" office:value-type="string">
            <text:list text:continue-numbering="true" text:style-name="WWNum1">
              <text:list-item>
                <text:list>
                  <text:list-header>
                    <text:p text:style-name="P206">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1">scale</text:p>
          </table:table-cell>
          <table:table-cell table:style-name="Table4.A1" office:value-type="string">
            <text:list text:continue-numbering="true" text:style-name="WWNum1">
              <text:list-item>
                <text:list>
                  <text:list-header>
                    <text:p text:style-name="P200">Image linear scale factor with no scaling as 1.0.</text:p>
                  </text:list-header>
                </text:list>
              </text:list-item>
            </text:list>
          </table:table-cell>
        </table:table-row>
        <table:table-row table:style-name="Table4.1">
          <table:table-cell table:style-name="Table4.A1" office:value-type="string">
            <text:p text:style-name="P30">x-spacebeside</text:p>
          </table:table-cell>
          <table:table-cell table:style-name="Table4.A1" office:value-type="string">
            <text:list text:continue-numbering="true" text:style-name="WWNum1">
              <text:list-item>
                <text:list>
                  <text:list-header>
                    <text:p text:style-name="P200">Cutout image horizontal space to text including units. E.g. "3pt"<text:span text:style-name="T94"> Default is set by \DefaultSpaceBeside</text:span></text:p>
                  </text:list-header>
                </text:list>
              </text:list-item>
            </text:list>
          </table:table-cell>
        </table:table-row>
        <table:table-row table:style-name="Table4.1">
          <table:table-cell table:style-name="Table4.A1" office:value-type="string">
            <text:p text:style-name="P30">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0">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6">x-edgeadjust</text:p>
          </table:table-cell>
          <table:table-cell table:style-name="Table4.A1" office:value-type="string">
            <text:p text:style-name="P138">Indent (or outdent) an image relative to the border</text:p>
          </table:table-cell>
        </table:table-row>
        <table:table-row table:style-name="Table4.1">
          <table:table-cell table:style-name="Table4.A1" office:value-type="string">
            <text:p text:style-name="P30">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0">media</text:p>
          </table:table-cell>
          <table:table-cell table:style-name="Table4.A1" office:value-type="string">
            <text:p text:style-name="Standard">allowed med<text:span text:style-name="T95">i</text:span>a: a=applications, p=print, w=web</text:p>
          </table:table-cell>
        </table:table-row>
        <table:table-row table:style-name="Table4.1">
          <table:table-cell table:style-name="Table4.A1" office:value-type="string">
            <text:p text:style-name="P30">mirror</text:p>
          </table:table-cell>
          <table:table-cell table:style-name="Table4.A1" office:value-type="string">
            <text:p text:style-name="Standard">odd|even|both</text:p>
          </table:table-cell>
        </table:table-row>
        <table:table-row table:style-name="Table4.1">
          <table:table-cell table:style-name="Table4.A1" office:value-type="string">
            <text:p text:style-name="P30">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0">x-creditpos</text:p>
          </table:table-cell>
          <table:table-cell table:style-name="Table4.A1" office:value-type="string">
            <text:p text:style-name="Standard">[tcb][lcrio]</text:p>
          </table:table-cell>
        </table:table-row>
        <table:table-row table:style-name="Table4.1">
          <table:table-cell table:style-name="Table4.A1" office:value-type="string">
            <text:p text:style-name="P30">x-creditrot</text:p>
          </table:table-cell>
          <table:table-cell table:style-name="Table4.A1" office:value-type="string">
            <text:p text:style-name="Standard">rotation of credit box. Default <text:span text:style-name="T95">is </text:span>bottom to edge<text:span text:style-name="T95"> </text:span></text:p>
          </table:table-cell>
        </table:table-row>
        <table:table-row table:style-name="Table4.1">
          <table:table-cell table:style-name="Table4.A1" office:value-type="string">
            <text:p text:style-name="P30">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89"><text:bookmark-start text:name="__RefHeading___Toc10513_326506458"/><text:bookmark text:name="_ajew7q1dfsps"/>Adjustment Lists<text:bookmark-end text:name="__RefHeading___Toc10513_326506458"/></text:p>
              <text:p text:style-name="P200">Adjustments lists are held strictly in reference order. No other entries are matched until the next one in the list matches.<text:span text:style-name="T98"> A garbled line may cause crashes or following entries to be skipped.</text:span></text:p>
              <text:p text:style-name="P200">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201">where: <text:span text:style-name="T1">bkk</text:span> is a book code; <text:span text:style-name="T1">C</text:span> a chapter number; <text:span text:style-name="T1">V</text:span> a verse identifier following \v; + to increase the paragraph length; - to decrease the paragraph length<text:span text:style-name="T98"> (don't include the square brackets)</text:span>; <text:span text:style-name="T1">n</text:span> number of lines to increase/decrease; <text:span text:style-name="T1">m</text:span> paragraph number following reference<text:span text:style-name="T98">,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95"><text:bookmark-start text:name="__RefHeading___Toc7670_4161656068"/><text:span text:style-name="T87">Shortcuts </text:span><text:span text:style-name="T89">for working with</text:span><text:span text:style-name="T87"> </text:span>AdjList<text:span text:style-name="T89">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4"><text:span text:style-name="T89">Keyboard </text:span>Shortcut</text:p>
            </table:table-cell>
            <table:table-cell table:style-name="Table5.A1" office:value-type="string">
              <text:p text:style-name="P24">Action</text:p>
            </table:table-cell>
          </table:table-row>
        </table:table-header-rows>
        <table:table-row table:style-name="Table5.1">
          <table:table-cell table:style-name="Table5.A1" office:value-type="string">
            <text:list text:continue-numbering="true" text:style-name="WWNum1">
              <text:list-header>
                <text:p text:style-name="P202">Ctrl-<text:span text:style-name="T87">` <text:s text:c="2"/>(</text:span>grave/<text:span text:style-name="T87">back-tick)</text:span></text:p>
              </text:list-header>
            </text:list>
          </table:table-cell>
          <table:table-cell table:style-name="Table5.A1" office:value-type="string">
            <text:list text:continue-numbering="true" text:style-name="WWNum1">
              <text:list-header>
                <text:p text:style-name="P202">Activate first <text:span text:style-name="T22">shrink </text:span>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header>
                <text:p text:style-name="P207">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02">Activate <text:span text:style-name="T15">N</text:span><text:span text:style-name="T69">th</text:span><text:span text:style-name="T16"> </text:span><text:s/><text:span text:style-name="T22">grow</text:span> 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item>
                <text:p text:style-name="P208"><text:s/>e.g. <text:s/><text:span text:style-name="T22">Ctrl-2</text:span></text:p>
              </text:list-item>
            </text:list>
          </table:table-cell>
          <table:table-cell table:style-name="Table5.A1" office:value-type="string">
            <text:list text:continue-numbering="true" text:style-name="WWNum1">
              <text:list-header>
                <text:p text:style-name="P207">Grow the 2<text:span text:style-name="T66">nd</text:span> paragraph <text:s/>+1[2]</text:p>
              </text:list-header>
            </text:list>
          </table:table-cell>
        </table:table-row>
      </table:table>
      <text:p text:style-name="Heading_20_2"><text:bookmark-start text:name="__RefHeading___Toc7668_4161656068"/><text:span text:style-name="T88">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5"><text:span text:style-name="T89">Keyboard </text:span>Shortcut</text:p>
            </table:table-cell>
            <table:table-cell table:style-name="Table45.A1" office:value-type="string">
              <text:p text:style-name="P24">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7">in current view</text:span></text:p>
          </table:table-cell>
        </table:table-row>
        <table:table-row>
          <table:table-cell table:style-name="Table46.A1" office:value-type="string">
            <text:p text:style-name="Standard">Ctrl-equals</text:p>
          </table:table-cell>
          <table:table-cell table:style-name="Table46.A1" office:value-type="string">
            <text:p text:style-name="P126">Grow <text:s text:c="2"/>+ size of text <text:span text:style-name="T87">in current view</text:span></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8">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7">Ctrl-F</text:p>
          </table:table-cell>
          <table:table-cell table:style-name="Table46.A1" office:value-type="string">
            <text:p text:style-name="P127">Activate <text:span text:style-name="T22">F</text:span>ind: Search for settings</text:p>
          </table:table-cell>
        </table:table-row>
        <table:table-row>
          <table:table-cell table:style-name="Table46.A1" office:value-type="string">
            <text:p text:style-name="P127">Ctrl-Q</text:p>
          </table:table-cell>
          <table:table-cell table:style-name="Table46.A1" office:value-type="string">
            <text:p text:style-name="P127">Toggle <text:span text:style-name="T22">Q</text:span>uick Run setting</text:p>
          </table:table-cell>
        </table:table-row>
        <table:table-row>
          <table:table-cell table:style-name="Table46.A1" office:value-type="string">
            <text:p text:style-name="P127">Ctrl-R</text:p>
          </table:table-cell>
          <table:table-cell table:style-name="Table46.A1" office:value-type="string">
            <text:p text:style-name="P127">Toggle c<text:span text:style-name="T22">R</text:span>eate Diff setting</text:p>
          </table:table-cell>
        </table:table-row>
        <table:table-row>
          <table:table-cell table:style-name="Table46.A1" office:value-type="string">
            <text:p text:style-name="P127">Ctrl-P</text:p>
          </table:table-cell>
          <table:table-cell table:style-name="Table46.A1" office:value-type="string">
            <text:p text:style-name="P127"><text:span text:style-name="T22">P</text:span>rint (Make PDF)</text:p>
          </table:table-cell>
        </table:table-row>
      </table:table>
      <text:list text:continue-numbering="true" text:style-name="WWNum1">
        <text:list-item>
          <text:list>
            <text:list-header>
              <text:p text:style-name="P189"><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6">\zbl<text:span text:style-name="T1">[|num]</text:span>\*</text:p>
          </table:table-cell>
          <table:table-cell table:style-name="Table44.A1" office:value-type="string">
            <text:p text:style-name="P26">Blank lines</text:p>
          </table:table-cell>
        </table:table-row>
        <table:table-row table:style-name="Table44.1">
          <table:table-cell table:style-name="Table44.A1" office:value-type="string">
            <text:p text:style-name="P26">\zccimg <text:span text:style-name="T1">by-nd</text:span>|size<text:span text:style-name="T61">="</text:span><text:span text:style-name="T4">size</text:span><text:span text:style-name="T37">"</text:span> pgpos<text:span text:style-name="T61">="</text:span><text:span text:style-name="T4">pgpos</text:span><text:span text:style-name="T37">"</text:span> scale<text:span text:style-name="T61">="</text:span><text:span text:style-name="T4">scale</text:span><text:span text:style-name="T37">"</text:span>\*</text:p>
          </table:table-cell>
          <table:table-cell table:style-name="Table44.A1" office:value-type="string">
            <text:p text:style-name="P26">Insert Create Commons logo: by, by-nc, by-nc-nd, by-nc-sa, by-nd, by-sa; pgpos=p. <text:span text:style-name="T61">E.g. \zccimg by-nc-nd|size="col" pgpos="pc" scale="0.2"\*</text:span></text:p>
          </table:table-cell>
        </table:table-row>
        <text:soft-page-break/>
        <table:table-row table:style-name="Table44.1">
          <table:table-cell table:style-name="Table44.A1" office:value-type="string">
            <text:p text:style-name="P26">\zfiga|<text:span text:style-name="T1">anchor</text:span>\*</text:p>
          </table:table-cell>
          <table:table-cell table:style-name="Table44.A1" office:value-type="string">
            <text:p text:style-name="P26">Insert image from piclist with given anchor</text:p>
          </table:table-cell>
        </table:table-row>
        <table:table-row table:style-name="Table44.1">
          <table:table-cell table:style-name="Table44.A1" office:value-type="string">
            <text:p text:style-name="P26">\zcopyright</text:p>
          </table:table-cell>
          <table:table-cell table:style-name="Table44.A1" office:value-type="string">
            <text:p text:style-name="P26">Insert project copyright statement</text:p>
          </table:table-cell>
        </table:table-row>
        <table:table-row table:style-name="Table44.1">
          <table:table-cell table:style-name="Table44.A1" office:value-type="string">
            <text:p text:style-name="P26">\zgap<text:span text:style-name="T1">[|dimen]</text:span>\*</text:p>
          </table:table-cell>
          <table:table-cell table:style-name="Table44.A1" office:value-type="string">
            <text:p text:style-name="P26">Insert a vertical gap of given dimension</text:p>
          </table:table-cell>
        </table:table-row>
        <table:table-row table:style-name="Table44.1">
          <table:table-cell table:style-name="Table44.A1" office:value-type="string">
            <text:p text:style-name="P26">\zimagecopyrights<text:span text:style-name="T25">[LANG]</text:span></text:p>
          </table:table-cell>
          <table:table-cell table:style-name="Table44.A1" office:value-type="string">
            <text:p text:style-name="P26">Insert image copyrights for a language</text:p>
          </table:table-cell>
        </table:table-row>
        <table:table-row table:style-name="Table44.1">
          <table:table-cell table:style-name="Table44.A1" office:value-type="string">
            <text:p text:style-name="P26">\zlicence</text:p>
          </table:table-cell>
          <table:table-cell table:style-name="Table44.A1" office:value-type="string">
            <text:p text:style-name="P26">Insert projects license</text:p>
          </table:table-cell>
        </table:table-row>
        <table:table-row table:style-name="Table44.1">
          <table:table-cell table:style-name="Table44.A1" office:value-type="string">
            <text:p text:style-name="P26">\zplaceallnotes</text:p>
          </table:table-cell>
          <table:table-cell table:style-name="Table44.A1" office:value-type="string">
            <text:p text:style-name="P26">Output end notes for this file here</text:p>
          </table:table-cell>
        </table:table-row>
        <table:table-row table:style-name="Table44.1">
          <table:table-cell table:style-name="Table44.A1" office:value-type="string">
            <text:p text:style-name="P26">\zendnoterule</text:p>
          </table:table-cell>
          <table:table-cell table:style-name="Table44.A1" office:value-type="string">
            <text:p text:style-name="P26">Insert an endnote type rule, including spacing</text:p>
          </table:table-cell>
        </table:table-row>
        <table:table-row table:style-name="Table44.1">
          <table:table-cell table:style-name="Table44.A1" office:value-type="string">
            <text:p text:style-name="P26">\zpostendnoterule</text:p>
          </table:table-cell>
          <table:table-cell table:style-name="Table44.A1" office:value-type="string">
            <text:p text:style-name="P26">If there were endnotes just now, insert a rule to mark the bottom.</text:p>
          </table:table-cell>
        </table:table-row>
        <table:table-row table:style-name="Table44.1">
          <table:table-cell table:style-name="Table44.A1" office:value-type="string">
            <text:p text:style-name="P26">\ztoc<text:span text:style-name="T1">[|order]</text:span>\*</text:p>
          </table:table-cell>
          <table:table-cell table:style-name="Table44.A1" office:value-type="string">
            <text:p text:style-name="P26">Insert Table of Contents of given order <text:line-break/>(main, ot, nt, dc, pre, post, heb, sorta, sortb, sortc)</text:p>
          </table:table-cell>
        </table:table-row>
        <table:table-row table:style-name="Table44.1">
          <table:table-cell table:style-name="Table44.A1" office:value-type="string">
            <text:p text:style-name="P26">\zvar|<text:span text:style-name="T1">variablename</text:span>\*</text:p>
          </table:table-cell>
          <table:table-cell table:style-name="Table44.A1" office:value-type="string">
            <text:p text:style-name="P26">Insert project variable value</text:p>
          </table:table-cell>
        </table:table-row>
        <table:table-row table:style-name="Table44.1">
          <table:table-cell table:style-name="Table44.A1" office:value-type="string">
            <text:p text:style-name="P26">\zthumbtab <text:span text:style-name="T1">bookname</text:span></text:p>
          </table:table-cell>
          <table:table-cell table:style-name="Table44.A1" office:value-type="string">
            <text:p text:style-name="P26">Set the thumb tab text for this book (instead of <text:s/>\toc3)</text:p>
          </table:table-cell>
        </table:table-row>
        <table:table-row table:style-name="Table44.1">
          <table:table-cell table:style-name="Table44.A1" office:value-type="string">
            <text:p text:style-name="P26">\zlabel|<text:span text:style-name="T1">uniquelabel</text:span>\*</text:p>
          </table:table-cell>
          <table:table-cell table:style-name="Table44.A1" office:value-type="string">
            <text:p text:style-name="P26">Remember where <text:span text:style-name="T1">uniquelabel</text:span> is (page and reference)</text:p>
          </table:table-cell>
        </table:table-row>
        <table:table-row table:style-name="Table44.1">
          <table:table-cell table:style-name="Table44.A1" office:value-type="string">
            <text:p text:style-name="P26">\zpage|<text:span text:style-name="T1">uniquelabel</text:span>\*</text:p>
          </table:table-cell>
          <table:table-cell table:style-name="Table44.A1" office:value-type="string">
            <text:p text:style-name="P26">Output the page number for <text:span text:style-name="T1">uniquelabel</text:span></text:p>
          </table:table-cell>
        </table:table-row>
        <table:table-row table:style-name="Table44.1">
          <table:table-cell table:style-name="Table44.A1" office:value-type="string">
            <text:p text:style-name="P26">\zref|id=”<text:span text:style-name="T1">uniquelabel”</text:span> show=”<text:span text:style-name="T56">b_</text:span>c:v”\*</text:p>
          </table:table-cell>
          <table:table-cell table:style-name="Table44.A1" office:value-type="string">
            <text:p text:style-name="P26">Output chapter:verse for <text:span text:style-name="T1">uniquelabel</text:span> (<text:span text:style-name="T56">show: </text:span>b=book, c=chapter, v=verse, _=space, anything else is copied)</text:p>
          </table:table-cell>
        </table:table-row>
        <table:table-row table:style-name="Table44.1">
          <table:table-cell table:style-name="Table44.A1" office:value-type="string">
            <text:p text:style-name="P26">\zISBNbarcode|isbn="<text:span text:style-name="T1">num</text:span>" height="<text:span text:style-name="T1">size</text:span>" <text:span text:style-name="T57">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3"> </text:span></text:p>
          </table:table-cell>
          <table:table-cell table:style-name="Table44.A1" office:value-type="string">
            <text:p text:style-name="P108">Insert ISBNbarcode for <text:span text:style-name="T1">num </text:span><text:span text:style-name="T19">(10 or 13 digits)</text:span>. <text:s/>Optional parameter size one of (normal, medium, short). <text:span text:style-name="T57">If isbn is missing tr</text:span><text:span text:style-name="T83"> it tries </text:span><text:span text:style-name="T57"><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6">\zendperiph</text:p>
          </table:table-cell>
          <table:table-cell table:style-name="Table44.A1" office:value-type="string">
            <text:p text:style-name="P26">End of a periph section, if you’re not starting a new periphery. Must be the only thing <text:s/>on the line.</text:p>
          </table:table-cell>
        </table:table-row>
        <table:table-row table:style-name="Table44.1">
          <table:table-cell table:style-name="Table44.A1" office:value-type="string">
            <text:p text:style-name="P26">\zgetperiph|<text:span text:style-name="T1">id</text:span>\*</text:p>
          </table:table-cell>
          <table:table-cell table:style-name="Table44.A1" office:value-type="string">
            <text:p text:style-name="P26">Get (use) the periphery stored earlier by <text:line-break/>\periph comment|id=”intot” <text:s text:c="2"/></text:p>
          </table:table-cell>
        </table:table-row>
        <table:table-row table:style-name="Table44.1">
          <table:table-cell table:style-name="Table44.A1" office:value-type="string">
            <text:p text:style-name="P26">\zglot|[<text:span text:style-name="T1">col</text:span>]\*</text:p>
          </table:table-cell>
          <table:table-cell table:style-name="Table44.A1" office:value-type="string">
            <text:p text:style-name="P26">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6">\dopagenums</text:p>
          </table:table-cell>
          <table:table-cell table:style-name="Table44.A1" office:value-type="string">
            <text:p text:style-name="P26">Turn on page numbers</text:p>
          </table:table-cell>
        </table:table-row>
        <table:table-row table:style-name="Table44.1">
          <table:table-cell table:style-name="Table44.A1" office:value-type="string">
            <text:p text:style-name="P26">\nopagenums</text:p>
          </table:table-cell>
          <table:table-cell table:style-name="Table44.A1" office:value-type="string">
            <text:p text:style-name="P26">Turn off page numbers</text:p>
          </table:table-cell>
        </table:table-row>
        <table:table-row table:style-name="Table44.1">
          <table:table-cell table:style-name="Table44.A1" office:value-type="string">
            <text:p text:style-name="P26">\resetpagenums <text:span text:style-name="T1">pnum</text:span></text:p>
          </table:table-cell>
          <table:table-cell table:style-name="Table44.A1" office:value-type="string">
            <text:p text:style-name="P26">Reset page numbers (negative for Roman numerals)</text:p>
          </table:table-cell>
        </table:table-row>
        <table:table-row table:style-name="Table44.1">
          <table:table-cell table:style-name="Table44.A1" office:value-type="string">
            <text:p text:style-name="P218">\singlecolumn</text:p>
          </table:table-cell>
          <table:table-cell table:style-name="Table44.A1" office:value-type="string">
            <text:p text:style-name="P218">Required along with \onebody if forcing 1-col layout for section</text:p>
          </table:table-cell>
        </table:table-row>
        <table:table-row table:style-name="Table44.1">
          <table:table-cell table:style-name="Table44.A1" office:value-type="string">
            <text:p text:style-name="P26">\onebody</text:p>
          </table:table-cell>
          <table:table-cell table:style-name="Table44.A1" office:value-type="string">
            <text:p text:style-name="P26">Set \BodyColumns=1 for single column body text</text:p>
          </table:table-cell>
        </table:table-row>
        <table:table-row table:style-name="Table44.1">
          <table:table-cell table:style-name="Table44.A1" office:value-type="string">
            <text:p text:style-name="P218">\doublecolumns</text:p>
          </table:table-cell>
          <table:table-cell table:style-name="Table44.A1" office:value-type="string">
            <text:p text:style-name="P218">Required along with \twobody if forcing 2-col layout for section</text:p>
          </table:table-cell>
        </table:table-row>
        <table:table-row table:style-name="Table44.1">
          <table:table-cell table:style-name="Table44.A1" office:value-type="string">
            <text:p text:style-name="P26">\twobody</text:p>
          </table:table-cell>
          <table:table-cell table:style-name="Table44.A1" office:value-type="string">
            <text:p text:style-name="P26">Set \BodyColumns=2 for double column body text</text:p>
          </table:table-cell>
        </table:table-row>
        <table:table-row table:style-name="Table44.1">
          <table:table-cell table:style-name="Table44.A1" office:value-type="string">
            <text:p text:style-name="P26">\ztmon \ztmoff</text:p>
          </table:table-cell>
          <table:table-cell table:style-name="Table44.A1" office:value-type="string">
            <text:p text:style-name="P26">Turn on /off TeX’s tracingmacros for debugging</text:p>
          </table:table-cell>
        </table:table-row>
        <table:table-row table:style-name="Table44.1">
          <table:table-cell table:style-name="Table44.A1" office:value-type="string">
            <text:p text:style-name="P26">\makeatletter</text:p>
          </table:table-cell>
          <table:table-cell table:style-name="Table44.A1" office:value-type="string">
            <text:p text:style-name="P26">Allow access to names with @ in them</text:p>
          </table:table-cell>
        </table:table-row>
        <table:table-row table:style-name="Table44.1">
          <table:table-cell table:style-name="Table44.A1" office:value-type="string">
            <text:p text:style-name="P26">\makeatother</text:p>
          </table:table-cell>
          <table:table-cell table:style-name="Table44.A1" office:value-type="string">
            <text:p text:style-name="P26">Disable access to names with @ in them</text:p>
          </table:table-cell>
        </table:table-row>
        <table:table-row table:style-name="Table44.1">
          <table:table-cell table:style-name="Table44.A1" office:value-type="string">
            <text:p text:style-name="P26">\m@kedigitsother</text:p>
          </table:table-cell>
          <table:table-cell table:style-name="Table44.A1" office:value-type="string">
            <text:p text:style-name="P26">Treat digits as digits</text:p>
          </table:table-cell>
        </table:table-row>
        <table:table-row table:style-name="Table44.1">
          <table:table-cell table:style-name="Table44.A1" office:value-type="string">
            <text:p text:style-name="P26">\m@kedigitsletters</text:p>
          </table:table-cell>
          <table:table-cell table:style-name="Table44.A1" office:value-type="string">
            <text:p text:style-name="P26">Treat digits as letters (for use in names)</text:p>
          </table:table-cell>
        </table:table-row>
        <table:table-row table:style-name="Table44.1">
          <table:table-cell table:style-name="Table44.A1" office:value-type="string">
            <text:p text:style-name="P26">\beginL</text:p>
          </table:table-cell>
          <table:table-cell table:style-name="Table44.A1" office:value-type="string">
            <text:p text:style-name="P26">Start LTR text run</text:p>
          </table:table-cell>
        </table:table-row>
        <table:table-row table:style-name="Table44.1">
          <table:table-cell table:style-name="Table44.A1" office:value-type="string">
            <text:p text:style-name="P26">\beginR</text:p>
          </table:table-cell>
          <table:table-cell table:style-name="Table44.A1" office:value-type="string">
            <text:p text:style-name="P26">Start RTL text run</text:p>
          </table:table-cell>
        </table:table-row>
        <table:table-row table:style-name="Table44.36">
          <table:table-cell table:style-name="Table44.A1" office:value-type="string">
            <text:p text:style-name="P26">\zfillsignature|pages=”8” <text:soft-page-break/>pagenums=”no” <text:s/>extra=”2”\*</text:p>
          </table:table-cell>
          <table:table-cell table:style-name="Table44.A1" office:value-type="string">
            <text:p text:style-name="P26">Fill a signature to the given modulo of pages. Note, uses the <text:soft-page-break/>actual page count. <text:s/><text:span text:style-name="T54">O</text:span>ptional ‘pagenums’ parameter ‘no’<text:span text:style-name="T54">=\nopagenums,</text:span> ‘do’<text:span text:style-name="T54">=</text:span>\dopagenums), extra <text:span text:style-name="T97">states that</text:span><text:span text:style-name="T54"> this many </text:span><text:span text:style-name="T97">extra </text:span><text:span text:style-name="T54">pages will be added</text:span><text:span text:style-name="T97"> manually or by special code before page lay-up</text:span><text:span text:style-name="T54">.</text:span></text:p>
          </table:table-cell>
        </table:table-row>
        <table:table-row table:style-name="Table44.36">
          <table:table-cell table:style-name="Table44.A1" office:value-type="string">
            <text:p text:style-name="P26">\<text:span text:style-name="T98">⁠</text:span>ztocbefore…\<text:span text:style-name="T97">⁠</text:span>ztocbefore*</text:p>
          </table:table-cell>
          <table:table-cell table:style-name="Table44.A1" office:value-type="string">
            <text:p text:style-name="P26">Insert table rows (\tr \cat toc\cat*... ) before the TOC</text:p>
          </table:table-cell>
        </table:table-row>
        <table:table-row table:style-name="Table44.36">
          <table:table-cell table:style-name="Table44.A1" office:value-type="string">
            <text:p text:style-name="P26">\ztocafter …. \ztocafter*</text:p>
          </table:table-cell>
          <table:table-cell table:style-name="Table44.A1" office:value-type="string">
            <text:p text:style-name="P26">Insert table rows (\tr \tc1 …. ) after the TOC.</text:p>
          </table:table-cell>
        </table:table-row>
        <table:table-row table:style-name="Table44.36">
          <table:table-cell table:style-name="Table44.A1" office:value-type="string">
            <text:p text:style-name="P181">\zendtable</text:p>
          </table:table-cell>
          <table:table-cell table:style-name="Table44.A1" office:value-type="string">
            <text:p text:style-name="P181">Force a table to end and be processed, (as happens automatically when a new paragraph style is started). Can help before pagebreak, zgap, etc. when a normal paragraph break causes unwanted effects. </text:p>
          </table:table-cell>
        </table:table-row>
        <table:table-row table:style-name="Table44.36">
          <table:table-cell table:style-name="Table44.A1" office:value-type="string">
            <text:p text:style-name="P26">\zEmptyPage</text:p>
          </table:table-cell>
          <table:table-cell table:style-name="Table44.A1" office:value-type="string">
            <text:p text:style-name="P26">Insert intentionally empty page contains \TPILB </text:p>
          </table:table-cell>
        </table:table-row>
        <table:table-row table:style-name="Table44.36">
          <table:table-cell table:style-name="Table44.A1" office:value-type="string">
            <text:p text:style-name="P26">\zNeedOddPage</text:p>
          </table:table-cell>
          <table:table-cell table:style-name="Table44.A1" office:value-type="string">
            <text:p text:style-name="P26">Insert an “empty” page if the current page is even</text:p>
          </table:table-cell>
        </table:table-row>
        <table:table-row table:style-name="Table44.36">
          <table:table-cell table:style-name="Table44.A1" office:value-type="string">
            <text:p text:style-name="P26">\zNeedEvenPage</text:p>
          </table:table-cell>
          <table:table-cell table:style-name="Table44.A1" office:value-type="string">
            <text:p text:style-name="P26">Insert an “empty” page if the current page is off</text:p>
          </table:table-cell>
        </table:table-row>
        <table:table-row table:style-name="Table44.36">
          <table:table-cell table:style-name="Table44.A1" office:value-type="string">
            <text:p text:style-name="P26">\zNeedQuadPage</text:p>
          </table:table-cell>
          <table:table-cell table:style-name="Table44.A1" office:value-type="string">
            <text:p text:style-name="P26">Insert 1, 2 or 3 “empty” pages if the current page is not divisible by 4</text:p>
          </table:table-cell>
        </table:table-row>
        <table:table-row table:style-name="Table44.36">
          <table:table-cell table:style-name="Table44.A1" office:value-type="string">
            <text:p text:style-name="P26">\zifvarset|var="<text:span text:style-name="T1">varname</text:span>"\*</text:p>
          </table:table-cell>
          <table:table-cell table:style-name="Table44.A1" office:value-type="string">
            <text:p text:style-name="P26">Sets conditional text if <text:span text:style-name="T1">varname</text:span> is set. emptyOK="T" ⇒ empty is true, emptyOK="F" ⇒ empty is false.</text:p>
          </table:table-cell>
        </table:table-row>
        <table:table-row table:style-name="Table44.36">
          <table:table-cell table:style-name="Table44.A1" office:value-type="string">
            <text:p text:style-name="P26">\zif<text:span text:style-name="T60">h</text:span>ooks|<text:span text:style-name="T1">marker</text:span>\*</text:p>
          </table:table-cell>
          <table:table-cell table:style-name="Table44.A1" office:value-type="string">
            <text:p text:style-name="P26">Does <text:span text:style-name="T1">marker</text:span> have a hook, set conditional true</text:p>
          </table:table-cell>
        </table:table-row>
        <table:table-row table:style-name="Table44.36">
          <table:table-cell table:style-name="Table44.A1" office:value-type="string">
            <text:p text:style-name="P26">\ztruetext <text:span text:style-name="T1">…</text:span>\ztruetext*</text:p>
          </table:table-cell>
          <table:table-cell table:style-name="Table44.A1" office:value-type="string">
            <text:p text:style-name="P26">Include contents if condition is true</text:p>
          </table:table-cell>
        </table:table-row>
        <table:table-row table:style-name="Table44.36">
          <table:table-cell table:style-name="Table44.A1" office:value-type="string">
            <text:p text:style-name="P26">\zfalsetext <text:span text:style-name="T1">…</text:span>\zfalsetext*</text:p>
          </table:table-cell>
          <table:table-cell table:style-name="Table44.A1" office:value-type="string">
            <text:p text:style-name="P26">Include contents if condition is false</text:p>
          </table:table-cell>
        </table:table-row>
        <table:table-row table:style-name="Table44.36">
          <table:table-cell table:style-name="Table44.A1" office:value-type="string">
            <text:p text:style-name="P109">\zcustommark|type="user" value="<text:span text:style-name="T2">text</text:span><text:span text:style-name="T34">"\*</text:span></text:p>
          </table:table-cell>
          <table:table-cell table:style-name="Table44.A1" office:value-type="string">
            <text:p text:style-name="P109">Inserts a mark of given type and value</text:p>
          </table:table-cell>
        </table:table-row>
        <table:table-row table:style-name="Table44.49">
          <table:table-cell table:style-name="Table44.A1" office:value-type="string">
            <text:p text:style-name="P109">\zcustombotmark|type="user"\*</text:p>
          </table:table-cell>
          <table:table-cell table:style-name="Table44.A1" office:value-type="string">
            <text:p text:style-name="P109">Gets the value of the given mark at the bottom of <text:span text:style-name="T57">this page. Used in headers/footers</text:span></text:p>
          </table:table-cell>
        </table:table-row>
        <table:table-row table:style-name="Table44.36">
          <table:table-cell table:style-name="Table44.A1" office:value-type="string">
            <text:p text:style-name="P110">\zcustomfirstmark|type="user"\*</text:p>
          </table:table-cell>
          <table:table-cell table:style-name="Table44.A1" office:value-type="string">
            <text:p text:style-name="P110">Gets the value of the first given mark on this page. Used in headers/footers</text:p>
          </table:table-cell>
        </table:table-row>
        <table:table-row table:style-name="Table44.36">
          <table:table-cell table:style-name="Table44.A1" office:value-type="string">
            <text:p text:style-name="P110">\zcustomtopmark|type="user"\*</text:p>
          </table:table-cell>
          <table:table-cell table:style-name="Table44.A1" office:value-type="string">
            <text:p text:style-name="P110">Gets the value of the given mark at the bottom of the previous page. Used in headers/footers</text:p>
          </table:table-cell>
        </table:table-row>
        <table:table-row table:style-name="Table44.36">
          <table:table-cell table:style-name="Table44.A1" office:value-type="string">
            <text:p text:style-name="P111">\zrule <text:span text:style-name="T78">|</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12">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6">
          <table:table-cell table:style-name="Table44.A1" office:value-type="string">
            <text:p text:style-name="P113">\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4">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6">
          <table:table-cell table:style-name="Table44.A1" office:value-type="string">
            <text:p text:style-name="P115">\zcolsync|id\*</text:p>
          </table:table-cell>
          <table:table-cell table:style-name="Table44.A1" office:value-type="string">
            <text:p text:style-name="P115">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8">th</text:span><text:span text:style-name="T34">. <text:s/>Alternatively matching entries (which must occur in ASCII order) can be given in each file.</text:span></text:p>
          </table:table-cell>
        </table:table-row>
        <table:table-row table:style-name="Table44.36">
          <table:table-cell table:style-name="Table44.A1" office:value-type="string">
            <text:p text:style-name="P116">\zsetref|book="book" <text:soft-page-break/>bkid="GEN" chapter="1" verse="3"\*</text:p>
          </table:table-cell>
          <table:table-cell table:style-name="Table44.A1" office:value-type="string">
            <text:p text:style-name="P116">Set the running header to <text:span text:style-name="T2">book</text:span>, the book id to <text:span text:style-name="T2">GEN, </text:span><text:span text:style-name="T34">the chapter </text:span><text:soft-page-break/><text:span text:style-name="T34">to 1, and verse to 3. This does not itself cause any triggers, but it means that the next verse will fire triggers for GEN 1:whatever, rather than MOD 0:whatever from a module.</text:span></text:p>
          </table:table-cell>
        </table:table-row>
      </table:table>
      <text:list text:continue-numbering="true" text:style-name="WWNum1">
        <text:list-item>
          <text:list>
            <text:list-header>
              <text:p text:style-name="P194"><text:bookmark-start text:name="__RefHeading___Toc7237_1251212380"/>Table of Contents types<text:bookmark-end text:name="__RefHeading___Toc7237_1251212380"/></text:p>
              <text:p text:style-name="P209">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3">Type</text:p>
          </table:table-cell>
          <table:table-cell table:style-name="Table42.A1" office:value-type="string">
            <text:p text:style-name="P13">Description</text:p>
          </table:table-cell>
        </table:table-row>
        <table:table-row>
          <table:table-cell table:style-name="Table42.A1" office:value-type="string">
            <text:p text:style-name="P85">main</text:p>
          </table:table-cell>
          <table:table-cell table:style-name="Table42.A1" office:value-type="string">
            <text:p text:style-name="P85">Default page number order of all books [default]</text:p>
          </table:table-cell>
        </table:table-row>
        <table:table-row>
          <table:table-cell table:style-name="Table42.A1" office:value-type="string">
            <text:p text:style-name="P85">ot</text:p>
          </table:table-cell>
          <table:table-cell table:style-name="Table42.A1" office:value-type="string">
            <text:p text:style-name="P85">Old Testament</text:p>
          </table:table-cell>
        </table:table-row>
        <table:table-row>
          <table:table-cell table:style-name="Table42.A1" office:value-type="string">
            <text:p text:style-name="P85">nt</text:p>
          </table:table-cell>
          <table:table-cell table:style-name="Table42.A1" office:value-type="string">
            <text:p text:style-name="P85">New Testament</text:p>
          </table:table-cell>
        </table:table-row>
        <table:table-row>
          <table:table-cell table:style-name="Table42.A1" office:value-type="string">
            <text:p text:style-name="P85">dc</text:p>
          </table:table-cell>
          <table:table-cell table:style-name="Table42.A1" office:value-type="string">
            <text:p text:style-name="P85">Deuterocanonical books</text:p>
          </table:table-cell>
        </table:table-row>
        <table:table-row>
          <table:table-cell table:style-name="Table42.A1" office:value-type="string">
            <text:p text:style-name="P85">pre</text:p>
          </table:table-cell>
          <table:table-cell table:style-name="Table42.A1" office:value-type="string">
            <text:p text:style-name="P85">Before Old Testament books (e.g. FRT)</text:p>
          </table:table-cell>
        </table:table-row>
        <table:table-row>
          <table:table-cell table:style-name="Table42.A1" office:value-type="string">
            <text:p text:style-name="P85">post</text:p>
          </table:table-cell>
          <table:table-cell table:style-name="Table42.A1" office:value-type="string">
            <text:p text:style-name="P85">Post scriptural books (e.g. GLO)</text:p>
          </table:table-cell>
        </table:table-row>
        <table:table-row>
          <table:table-cell table:style-name="Table42.A1" office:value-type="string">
            <text:p text:style-name="P85">heb</text:p>
          </table:table-cell>
          <table:table-cell table:style-name="Table42.A1" office:value-type="string">
            <text:p text:style-name="P85">Old Testament books in Hebrew order</text:p>
          </table:table-cell>
        </table:table-row>
        <table:table-row>
          <table:table-cell table:style-name="Table42.A1" office:value-type="string">
            <text:p text:style-name="P85">sorta</text:p>
          </table:table-cell>
          <table:table-cell table:style-name="Table42.A1" office:value-type="string">
            <text:p text:style-name="P85">Sort by \toc1</text:p>
          </table:table-cell>
        </table:table-row>
        <table:table-row>
          <table:table-cell table:style-name="Table42.A1" office:value-type="string">
            <text:p text:style-name="P85">sortb</text:p>
          </table:table-cell>
          <table:table-cell table:style-name="Table42.A1" office:value-type="string">
            <text:p text:style-name="P85">Sort by \toc2</text:p>
          </table:table-cell>
        </table:table-row>
        <table:table-row>
          <table:table-cell table:style-name="Table42.A1" office:value-type="string">
            <text:p text:style-name="P85">sortc</text:p>
          </table:table-cell>
          <table:table-cell table:style-name="Table42.A1" office:value-type="string">
            <text:p text:style-name="P85">Sort by \toc3</text:p>
          </table:table-cell>
        </table:table-row>
      </table:table>
      <text:list text:continue-numbering="true" text:style-name="WWNum1">
        <text:list-item>
          <text:list>
            <text:list-header>
              <text:p text:style-name="P189"/>
              <text:p text:style-name="P190"><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6">\Marker</text:p>
          </table:table-cell>
          <table:table-cell table:style-name="Table6.A1" office:value-type="string">
            <text:p text:style-name="P26">The start of a marker description</text:p>
          </table:table-cell>
        </table:table-row>
        <table:table-row table:style-name="Table6.1">
          <table:table-cell table:style-name="Table6.A1" office:value-type="string">
            <text:p text:style-name="P26">\Endmarker</text:p>
          </table:table-cell>
          <table:table-cell table:style-name="Table6.A1" office:value-type="string">
            <text:p text:style-name="P26">Specifies the closing marker for this group</text:p>
          </table:table-cell>
        </table:table-row>
        <table:table-row table:style-name="Table6.1">
          <table:table-cell table:style-name="Table6.A1" office:value-type="string">
            <text:p text:style-name="P26">\Name</text:p>
          </table:table-cell>
          <table:table-cell table:style-name="Table6.A1" office:value-type="string">
            <text:p text:style-name="P26">3 parts separated by -: marker, category, summary description</text:p>
          </table:table-cell>
        </table:table-row>
        <table:table-row table:style-name="Table6.1">
          <table:table-cell table:style-name="Table6.A1" office:value-type="string">
            <text:p text:style-name="P26">\Description</text:p>
          </table:table-cell>
          <table:table-cell table:style-name="Table6.A1" office:value-type="string">
            <text:p text:style-name="P26">Textual one line description of the marker</text:p>
          </table:table-cell>
        </table:table-row>
        <table:table-row table:style-name="Table6.1">
          <table:table-cell table:style-name="Table6.A1" office:value-type="string">
            <text:p text:style-name="P26">\OccursUnder</text:p>
          </table:table-cell>
          <table:table-cell table:style-name="Table6.A1" office:value-type="string">
            <text:p text:style-name="P26">List of markers this marker may occur under in the hierarchy</text:p>
          </table:table-cell>
        </table:table-row>
        <table:table-row table:style-name="Table6.1">
          <table:table-cell table:style-name="Table6.A1" office:value-type="string">
            <text:p text:style-name="P26">\TextProperties</text:p>
          </table:table-cell>
          <table:table-cell table:style-name="Table6.A1" office:value-type="string">
            <text:p text:style-name="P26">(non)publishable, vernacular</text:p>
          </table:table-cell>
        </table:table-row>
        <table:table-row table:style-name="Table6.1">
          <table:table-cell table:style-name="Table6.A1" office:value-type="string">
            <text:p text:style-name="P26">\TextType</text:p>
          </table:table-cell>
          <table:table-cell table:style-name="Table6.A1" office:value-type="string">
            <text:p text:style-name="P26">VerseText, NoteText, BodyText, Title, Section, Other, ChapterNumber, VerseNumber</text:p>
          </table:table-cell>
        </table:table-row>
        <table:table-row table:style-name="Table6.1">
          <table:table-cell table:style-name="Table6.A1" office:value-type="string">
            <text:p text:style-name="P26">\StyleType</text:p>
          </table:table-cell>
          <table:table-cell table:style-name="Table6.A1" office:value-type="string">
            <text:p text:style-name="P26">Paragraph, Character, Note, Milestone</text:p>
          </table:table-cell>
        </table:table-row>
        <table:table-row table:style-name="Table6.1">
          <table:table-cell table:style-name="Table6.A1" office:value-type="string">
            <text:p text:style-name="P26">\Color</text:p>
          </table:table-cell>
          <table:table-cell table:style-name="Table6.A1" office:value-type="string">
            <text:p text:style-name="P26">decimal B * 65536 + G * 256 + R, or xRRGGBB hex digits</text:p>
          </table:table-cell>
        </table:table-row>
        <table:table-row table:style-name="Table6.1">
          <table:table-cell table:style-name="Table6.A1" office:value-type="string">
            <text:p text:style-name="P26">\FontName</text:p>
          </table:table-cell>
          <table:table-cell table:style-name="Table6.A1" office:value-type="string">
            <text:p text:style-name="P26">font name to pass to font specification</text:p>
          </table:table-cell>
        </table:table-row>
        <table:table-row table:style-name="Table6.1">
          <table:table-cell table:style-name="Table6.A1" office:value-type="string">
            <text:p text:style-name="P26">\FontSize</text:p>
          </table:table-cell>
          <table:table-cell table:style-name="Table6.A1" office:value-type="string">
            <text:p text:style-name="P26">actual font size is \FontSize * \FontSizeUnit. 12 = main font size</text:p>
          </table:table-cell>
        </table:table-row>
        <table:table-row table:style-name="Table6.1">
          <table:table-cell table:style-name="Table6.A1" office:value-type="string">
            <text:p text:style-name="P26">\FontScale</text:p>
          </table:table-cell>
          <table:table-cell table:style-name="Table6.A1" office:value-type="string">
            <text:p text:style-name="P26">Scaled font size relative to the current font (e.g. \p)</text:p>
          </table:table-cell>
        </table:table-row>
        <table:table-row table:style-name="Table6.1">
          <table:table-cell table:style-name="Table6.A1" office:value-type="string">
            <text:p text:style-name="P26">\⁠ztexFontFeatures</text:p>
          </table:table-cell>
          <table:table-cell table:style-name="Table6.A1" office:value-type="string">
            <text:p text:style-name="P26">XeTeX style font feature settings to append to the font name specification when a font is instantiated</text:p>
          </table:table-cell>
        </table:table-row>
        <table:table-row table:style-name="Table6.1">
          <table:table-cell table:style-name="Table6.A1" office:value-type="string">
            <text:p text:style-name="P26">\ztexGrSpace</text:p>
          </table:table-cell>
          <table:table-cell table:style-name="Table6.A1" office:value-type="string">
            <text:p text:style-name="P26">The \XeTeXinterwordspacing value to use when this marker is active</text:p>
          </table:table-cell>
        </table:table-row>
        <table:table-row table:style-name="Table6.1">
          <table:table-cell table:style-name="Table6.A1" office:value-type="string">
            <text:p text:style-name="P26">\Italic</text:p>
          </table:table-cell>
          <table:table-cell table:style-name="Table6.A1" office:value-type="string">
            <text:p text:style-name="P26">blank enables, “-” disables</text:p>
          </table:table-cell>
        </table:table-row>
        <table:table-row table:style-name="Table6.1">
          <table:table-cell table:style-name="Table6.A1" office:value-type="string">
            <text:p text:style-name="P26">\Bold</text:p>
          </table:table-cell>
          <table:table-cell table:style-name="Table6.A1" office:value-type="string">
            <text:p text:style-name="P26">blank enables, “-” disables</text:p>
          </table:table-cell>
        </table:table-row>
        <table:table-row table:style-name="Table6.1">
          <table:table-cell table:style-name="Table6.A1" office:value-type="string">
            <text:p text:style-name="P26">\Superscript</text:p>
          </table:table-cell>
          <table:table-cell table:style-name="Table6.A1" office:value-type="string">
            <text:p text:style-name="P26">blank enables, “-” disables. Equivalent to \FontScale \SuperscriptFactor, \Raise \SuperscriptRaise</text:p>
          </table:table-cell>
        </table:table-row>
        <table:table-row table:style-name="Table6.1">
          <table:table-cell table:style-name="Table6.A1" office:value-type="string">
            <text:p text:style-name="P26">\SmallCaps</text:p>
          </table:table-cell>
          <table:table-cell table:style-name="Table6.A1" office:value-type="string">
            <text:p text:style-name="P26">blank enables, “-” disables</text:p>
          </table:table-cell>
        </table:table-row>
        <table:table-row table:style-name="Table6.1">
          <table:table-cell table:style-name="Table6.A1" office:value-type="string">
            <text:p text:style-name="P26">\Regular</text:p>
          </table:table-cell>
          <table:table-cell table:style-name="Table6.A1" office:value-type="string">
            <text:p text:style-name="P26">Disables \Italic, \Bold, \Superscript</text:p>
          </table:table-cell>
        </table:table-row>
        <table:table-row table:style-name="Table6.1">
          <table:table-cell table:style-name="Table6.A1" office:value-type="string">
            <text:p text:style-name="P26">\Raise</text:p>
          </table:table-cell>
          <table:table-cell table:style-name="Table6.A1" office:value-type="string">
            <text:p text:style-name="P26">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6">\BaseLine</text:p>
          </table:table-cell>
          <table:table-cell table:style-name="Table6.A1" office:value-type="string">
            <text:p text:style-name="P26">(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6">\LineSpacing</text:p>
          </table:table-cell>
          <table:table-cell table:style-name="Table6.A1" office:value-type="string">
            <text:p text:style-name="P26">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6">\⁠FirstLineIndent</text:p>
          </table:table-cell>
          <table:table-cell table:style-name="Table6.A1" office:value-type="string">
            <text:p text:style-name="P26">First line indent * \IndentUnit. 1 = Specified indent factor<text:span text:style-name="T95">. For sidebars, this indents (or outdents if negative) a the sidebar. </text:span></text:p>
          </table:table-cell>
        </table:table-row>
        <table:table-row table:style-name="Table6.1">
          <table:table-cell table:style-name="Table6.A1" office:value-type="string">
            <text:p text:style-name="P26">\LeftMargin</text:p>
          </table:table-cell>
          <table:table-cell table:style-name="Table6.A1" office:value-type="string">
            <text:p text:style-name="P26">Left margin * \IndentUnit (Right margin in RTL)</text:p>
          </table:table-cell>
        </table:table-row>
        <table:table-row table:style-name="Table6.1">
          <table:table-cell table:style-name="Table6.A1" office:value-type="string">
            <text:p text:style-name="P26">\RightMargin</text:p>
          </table:table-cell>
          <table:table-cell table:style-name="Table6.A1" office:value-type="string">
            <text:p text:style-name="P26">Right margin * \IndentUnit (Left margin in RTL)</text:p>
          </table:table-cell>
        </table:table-row>
        <table:table-row table:style-name="Table6.1">
          <table:table-cell table:style-name="Table6.A1" office:value-type="string">
            <text:p text:style-name="P26">\Justification</text:p>
          </table:table-cell>
          <table:table-cell table:style-name="Table6.A1" office:value-type="string">
            <text:p text:style-name="P26">values; center, left, right. Anything else is fully justified</text:p>
          </table:table-cell>
        </table:table-row>
        <table:table-row table:style-name="Table6.1">
          <table:table-cell table:style-name="Table6.A1" office:value-type="string">
            <text:p text:style-name="P26">\⁠NonJustifiedFill</text:p>
          </table:table-cell>
          <table:table-cell table:style-name="Table6.A1" office:value-type="string">
            <text:p text:style-name="P26">Proportion of line to allow for line break filling. Default 0.25</text:p>
          </table:table-cell>
        </table:table-row>
        <table:table-row table:style-name="Table6.1">
          <table:table-cell table:style-name="Table6.A1" office:value-type="string">
            <text:p text:style-name="P26">\SpaceBefore</text:p>
          </table:table-cell>
          <table:table-cell table:style-name="Table6.A1" office:value-type="string">
            <text:p text:style-name="P26">Space before paragraph (\SpaceBefore * \VerticalSpaceFactor * \LineSpacingFactor * \FontSizeUnit)</text:p>
          </table:table-cell>
        </table:table-row>
        <table:table-row table:style-name="Table6.1">
          <table:table-cell table:style-name="Table6.A1" office:value-type="string">
            <text:p text:style-name="P26">\SpaceAfter</text:p>
          </table:table-cell>
          <table:table-cell table:style-name="Table6.A1" office:value-type="string">
            <text:p text:style-name="P26">Space before paragraph (\SpaceAfter * \VerticalSpaceFactor * \LineSpacingFactor * \FontSizeUnit)</text:p>
          </table:table-cell>
        </table:table-row>
        <table:table-row table:style-name="Table6.1">
          <table:table-cell table:style-name="Table6.A1" office:value-type="string">
            <text:p text:style-name="P26">\CallerStyle</text:p>
          </table:table-cell>
          <table:table-cell table:style-name="Table6.A1" office:value-type="string">
            <text:p text:style-name="P26">Marker to style the body text caller for a note</text:p>
          </table:table-cell>
        </table:table-row>
        <table:table-row table:style-name="Table6.1">
          <table:table-cell table:style-name="Table6.A1" office:value-type="string">
            <text:p text:style-name="P26">\CallerRaise</text:p>
          </table:table-cell>
          <table:table-cell table:style-name="Table6.A1" office:value-type="string">
            <text:p text:style-name="P26">Dimension to raise the body text caller</text:p>
          </table:table-cell>
        </table:table-row>
        <table:table-row table:style-name="Table6.1">
          <table:table-cell table:style-name="Table6.A1" office:value-type="string">
            <text:p text:style-name="P26">\NoteCallerStyle</text:p>
          </table:table-cell>
          <table:table-cell table:style-name="Table6.A1" office:value-type="string">
            <text:p text:style-name="P26">Marker to style the in note caller</text:p>
          </table:table-cell>
        </table:table-row>
        <table:table-row table:style-name="Table6.1">
          <table:table-cell table:style-name="Table6.A1" office:value-type="string">
            <text:p text:style-name="P26">\NoteCallerRaise</text:p>
          </table:table-cell>
          <table:table-cell table:style-name="Table6.A1" office:value-type="string">
            <text:p text:style-name="P26">Dimension to raise the in note caller</text:p>
          </table:table-cell>
        </table:table-row>
        <table:table-row table:style-name="Table6.1">
          <table:table-cell table:style-name="Table6.A1" office:value-type="string">
            <text:p text:style-name="P26">\NoteBlendInto</text:p>
          </table:table-cell>
          <table:table-cell table:style-name="Table6.A1" office:value-type="string">
            <text:p text:style-name="P26">name of note type marker to merge these notes into that class, but with styling specified here</text:p>
          </table:table-cell>
        </table:table-row>
        <text:soft-page-break/>
        <table:table-row table:style-name="Table6.1">
          <table:table-cell table:style-name="Table6.A1" office:value-type="string">
            <text:p text:style-name="P143">\Underline</text:p>
          </table:table-cell>
          <table:table-cell table:style-name="Table6.A1" office:value-type="string">
            <text:p text:style-name="P143">1 = single underline. 2 = double underline<text:note text:id="ftn1" text:note-class="footnote"><text:note-citation>1</text:note-citation><text:note-body><text:p text:style-name="P142"><text:s/>Should only be applied to character styles and prevents line breaking within the character style. <text:span text:style-name="T99">Paragraph style support is not yet implemented</text:span></text:p></text:note-body></text:note></text:p>
          </table:table-cell>
        </table:table-row>
        <table:table-row table:style-name="Table6.1">
          <table:table-cell table:style-name="Table6.A1" office:value-type="string">
            <text:p text:style-name="P143">\Background</text:p>
          </table:table-cell>
          <table:table-cell table:style-name="Table6.A1" office:value-type="string">
            <text:p text:style-name="P143">Apply a background colour or highlight<text:span text:style-name="T66"><text:note-ref text:note-class="footnote" text:reference-format="text" text:ref-name="ftn1">1</text:note-ref></text:span></text:p>
          </table:table-cell>
        </table:table-row>
        <table:table-row table:style-name="Table6.1">
          <table:table-cell table:style-name="Table6.A1" office:value-type="string">
            <text:p text:style-name="P147">\Outline</text:p>
          </table:table-cell>
          <table:table-cell table:style-name="Table6.A1" office:value-type="string">
            <text:p text:style-name="P148">Line thickness (* FontsizeUnit) to outline text with<text:span text:style-name="T66"><text:note-ref text:note-class="footnote" text:reference-format="text" text:ref-name="ftn1">1</text:note-ref></text:span></text:p>
          </table:table-cell>
        </table:table-row>
        <table:table-row table:style-name="Table6.1">
          <table:table-cell table:style-name="Table6.A1" office:value-type="string">
            <text:p text:style-name="P148">\OutlineColour</text:p>
          </table:table-cell>
          <table:table-cell table:style-name="Table6.A1" office:value-type="string">
            <text:p text:style-name="P148">Colour of outline line<text:span text:style-name="T66"><text:note-ref text:note-class="footnote" text:reference-format="text" text:ref-name="ftn1">1</text:note-ref></text:span></text:p>
          </table:table-cell>
        </table:table-row>
        <table:table-row table:style-name="Table6.1">
          <table:table-cell table:style-name="Table6.A1" office:value-type="string">
            <text:p text:style-name="P148">\Shadow</text:p>
          </table:table-cell>
          <table:table-cell table:style-name="Table6.A1" office:value-type="string">
            <text:p text:style-name="P148">Offset of text shadow multipled by font size<text:span text:style-name="T66"><text:note-ref text:note-class="footnote" text:reference-format="text" text:ref-name="ftn1">1</text:note-ref></text:span></text:p>
          </table:table-cell>
        </table:table-row>
        <table:table-row table:style-name="Table6.1">
          <table:table-cell table:style-name="Table6.A1" office:value-type="string">
            <text:p text:style-name="P148">\ShadowColour</text:p>
          </table:table-cell>
          <table:table-cell table:style-name="Table6.A1" office:value-type="string">
            <text:p text:style-name="P148">Colour of text shadow<text:span text:style-name="T66"><text:note-ref text:note-class="footnote" text:reference-format="text" text:ref-name="ftn1">1</text:note-ref></text:span></text:p>
          </table:table-cell>
        </table:table-row>
      </table:table>
      <text:list xml:id="list194238950435290" text:continue-numbering="true" text:style-name="WWNum1">
        <text:list-item>
          <text:list>
            <text:list-header>
              <text:p text:style-name="P194"><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6">\Position</text:p>
          </table:table-cell>
          <table:table-cell table:style-name="Table7.A1" office:value-type="string">
            <text:p text:style-name="P26">Position on the page: [tbhpfB][lrico]? | [FP]([lrcio][ctbf]?)? default bl</text:p>
          </table:table-cell>
        </table:table-row>
        <table:table-row table:style-name="Table7.1">
          <table:table-cell table:style-name="Table7.A1" office:value-type="string">
            <text:p text:style-name="P26">\Scale</text:p>
          </table:table-cell>
          <table:table-cell table:style-name="Table7.A1" office:value-type="string">
            <text:p text:style-name="P26">Proportion of width of parent</text:p>
          </table:table-cell>
        </table:table-row>
        <table:table-row table:style-name="Table7.1">
          <table:table-cell table:style-name="Table7.A1" office:value-type="string">
            <text:p text:style-name="P139">\SpaceBeside</text:p>
          </table:table-cell>
          <table:table-cell table:style-name="Table7.A1" office:value-type="string">
            <text:p text:style-name="P139">Horizontally shift the sidebar relative to the margin, in same units as paragraph indentation. May be negative.</text:p>
          </table:table-cell>
        </table:table-row>
        <table:table-row table:style-name="Table7.1">
          <table:table-cell table:style-name="Table7.A1" office:value-type="string">
            <text:p text:style-name="P151">\SidebarGridding</text:p>
          </table:table-cell>
          <table:table-cell table:style-name="Table7.A1" office:value-type="string">
            <text:p text:style-name="P151">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6">\BgColor</text:p>
          </table:table-cell>
          <table:table-cell table:style-name="Table7.A1" office:value-type="string">
            <text:p text:style-name="P26">F (disable), T (enable), <text:s/>or 3 values 0-1.0 RGB</text:p>
          </table:table-cell>
        </table:table-row>
        <table:table-row table:style-name="Table7.1">
          <table:table-cell table:style-name="Table7.A1" office:value-type="string">
            <text:p text:style-name="P26">\Alpha</text:p>
          </table:table-cell>
          <table:table-cell table:style-name="Table7.A1" office:value-type="string">
            <text:p text:style-name="P26">Background transparency</text:p>
          </table:table-cell>
        </table:table-row>
        <table:table-row table:style-name="Table7.1">
          <table:table-cell table:style-name="Table7.A1" office:value-type="string">
            <text:p text:style-name="P26">\FgImage</text:p>
          </table:table-cell>
          <table:table-cell table:style-name="Table7.A1" office:value-type="string">
            <text:p text:style-name="P26">filename of image (.jpg, .pdf)</text:p>
          </table:table-cell>
        </table:table-row>
        <table:table-row table:style-name="Table7.1">
          <table:table-cell table:style-name="Table7.A1" office:value-type="string">
            <text:p text:style-name="P26">\FgImagePos</text:p>
          </table:table-cell>
          <table:table-cell table:style-name="Table7.A1" office:value-type="string">
            <text:p text:style-name="P26">Location of image within box</text:p>
          </table:table-cell>
        </table:table-row>
        <table:table-row table:style-name="Table7.1">
          <table:table-cell table:style-name="Table7.A1" office:value-type="string">
            <text:p text:style-name="P26">\FgImageScale</text:p>
          </table:table-cell>
          <table:table-cell table:style-name="Table7.A1" office:value-type="string">
            <text:p text:style-name="P26">How much to scale image by (default 0.2)</text:p>
          </table:table-cell>
        </table:table-row>
        <table:table-row table:style-name="Table7.1">
          <table:table-cell table:style-name="Table7.A1" office:value-type="string">
            <text:p text:style-name="P26">\BgImage</text:p>
          </table:table-cell>
          <table:table-cell table:style-name="Table7.A1" office:value-type="string">
            <text:p text:style-name="P26">filename for horizontally and centred background image</text:p>
          </table:table-cell>
        </table:table-row>
        <table:table-row table:style-name="Table7.1">
          <table:table-cell table:style-name="Table7.A1" office:value-type="string">
            <text:p text:style-name="P26">\BgImageScale</text:p>
          </table:table-cell>
          <table:table-cell table:style-name="Table7.A1" office:value-type="string">
            <text:p text:style-name="P26">floatxfloat or float or xfloat for image scaling</text:p>
          </table:table-cell>
        </table:table-row>
        <table:table-row table:style-name="Table7.1">
          <table:table-cell table:style-name="Table7.A1" office:value-type="string">
            <text:p text:style-name="P26">\BgImageOversize</text:p>
          </table:table-cell>
          <table:table-cell table:style-name="Table7.A1" office:value-type="string">
            <text:p text:style-name="P26">ignore (overfill, no crop), (shrink, distort, crop)</text:p>
          </table:table-cell>
        </table:table-row>
        <table:table-row table:style-name="Table7.1">
          <table:table-cell table:style-name="Table7.A1" office:value-type="string">
            <text:p text:style-name="P26">\BgImageLow</text:p>
          </table:table-cell>
          <table:table-cell table:style-name="Table7.A1" office:value-type="string">
            <text:p text:style-name="P26">t (under background color) or f (over background color)</text:p>
          </table:table-cell>
        </table:table-row>
        <table:table-row table:style-name="Table7.1">
          <table:table-cell table:style-name="Table7.A1" office:value-type="string">
            <text:p text:style-name="P26">\BgImageAlpha</text:p>
          </table:table-cell>
          <table:table-cell table:style-name="Table7.A1" office:value-type="string">
            <text:p text:style-name="P26">Alpha for background image</text:p>
          </table:table-cell>
        </table:table-row>
        <table:table-row table:style-name="Table7.1">
          <table:table-cell table:style-name="Table7.A1" office:value-type="string">
            <text:p text:style-name="P26">\BgImageColo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xPadding</text:p>
          </table:table-cell>
          <table:table-cell table:style-name="Table7.A1" office:value-type="string">
            <text:p text:style-name="P26">margin between border and background color/image</text:p>
          </table:table-cell>
        </table:table-row>
        <table:table-row table:style-name="Table7.1">
          <table:table-cell table:style-name="Table7.A1" office:value-type="string">
            <text:p text:style-name="P154">\BoxPaddingInnerOuter</text:p>
          </table:table-cell>
          <table:table-cell table:style-name="Table7.A1" office:value-type="string">
            <text:p text:style-name="P154">T – Left means inner, Right outer; F – Left and Right are left and right.</text:p>
          </table:table-cell>
        </table:table-row>
        <table:table-row table:style-name="Table7.1">
          <table:table-cell table:style-name="Table7.A1" office:value-type="string">
            <text:p text:style-name="P26"/>
          </table:table-cell>
          <table:table-cell table:style-name="Table7.A1" office:value-type="string">
            <text:p text:style-name="P26"/>
          </table:table-cell>
        </table:table-row>
        <table:table-row table:style-name="Table7.1">
          <table:table-cell table:style-name="Table7.A1" office:value-type="string">
            <text:p text:style-name="P26">\BoxHPadding</text:p>
          </table:table-cell>
          <table:table-cell table:style-name="Table7.A1" office:value-type="string">
            <text:p text:style-name="P26">Horizontal margin</text:p>
          </table:table-cell>
        </table:table-row>
        <table:table-row table:style-name="Table7.1">
          <table:table-cell table:style-name="Table7.A1" office:value-type="string">
            <text:p text:style-name="P26">\BoxVPadding</text:p>
          </table:table-cell>
          <table:table-cell table:style-name="Table7.A1" office:value-type="string">
            <text:p text:style-name="P26">Vertical margin</text:p>
          </table:table-cell>
        </table:table-row>
        <table:table-row table:style-name="Table7.1">
          <table:table-cell table:style-name="Table7.A1" office:value-type="string">
            <text:p text:style-name="P26">\Border</text:p>
          </table:table-cell>
          <table:table-cell table:style-name="Table7.A1" office:value-type="string">
            <text:p text:style-name="P26">Apply border to this side: None, Top, Bottom, Left, Right, Inner, Outer, All</text:p>
          </table:table-cell>
        </table:table-row>
        <table:table-row table:style-name="Table7.1">
          <table:table-cell table:style-name="Table7.A1" office:value-type="string">
            <text:p text:style-name="P26">\BorderWidth</text:p>
          </table:table-cell>
          <table:table-cell table:style-name="Table7.A1" office:value-type="string">
            <text:p text:style-name="P26">Total border width including 2 lines and fill, etc. In pts</text:p>
          </table:table-cell>
        </table:table-row>
        <table:table-row table:style-name="Table7.1">
          <table:table-cell table:style-name="Table7.A1" office:value-type="string">
            <text:p text:style-name="P26">\BorderColou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rderStyle</text:p>
          </table:table-cell>
          <table:table-cell table:style-name="Table7.A1" office:value-type="string">
            <text:p text:style-name="P26">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6">\BorderRef</text:p>
          </table:table-cell>
          <table:table-cell table:style-name="Table7.A1" office:value-type="string">
            <text:p text:style-name="P26">Reference (inherit values from) another (e.g. standard) style. Parameters not defined for the current style will be used from the named style. <text:span text:style-name="T57">R</text:span>esolution of inherited values occurs on reading the first USFM file.</text:p>
          </table:table-cell>
        </table:table-row>
        <text:soft-page-break/>
        <table:table-row table:style-name="Table7.1">
          <table:table-cell table:style-name="Table7.A1" office:value-type="string">
            <text:p text:style-name="P26">\BorderFillColor</text:p>
          </table:table-cell>
          <table:table-cell table:style-name="Table7.A1" office:value-type="string">
            <text:p text:style-name="P26">3 floats (RGB) or x with 6 hex digits. Color to fill between border lines or in a complex ornament</text:p>
          </table:table-cell>
        </table:table-row>
        <table:table-row table:style-name="Table7.1">
          <table:table-cell table:style-name="Table7.A1" office:value-type="string">
            <text:p text:style-name="P26">\BorderLineWidth</text:p>
          </table:table-cell>
          <table:table-cell table:style-name="Table7.A1" office:value-type="string">
            <text:p text:style-name="P26">Thickness of lines in the border in pts</text:p>
          </table:table-cell>
        </table:table-row>
        <table:table-row table:style-name="Table7.1">
          <table:table-cell table:style-name="Table7.A1" office:value-type="string">
            <text:p text:style-name="P26">\BorderPadding</text:p>
          </table:table-cell>
          <table:table-cell table:style-name="Table7.A1" office:value-type="string">
            <text:p text:style-name="P26">External padding margin to the border (from outside text, say). In pts.</text:p>
          </table:table-cell>
        </table:table-row>
        <table:table-row table:style-name="Table7.1">
          <table:table-cell table:style-name="Table7.A1" office:value-type="string">
            <text:p text:style-name="P26">\BorderHPadding</text:p>
          </table:table-cell>
          <table:table-cell table:style-name="Table7.A1" office:value-type="string">
            <text:p text:style-name="P26">Horizontal external padding</text:p>
          </table:table-cell>
        </table:table-row>
        <table:table-row table:style-name="Table7.1">
          <table:table-cell table:style-name="Table7.A1" office:value-type="string">
            <text:p text:style-name="P26">\BorderVPadding</text:p>
          </table:table-cell>
          <table:table-cell table:style-name="Table7.A1" office:value-type="string">
            <text:p text:style-name="P26">Vertical external padding</text:p>
          </table:table-cell>
        </table:table-row>
        <table:table-row table:style-name="Table7.1">
          <table:table-cell table:style-name="Table7.A1" office:value-type="string">
            <text:p text:style-name="P26">\BorderPatternTop</text:p>
          </table:table-cell>
          <table:table-cell table:style-name="Table7.A1" office:value-type="string">
            <text:p text:style-name="P26">Border pattern syntax description of top border of box</text:p>
          </table:table-cell>
        </table:table-row>
        <table:table-row table:style-name="Table7.1">
          <table:table-cell table:style-name="Table7.A1" office:value-type="string">
            <text:p text:style-name="P26">\BorderPatternBot</text:p>
          </table:table-cell>
          <table:table-cell table:style-name="Table7.A1" office:value-type="string">
            <text:p text:style-name="P26">Border pattern syntax for bottom border of box</text:p>
          </table:table-cell>
        </table:table-row>
        <table:table-row table:style-name="Table7.1">
          <table:table-cell table:style-name="Table7.A1" office:value-type="string">
            <text:p text:style-name="P26">\BorderPatternLeft</text:p>
          </table:table-cell>
          <table:table-cell table:style-name="Table7.A1" office:value-type="string">
            <text:p text:style-name="P26">Border pattern syntax for left border of box</text:p>
          </table:table-cell>
        </table:table-row>
        <table:table-row table:style-name="Table7.1">
          <table:table-cell table:style-name="Table7.A1" office:value-type="string">
            <text:p text:style-name="P26">\BorderPatternRight</text:p>
          </table:table-cell>
          <table:table-cell table:style-name="Table7.A1" office:value-type="string">
            <text:p text:style-name="P26">Border pattern syntax for right border of box</text:p>
            <text:p text:style-name="P26">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6">\OrnamentScaleRef</text:p>
          </table:table-cell>
          <table:table-cell table:style-name="Table7.A1" office:value-type="string">
            <text:p text:style-name="P26">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9"/>
          </table:table-cell>
          <table:table-cell table:style-name="Table7.A1" office:value-type="string">
            <text:p text:style-name="P26"/>
          </table:table-cell>
        </table:table-row>
      </table:table>
      <text:p text:style-name="P166"><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8">File</text:p>
          </table:table-cell>
          <table:table-cell table:style-name="Table48.A1" office:value-type="string">
            <text:p text:style-name="P18">Purpose</text:p>
          </table:table-cell>
        </table:table-row>
        <table:table-row>
          <table:table-cell table:style-name="Table48.A1" office:value-type="string">
            <text:p text:style-name="P169">usfm_sb.sty</text:p>
          </table:table-cell>
          <table:table-cell table:style-name="Table48.A1" office:value-type="string">
            <text:p text:style-name="P169">Base USFM specification stylesheet</text:p>
          </table:table-cell>
        </table:table-row>
        <table:table-row>
          <table:table-cell table:style-name="Table48.A1" office:value-type="string">
            <text:p text:style-name="P169"><text:span text:style-name="T2">prj</text:span>/usfm.sty (*)</text:p>
          </table:table-cell>
          <table:table-cell table:style-name="Table48.A1" office:value-type="string">
            <text:p text:style-name="P169">Project specific extensions to USFM</text:p>
          </table:table-cell>
        </table:table-row>
        <table:table-row>
          <table:table-cell table:style-name="Table48.A1" office:value-type="string">
            <text:p text:style-name="P169">ptx2pdf.sty</text:p>
          </table:table-cell>
          <table:table-cell table:style-name="Table48.A1" office:value-type="string">
            <text:p text:style-name="P169">PTXprint USFM stylesheet extensions</text:p>
          </table:table-cell>
        </table:table-row>
        <table:table-row>
          <table:table-cell table:style-name="Table48.A1" office:value-type="string">
            <text:p text:style-name="P169"><text:span text:style-name="T2">prj</text:span>/custom.sty (*)</text:p>
          </table:table-cell>
          <table:table-cell table:style-name="Table48.A1" office:value-type="string">
            <text:p text:style-name="P169">Project custom stylesheet</text:p>
          </table:table-cell>
        </table:table-row>
        <table:table-row>
          <table:table-cell table:style-name="Table48.A1" office:value-type="string">
            <text:p text:style-name="P169">shared/ptxprint/<text:span text:style-name="T2">prj</text:span>/ptxprint.sty (*)</text:p>
          </table:table-cell>
          <table:table-cell table:style-name="Table48.A1" office:value-type="string">
            <text:p text:style-name="P169">Project stylesheet from PTXprint UI</text:p>
          </table:table-cell>
        </table:table-row>
        <table:table-row>
          <table:table-cell table:style-name="Table48.A1" office:value-type="string">
            <text:p text:style-name="P169">shared/ptxprint/<text:span text:style-name="T2">prj</text:span>/ptxprint-mods.sty (*)</text:p>
          </table:table-cell>
          <table:table-cell table:style-name="Table48.A1" office:value-type="string">
            <text:p text:style-name="P169">Project stylesheet overrides</text:p>
          </table:table-cell>
        </table:table-row>
      </table:table>
      <text:p text:style-name="Text_20_body"><text:bookmark-start text:name="__RefHeading___Toc10505_326506458"/><text:bookmark text:name="_7fbjapq7io5m"/><text:span text:style-name="T101">* </text:span><text:span text:style-name="T102">processes all the corresponding files for each glot</text:span><text:bookmark-end text:name="__RefHeading___Toc10505_326506458"/></text:p>
      <text:p text:style-name="P167"><text:bookmark-start text:name="__RefHeading___Toc10555_2043585794"/>Border pattern syntax<text:bookmark-end text:name="__RefHeading___Toc10555_2043585794"/></text:p>
      <text:list text:style-name="WWNum2">
        <text:list-item>
          <text:p text:style-name="P210">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210">Ornament string is , separated list of pattern elements</text:p>
        </text:list-item>
      </text:list>
      <text:list text:continue-list="list194238950435290" text:style-name="WWNum1">
        <text:list-item>
          <text:list>
            <text:list-header>
              <text:p text:style-name="P189"><text:bookmark-start text:name="__RefHeading___Toc10503_326506458"/><text:bookmark text:name="_hjrxfi5g8f7e"/>Marker Grammar<text:bookmark-end text:name="__RefHeading___Toc10503_326506458"/></text:p>
            </text:list-header>
          </text:list>
        </text:list-item>
      </text:list>
      <text:p text:style-name="P29">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3"><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4"><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4"><text:soft-page-break/><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4"><text:span text:style-name="T26">categories</text:span><text:span text:style-name="T27">: </text:span><text:span text:style-name="T26">category</text:span><text:span text:style-name="T27"> (':' </text:span><text:span text:style-name="T26">category</text:span><text:span text:style-name="T27">)*</text:span></text:p>
            <text:p text:style-name="P34"><text:span text:style-name="T26">category</text:span><text:span text:style-name="T27">: 'cat:' </text:span><text:span text:style-name="T26">catval</text:span></text:p>
            <text:p text:style-name="P34"><text:span text:style-name="T26">periph</text:span><text:span text:style-name="T27">: 'periph:' </text:span><text:span text:style-name="T26">catval</text:span><text:span text:style-name="T27"> ('|' </text:span><text:span text:style-name="T26">categories</text:span><text:span text:style-name="T27">)?</text:span></text:p>
            <text:p text:style-name="P28"><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51"><text:span text:style-name="T26">ms</text:span><text:span text:style-name="T27">: (</text:span><text:span text:style-name="T26">defaultval</text:span><text:span text:style-name="T27"> '|')? </text:span><text:span text:style-name="T26">tag</text:span></text:p>
            <text:p text:style-name="P51"><text:span text:style-name="T26">tag</text:span><text:span text:style-name="T27">: </text:span><text:span text:style-name="T26">idchar</text:span><text:span text:style-name="T27">+</text:span></text:p>
            <text:p text:style-name="P51"><text:span text:style-name="T26">catval</text:span><text:span text:style-name="T27">: </text:span><text:span text:style-name="T26">idchar</text:span><text:span text:style-name="T27">+</text:span></text:p>
            <text:p text:style-name="P51"><text:soft-page-break/><text:span text:style-name="T26">defaultval</text:span><text:span text:style-name="T27">: </text:span><text:span text:style-name="T26">uniwdchar</text:span><text:span text:style-name="T27">*</text:span></text:p>
            <text:p text:style-name="P51"><text:span text:style-name="T26">idchar</text:span><text:span text:style-name="T27">: [a-zA-Z0-9_] | '-'</text:span></text:p>
            <text:p text:style-name="P51"><text:span text:style-name="T26">uniwdchar</text:span><text:span text:style-name="T27"> : [^\s"|+]</text:span></text:p>
          </table:table-cell>
        </table:table-row>
      </table:table>
      <text:p text:style-name="Standard">Milestones are treated as character styles and propagate into paragraphs that occur while active.<text:line-break/><text:span text:style-name="T118">If not </text:span><text:span text:style-name="T119">clear</text:span><text:span text:style-name="T118"> from </text:span><text:span text:style-name="T119">the </text:span><text:span text:style-name="T118">above constraints (id:, periph: and cat:) must occur in that order</text:span><text:span text:style-name="T119">. <text:s/>If the tag1+tag2+tag3 format is used, tag3 is the outermost (e.g. a paragraph) and tag1 the innermost. E.g. to style</text:span><text:span text:style-name="Teletype"><text:span text:style-name="T119"> \p ... \wj ... \+nd</text:span></text:span><text:span text:style-name="T119"> <text:s text:c="3"/>the style identifier is <text:s/></text:span><text:span text:style-name="Teletype"><text:span text:style-name="T119">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Style Name</text:p>
            </table:table-cell>
            <table:table-cell table:style-name="Table37.A1" office:value-type="string">
              <text:p text:style-name="P21">Wher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62">zglm</text:p>
          </table:table-cell>
          <table:table-cell table:style-name="Table37.A1" office:value-type="string">
            <text:p text:style-name="P180">S</text:p>
          </table:table-cell>
          <table:table-cell table:style-name="Table37.A1" office:value-type="string">
            <text:p text:style-name="P62">Glossary marking characters</text:p>
          </table:table-cell>
        </table:table-row>
        <table:table-row table:style-name="Table37.1">
          <table:table-cell table:style-name="Table37.A1" office:value-type="string">
            <text:p text:style-name="P65">xts</text:p>
          </table:table-cell>
          <table:table-cell table:style-name="Table37.A1" office:value-type="string">
            <text:p text:style-name="P180">S</text:p>
          </table:table-cell>
          <table:table-cell table:style-name="Table37.A1" office:value-type="string">
            <text:p text:style-name="P66">Strongs digit cell</text:p>
          </table:table-cell>
        </table:table-row>
        <table:table-row table:style-name="Table37.1">
          <table:table-cell table:style-name="Table37.A1" office:value-type="string">
            <text:p text:style-name="P66">cat:ornaments|zrule</text:p>
          </table:table-cell>
          <table:table-cell table:style-name="Table37.A1" office:value-type="string">
            <text:p text:style-name="P180">S</text:p>
          </table:table-cell>
          <table:table-cell table:style-name="Table37.A1" office:value-type="string">
            <text:p text:style-name="P66">Border styling for \zrule|cat="ornaments"</text:p>
          </table:table-cell>
        </table:table-row>
        <table:table-row table:style-name="Table37.1">
          <table:table-cell table:style-name="Table37.A1" office:value-type="string">
            <text:p text:style-name="P66">cat:frontpage|esb</text:p>
          </table:table-cell>
          <table:table-cell table:style-name="Table37.A1" office:value-type="string">
            <text:p text:style-name="P180">S</text:p>
          </table:table-cell>
          <table:table-cell table:style-name="Table37.A1" office:value-type="string">
            <text:p text:style-name="P66">Sidebar styling for \esb\cat frontpage\cat*</text:p>
          </table:table-cell>
        </table:table-row>
        <table:table-row table:style-name="Table37.1">
          <table:table-cell table:style-name="Table37.A1" office:value-type="string">
            <text:p text:style-name="P66">cat:toc|tr</text:p>
          </table:table-cell>
          <table:table-cell table:style-name="Table37.A1" office:value-type="string">
            <text:p text:style-name="P180">S</text:p>
          </table:table-cell>
          <table:table-cell table:style-name="Table37.A1" office:value-type="string">
            <text:p text:style-name="P66">TOC table row styling</text:p>
          </table:table-cell>
        </table:table-row>
        <table:table-row table:style-name="Table37.1">
          <table:table-cell table:style-name="Table37.A1" office:value-type="string">
            <text:p text:style-name="P66">cat:toc|tc1</text:p>
          </table:table-cell>
          <table:table-cell table:style-name="Table37.A1" office:value-type="string">
            <text:p text:style-name="P180">S</text:p>
          </table:table-cell>
          <table:table-cell table:style-name="Table37.A1" office:value-type="string">
            <text:p text:style-name="P66">Column 1 cell styling for TOC (also for tc2, tc3, etc.) not tcr3</text:p>
          </table:table-cell>
        </table:table-row>
        <table:table-row table:style-name="Table37.1">
          <table:table-cell table:style-name="Table37.A1" office:value-type="string">
            <text:p text:style-name="P179">cat:foo|tr</text:p>
          </table:table-cell>
          <table:table-cell table:style-name="Table37.A1" office:value-type="string">
            <text:p text:style-name="P180">S</text:p>
          </table:table-cell>
          <table:table-cell table:style-name="Table37.A1" office:value-type="string">
            <text:p text:style-name="P179">Styling for \tr\cat foo\cat* and subsequent rows in the same table.</text:p>
          </table:table-cell>
        </table:table-row>
        <table:table-row table:style-name="Table37.1">
          <table:table-cell table:style-name="Table37.A1" office:value-type="string">
            <text:p text:style-name="P66">wg+strong-s</text:p>
          </table:table-cell>
          <table:table-cell table:style-name="Table37.A1" office:value-type="string">
            <text:p text:style-name="P180">S</text:p>
          </table:table-cell>
          <table:table-cell table:style-name="Table37.A1" office:value-type="string">
            <text:p text:style-name="P66">Strong's Greek term (also k, wh, wl, xt) <text:span text:style-name="T62">(</text:span><text:span text:style-name="T72">\</text:span><text:span text:style-name="T62">wg is a char style)</text:span></text:p>
          </table:table-cell>
        </table:table-row>
        <table:table-row table:style-name="Table37.1">
          <table:table-cell table:style-name="Table37.A1" office:value-type="string">
            <text:p text:style-name="P66">strong-s+li</text:p>
          </table:table-cell>
          <table:table-cell table:style-name="Table37.A1" office:value-type="string">
            <text:p text:style-name="P180">S</text:p>
          </table:table-cell>
          <table:table-cell table:style-name="Table37.A1" office:value-type="string">
            <text:p text:style-name="P66">List entry paragraph styling for Strong's Index (also m) <text:span text:style-name="T62">(</text:span><text:span text:style-name="T72">\</text:span><text:span text:style-name="T62">li is a paragraph style)</text:span></text:p>
          </table:table-cell>
        </table:table-row>
        <table:table-row table:style-name="Table37.1">
          <table:table-cell table:style-name="Table37.A1" office:value-type="string">
            <text:p text:style-name="P69">periph:cover|mt1</text:p>
          </table:table-cell>
          <table:table-cell table:style-name="Table37.A1" office:value-type="string">
            <text:p text:style-name="P180">S</text:p>
          </table:table-cell>
          <table:table-cell table:style-name="Table37.A1" office:value-type="string">
            <text:p text:style-name="P69">Styles \mt1 for the cover</text:p>
          </table:table-cell>
        </table:table-row>
        <table:table-row table:style-name="Table37.1">
          <table:table-cell table:style-name="Table37.A1" office:value-type="string">
            <text:p text:style-name="P69">id:MAT|ip</text:p>
          </table:table-cell>
          <table:table-cell table:style-name="Table37.A1" office:value-type="string">
            <text:p text:style-name="P180">S</text:p>
          </table:table-cell>
          <table:table-cell table:style-name="Table37.A1" office:value-type="string">
            <text:p text:style-name="P69">Styles \ip in the book of Matthew</text:p>
          </table:table-cell>
        </table:table-row>
        <table:table-row table:style-name="Table37.1">
          <table:table-cell table:style-name="Table37.A1" office:value-type="string">
            <text:p text:style-name="P182">textborder</text:p>
          </table:table-cell>
          <table:table-cell table:style-name="Table37.A1" office:value-type="string">
            <text:p text:style-name="P183">S</text:p>
          </table:table-cell>
          <table:table-cell table:style-name="Table37.A1" office:value-type="string">
            <text:p text:style-name="P182">If enabled, styling for automatic border around (verse-containing) body text.</text:p>
          </table:table-cell>
        </table:table-row>
        <table:table-row table:style-name="Table37.1">
          <table:table-cell table:style-name="Table37.A1" office:value-type="string">
            <text:p text:style-name="P182">cat:headingsbox|esb</text:p>
          </table:table-cell>
          <table:table-cell table:style-name="Table37.A1" office:value-type="string">
            <text:p text:style-name="P183">S</text:p>
          </table:table-cell>
          <table:table-cell table:style-name="Table37.A1" office:value-type="string">
            <text:p text:style-name="P182">If enabled, automatic sidebar which encloses all heading blocks</text:p>
          </table:table-cell>
        </table:table-row>
        <table:table-row table:style-name="Table37.1">
          <table:table-cell table:style-name="Table37.A1" office:value-type="string">
            <text:p text:style-name="P182">cat:titlebox|esb</text:p>
          </table:table-cell>
          <table:table-cell table:style-name="Table37.A1" office:value-type="string">
            <text:p text:style-name="P183">S</text:p>
          </table:table-cell>
          <table:table-cell table:style-name="Table37.A1" office:value-type="string">
            <text:p text:style-name="P182">If enabled, automatic sidebar which encloses all title blocks</text:p>
          </table:table-cell>
        </table:table-row>
        <table:table-row table:style-name="Table37.1">
          <table:table-cell table:style-name="Table37.A1" office:value-type="string">
            <text:p text:style-name="P74"><text:span text:style-name="T120">\</text:span>p^95</text:p>
          </table:table-cell>
          <table:table-cell table:style-name="Table37.A1" office:value-type="string">
            <text:p text:style-name="P180">U</text:p>
          </table:table-cell>
          <table:table-cell table:style-name="Table37.A1" office:value-type="string">
            <text:p text:style-name="P74">^ prefix for font expand value in %. E.g. 0.95 expand = 5% compression. <text:s/><text:span text:style-name="T106">Also p^103 to widen text.</text:span></text:p>
          </table:table-cell>
        </table:table-row>
      </table:table>
      <text:p text:style-name="P178"><text:span text:style-name="T22">S</text:span>: automatically applied style, use the name in style definition. <text:line-break/><text:span text:style-name="T22">U</text:span>: Automatically interpreted style, use the name in USFM for the special effect.</text:p>
      <text:p text:style-name="P162"><text:bookmark-start text:name="__RefHeading___Toc10551_2043585794"/>Headers<text:bookmark-end text:name="__RefHeading___Toc10551_2043585794"/></text:p>
      <text:p text:style-name="P168">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Header/<text:span text:style-name="T106">Footer</text:span></text:p>
          </table:table-cell>
          <table:table-cell table:style-name="Table49.A1" office:value-type="string">
            <text:p text:style-name="P19">Usage</text:p>
          </table:table-cell>
        </table:table-row>
        <table:table-row>
          <table:table-cell table:style-name="Table49.A1" office:value-type="string">
            <text:p text:style-name="P164">\R(H|F)(odd|even)?(left|right|center)</text:p>
          </table:table-cell>
          <table:table-cell table:style-name="Table49.A1" office:value-type="string">
            <text:p text:style-name="P170">Non first page, containing scripture</text:p>
          </table:table-cell>
        </table:table-row>
        <table:table-row>
          <table:table-cell table:style-name="Table49.A1" office:value-type="string">
            <text:p text:style-name="P164">\R(H|F)title<text:span text:style-name="T104">(</text:span>odd|even<text:span text:style-name="T104">)?</text:span>(left|right|center)</text:p>
          </table:table-cell>
          <table:table-cell table:style-name="Table49.A1" office:value-type="string">
            <text:p text:style-name="P170">First page of a book (ptxfile)</text:p>
          </table:table-cell>
        </table:table-row>
        <table:table-row>
          <table:table-cell table:style-name="Table49.A1" office:value-type="string">
            <text:p text:style-name="P164">\R(H|F)noV(odd|even)?(left|right|center)</text:p>
          </table:table-cell>
          <table:table-cell table:style-name="Table49.A1" office:value-type="string">
            <text:p text:style-name="P170">Non first page, not containing scripture</text:p>
          </table:table-cell>
        </table:table-row>
      </table:table>
      <text:p text:style-name="P163"/>
      <table:table table:name="Table38" table:style-name="Table38">
        <table:table-column table:style-name="Table38.A"/>
        <table:table-column table:style-name="Table38.B"/>
        <table:table-row>
          <table:table-cell table:style-name="Table38.A1" office:value-type="string">
            <text:p text:style-name="P19">Macro</text:p>
          </table:table-cell>
          <table:table-cell table:style-name="Table38.A1" office:value-type="string">
            <text:p text:style-name="P19">Description</text:p>
          </table:table-cell>
        </table:table-row>
        <table:table-row>
          <table:table-cell table:style-name="Table38.A1" office:value-type="string">
            <text:p text:style-name="P47">\pagenumber</text:p>
          </table:table-cell>
          <table:table-cell table:style-name="Table38.A1" office:value-type="string">
            <text:p text:style-name="P47">The page number. <text:span text:style-name="T108">Maybe disabled with \nopagenums</text:span></text:p>
          </table:table-cell>
        </table:table-row>
        <table:table-row>
          <table:table-cell table:style-name="Table38.A1" office:value-type="string">
            <text:p text:style-name="P50">\folio</text:p>
          </table:table-cell>
          <table:table-cell table:style-name="Table38.A1" office:value-type="string">
            <text:p text:style-name="P50">The page number. May not be disabled.</text:p>
          </table:table-cell>
        </table:table-row>
        <table:table-row>
          <table:table-cell table:style-name="Table38.A1" office:value-type="string">
            <text:p text:style-name="P47">\rangeref</text:p>
          </table:table-cell>
          <table:table-cell table:style-name="Table38.A1" office:value-type="string">
            <text:p text:style-name="P47">First and last references on the page</text:p>
          </table:table-cell>
        </table:table-row>
        <table:table-row>
          <table:table-cell table:style-name="Table38.A1" office:value-type="string">
            <text:p text:style-name="P47">\firstref</text:p>
          </table:table-cell>
          <table:table-cell table:style-name="Table38.A1" office:value-type="string">
            <text:p text:style-name="P47">First reference on the page</text:p>
          </table:table-cell>
        </table:table-row>
        <table:table-row>
          <table:table-cell table:style-name="Table38.A1" office:value-type="string">
            <text:p text:style-name="P47">\lastref</text:p>
          </table:table-cell>
          <table:table-cell table:style-name="Table38.A1" office:value-type="string">
            <text:p text:style-name="P47">Last reference on the page</text:p>
          </table:table-cell>
        </table:table-row>
        <text:soft-page-break/>
        <table:table-row>
          <table:table-cell table:style-name="Table38.A1" office:value-type="string">
            <text:p text:style-name="P48">\book</text:p>
          </table:table-cell>
          <table:table-cell table:style-name="Table38.A1" office:value-type="string">
            <text:p text:style-name="P48">Book name from \h</text:p>
          </table:table-cell>
        </table:table-row>
        <table:table-row>
          <table:table-cell table:style-name="Table38.A1" office:value-type="string">
            <text:p text:style-name="P48">\bookalt</text:p>
          </table:table-cell>
          <table:table-cell table:style-name="Table38.A1" office:value-type="string">
            <text:p text:style-name="P48">Alternate book name from \h1</text:p>
          </table:table-cell>
        </table:table-row>
        <table:table-row>
          <table:table-cell table:style-name="Table38.A1" office:value-type="string">
            <text:p text:style-name="P49">\usdate</text:p>
          </table:table-cell>
          <table:table-cell table:style-name="Table38.A1" office:value-type="string">
            <text:p text:style-name="P49">Date in month/day/year format</text:p>
          </table:table-cell>
        </table:table-row>
        <table:table-row>
          <table:table-cell table:style-name="Table38.A1" office:value-type="string">
            <text:p text:style-name="P49">\ukdate</text:p>
          </table:table-cell>
          <table:table-cell table:style-name="Table38.A1" office:value-type="string">
            <text:p text:style-name="P49">Date in day/month/year format</text:p>
          </table:table-cell>
        </table:table-row>
        <table:table-row>
          <table:table-cell table:style-name="Table38.A1" office:value-type="string">
            <text:p text:style-name="P49">\isodate</text:p>
          </table:table-cell>
          <table:table-cell table:style-name="Table38.A1" office:value-type="string">
            <text:p text:style-name="P49">Date in year-month (2digits)-day format</text:p>
          </table:table-cell>
        </table:table-row>
        <table:table-row>
          <table:table-cell table:style-name="Table38.A1" office:value-type="string">
            <text:p text:style-name="P49">\year</text:p>
          </table:table-cell>
          <table:table-cell table:style-name="Table38.A1" office:value-type="string">
            <text:p text:style-name="P49">Year</text:p>
          </table:table-cell>
        </table:table-row>
        <table:table-row>
          <table:table-cell table:style-name="Table38.A1" office:value-type="string">
            <text:p text:style-name="P49">\month</text:p>
          </table:table-cell>
          <table:table-cell table:style-name="Table38.A1" office:value-type="string">
            <text:p text:style-name="P49">Month number</text:p>
          </table:table-cell>
        </table:table-row>
        <table:table-row>
          <table:table-cell table:style-name="Table38.A1" office:value-type="string">
            <text:p text:style-name="P49">\day</text:p>
          </table:table-cell>
          <table:table-cell table:style-name="Table38.A1" office:value-type="string">
            <text:p text:style-name="P49">Day number</text:p>
          </table:table-cell>
        </table:table-row>
        <table:table-row>
          <table:table-cell table:style-name="Table38.A1" office:value-type="string">
            <text:p text:style-name="P49">\ROMANnumeral#1</text:p>
          </table:table-cell>
          <table:table-cell table:style-name="Table38.A1" office:value-type="string">
            <text:p text:style-name="P49">Converts the parameter to uppercase roman numerals</text:p>
          </table:table-cell>
        </table:table-row>
        <table:table-row>
          <table:table-cell table:style-name="Table38.A1" office:value-type="string">
            <text:p text:style-name="P49">\romannumeral#1</text:p>
          </table:table-cell>
          <table:table-cell table:style-name="Table38.A1" office:value-type="string">
            <text:p text:style-name="P49">Converts the parameter to lowercase roman numerals</text:p>
          </table:table-cell>
        </table:table-row>
        <table:table-row>
          <table:table-cell table:style-name="Table38.A1" office:value-type="string">
            <text:p text:style-name="P49">\timestamp</text:p>
          </table:table-cell>
          <table:table-cell table:style-name="Table38.A1" office:value-type="string">
            <text:p text:style-name="P49">Date and time as year.month.day :: hours:minut<text:span text:style-name="T105">es (each, except year, 2 digits). As used in crop marks.</text:span></text:p>
          </table:table-cell>
        </table:table-row>
      </table:table>
      <text:p text:style-name="P75"><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0">Id</text:p>
          </table:table-cell>
          <table:table-cell table:style-name="Table39.A1" office:value-type="string">
            <text:p text:style-name="P10">Element</text:p>
          </table:table-cell>
          <table:table-cell table:style-name="Table39.A1" office:value-type="string">
            <text:p text:style-name="P10">Description</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4">" &gt; "</text:span><text:span text:style-name="T2">output</text:span><text:span text:style-name="T34">"</text:span></text:p>
          </table:table-cell>
          <table:table-cell table:style-name="Table39.A1" office:value-type="string">
            <text:p text:style-name="P74">Simple replacement</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4">' &gt; '</text:span><text:span text:style-name="T2">output</text:span><text:span text:style-name="T34">'</text:span></text:p>
          </table:table-cell>
          <table:table-cell table:style-name="Table39.A1" office:value-type="string">
            <text:p text:style-name="P74">Simple replacement</text:p>
          </table:table-cell>
        </table:table-row>
        <table:table-row>
          <table:table-cell table:style-name="Table39.A1" office:value-type="string">
            <text:p text:style-name="P74">inreplace</text:p>
          </table:table-cell>
          <table:table-cell table:style-name="Table39.A1" office:value-type="string">
            <text:p text:style-name="P74">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4">Matches regex and applies replacement within matched text</text:p>
          </table:table-cell>
        </table:table-row>
        <table:table-row>
          <table:table-cell table:style-name="Table39.A1" office:value-type="string">
            <text:p text:style-name="P74">atreplace</text:p>
          </table:table-cell>
          <table:table-cell table:style-name="Table39.A1" office:value-type="string">
            <text:p text:style-name="P74">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4">Within the USFM covered by the references in the reflist, apply the replacement</text:p>
          </table:table-cell>
        </table:table-row>
      </table:table>
      <text:p text:style-name="P76"><text:bookmark-start text:name="__RefHeading___Toc7241_1251212380"/>References<text:bookmark-end text:name="__RefHeading___Toc7241_1251212380"/></text:p>
      <text:p text:style-name="P77">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Id</text:p>
          </table:table-cell>
          <table:table-cell table:style-name="Table40.A1" office:value-type="string">
            <text:p text:style-name="P11">Expression</text:p>
          </table:table-cell>
          <table:table-cell table:style-name="Table40.A1" office:value-type="string">
            <text:p text:style-name="P11">Description</text:p>
          </table:table-cell>
        </table:table-row>
        <table:table-row>
          <table:table-cell table:style-name="Table40.A1" office:value-type="string">
            <text:p text:style-name="P78">verse</text:p>
          </table:table-cell>
          <table:table-cell table:style-name="Table40.A1" office:value-type="string">
            <text:p text:style-name="P78">\d+[a-z]?</text:p>
          </table:table-cell>
          <table:table-cell table:style-name="Table40.A1" office:value-type="string">
            <text:p text:style-name="P78">Verse number with possible sub verse</text:p>
          </table:table-cell>
        </table:table-row>
        <table:table-row>
          <table:table-cell table:style-name="Table40.A1" office:value-type="string">
            <text:p text:style-name="P78">chapter</text:p>
          </table:table-cell>
          <table:table-cell table:style-name="Table40.A1" office:value-type="string">
            <text:p text:style-name="P78">\d+</text:p>
          </table:table-cell>
          <table:table-cell table:style-name="Table40.A1" office:value-type="string">
            <text:p text:style-name="P78">Chapter number</text:p>
          </table:table-cell>
        </table:table-row>
        <table:table-row>
          <table:table-cell table:style-name="Table40.A1" office:value-type="string">
            <text:p text:style-name="P78">CV</text:p>
          </table:table-cell>
          <table:table-cell table:style-name="Table40.A1" office:value-type="string">
            <text:p text:style-name="P93"><text:span text:style-name="T2">chapter</text:span>([:.]<text:span text:style-name="T2">verse</text:span>)?</text:p>
          </table:table-cell>
          <table:table-cell table:style-name="Table40.A1" office:value-type="string">
            <text:p text:style-name="P78">Chapter with verse</text:p>
          </table:table-cell>
        </table:table-row>
        <table:table-row>
          <table:table-cell table:style-name="Table40.A1" office:value-type="string">
            <text:p text:style-name="P78">book</text:p>
          </table:table-cell>
          <table:table-cell table:style-name="Table40.A1" office:value-type="string">
            <text:p text:style-name="P93">\S{3}</text:p>
          </table:table-cell>
          <table:table-cell table:style-name="Table40.A1" office:value-type="string">
            <text:p text:style-name="P78">Book id from list of books, e.g. JHN</text:p>
          </table:table-cell>
        </table:table-row>
        <table:table-row>
          <table:table-cell table:style-name="Table40.A1" office:value-type="string">
            <text:p text:style-name="P78">ref</text:p>
          </table:table-cell>
          <table:table-cell table:style-name="Table40.A1" office:value-type="string">
            <text:p text:style-name="P45">book CV<text:span text:style-name="T34">|</text:span>CV<text:span text:style-name="T34">|</text:span>verse</text:p>
          </table:table-cell>
          <table:table-cell table:style-name="Table40.A1" office:value-type="string">
            <text:p text:style-name="P78">A simple complete reference</text:p>
          </table:table-cell>
        </table:table-row>
        <table:table-row>
          <table:table-cell table:style-name="Table40.A1" office:value-type="string">
            <text:p text:style-name="P78">range</text:p>
          </table:table-cell>
          <table:table-cell table:style-name="Table40.A1" office:value-type="string">
            <text:p text:style-name="P45">ref<text:span text:style-name="T34">-</text:span>ref</text:p>
          </table:table-cell>
          <table:table-cell table:style-name="Table40.A1" office:value-type="string">
            <text:p text:style-name="P78">A range of two references</text:p>
          </table:table-cell>
        </table:table-row>
        <table:table-row>
          <table:table-cell table:style-name="Table40.A1" office:value-type="string">
            <text:p text:style-name="P78">reflist</text:p>
          </table:table-cell>
          <table:table-cell table:style-name="Table40.A1" office:value-type="string">
            <text:p text:style-name="P45">(range<text:span text:style-name="T34">[,;]\s*)+</text:span></text:p>
          </table:table-cell>
          <table:table-cell table:style-name="Table40.A1" office:value-type="string">
            <text:p text:style-name="P78">List of references</text:p>
          </table:table-cell>
        </table:table-row>
      </table:table>
      <text:p text:style-name="P89">e.g. JHN3:16-20; LUK 1, 2:15, 19; JON 2:3-4:6, 1JN 1:9</text:p>
      <text:p text:style-name="P86"><text:bookmark-start text:name="__RefHeading___Toc7354_1251212380"/>Peripherals<text:bookmark-end text:name="__RefHeading___Toc7354_1251212380"/></text:p>
      <text:p text:style-name="P87">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4">Id</text:p>
          </table:table-cell>
          <table:table-cell table:style-name="Table43.A1" office:value-type="string">
            <text:p text:style-name="P14">Stored</text:p>
          </table:table-cell>
          <table:table-cell table:style-name="Table43.A1" office:value-type="string">
            <text:p text:style-name="P15">Book</text:p>
          </table:table-cell>
          <table:table-cell table:style-name="Table43.A1" office:value-type="string">
            <text:p text:style-name="P14">Description</text:p>
          </table:table-cell>
        </table:table-row>
        <table:table-row>
          <table:table-cell table:style-name="Table43.A1" office:value-type="string">
            <text:p text:style-name="P97">abbreviation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Abbreviations used and their description</text:p>
          </table:table-cell>
        </table:table-row>
        <table:table-row>
          <table:table-cell table:style-name="Table43.A1" office:value-type="string">
            <text:p text:style-name="P97">alpha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9">Alphabetical Contents section, if separate from contents</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ion to the Bible</text:p>
          </table:table-cell>
        </table:table-row>
        <table:table-row>
          <table:table-cell table:style-name="Table43.A1" office:value-type="string">
            <text:p text:style-name="P88">chron</text:p>
          </table:table-cell>
          <table:table-cell table:style-name="Table43.A1" office:value-type="string">
            <text:p text:style-name="P88">no</text:p>
          </table:table-cell>
          <table:table-cell table:style-name="Table43.A1" office:value-type="string">
            <text:p text:style-name="P99">BAK</text:p>
          </table:table-cell>
          <table:table-cell table:style-name="Table43.A1" office:value-type="string">
            <text:p text:style-name="P88">Chronology</text:p>
          </table:table-cell>
        </table:table-row>
        <table:table-row>
          <table:table-cell table:style-name="Table43.A1" office:value-type="string">
            <text:p text:style-name="P88">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Contents page(s)</text:p>
          </table:table-cell>
        </table:table-row>
        <table:table-row>
          <table:table-cell table:style-name="Table43.A1" office:value-type="string">
            <text:p text:style-name="P99">cover</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Cover page. PTXprint uses coverfront</text:p>
          </table:table-cell>
        </table:table-row>
        <table:table-row>
          <table:table-cell table:style-name="Table43.A1" office:value-type="string">
            <text:p text:style-name="P88">coverback</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Back page of the cover</text:p>
          </table:table-cell>
        </table:table-row>
        <table:table-row>
          <table:table-cell table:style-name="Table43.A1" office:value-type="string">
            <text:p text:style-name="P88">coverfront</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Front page of the cover</text:p>
          </table:table-cell>
        </table:table-row>
        <table:table-row>
          <table:table-cell table:style-name="Table43.A1" office:value-type="string">
            <text:p text:style-name="P88">coverspine</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Spine of the cover</text:p>
          </table:table-cell>
        </table:table-row>
        <table:table-row>
          <table:table-cell table:style-name="Table43.A1" office:value-type="string">
            <text:p text:style-name="P88">coverwhole</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The structure of the whole cover</text:p>
          </table:table-cell>
        </table:table-row>
        <table:table-row>
          <table:table-cell table:style-name="Table43.A1" office:value-type="string">
            <text:p text:style-name="P99">foreward</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foreward section</text:p>
          </table:table-cell>
        </table:table-row>
        <table:table-row>
          <table:table-cell table:style-name="Table43.A1" office:value-type="string">
            <text:p text:style-name="P99">half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half title page between the title page and the publication <text:soft-page-break/>data</text:p>
          </table:table-cell>
        </table:table-row>
        <table:table-row>
          <table:table-cell table:style-name="Table43.A1" office:value-type="string">
            <text:p text:style-name="P97">imp<text:span text:style-name="T107">re</text:span>matur</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For an imprematur</text:p>
          </table:table-cell>
        </table:table-row>
        <table:table-row>
          <table:table-cell table:style-name="Table43.A1" office:value-type="string">
            <text:p text:style-name="P99">intbible</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troductory section to the Bible</text:p>
          </table:table-cell>
        </table:table-row>
        <table:table-row>
          <table:table-cell table:style-name="Table43.A1" office:value-type="string">
            <text:p text:style-name="P97">intdc</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Deuterocanonical books</text:p>
          </table:table-cell>
        </table:table-row>
        <table:table-row>
          <table:table-cell table:style-name="Table43.A1" office:value-type="string">
            <text:p text:style-name="P97">intepistle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Epistles (before ROM)</text:p>
          </table:table-cell>
        </table:table-row>
        <table:table-row>
          <table:table-cell table:style-name="Table43.A1" office:value-type="string">
            <text:p text:style-name="P97">intgospel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Gospels</text:p>
          </table:table-cell>
        </table:table-row>
        <table:table-row>
          <table:table-cell table:style-name="Table43.A1" office:value-type="string">
            <text:p text:style-name="P97">intletter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letters</text:p>
          </table:table-cell>
        </table:table-row>
        <table:table-row>
          <table:table-cell table:style-name="Table43.A1" office:value-type="string">
            <text:p text:style-name="P97">intnt</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New Testamen<text:span text:style-name="T76">t</text:span></text:p>
          </table:table-cell>
        </table:table-row>
        <table:table-row>
          <table:table-cell table:style-name="Table43.A1" office:value-type="string">
            <text:p text:style-name="P97">into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Old Testament</text:p>
          </table:table-cell>
        </table:table-row>
        <table:table-row>
          <table:table-cell table:style-name="Table43.A1" office:value-type="string">
            <text:p text:style-name="P98">intpen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Pentateuch</text:p>
          </table:table-cell>
        </table:table-row>
        <table:table-row>
          <table:table-cell table:style-name="Table43.A1" office:value-type="string">
            <text:p text:style-name="P98">intpoetr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the Poetry books</text:p>
          </table:table-cell>
        </table:table-row>
        <table:table-row>
          <table:table-cell table:style-name="Table43.A1" office:value-type="string">
            <text:p text:style-name="P98">intprophes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text:span text:style-name="T77">uc</text:span>tory section to the Prophetic books</text:p>
          </table:table-cell>
        </table:table-row>
        <table:table-row>
          <table:table-cell table:style-name="Table43.A1" office:value-type="string">
            <text:p text:style-name="P99">insert_<text:span text:style-name="T2">id</text:span></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serts for extraction to other print files</text:p>
          </table:table-cell>
        </table:table-row>
        <table:table-row>
          <table:table-cell table:style-name="Table43.A1" office:value-type="string">
            <text:p text:style-name="P99">lxxquot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LXX quotes in NT (back matter)</text:p>
          </table:table-cell>
        </table:table-row>
        <table:table-row>
          <table:table-cell table:style-name="Table43.A1" office:value-type="string">
            <text:p text:style-name="P99">map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Map Index</text:p>
          </table:table-cell>
        </table:table-row>
        <table:table-row>
          <table:table-cell table:style-name="Table43.A1" office:value-type="string">
            <text:p text:style-name="P99">measur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Weights and Measures</text:p>
          </table:table-cell>
        </table:table-row>
        <table:table-row>
          <table:table-cell table:style-name="Table43.A1" office:value-type="string">
            <text:p text:style-name="P99">prefac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eface</text:p>
          </table:table-cell>
        </table:table-row>
        <table:table-row>
          <table:table-cell table:style-name="Table43.A1" office:value-type="string">
            <text:p text:style-name="P99">promo</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omotional text, e.g. for back cover. PTXprint uses coverback</text:p>
          </table:table-cell>
        </table:table-row>
        <table:table-row>
          <table:table-cell table:style-name="Table43.A1" office:value-type="string">
            <text:p text:style-name="P99">pubdata</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ublication data including copyrights, etc.</text:p>
          </table:table-cell>
        </table:table-row>
        <table:table-row>
          <table:table-cell table:style-name="Table43.A1" office:value-type="string">
            <text:p text:style-name="P99">spin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Spine contents. PTXprint uses coverspine</text:p>
          </table:table-cell>
        </table:table-row>
        <table:table-row>
          <table:table-cell table:style-name="Table43.A1" office:value-type="string">
            <text:p text:style-name="P99">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itle page (non cover)</text:p>
          </table:table-cell>
        </table:table-row>
      </table:table>
      <text:p text:style-name="P87"/>
      <text:p text:style-name="P81"/>
      <text:p text:style-name="P82"><text:bookmark-start text:name="__RefHeading___Toc7239_1251212380"/>Commandline Options<text:bookmark-end text:name="__RefHeading___Toc7239_1251212380"/></text:p>
      <text:p text:style-name="P8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9">positional arguments:</text:p>
      <text:p text:style-name="P79"><text:s text:c="2"/>pid <text:s text:c="18"/>Project id or full path to a ptxprint.cfg file</text:p>
      <text:p text:style-name="P79"/>
      <table:table table:name="Table41" table:style-name="Table41">
        <table:table-column table:style-name="Table41.A"/>
        <table:table-column table:style-name="Table41.B"/>
        <table:table-row>
          <table:table-cell table:style-name="Table41.A1" office:value-type="string">
            <text:p text:style-name="P12">Option</text:p>
          </table:table-cell>
          <table:table-cell table:style-name="Table41.A1" office:value-type="string">
            <text:p text:style-name="P12">Description</text:p>
          </table:table-cell>
        </table:table-row>
        <table:table-row>
          <table:table-cell table:style-name="Table41.A1" office:value-type="string">
            <text:p text:style-name="P79">-h, --help</text:p>
          </table:table-cell>
          <table:table-cell table:style-name="Table41.A1" office:value-type="string">
            <text:p text:style-name="P80">show this help message and exit</text:p>
          </table:table-cell>
        </table:table-row>
        <table:table-row>
          <table:table-cell table:style-name="Table41.A1" office:value-type="string">
            <text:p text:style-name="P79">-c CONFIG, --config CONFIG</text:p>
          </table:table-cell>
          <table:table-cell table:style-name="Table41.A1" office:value-type="string">
            <text:p text:style-name="P79">Configuration path to load</text:p>
          </table:table-cell>
        </table:table-row>
        <table:table-row>
          <table:table-cell table:style-name="Table41.A1" office:value-type="string">
            <text:p text:style-name="P79">-M MODULE, --module MODULE</text:p>
          </table:table-cell>
          <table:table-cell table:style-name="Table41.A1" office:value-type="string">
            <text:p text:style-name="P79">Module to print</text:p>
          </table:table-cell>
        </table:table-row>
        <table:table-row>
          <table:table-cell table:style-name="Table41.A1" office:value-type="string">
            <text:p text:style-name="P96">-<text:span text:style-name="T74">p PARATEXT, --paratext PARATEXT</text:span></text:p>
          </table:table-cell>
          <table:table-cell table:style-name="Table41.A1" office:value-type="string">
            <text:p text:style-name="P79">Path to Paratext Projects directory</text:p>
          </table:table-cell>
        </table:table-row>
        <table:table-row>
          <table:table-cell table:style-name="Table41.A1" office:value-type="string">
            <text:p text:style-name="P96">-<text:span text:style-name="T74">d DIRECTORY, --directory DIRECTORY</text:span></text:p>
          </table:table-cell>
          <table:table-cell table:style-name="Table41.A1" office:value-type="string">
            <text:p text:style-name="P79">Directory to store temporary files in</text:p>
          </table:table-cell>
        </table:table-row>
        <table:table-row>
          <table:table-cell table:style-name="Table41.A1" office:value-type="string">
            <text:p text:style-name="P96">- <text:span text:style-name="T74">P, --print</text:span></text:p>
          </table:table-cell>
          <table:table-cell table:style-name="Table41.A1" office:value-type="string">
            <text:p text:style-name="P79">Hits print</text:p>
          </table:table-cell>
        </table:table-row>
        <table:table-row>
          <table:table-cell table:style-name="Table41.A1" office:value-type="string">
            <text:p text:style-name="P79">-b BOOKS, --books BOOKS</text:p>
          </table:table-cell>
          <table:table-cell table:style-name="Table41.A1" office:value-type="string">
            <text:p text:style-name="P79">Reference list to print (as in Choose Books)</text:p>
          </table:table-cell>
        </table:table-row>
        <table:table-row>
          <table:table-cell table:style-name="Table41.A1" office:value-type="string">
            <text:p text:style-name="P79">- Z ZIP, --zip ZIP</text:p>
          </table:table-cell>
          <table:table-cell table:style-name="Table41.A1" office:value-type="string">
            <text:p text:style-name="P79">Unzip into project directory and delete at end</text:p>
          </table:table-cell>
        </table:table-row>
        <table:table-row>
          <table:table-cell table:style-name="Table41.A1" office:value-type="string">
            <text:p text:style-name="P79">- R RUNS, --runs RUNS</text:p>
          </table:table-cell>
          <table:table-cell table:style-name="Table41.A1" office:value-type="string">
            <text:p text:style-name="P79">limit xetex runs</text:p>
          </table:table-cell>
        </table:table-row>
        <table:table-row>
          <table:table-cell table:style-name="Table41.A1" office:value-type="string">
            <text:p text:style-name="P84">-L LANG, --lang LANG</text:p>
          </table:table-cell>
          <table:table-cell table:style-name="Table41.A1" office:value-type="string">
            <text:p text:style-name="P84">Set UI language code</text:p>
          </table:table-cell>
        </table:table-row>
        <table:table-row>
          <table:table-cell table:style-name="Table41.A1" office:value-type="string">
            <text:p text:style-name="P84">-n PORT, --port PORT</text:p>
          </table:table-cell>
          <table:table-cell table:style-name="Table41.A1" office:value-type="string">
            <text:p text:style-name="P84">Listen on given port</text:p>
          </table:table-cell>
        </table:table-row>
        <table:table-row>
          <table:table-cell table:style-name="Table41.A1" office:value-type="string">
            <text:p text:style-name="P84">-m MACROS, --macros MACROS</text:p>
          </table:table-cell>
          <table:table-cell table:style-name="Table41.A1" office:value-type="string">
            <text:p text:style-name="P84">Directory containing TeX macros (paratext2.tex)</text:p>
          </table:table-cell>
        </table:table-row>
        <table:table-row>
          <table:table-cell table:style-name="Table41.A1" office:value-type="string">
            <text:p text:style-name="P84">-N, --nointernet</text:p>
          </table:table-cell>
          <table:table-cell table:style-name="Table41.A1" office:value-type="string">
            <text:p text:style-name="P84">Disable all internet access</text:p>
          </table:table-cell>
        </table:table-row>
        <table:table-row>
          <table:table-cell table:style-name="Table41.A1" office:value-type="string">
            <text:p text:style-name="P84">-l LOGGING, --logging LOGGING</text:p>
          </table:table-cell>
          <table:table-cell table:style-name="Table41.A1" office:value-type="string">
            <text:p text:style-name="P84">Logging level [DEBUG, *INFO*, WARN, ERROR, number]</text:p>
          </table:table-cell>
        </table:table-row>
        <table:table-row>
          <table:table-cell table:style-name="Table41.A1" office:value-type="string">
            <text:p text:style-name="P84">--logfile LOGFILE</text:p>
          </table:table-cell>
          <table:table-cell table:style-name="Table41.A1" office:value-type="string">
            <text:p text:style-name="P84">Set logging file [ptxprint.log] or "none"</text:p>
          </table:table-cell>
        </table:table-row>
        <table:table-row>
          <table:table-cell table:style-name="Table41.A1" office:value-type="string">
            <text:p text:style-name="P84">--timeout TIMEOUT </text:p>
          </table:table-cell>
          <table:table-cell table:style-name="Table41.A1" office:value-type="string">
            <text:p text:style-name="P84">xetex runtime timeout</text:p>
          </table:table-cell>
        </table:table-row>
        <table:table-row>
          <table:table-cell table:style-name="Table41.A1" office:value-type="string">
            <text:p text:style-name="P84">-T, --testing</text:p>
          </table:table-cell>
          <table:table-cell table:style-name="Table41.A1" office:value-type="string">
            <text:p text:style-name="P84">Run in testing, output xdv</text:p>
          </table:table-cell>
        </table:table-row>
        <table:table-row>
          <table:table-cell table:style-name="Table41.A1" office:value-type="string">
            <text:p text:style-name="P84">-f FONTPATH, --fontpath FONTPATH</text:p>
          </table:table-cell>
          <table:table-cell table:style-name="Table41.A1" office:value-type="string">
            <text:p text:style-name="P84">Directory of fonts to include (repeatable)</text:p>
          </table:table-cell>
        </table:table-row>
        <table:table-row>
          <table:table-cell table:style-name="Table41.A1" office:value-type="string">
            <text:p text:style-name="P84">--nofontcache</text:p>
          </table:table-cell>
          <table:table-cell table:style-name="Table41.A1" office:value-type="string">
            <text:p text:style-name="P84">Don't use system fonts</text:p>
          </table:table-cell>
        </table:table-row>
        <table:table-row>
          <table:table-cell table:style-name="Table41.A1" office:value-type="string">
            <text:p text:style-name="P84">-A ACTION, --action ACTION</text:p>
          </table:table-cell>
          <table:table-cell table:style-name="Table41.A1" office:value-type="string">
            <text:p text:style-name="P84">Run view method instead of print</text:p>
          </table:table-cell>
        </table:table-row>
        <table:table-row>
          <table:table-cell table:style-name="Table41.A1" office:value-type="string">
            <text:p text:style-name="P84">-F DIFFFILE, --difffile DIFFFILE</text:p>
          </table:table-cell>
          <table:table-cell table:style-name="Table41.A1" office:value-type="string">
            <text:p text:style-name="P84">Create difference PDF against PDF file</text:p>
          </table:table-cell>
        </table:table-row>
        <table:table-row>
          <table:table-cell table:style-name="Table41.A1" office:value-type="string">
            <text:p text:style-name="P84">--diffpages DIFFPAGES</text:p>
          </table:table-cell>
          <table:table-cell table:style-name="Table41.A1" office:value-type="string">
            <text:p text:style-name="P84">Maximum number of pages to insert in diff file</text:p>
          </table:table-cell>
        </table:table-row>
        <table:table-row>
          <table:table-cell table:style-name="Table41.A1" office:value-type="string">
            <text:p text:style-name="P84">-D DEFINE, --define DEFINE</text:p>
          </table:table-cell>
          <table:table-cell table:style-name="Table41.A1" office:value-type="string">
            <text:p text:style-name="P84">set UI component=value. Repeatable</text:p>
          </table:table-cell>
        </table:table-row>
        <table:table-row>
          <table:table-cell table:style-name="Table41.A1" office:value-type="string">
            <text:p text:style-name="P84">--debug</text:p>
          </table:table-cell>
          <table:table-cell table:style-name="Table41.A1" office:value-type="string">
            <text:p text:style-name="P84">Give debug output</text:p>
          </table:table-cell>
        </table:table-row>
        <table:table-row>
          <table:table-cell table:style-name="Table41.A1" office:value-type="string">
            <text:p text:style-name="P84">-z EXTRAS, --extras EXTRAS</text:p>
          </table:table-cell>
          <table:table-cell table:style-name="Table41.A1" office:value-type="string">
            <text:p text:style-name="P84">Special bit flags: 0-3 - verbosity of xdvipdfmx</text:p>
          </table:table-cell>
        </table:table-row>
        <table:table-row>
          <table:table-cell table:style-name="Table41.A1" office:value-type="string">
            <text:p text:style-name="P84">-V PDFVERSION, --pdfversion PDFVERSION</text:p>
          </table:table-cell>
          <table:table-cell table:style-name="Table41.A1" office:value-type="string">
            <text:p text:style-name="P84">PDF Version to read and write * 10 (default=14)</text:p>
          </table:table-cell>
        </table:table-row>
        <table:table-row>
          <table:table-cell table:style-name="Table41.A1" office:value-type="string">
            <text:p text:style-name="P84">-I, --identify</text:p>
          </table:table-cell>
          <table:table-cell table:style-name="Table41.A1" office:value-type="string">
            <text:p text:style-name="P84">add widget <text:span text:style-name="T75">and config </text:span>names to tooltips</text:p>
          </table:table-cell>
        </table:table-row>
      </table:table>
      <text:p text:style-name="Heading_20_2"/>
      <text:p text:style-name="P102"><text:bookmark-start text:name="__RefHeading___Toc6125_3868934351"/>Logging<text:bookmark-end text:name="__RefHeading___Toc6125_3868934351"/></text:p>
      <text:p text:style-name="P103">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103"/>
      <text:p text:style-name="P103">[loggers]</text:p>
      <text:p text:style-name="P103">keys=root</text:p>
      <text:p text:style-name="P103"/>
      <text:p text:style-name="P103">[handlers]</text:p>
      <text:p text:style-name="P103">keys=hand01</text:p>
      <text:p text:style-name="P103"/>
      <text:p text:style-name="P103">[formatters]</text:p>
      <text:p text:style-name="P103">keys=form01</text:p>
      <text:p text:style-name="P103"/>
      <text:p text:style-name="P103">[logger_root]</text:p>
      <text:p text:style-name="P103">level=DEBUG</text:p>
      <text:p text:style-name="P103">handlers=hand01</text:p>
      <text:p text:style-name="P103"/>
      <text:p text:style-name="P103">[handler_hand01]</text:p>
      <text:p text:style-name="P103">class=FileHandler</text:p>
      <text:p text:style-name="P103">level=DEBUG</text:p>
      <text:p text:style-name="P103">args=('c:/&lt;<text:span text:style-name="T2">writeablepath</text:span>&gt;/<text:span text:style-name="T2">ptxprint_debug.log</text:span>', 'w')</text:p>
      <text:p text:style-name="P103">formatter=form01</text:p>
      <text:p text:style-name="P103"/>
      <text:p text:style-name="P103">[formatter_form01]</text:p>
      <text:p text:style-name="P103">format=%(asctime)s.%(msecs)03d %(levelname)s:%(module)s(%(lineno)d) %(message)s</text:p>
      <text:p text:style-name="P103">datefmt=%d/%b/%Y %H:%M:%S</text:p>
      <text:p text:style-name="P104">class=logging.Formatter</text:p>
      <text:p text:style-name="P121"><text:bookmark-start text:name="__RefHeading___Toc7672_4161656068"/>Diglot merge debugging<text:bookmark-end text:name="__RefHeading___Toc7672_4161656068"/></text:p>
      <text:p text:style-name="P120"><text:span text:style-name="T85">If the debug level is 5 or less, diglot merge verification files are created, </text:span><text:span text:style-name="T106">one for each glot with each chunk in it.</text:span><text:span text:style-name="T86"> </text:span><text:span text:style-name="T106">For example,</text:span><text:span text:style-name="T86"> i</text:span><text:span text:style-name="T85">f </text:span><text:span text:style-name="T13">19</text:span><text:span text:style-name="T14">PSA</text:span><text:span text:style-name="T13">primary.SFM</text:span><text:span text:style-name="T85"> and </text:span><text:span text:style-name="T13">19</text:span><text:span text:style-name="T14">PSA</text:span><text:span text:style-name="T13">secondary.SFM</text:span><text:span text:style-name="T85">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6">verification files, </text:span><text:span text:style-name="T14">19PSAprimary-diglot.SFM</text:span><text:span text:style-name="T2">-L</text:span><text:span text:style-name="T14"> </text:span><text:span text:style-name="T86">and </text:span><text:span text:style-name="T14">...-</text:span><text:span text:style-name="T2">R</text:span><text:span text:style-name="T34">. </text:span><text:span text:style-name="T51">These can then be diffed against the originals.</text:span></text:p>
      <text:p text:style-name="P104"/>
      <text:p text:style-name="P103"><draw:g text:anchor-type="paragraph" draw:z-index="1" draw:name="Group object 1" draw:style-name="gr1"><draw:custom-shape draw:style-name="gr2" draw:text-style-name="P225" xml:id="id4" draw:id="id4" svg:width="3.22cm" svg:height="1.779cm" svg:x="6.564cm" svg:y="4.676cm"><text:p text:style-name="P224"><text:span text:style-name="T121">SFM</text:span></text:p><text:p text:style-name="P224"><text:span text:style-name="T121">SFM</text:span><text:span text:style-name="T122">.triggers</text:span></text:p><text:p text:style-name="P224"><text:span text:style-name="T121">job</text:span><text:span text:style-name="T122">_FRT.tex</text:span></text:p><text:p text:style-name="P224"><text:span text:style-name="T121">job_SFM</text:span><text:span text:style-name="T122">.piclist</text:span></text:p><draw:enhanced-geometry svg:viewBox="0 0 21600 21600" draw:mirror-horizontal="false" draw:mirror-vertical="false" draw:type="rectangle" draw:enhanced-path="M 0 0 L 21600 0 21600 21600 0 21600 0 0 Z N"/></draw:custom-shape><draw:custom-shape draw:style-name="gr3" draw:text-style-name="P227" xml:id="id1" draw:id="id1" svg:width="2.59cm" svg:height="0.632cm" draw:transform="skewX (0.0167551608191456) translate (1.91734722222222cm 1.91911111111111cm)"><text:p text:style-name="P226"><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29" xml:id="id3" draw:id="id3" svg:width="3.68cm" svg:height="1.781cm" svg:x="6.564cm" svg:y="2.034cm"><text:p text:style-name="P228"><text:span text:style-name="T122">ptxprint.sty</text:span></text:p><text:p text:style-name="P228"><text:span text:style-name="T122">ptxprint-mods.sty</text:span></text:p><text:p text:style-name="P228"><text:span text:style-name="T122">ptxprint-premods.tex</text:span></text:p><text:p text:style-name="P228"><text:span text:style-name="T122">ptxprint-mods.tex</text:span></text:p><draw:enhanced-geometry svg:viewBox="0 0 21600 21600" draw:mirror-horizontal="false" draw:mirror-vertical="false" draw:type="rectangle" draw:enhanced-path="M 0 0 L 21600 0 21600 21600 0 21600 0 0 Z N"/></draw:custom-shape><draw:custom-shape draw:style-name="gr5" draw:text-style-name="P229" xml:id="id2" draw:id="id2" svg:width="2.121cm" svg:height="1.041cm" svg:x="4.438cm" svg:y="0.222cm"><text:p text:style-name="P228"><text:span text:style-name="T122">ptxprint.cfg</text:span></text:p><text:p text:style-name="P228"><text:span text:style-name="T121">job.</text:span><text:span text:style-name="T122">piclist</text:span></text:p><draw:enhanced-geometry svg:viewBox="0 0 21600 21600" draw:mirror-horizontal="false" draw:mirror-vertical="false" draw:type="rectangle" draw:enhanced-path="M 0 0 L 21600 0 21600 21600 0 21600 0 0 Z N"/></draw:custom-shape><draw:connector draw:style-name="gr6" draw:text-style-name="P230" draw:type="line" svg:x1="3.212cm" svg:y1="1.918cm" svg:x2="4.438cm" svg:y2="0.742cm" draw:start-shape="id1" draw:start-glue-point="0" draw:end-shape="id2" draw:end-glue-point="3" svg:d="M3212 1918l1226-1176" svg:viewBox="0 0 1228 1178"><text:p/></draw:connector><draw:connector draw:style-name="gr6" draw:text-style-name="P230" draw:type="line" svg:x1="4.507cm" svg:y1="2.235cm" svg:x2="6.563cm" svg:y2="2.923cm" draw:start-shape="id1" draw:start-glue-point="1" draw:end-shape="id3" draw:end-glue-point="3" svg:d="M4507 2235l2056 688" svg:viewBox="0 0 2058 690"><text:p/></draw:connector><draw:connector draw:style-name="gr7" draw:text-style-name="P230" draw:type="line" svg:x1="3.202cm" svg:y1="2.55cm" svg:x2="8.173cm" svg:y2="4.675cm" draw:start-shape="id1" draw:start-glue-point="2" draw:end-shape="id4" draw:end-glue-point="0" svg:d="M3202 2550l4971 2125" svg:viewBox="0 0 4972 2127"><text:p/></draw:connector><draw:custom-shape draw:style-name="gr8" draw:text-style-name="P231" xml:id="id6" draw:id="id6" svg:width="2.588cm" svg:height="0.632cm" draw:transform="skewX (0.0167551608191456) translate (1.91911111111111cm 5.24933333333333cm)"><text:p text:style-name="P226"><text:span text:style-name="T122">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33" xml:id="id5" draw:id="id5" svg:width="2.012cm" svg:height="0.632cm" svg:x="2.196cm" svg:y="3.526cm"><text:p text:style-name="P232"><text:span text:style-name="T121">job</text:span><text:span text:style-name="T122">.tex</text:span></text:p><draw:enhanced-geometry svg:viewBox="0 0 21600 21600" draw:mirror-horizontal="false" draw:mirror-vertical="false" draw:type="rectangle" draw:enhanced-path="M 0 0 L 21600 0 21600 21600 0 21600 0 0 Z N"/></draw:custom-shape><draw:connector draw:style-name="gr7" draw:text-style-name="P230" draw:type="line" svg:x1="3.202cm" svg:y1="2.55cm" svg:x2="3.202cm" svg:y2="3.525cm" draw:start-shape="id1" draw:start-glue-point="2" draw:end-shape="id5" draw:end-glue-point="0" svg:d="M3202 2550v975" svg:viewBox="0 0 2 977"><text:p/></draw:connector><draw:connector draw:style-name="gr7" draw:text-style-name="P230" draw:type="line" svg:x1="3.202cm" svg:y1="4.157cm" svg:x2="3.213cm" svg:y2="5.249cm" draw:start-shape="id5" draw:start-glue-point="2" draw:end-shape="id6" draw:end-glue-point="0" svg:d="M3202 4157l11 1092" svg:viewBox="0 0 12 1094"><text:p/></draw:connector><draw:connector draw:style-name="gr7" draw:text-style-name="P230" draw:type="line" svg:x1="6.563cm" svg:y1="2.923cm" svg:x2="3.212cm" svg:y2="5.249cm" draw:start-shape="id3" draw:start-glue-point="3" draw:end-shape="id6" draw:end-glue-point="0" svg:d="M6563 2923l-3351 2326" svg:viewBox="0 0 3353 2328"><text:p/></draw:connector><draw:connector draw:style-name="gr10" draw:text-style-name="P234" draw:type="line" svg:x1="6.563cm" svg:y1="5.565cm" svg:x2="4.507cm" svg:y2="5.565cm" draw:start-shape="id4" draw:start-glue-point="3" draw:end-shape="id6" draw:end-glue-point="1" svg:d="M6563 5565h-2056" svg:viewBox="0 0 2058 2"><text:p/></draw:connector><draw:custom-shape draw:style-name="gr9" draw:text-style-name="P233" xml:id="id7" draw:id="id7" svg:width="2.012cm" svg:height="0.632cm" svg:x="2.196cm" svg:y="7.496cm"><text:p text:style-name="P232"><text:span text:style-name="T121">job</text:span><text:span text:style-name="T122">.xdv</text:span></text:p><draw:enhanced-geometry svg:viewBox="0 0 21600 21600" draw:mirror-horizontal="false" draw:mirror-vertical="false" draw:type="rectangle" draw:enhanced-path="M 0 0 L 21600 0 21600 21600 0 21600 0 0 Z N"/></draw:custom-shape><draw:custom-shape draw:style-name="gr11" draw:text-style-name="P231" xml:id="id12" draw:id="id12" svg:width="2.587cm" svg:height="0.632cm" draw:transform="skewX (0.0167551608191456) translate (4.81365277777778cm 8.89881944444444cm)"><text:p text:style-name="P226"><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35" draw:type="curve" svg:x1="1.907cm" svg:y1="2.235cm" svg:x2="1.909cm" svg:y2="5.565cm" draw:start-shape="id1" draw:start-glue-point="3" draw:end-shape="id6" draw:end-glue-point="3" svg:d="M1907 2235c-768 0-768 3330 2 3330" svg:viewBox="0 0 579 3332"><text:p/></draw:connector><draw:connector draw:style-name="gr10" draw:text-style-name="P234" draw:type="line" svg:x1="3.202cm" svg:y1="5.881cm" svg:x2="3.202cm" svg:y2="7.497cm" draw:start-shape="id6" draw:start-glue-point="2" draw:end-shape="id7" draw:end-glue-point="0" svg:d="M3202 5881v1616" svg:viewBox="0 0 2 1617"><text:p/></draw:connector><draw:custom-shape draw:style-name="gr13" draw:text-style-name="P231" xml:id="id8" draw:id="id8" svg:width="2.59cm" svg:height="0.632cm" draw:transform="skewX (0.0167551608191456) translate (1.91911111111111cm 9.88483333333334cm)"><text:p text:style-name="P226"><text:span text:style-name="T122">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34" draw:type="line" svg:x1="3.202cm" svg:y1="8.128cm" svg:x2="3.215cm" svg:y2="9.885cm" draw:start-shape="id7" draw:start-glue-point="2" draw:end-shape="id8" draw:end-glue-point="0" svg:d="M3202 8128l13 1757" svg:viewBox="0 0 14 1759"><text:p/></draw:connector><draw:custom-shape draw:style-name="gr14" draw:text-style-name="P233" xml:id="id9" draw:id="id9" svg:width="2.013cm" svg:height="0.632cm" svg:x="5.424cm" svg:y="11.375cm"><text:p text:style-name="P232"><text:span text:style-name="T121">job</text:span><text:span text:style-name="T122">.pdf</text:span></text:p><draw:enhanced-geometry svg:viewBox="0 0 21600 21600" draw:mirror-horizontal="false" draw:mirror-vertical="false" draw:type="rectangle" draw:enhanced-path="M 0 0 L 21600 0 21600 21600 0 21600 0 0 Z N"/></draw:custom-shape><draw:connector draw:style-name="gr10" draw:text-style-name="P234" draw:type="line" svg:x1="4.509cm" svg:y1="10.2cm" svg:x2="6.429cm" svg:y2="11.374cm" draw:start-shape="id8" draw:start-glue-point="1" draw:end-shape="id9" draw:end-glue-point="0" svg:d="M4509 10200l1920 1174" svg:viewBox="0 0 1923 1177"><text:p/></draw:connector><draw:custom-shape draw:style-name="gr15" draw:text-style-name="P231" xml:id="id10" draw:id="id10" svg:width="2.588cm" svg:height="0.63cm" draw:transform="skewX (0.0167551608191456) translate (7.89869444444445cm 10.3893055555556cm)"><text:p text:style-name="P226"><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34" draw:type="line" svg:x1="7.437cm" svg:y1="11.691cm" svg:x2="9.181cm" svg:y2="11.019cm" draw:start-shape="id9" draw:start-glue-point="1" draw:end-shape="id10" draw:end-glue-point="2" svg:d="M7437 11691l1744-672" svg:viewBox="0 0 1746 674"><text:p/></draw:connector><draw:custom-shape draw:style-name="gr17" draw:text-style-name="P236" xml:id="id11" draw:id="id11" svg:width="2.405cm" svg:height="1.444cm" svg:x="7.199cm" svg:y="0.222cm"><text:p text:style-name="P228"><text:span text:style-name="T122">usfm_sb.sty</text:span></text:p><text:p text:style-name="P228"><text:span text:style-name="T122">ptx2pdf.sty</text:span></text:p><text:p text:style-name="P228"><text:span text:style-name="T122">custom.sty</text:span></text:p><draw:enhanced-geometry svg:viewBox="0 0 21600 21600" draw:type="rectangle" draw:enhanced-path="M 0 0 L 21600 0 21600 21600 0 21600 0 0 Z N"/></draw:custom-shape><draw:connector draw:style-name="gr18" draw:text-style-name="P235" draw:type="line" svg:x1="7.198cm" svg:y1="0.943cm" svg:x2="3.212cm" svg:y2="5.248cm" draw:start-shape="id11" draw:start-glue-point="3" draw:end-shape="id6" draw:end-glue-point="0" svg:d="M7198 943l-3986 4305" svg:viewBox="0 0 3988 4307"><text:p/></draw:connector><draw:custom-shape draw:style-name="gr19" draw:text-style-name="P237" xml:id="id13" draw:id="id13" svg:width="2.486cm" svg:height="2.805cm" svg:x="8.241cm" svg:y="6.796cm"><text:p text:style-name="P228"><text:span text:style-name="T122">.log</text:span></text:p><text:p text:style-name="P228"><text:span text:style-name="T122">.toc</text:span></text:p><text:p text:style-name="P228"><text:span text:style-name="T122">.picpages</text:span></text:p><text:p text:style-name="P228"><text:span text:style-name="T122">.parlocs</text:span></text:p><text:p text:style-name="P228"><text:span text:style-name="T122">.delayed</text:span></text:p><text:p text:style-name="P228"><text:span text:style-name="T122">.notepages</text:span></text:p><text:p text:style-name="P228"><text:span text:style-name="T122">.marginnotes</text:span></text:p><draw:enhanced-geometry svg:viewBox="0 0 21600 21600" draw:type="rectangle" draw:enhanced-path="M 0 0 L 21600 0 21600 21600 0 21600 0 0 Z N"/></draw:custom-shape><draw:connector draw:style-name="gr20" draw:text-style-name="P235" draw:type="line" svg:x1="7.4cm" svg:y1="9.214cm" svg:x2="8.241cm" svg:y2="8.198cm" draw:start-shape="id12" draw:start-glue-point="1" draw:end-shape="id13" draw:end-glue-point="3" svg:d="M7400 9214l841-1016" svg:viewBox="0 0 843 1018"><text:p/></draw:connector><draw:connector draw:style-name="gr20" draw:text-style-name="P235" draw:type="line" svg:x1="4.507cm" svg:y1="5.565cm" svg:x2="8.241cm" svg:y2="8.199cm" draw:start-shape="id6" draw:start-glue-point="1" draw:end-shape="id13" draw:end-glue-point="3" svg:d="M4507 5565l3734 2634" svg:viewBox="0 0 3736 2635"><text:p/></draw:connector><draw:connector draw:style-name="gr12" draw:text-style-name="P235" draw:type="curve" svg:x1="6.107cm" svg:y1="8.899cm" svg:x2="4.507cm" svg:y2="5.565cm" draw:start-shape="id12" draw:start-glue-point="0" draw:end-shape="id6" draw:end-glue-point="1" svg:d="M6107 8899c0-2223-533-3334-1600-3334" svg:viewBox="0 0 1602 3336"><text:p/></draw:connector><draw:custom-shape draw:style-name="gr21" draw:text-style-name="P233" svg:width="2.493cm" svg:height="0.641cm" svg:x="8.481cm" svg:y="12.488cm"><text:p text:style-name="P232"><text:span text:style-name="T121">job_insert</text:span><text:span text:style-name="T122">.pdf</text:span></text:p><draw:enhanced-geometry svg:viewBox="0 0 21600 21600" draw:mirror-horizontal="false" draw:mirror-vertical="false" draw:type="rectangle" draw:enhanced-path="M 0 0 L 21600 0 21600 21600 0 21600 0 0 Z N"/></draw:custom-shape><draw:line draw:style-name="gr22" draw:text-style-name="P235" svg:x1="9.285cm" svg:y1="11.045cm" svg:x2="10.006cm" svg:y2="12.488cm"><text:p/></draw:line></draw:g><text:soft-page-break/></text:p>
      <text:p text:style-name="P105"/>
      <text:p text:style-name="P102"><text:bookmark-start text:name="__RefHeading___Toc10501_326506458"/><text:bookmark text:name="_ictjav3do73c"/>File Processing and Generated Files<text:bookmark-end text:name="__RefHeading___Toc10501_326506458"/></text:p>
      <text:p text:style-name="P5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0">.tex [r]</text:p>
          </table:table-cell>
          <table:table-cell table:style-name="Table9.A1" office:value-type="string">
            <text:p text:style-name="P30">Job file that XeTeX runs</text:p>
          </table:table-cell>
        </table:table-row>
        <table:table-row table:style-name="Table9.1">
          <table:table-cell table:style-name="Table9.A1" office:value-type="string">
            <text:p text:style-name="P30">.log</text:p>
          </table:table-cell>
          <table:table-cell table:style-name="Table9.A1" office:value-type="string">
            <text:p text:style-name="P30">Generated log of the last XeTeX run against the .tex file</text:p>
          </table:table-cell>
        </table:table-row>
        <table:table-row table:style-name="Table9.1">
          <table:table-cell table:style-name="Table9.A1" office:value-type="string">
            <text:p text:style-name="P30">.delayed [r]</text:p>
          </table:table-cell>
          <table:table-cell table:style-name="Table9.A1" office:value-type="string">
            <text:p text:style-name="P30">Paragraph positions of cutouts (drop chap, figures, sidebars). Is used to calculate paragraph cutouts:</text:p>
            <text:p text:style-name="P30">\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0">\RaiseItem{<text:span text:style-name="T1">type</text:span>}{<text:span text:style-name="T1">ref</text:span>}{<text:span text:style-name="T1">pageno</text:span>}</text:p>
          </table:table-cell>
        </table:table-row>
        <table:table-row table:style-name="Table9.1">
          <table:table-cell table:style-name="Table9.A1" office:value-type="string">
            <text:p text:style-name="P30">.parlocs [r]</text:p>
          </table:table-cell>
          <table:table-cell table:style-name="Table9.A1" office:value-type="string">
            <text:p text:style-name="P30">Position of the start and end of each paragraph on the page</text:p>
            <text:p text:style-name="P30">\@pgstart{<text:span text:style-name="T1">pageno</text:span>}</text:p>
            <text:p text:style-name="P30">\@colstart{<text:span text:style-name="T1">height</text:span>}{<text:span text:style-name="T1">depth</text:span>}{<text:span text:style-name="T1">width</text:span>}{<text:span text:style-name="T1">xpos</text:span>}{<text:span text:style-name="T1">ypos</text:span>}</text:p>
            <text:p text:style-name="P30">\@parstart {<text:span text:style-name="T1">baselineskip</text:span>}{<text:span text:style-name="T1">xpos</text:span>}{<text:span text:style-name="T1">ypos</text:span>}</text:p>
            <text:p text:style-name="P30">\@parlen{<text:span text:style-name="T1">ref</text:span>}{<text:span text:style-name="T1">adjustment</text:span>}{<text:span text:style-name="T1">number of lines in paragraph</text:span>}</text:p>
            <text:p text:style-name="P30">\@colstop{<text:span text:style-name="T1">xpos</text:span>}{<text:span text:style-name="T1">ypos</text:span>}</text:p>
          </table:table-cell>
        </table:table-row>
        <table:table-row table:style-name="Table9.1">
          <table:table-cell table:style-name="Table9.A1" office:value-type="string">
            <text:p text:style-name="P30">.picpages [r]</text:p>
          </table:table-cell>
          <table:table-cell table:style-name="Table9.A1" office:value-type="string">
            <text:p text:style-name="P30">Tracks which figures are on which pages to catch them moving</text:p>
            <text:p text:style-name="P30">\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0">.notepages [r]</text:p>
          </table:table-cell>
          <table:table-cell table:style-name="Table9.A1" office:value-type="string">
            <text:p text:style-name="P30">For per page callers, holds the first caller per page:</text:p>
            <text:p text:style-name="P30">\noteonpage{<text:span text:style-name="T1">caller</text:span>}{<text:span text:style-name="T1">pageno</text:span>}</text:p>
          </table:table-cell>
        </table:table-row>
        <table:table-row table:style-name="Table9.1">
          <table:table-cell table:style-name="Table9.A1" office:value-type="string">
            <text:p text:style-name="P30">.marginnotes [r]</text:p>
          </table:table-cell>
          <table:table-cell table:style-name="Table9.A1" office:value-type="string">
            <text:p text:style-name="P30">Position of each margin note on the page</text:p>
            <text:p text:style-name="P30">\@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0">.fontusage</text:p>
          </table:table-cell>
          <table:table-cell table:style-name="Table9.A1" office:value-type="string">
            <text:p text:style-name="P30">List of fonts used if \ifLogFonts true</text:p>
          </table:table-cell>
        </table:table-row>
        <table:table-row table:style-name="Table9.1">
          <table:table-cell table:style-name="Table9.A1" office:value-type="string">
            <text:p text:style-name="P30">.<text:span text:style-name="T100">toc [r]</text:span></text:p>
          </table:table-cell>
          <table:table-cell table:style-name="Table9.A1" office:value-type="string">
            <text:p text:style-name="P149">Table of Contents after processing to give different lists</text:p>
          </table:table-cell>
        </table:table-row>
        <table:table-row table:style-name="Table9.1">
          <table:table-cell table:style-name="Table9.A1" office:value-type="string">
            <text:p text:style-name="P30">_<text:span text:style-name="T100">orig.toc</text:span></text:p>
          </table:table-cell>
          <table:table-cell table:style-name="Table9.A1" office:value-type="string">
            <text:p text:style-name="P149">Copy of table of contents as generated from TeX</text:p>
          </table:table-cell>
        </table:table-row>
        <table:table-row table:style-name="Table9.1">
          <table:table-cell table:style-name="Table9.A1" office:value-type="string">
            <text:p text:style-name="P30">_<text:span text:style-name="T100">FRT.sfm [r]</text:span></text:p>
          </table:table-cell>
          <table:table-cell table:style-name="Table9.A1" office:value-type="string">
            <text:p text:style-name="P149">Generated front matter to be output</text:p>
          </table:table-cell>
        </table:table-row>
        <table:table-row table:style-name="Table9.1">
          <table:table-cell table:style-name="Table9.A1" office:value-type="string">
            <text:p text:style-name="P30">_<text:span text:style-name="T100">INT.sfm [r]</text:span></text:p>
          </table:table-cell>
          <table:table-cell table:style-name="Table9.A1" office:value-type="string">
            <text:p text:style-name="P149">Generated INT file of peripheral matter</text:p>
          </table:table-cell>
        </table:table-row>
        <table:table-row table:style-name="Table9.1">
          <table:table-cell table:style-name="Table9.A1" office:value-type="string">
            <text:p text:style-name="P30">.<text:span text:style-name="T32">xdv</text:span></text:p>
          </table:table-cell>
          <table:table-cell table:style-name="Table9.A1" office:value-type="string">
            <text:p text:style-name="P56">TeX device independent output. Generates PDF</text:p>
          </table:table-cell>
        </table:table-row>
        <table:table-row table:style-name="Table9.15">
          <table:table-cell table:style-name="Table9.A1" office:value-type="string">
            <text:p text:style-name="P30">.<text:span text:style-name="T32">xdvi_log</text:span></text:p>
          </table:table-cell>
          <table:table-cell table:style-name="Table9.A1" office:value-type="string">
            <text:p text:style-name="P56">Logs output from xdvipdfm-x, xdv to PDF conversion</text:p>
          </table:table-cell>
        </table:table-row>
      </table:table>
      <text:p text:style-name="P165"/>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2">\ChapterVerseSeparator</text:p>
          </table:table-cell>
          <table:table-cell table:style-name="Table10.A1" office:value-type="string">
            <text:p text:style-name="P32">Separator between chapter and verse in header.</text:p>
          </table:table-cell>
        </table:table-row>
        <table:table-row table:style-name="Table10.1">
          <table:table-cell table:style-name="Table10.A1" office:value-type="string">
            <text:p text:style-name="P173">\BookChapSeparator</text:p>
          </table:table-cell>
          <table:table-cell table:style-name="Table10.A1" office:value-type="string">
            <text:p text:style-name="P173">Separator between book and chapter in header.</text:p>
          </table:table-cell>
        </table:table-row>
        <table:table-row table:style-name="Table10.1">
          <table:table-cell table:style-name="Table10.A1" office:value-type="string">
            <text:p text:style-name="P32">\RangeSeparator</text:p>
          </table:table-cell>
          <table:table-cell table:style-name="Table10.A1" office:value-type="string">
            <text:p text:style-name="P32"><text:span text:style-name="T111">A r</text:span>ange of <text:span text:style-name="T111">verses</text:span> in header</text:p>
          </table:table-cell>
        </table:table-row>
        <table:table-row table:style-name="Table10.1">
          <table:table-cell table:style-name="Table10.A1" office:value-type="string">
            <text:p text:style-name="P173">\RangeChapSeparator</text:p>
          </table:table-cell>
          <table:table-cell table:style-name="Table10.A1" office:value-type="string">
            <text:p text:style-name="P173">If a range includes a change of chapters/books in header</text:p>
          </table:table-cell>
        </table:table-row>
        <table:table-row table:style-name="Table10.1">
          <table:table-cell table:style-name="Table10.A1" office:value-type="string">
            <text:p text:style-name="P32">\MakeChapterLabel#1#2{#1\ #2}</text:p>
          </table:table-cell>
          <table:table-cell table:style-name="Table10.A1" office:value-type="string">
            <text:p text:style-name="P32">Sequence and separator for chapter labels.</text:p>
          </table:table-cell>
        </table:table-row>
        <table:table-row table:style-name="Table10.1">
          <table:table-cell table:style-name="Table10.A1" office:value-type="string">
            <text:p text:style-name="P32">\AdornVerseNumber#1{#1}</text:p>
          </table:table-cell>
          <table:table-cell table:style-name="Table10.A1" office:value-type="string">
            <text:p text:style-name="P32">Any ornamentation for verses</text:p>
          </table:table-cell>
        </table:table-row>
        <table:table-row table:style-name="Table10.1">
          <table:table-cell table:style-name="Table10.A1" office:value-type="string">
            <text:p text:style-name="P32">\DecorateRef#1{(#1)}</text:p>
          </table:table-cell>
          <table:table-cell table:style-name="Table10.A1" office:value-type="string">
            <text:p text:style-name="P32">Any decoration of the reference in a figure caption</text:p>
          </table:table-cell>
        </table:table-row>
        <table:table-row table:style-name="Table10.1">
          <table:table-cell table:style-name="Table10.A1" office:value-type="string">
            <text:p text:style-name="P32">\ISBN#1</text:p>
          </table:table-cell>
          <table:table-cell table:style-name="Table10.A1" office:value-type="string">
            <text:p text:style-name="P32">Output ISBN from TeX. (see also zISBNbarcode)</text:p>
          </table:table-cell>
        </table:table-row>
        <table:table-row table:style-name="Table10.1">
          <table:table-cell table:style-name="Table10.A1" office:value-type="string">
            <text:p text:style-name="P32">\DefineActiveChar#1#2</text:p>
          </table:table-cell>
          <table:table-cell table:style-name="Table10.A1" office:value-type="string">
            <text:p text:style-name="P32">Mark a character as being active with the given definition</text:p>
          </table:table-cell>
        </table:table-row>
        <table:table-row table:style-name="Table10.1">
          <table:table-cell table:style-name="Table10.A1" office:value-type="string">
            <text:p text:style-name="P32">\bridgeVerses <text:span text:style-name="T1">bkkC</text:span>.<text:span text:style-name="T1">V</text:span>-<text:span text:style-name="T1">V</text:span>.</text:p>
          </table:table-cell>
          <table:table-cell table:style-name="Table10.A1" office:value-type="string">
            <text:p text:style-name="P32">Bridges a pair of verse. Note the final . delimiter</text:p>
          </table:table-cell>
        </table:table-row>
        <table:table-row table:style-name="Table10.1">
          <table:table-cell table:style-name="Table10.A1" office:value-type="string">
            <text:p text:style-name="P32">\EndNoteSeparator</text:p>
          </table:table-cell>
          <table:table-cell table:style-name="Table10.A1" office:value-type="string">
            <text:p text:style-name="P32">Makes the rule used before (and after) end-notes</text:p>
          </table:table-cell>
        </table:table-row>
        <table:table-row table:style-name="Table10.1">
          <table:table-cell table:style-name="Table10.A1" office:value-type="string">
            <text:p text:style-name="P173">\zBookEndDecoration</text:p>
          </table:table-cell>
          <table:table-cell table:style-name="Table10.A1" office:value-type="string">
            <text:p text:style-name="P173">(if set) User-selected decoration at end of a book</text:p>
          </table:table-cell>
        </table:table-row>
        <table:table-row table:style-name="Table10.14">
          <table:table-cell table:style-name="Table10.A1" office:value-type="string">
            <text:p text:style-name="P173">\zautoBookEndDecoration</text:p>
          </table:table-cell>
          <table:table-cell table:style-name="Table10.A1" office:value-type="string">
            <text:p text:style-name="P173"><text:span text:style-name="T112">Template automatically</text:span> include<text:span text:style-name="T112">s this</text:span> at end of each boo<text:span text:style-name="T112">k. Default value when user-selected decoration included is:<text:line-break/> \iffilehasverses\zBookEndDecoration\fi</text:span></text:p>
          </table:table-cell>
        </table:table-row>
      </table:table>
      <text:p text:style-name="P40"><text:soft-page-break/></text:p>
      <text:p text:style-name="P41"><text:bookmark-start text:name="__RefHeading___Toc10497_326506458"/><text:bookmark text:name="_bd4r4qbj38f1"/>Triggers<text:bookmark-end text:name="__RefHeading___Toc10497_326506458"/></text:p>
      <text:p text:style-name="P38">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9">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7"><text:span text:style-name="T28">\AddTrigger </text:span><text:span text:style-name="T29">name</text:span></text:p>
            <text:p text:style-name="P107"><text:span text:style-name="T28"><text:s text:c="3"/></text:span><text:span text:style-name="T29">USFM content</text:span></text:p>
            <text:p text:style-name="P106">\EndTrigger</text:p>
          </table:table-cell>
          <table:table-cell table:style-name="Table11.B1" office:value-type="string">
            <text:p text:style-name="P30"/>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0">REV20.14-preverse</text:p>
          </table:table-cell>
          <table:table-cell table:style-name="Table12.B2" office:value-type="string">
            <text:p text:style-name="P30">Triggers before the verse number</text:p>
          </table:table-cell>
        </table:table-row>
        <table:table-row table:style-name="Table12.1">
          <table:table-cell table:style-name="Table12.A3" office:value-type="string">
            <text:p text:style-name="P30">GLOk.LakeofFire-preverse</text:p>
          </table:table-cell>
          <table:table-cell table:style-name="Table12.B3" office:value-type="string">
            <text:p text:style-name="P30">Triggers before a glossary entry in the the GLO book</text:p>
          </table:table-cell>
        </table:table-row>
        <table:table-row table:style-name="Table12.1">
          <table:table-cell table:style-name="Table12.A4" office:value-type="string">
            <text:p text:style-name="P30">ms:zif</text:p>
          </table:table-cell>
          <table:table-cell table:style-name="Table12.B4" office:value-type="string">
            <text:p text:style-name="P30">Triggers before any standalone milestone of type zif: \zif|file=”wombats”\* in any book</text:p>
          </table:table-cell>
        </table:table-row>
        <table:table-row table:style-name="Table12.1">
          <table:table-cell table:style-name="Table12.A5" office:value-type="string">
            <text:p text:style-name="P30">ms:zwombat=a542</text:p>
          </table:table-cell>
          <table:table-cell table:style-name="Table12.B5" office:value-type="string">
            <text:p text:style-name="P30">Triggers before the unique standalone milestone \zwombat|id=”a542”\*</text:p>
          </table:table-cell>
        </table:table-row>
        <table:table-row table:style-name="Table12.1">
          <table:table-cell table:style-name="Table12.A6" office:value-type="string">
            <text:p text:style-name="P30">GENa542</text:p>
          </table:table-cell>
          <table:table-cell table:style-name="Table12.B6" office:value-type="string">
            <text:p text:style-name="P30">Triggers before any standalone milestone with matching id e.g. \zwombat|a542\* in the book GEN</text:p>
          </table:table-cell>
        </table:table-row>
        <table:table-row table:style-name="Table12.1">
          <table:table-cell table:style-name="Table12.A7" office:value-type="string">
            <text:p text:style-name="P30">REV20.14</text:p>
          </table:table-cell>
          <table:table-cell table:style-name="Table12.B7" office:value-type="string">
            <text:p text:style-name="P30">Triggers mid-paragraph, after the post-versenumber space.</text:p>
          </table:table-cell>
        </table:table-row>
        <table:table-row table:style-name="Table12.1">
          <table:table-cell table:style-name="Table12.A8" office:value-type="string">
            <text:p text:style-name="P30">GLOk.Herod</text:p>
          </table:table-cell>
          <table:table-cell table:style-name="Table12.B8" office:value-type="string">
            <text:p text:style-name="P30">Triggers mid-paragraph, after the glossary entry \k Herod\k*</text:p>
          </table:table-cell>
        </table:table-row>
        <table:table-row table:style-name="Table12.1">
          <table:table-cell table:style-name="Table12.A9" office:value-type="string">
            <text:p text:style-name="P30"><text:span text:style-name="T1">name</text:span>=2</text:p>
          </table:table-cell>
          <table:table-cell table:style-name="Table12.B9" office:value-type="string">
            <text:p text:style-name="P30">Triggers before the second paragraph after <text:span text:style-name="T1">name</text:span></text:p>
          </table:table-cell>
        </table:table-row>
      </table:table>
      <text:p text:style-name="P117"><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7">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7">\ifActions</text:p>
          </table:table-cell>
          <table:table-cell table:style-name="Table13.B2" office:value-type="string">
            <text:p text:style-name="P37">Make links active inside PDF [true]</text:p>
          </table:table-cell>
        </table:table-row>
        <table:table-row table:style-name="Table13.1">
          <table:table-cell table:style-name="Table13.A2" office:value-type="string">
            <text:p text:style-name="P152">\ifAlwaysCheckAttributes</text:p>
          </table:table-cell>
          <table:table-cell table:style-name="Table13.B2" office:value-type="string">
            <text:p text:style-name="P152">Check all char styles for link-href attributes</text:p>
          </table:table-cell>
        </table:table-row>
        <table:table-row table:style-name="Table13.1">
          <table:table-cell table:style-name="Table13.A4" office:value-type="string">
            <text:p text:style-name="P37">\⁠ifAttrMilestoneMatchesUnattr</text:p>
          </table:table-cell>
          <table:table-cell table:style-name="Table13.B4" office:value-type="string">
            <text:p text:style-name="P37">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7">\ifBindingGutter</text:p>
          </table:table-cell>
          <table:table-cell table:style-name="Table13.B5" office:value-type="string">
            <text:p text:style-name="P37">Is there a binding gutter [false[</text:p>
          </table:table-cell>
        </table:table-row>
        <table:table-row table:style-name="Table13.1">
          <table:table-cell table:style-name="Table13.A6" office:value-type="string">
            <text:p text:style-name="P37">\ifBookOpenLeft</text:p>
          </table:table-cell>
          <table:table-cell table:style-name="Table13.B6" office:value-type="string">
            <text:p text:style-name="P37">Page order is reversed for RTL type books [false]</text:p>
          </table:table-cell>
        </table:table-row>
        <table:table-row table:style-name="Table13.1">
          <table:table-cell table:style-name="Table13.A6" office:value-type="string">
            <text:p text:style-name="P153">\ifbookresetcallers</text:p>
          </table:table-cell>
          <table:table-cell table:style-name="Table13.B6" office:value-type="string">
            <text:p text:style-name="P153">Reset note caller sequences at the start of a book</text:p>
          </table:table-cell>
        </table:table-row>
        <table:table-row table:style-name="Table13.1">
          <table:table-cell table:style-name="Table13.A8" office:value-type="string">
            <text:p text:style-name="P37">\ifCalcChapSize</text:p>
          </table:table-cell>
          <table:table-cell table:style-name="Table13.B8" office:value-type="string">
            <text:p text:style-name="P37">Attempt to automatically calculate drop chapter number size [true]</text:p>
          </table:table-cell>
        </table:table-row>
        <table:table-row table:style-name="Table13.1">
          <table:table-cell table:style-name="Table13.A9" office:value-type="string">
            <text:p text:style-name="P37">\ifCaptionFirst</text:p>
          </table:table-cell>
          <table:table-cell table:style-name="Table13.B9" office:value-type="string">
            <text:p text:style-name="P37">Output caption before image [false]</text:p>
          </table:table-cell>
        </table:table-row>
        <table:table-row table:style-name="Table13.1">
          <table:table-cell table:style-name="Table13.A10" office:value-type="string">
            <text:p text:style-name="P37">\ifCaptionRefFirst</text:p>
          </table:table-cell>
          <table:table-cell table:style-name="Table13.B10" office:value-type="string">
            <text:p text:style-name="P37">Output reference before caption [false]</text:p>
          </table:table-cell>
        </table:table-row>
        <table:table-row table:style-name="Table13.1">
          <table:table-cell table:style-name="Table13.A11" office:value-type="string">
            <text:p text:style-name="P37">\ifColNotes</text:p>
          </table:table-cell>
          <table:table-cell table:style-name="Table13.B11" office:value-type="string">
            <text:p text:style-name="P37">Whether to have column notes [false]</text:p>
          </table:table-cell>
        </table:table-row>
        <table:table-row table:style-name="Table13.1">
          <table:table-cell table:style-name="Table13.A12" office:value-type="string">
            <text:p text:style-name="P37">\ifColNotesRule</text:p>
          </table:table-cell>
          <table:table-cell table:style-name="Table13.B12" office:value-type="string">
            <text:p text:style-name="P37">Output a rule separating column notes from body text [false]</text:p>
          </table:table-cell>
        </table:table-row>
        <table:table-row table:style-name="Table13.1">
          <table:table-cell table:style-name="Table13.A13" office:value-type="string">
            <text:p text:style-name="P37">\ifColorFonts</text:p>
          </table:table-cell>
          <table:table-cell table:style-name="Table13.B13" office:value-type="string">
            <text:p text:style-name="P37">Allow coloured fonts [true]</text:p>
          </table:table-cell>
        </table:table-row>
        <table:table-row table:style-name="Table13.1">
          <table:table-cell table:style-name="Table13.A14" office:value-type="string">
            <text:p text:style-name="P37">\ifColumnGutterRule</text:p>
          </table:table-cell>
          <table:table-cell table:style-name="Table13.B14" office:value-type="string">
            <text:p text:style-name="P37">Output a central column gutter rule [false]</text:p>
          </table:table-cell>
        </table:table-row>
        <table:table-row table:style-name="Table13.1">
          <table:table-cell table:style-name="Table13.A15" office:value-type="string">
            <text:p text:style-name="P37">\ifCropMarks</text:p>
          </table:table-cell>
          <table:table-cell table:style-name="Table13.B15" office:value-type="string">
            <text:p text:style-name="P37">Whether to insert crop marks (and increase page size) [false]</text:p>
          </table:table-cell>
        </table:table-row>
        <table:table-row table:style-name="Table13.1">
          <table:table-cell table:style-name="Table13.A16" office:value-type="string">
            <text:p text:style-name="P37">\ifDoCaptions</text:p>
          </table:table-cell>
          <table:table-cell table:style-name="Table13.B16" office:value-type="string">
            <text:p text:style-name="P37">Include captions in figures</text:p>
          </table:table-cell>
        </table:table-row>
        <table:table-row table:style-name="Table13.1">
          <table:table-cell table:style-name="Table13.A17" office:value-type="string">
            <text:p text:style-name="P37">\ifDropActions</text:p>
          </table:table-cell>
          <table:table-cell table:style-name="Table13.B17" office:value-type="string">
            <text:p text:style-name="P37">Don’t output PDF bookmarks [false]</text:p>
          </table:table-cell>
        </table:table-row>
        <text:soft-page-break/>
        <table:table-row table:style-name="Table13.1">
          <table:table-cell table:style-name="Table13.A18" office:value-type="string">
            <text:p text:style-name="P37">\ifendbooknoeject</text:p>
          </table:table-cell>
          <table:table-cell table:style-name="Table13.B18" office:value-type="string">
            <text:p text:style-name="P37">Don’t insert a page break after this book</text:p>
          </table:table-cell>
        </table:table-row>
        <table:table-row table:style-name="Table13.1">
          <table:table-cell table:style-name="Table13.A19" office:value-type="string">
            <text:p text:style-name="P37">\iffiglocleft</text:p>
          </table:table-cell>
          <table:table-cell table:style-name="Table13.B19" office:value-type="string">
            <text:p text:style-name="P37">Default figure positions to top left [true]</text:p>
          </table:table-cell>
        </table:table-row>
        <table:table-row table:style-name="Table13.1">
          <table:table-cell table:style-name="Table13.A20" office:value-type="string">
            <text:p text:style-name="P37">\ifFigurePlaceholder</text:p>
          </table:table-cell>
          <table:table-cell table:style-name="Table13.B20" office:value-type="string">
            <text:p text:style-name="P37">Insert place holders instead of picture files [false]</text:p>
          </table:table-cell>
        </table:table-row>
        <table:table-row table:style-name="Table13.1">
          <table:table-cell table:style-name="Table13.A21" office:value-type="string">
            <text:p text:style-name="P37">\ifFinalNotesDown</text:p>
          </table:table-cell>
          <table:table-cell table:style-name="Table13.B21" office:value-type="string">
            <text:p text:style-name="P37">Push notes on the final page to the bottom of the page [false]</text:p>
          </table:table-cell>
        </table:table-row>
        <table:table-row table:style-name="Table13.1">
          <table:table-cell table:style-name="Table13.A22" office:value-type="string">
            <text:p text:style-name="P157">\ifHangeVA</text:p>
          </table:table-cell>
          <table:table-cell table:style-name="Table13.B22" office:value-type="string">
            <text:p text:style-name="P157">Also hang alternative verse numbers</text:p>
          </table:table-cell>
        </table:table-row>
        <table:table-row table:style-name="Table13.1">
          <table:table-cell table:style-name="Table13.A22" office:value-type="string">
            <text:p text:style-name="P37">\ifIncludeFigures</text:p>
          </table:table-cell>
          <table:table-cell table:style-name="Table13.B22" office:value-type="string">
            <text:p text:style-name="P37">Include figures at all [true]</text:p>
          </table:table-cell>
        </table:table-row>
        <table:table-row table:style-name="Table13.1">
          <table:table-cell table:style-name="Table13.A24" office:value-type="string">
            <text:p text:style-name="P37">\ifIndentAfterHeading</text:p>
          </table:table-cell>
          <table:table-cell table:style-name="Table13.B24" office:value-type="string">
            <text:p text:style-name="P37">Allow first line indentation after a heading [true]</text:p>
          </table:table-cell>
        </table:table-row>
        <table:table-row table:style-name="Table13.1">
          <table:table-cell table:style-name="Table13.A25" office:value-type="string">
            <text:p text:style-name="P37">\ifIndentAfterHeading</text:p>
          </table:table-cell>
          <table:table-cell table:style-name="Table13.B25" office:value-type="string">
            <text:p text:style-name="P37">Allow indented paragraphs following a heading [true]</text:p>
          </table:table-cell>
        </table:table-row>
        <table:table-row table:style-name="Table13.1">
          <table:table-cell table:style-name="Table13.A26" office:value-type="string">
            <text:p text:style-name="P37">\ifIndentAtChapter</text:p>
          </table:table-cell>
          <table:table-cell table:style-name="Table13.B26" office:value-type="string">
            <text:p text:style-name="P37">Allow indented paragraphs at chapter start with cutouts [false]</text:p>
          </table:table-cell>
        </table:table-row>
        <table:table-row table:style-name="Table13.1">
          <table:table-cell table:style-name="Table13.A27" office:value-type="string">
            <text:p text:style-name="P37">\ifJoinGutterRule</text:p>
          </table:table-cell>
          <table:table-cell table:style-name="Table13.B27" office:value-type="string">
            <text:p text:style-name="P37">Join diglot text rule with notes rule [false]</text:p>
          </table:table-cell>
        </table:table-row>
        <table:table-row table:style-name="Table13.1">
          <table:table-cell table:style-name="Table13.A28" office:value-type="string">
            <text:p text:style-name="P37">\ifJustifyPars</text:p>
          </table:table-cell>
          <table:table-cell table:style-name="Table13.B28" office:value-type="string">
            <text:p text:style-name="P37">Justify text [true]</text:p>
          </table:table-cell>
        </table:table-row>
        <table:table-row table:style-name="Table13.1">
          <table:table-cell table:style-name="Table13.A29" office:value-type="string">
            <text:p text:style-name="P94">\ifkeepmarginversemarkers</text:p>
          </table:table-cell>
          <table:table-cell table:style-name="Table13.B29" office:value-type="string">
            <text:p text:style-name="P160">Insert in text markers for margin verses not output.</text:p>
          </table:table-cell>
        </table:table-row>
        <table:table-row table:style-name="Table13.1">
          <table:table-cell table:style-name="Table13.A29" office:value-type="string">
            <text:p text:style-name="P44">\ifLogFonts</text:p>
          </table:table-cell>
          <table:table-cell table:style-name="Table13.B29" office:value-type="string">
            <text:p text:style-name="P37">Generate an extra .fontusage file showing which page <text:s/>each new character style is first used on and what font it uses.</text:p>
          </table:table-cell>
        </table:table-row>
        <table:table-row table:style-name="Table13.1">
          <table:table-cell table:style-name="Table13.A29" office:value-type="string">
            <text:p text:style-name="P43">\ifMarkAdjustPoints</text:p>
          </table:table-cell>
          <table:table-cell table:style-name="Table13.B29" office:value-type="string">
            <text:p text:style-name="P68">Display <text:span text:style-name="T64">an adjlist id for each paragraph </text:span>[false]</text:p>
          </table:table-cell>
        </table:table-row>
        <table:table-row table:style-name="Table13.1">
          <table:table-cell table:style-name="Table13.A32" office:value-type="string">
            <text:p text:style-name="P44">\ifMarkTriggerPoints</text:p>
          </table:table-cell>
          <table:table-cell table:style-name="Table13.B32" office:value-type="string">
            <text:p text:style-name="P37">Display trigger points in output [false]</text:p>
          </table:table-cell>
        </table:table-row>
        <table:table-row table:style-name="Table13.1">
          <table:table-cell table:style-name="Table13.A33" office:value-type="string">
            <text:p text:style-name="P37">\ifMidPageFootnotes</text:p>
          </table:table-cell>
          <table:table-cell table:style-name="Table13.B33" office:value-type="string">
            <text:p text:style-name="P37">Should footnotes go before a single-double column transition [false]</text:p>
          </table:table-cell>
        </table:table-row>
        <table:table-row table:style-name="Table13.1">
          <table:table-cell table:style-name="Table13.A34" office:value-type="string">
            <text:p text:style-name="P37">\ifNoHangVerseNumberOne</text:p>
          </table:table-cell>
          <table:table-cell table:style-name="Table13.B34" office:value-type="string">
            <text:p text:style-name="P157">Don't hang verse 1 if output with a drop chap</text:p>
          </table:table-cell>
        </table:table-row>
        <table:table-row table:style-name="Table13.1">
          <table:table-cell table:style-name="Table13.A34" office:value-type="string">
            <text:p text:style-name="P37">\ifnoinkinmargin</text:p>
          </table:table-cell>
          <table:table-cell table:style-name="Table13.B34" office:value-type="string">
            <text:p text:style-name="P37">Reduce text block to insert footer rather than in the margin [false]</text:p>
          </table:table-cell>
        </table:table-row>
        <table:table-row table:style-name="Table13.1">
          <table:table-cell table:style-name="Table13.A36" office:value-type="string">
            <text:p text:style-name="P160">\ifnoparstartmvm</text:p>
          </table:table-cell>
          <table:table-cell table:style-name="Table13.B36" office:value-type="string">
            <text:p text:style-name="P160">Whether to exclude verse 1 in marginal verses</text:p>
          </table:table-cell>
        </table:table-row>
        <table:table-row table:style-name="Table13.1">
          <table:table-cell table:style-name="Table13.A36" office:value-type="string">
            <text:p text:style-name="P37">\ifNoteGutterRule</text:p>
          </table:table-cell>
          <table:table-cell table:style-name="Table13.B36" office:value-type="string">
            <text:p text:style-name="P37">Insert a rule between diglot columns [true]</text:p>
          </table:table-cell>
        </table:table-row>
        <table:table-row table:style-name="Table13.1">
          <table:table-cell table:style-name="Table13.A38" office:value-type="string">
            <text:p text:style-name="P37">\ifnotesEachBook</text:p>
          </table:table-cell>
          <table:table-cell table:style-name="Table13.B38" office:value-type="string">
            <text:p text:style-name="P37">Output endnotes at the end of each book [true]</text:p>
          </table:table-cell>
        </table:table-row>
        <table:table-row table:style-name="Table13.1">
          <table:table-cell table:style-name="Table13.A39" office:value-type="string">
            <text:p text:style-name="P37">\ifNoTransparency</text:p>
          </table:table-cell>
          <table:table-cell table:style-name="Table13.B39" office:value-type="string">
            <text:p text:style-name="P37">Disable transparency output in PDF [false]</text:p>
          </table:table-cell>
        </table:table-row>
        <table:table-row table:style-name="Table13.1">
          <table:table-cell table:style-name="Table13.A39" office:value-type="string">
            <text:p text:style-name="P150">\ifnotocwrite</text:p>
          </table:table-cell>
          <table:table-cell table:style-name="Table13.B39" office:value-type="string">
            <text:p text:style-name="P150">Stops the macros writing a new .orig_toc file. Good for TOC design testing.</text:p>
          </table:table-cell>
        </table:table-row>
        <table:table-row table:style-name="Table13.1">
          <table:table-cell table:style-name="Table13.A41" office:value-type="string">
            <text:p text:style-name="P37">\ifOmitBookRef</text:p>
          </table:table-cell>
          <table:table-cell table:style-name="Table13.B41" office:value-type="string">
            <text:p text:style-name="P37">Omit the book name in the running header reference [false]</text:p>
          </table:table-cell>
        </table:table-row>
        <table:table-row table:style-name="Table13.1">
          <table:table-cell table:style-name="Table13.A42" office:value-type="string">
            <text:p text:style-name="P37">\ifOmitChapterNumber</text:p>
          </table:table-cell>
          <table:table-cell table:style-name="Table13.B42" office:value-type="string">
            <text:p text:style-name="P37">Don’t output chapter numbers [false]</text:p>
          </table:table-cell>
        </table:table-row>
        <table:table-row table:style-name="Table13.1">
          <table:table-cell table:style-name="Table13.A43" office:value-type="string">
            <text:p text:style-name="P37">\ifOmitChapterNumberRH</text:p>
          </table:table-cell>
          <table:table-cell table:style-name="Table13.B43" office:value-type="string">
            <text:p text:style-name="P37">Omit chapter numbers from running header [false]</text:p>
          </table:table-cell>
        </table:table-row>
        <table:table-row table:style-name="Table13.1">
          <table:table-cell table:style-name="Table13.A44" office:value-type="string">
            <text:p text:style-name="P37">\ifOmitVerseNumberOne</text:p>
          </table:table-cell>
          <table:table-cell table:style-name="Table13.B44" office:value-type="string">
            <text:p text:style-name="P37">Don’t output verse 1 at the start of a chapter [false]</text:p>
          </table:table-cell>
        </table:table-row>
        <table:table-row table:style-name="Table13.1">
          <table:table-cell table:style-name="Table13.A44" office:value-type="string">
            <text:p text:style-name="P156">\ifparnoteskillprevdepth</text:p>
          </table:table-cell>
          <table:table-cell table:style-name="Table13.B44" office:value-type="string">
            <text:p text:style-name="P156">Sets final note line baseline on the bottom of the note box</text:p>
          </table:table-cell>
        </table:table-row>
        <table:table-row table:style-name="Table13.1">
          <table:table-cell table:style-name="Table13.A44" office:value-type="string">
            <text:p text:style-name="P156">\ifparnotesmidtopskip</text:p>
          </table:table-cell>
          <table:table-cell table:style-name="Table13.B44" office:value-type="string">
            <text:p text:style-name="P156">gridfits the top of the mid note skip</text:p>
          </table:table-cell>
        </table:table-row>
        <table:table-row table:style-name="Table13.1">
          <table:table-cell table:style-name="Table13.A44" office:value-type="string">
            <text:p text:style-name="P156">\ifparnotesruletopskip</text:p>
          </table:table-cell>
          <table:table-cell table:style-name="Table13.B44" office:value-type="string">
            <text:p text:style-name="P156">gridfits the note rule above the note</text:p>
          </table:table-cell>
        </table:table-row>
        <table:table-row table:style-name="Table13.1">
          <table:table-cell table:style-name="Table13.A48" office:value-type="string">
            <text:p text:style-name="P37">\ifrefbookmarks</text:p>
          </table:table-cell>
          <table:table-cell table:style-name="Table13.B48" office:value-type="string">
            <text:p text:style-name="P37">Use book codes instead of book names in bookmarks [false]</text:p>
          </table:table-cell>
        </table:table-row>
        <table:table-row table:style-name="Table13.1">
          <table:table-cell table:style-name="Table13.A49" office:value-type="string">
            <text:p text:style-name="P37">\ifsquashgridbox</text:p>
          </table:table-cell>
          <table:table-cell table:style-name="Table13.B49" office:value-type="string">
            <text:p text:style-name="P37">Don’t insert space above headings at the start of a column [true]</text:p>
          </table:table-cell>
        </table:table-row>
        <table:table-row table:style-name="Table13.1">
          <table:table-cell table:style-name="Table13.A50" office:value-type="string">
            <text:p text:style-name="P37">\ifStudyGutterRule</text:p>
          </table:table-cell>
          <table:table-cell table:style-name="Table13.B50" office:value-type="string">
            <text:p text:style-name="P37">Output a rule separating study notes columns [false]</text:p>
          </table:table-cell>
        </table:table-row>
        <table:table-row table:style-name="Table13.1">
          <table:table-cell table:style-name="Table13.A51" office:value-type="string">
            <text:p text:style-name="P37">\iftildenbsp</text:p>
          </table:table-cell>
          <table:table-cell table:style-name="Table13.B51" office:value-type="string">
            <text:p text:style-name="P37">Treat ~ as non breaking space [true]</text:p>
          </table:table-cell>
        </table:table-row>
        <table:table-row table:style-name="Table13.1">
          <table:table-cell table:style-name="Table13.A52" office:value-type="string">
            <text:p text:style-name="P37">\ifstretchtab</text:p>
          </table:table-cell>
          <table:table-cell table:style-name="Table13.B52" office:value-type="string">
            <text:p text:style-name="P37">Do tabs stretch if the text is too large? [false]</text:p>
          </table:table-cell>
        </table:table-row>
        <table:table-row table:style-name="Table13.1">
          <table:table-cell table:style-name="Table13.A53" office:value-type="string">
            <text:p text:style-name="P37">\ifTOCthreetab</text:p>
          </table:table-cell>
          <table:table-cell table:style-name="Table13.B53" office:value-type="string">
            <text:p text:style-name="P37">Use \toc3 for tab text if no \zthumbtab [true]</text:p>
          </table:table-cell>
        </table:table-row>
        <table:table-row table:style-name="Table13.1">
          <table:table-cell table:style-name="Table13.A54" office:value-type="string">
            <text:p text:style-name="P92">\fTabsOddOnly</text:p>
          </table:table-cell>
          <table:table-cell table:style-name="Table13.B54" office:value-type="string">
            <text:p text:style-name="P92"><text:span text:style-name="T79">Only print t</text:span>humb tabs on odd pages to ease ink seepage.</text:p>
          </table:table-cell>
        </table:table-row>
        <table:table-row table:style-name="Table13.1">
          <table:table-cell table:style-name="Table13.A54" office:value-type="string">
            <text:p text:style-name="P153">\iftildenbsp</text:p>
          </table:table-cell>
          <table:table-cell table:style-name="Table13.B54" office:value-type="string">
            <text:p text:style-name="P153">~ \ | output as literals</text:p>
          </table:table-cell>
        </table:table-row>
        <table:table-row table:style-name="Table13.1">
          <table:table-cell table:style-name="Table13.A54" office:value-type="string">
            <text:p text:style-name="P37">\ifUnderlineSpaces</text:p>
          </table:table-cell>
          <table:table-cell table:style-name="Table13.B54" office:value-type="string">
            <text:p text:style-name="P37">Underline spaces in underlined runs [true]</text:p>
          </table:table-cell>
        </table:table-row>
        <table:table-row table:style-name="Table13.1">
          <table:table-cell table:style-name="Table13.A57" office:value-type="string">
            <text:p text:style-name="P37">\ifversehyphen</text:p>
          </table:table-cell>
          <table:table-cell table:style-name="Table13.B57" office:value-type="string">
            <text:p text:style-name="P37">In marginal verses, do we insert a hyphen between verse ranges? [true]</text:p>
          </table:table-cell>
        </table:table-row>
        <table:table-row table:style-name="Table13.1">
          <table:table-cell table:style-name="Table13.A58" office:value-type="string">
            <text:p text:style-name="P37">\ifVerseRefs</text:p>
          </table:table-cell>
          <table:table-cell table:style-name="Table13.B58" office:value-type="string">
            <text:p text:style-name="P37">Include verses in references [true]</text:p>
          </table:table-cell>
        </table:table-row>
        <table:table-row table:style-name="Table13.1">
          <table:table-cell table:style-name="Table13.A59" office:value-type="string">
            <text:p text:style-name="P37">\<text:span text:style-name="T1">ifVisTrace</text:span></text:p>
          </table:table-cell>
          <table:table-cell table:style-name="Table13.B59" office:value-type="string">
            <text:p text:style-name="P37">Insert visible trace marks in diglot output [false]</text:p>
          </table:table-cell>
        </table:table-row>
        <text:soft-page-break/>
        <table:table-row table:style-name="Table13.1">
          <table:table-cell table:style-name="Table13.A60" office:value-type="string">
            <text:p text:style-name="P37">\<text:span text:style-name="T1">ifVistTraceExtra</text:span></text:p>
          </table:table-cell>
          <table:table-cell table:style-name="Table13.B60" office:value-type="string">
            <text:p text:style-name="P37">Add extra information to diglot trace marks (cat alter layout) <text:s/>[false]</text:p>
          </table:table-cell>
        </table:table-row>
        <table:table-row table:style-name="Table13.1">
          <table:table-cell table:style-name="Table13.A61" office:value-type="string">
            <text:p text:style-name="P37">\ifXrefSideAlign</text:p>
          </table:table-cell>
          <table:table-cell table:style-name="Table13.B61" office:value-type="string">
            <text:p text:style-name="P37">Align column notes to side and page [false]</text:p>
          </table:table-cell>
        </table:table-row>
        <table:table-row table:style-name="Table13.1">
          <table:table-cell table:style-name="Table13.A62" office:value-type="string">
            <text:p text:style-name="P37">\ifXrefTopFill</text:p>
          </table:table-cell>
          <table:table-cell table:style-name="Table13.B62" office:value-type="string">
            <text:p text:style-name="P37">Sit column notes on the bottom of the page</text:p>
          </table:table-cell>
        </table:table-row>
        <table:table-row table:style-name="Table13.1">
          <table:table-cell table:style-name="Table13.A63" office:value-type="string">
            <text:p text:style-name="P37"/>
          </table:table-cell>
          <table:table-cell table:style-name="Table13.B63" office:value-type="string">
            <text:p text:style-name="P37"/>
          </table:table-cell>
        </table:table-row>
        <table:table-row table:style-name="Table13.64">
          <table:table-cell table:style-name="Table13.A64" table:number-columns-spanned="2" office:value-type="string">
            <text:p text:style-name="P7">Settings in ornaments plugin</text:p>
          </table:table-cell>
          <table:covered-table-cell/>
        </table:table-row>
        <table:table-row table:style-name="Table13.1">
          <table:table-cell table:style-name="Table13.A65" office:value-type="string">
            <text:p text:style-name="P37">\<text:span text:style-name="T1">ifboxorn</text:span></text:p>
          </table:table-cell>
          <table:table-cell table:style-name="Table13.B65" office:value-type="string">
            <text:p text:style-name="P37">Display boxes around ornaments [false]</text:p>
          </table:table-cell>
        </table:table-row>
        <table:table-row table:style-name="Table13.1">
          <table:table-cell table:style-name="Table13.A66" office:value-type="string">
            <text:p text:style-name="P37">\ifClipOrnaments</text:p>
          </table:table-cell>
          <table:table-cell table:style-name="Table13.B66" office:value-type="string">
            <text:p text:style-name="P37">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7">\ifCacheOrnaments</text:p>
          </table:table-cell>
          <table:table-cell table:style-name="Table13.B67" office:value-type="string">
            <text:p text:style-name="P37">Use (lots of) TeX box<text:span text:style-name="T101">e</text:span>s to store objects to reduce repeated loading [false]</text:p>
          </table:table-cell>
        </table:table-row>
        <table:table-row table:style-name="Table13.1">
          <table:table-cell table:style-name="Table13.A68" office:value-type="string">
            <text:p text:style-name="P37">\ifXformOrnaments</text:p>
          </table:table-cell>
          <table:table-cell table:style-name="Table13.B68" office:value-type="string">
            <text:p text:style-name="P37">Use PDF’s xform objects to reduce PDF size and repeated loading (experimental) [false]</text:p>
          </table:table-cell>
        </table:table-row>
      </table:table>
      <text:list text:continue-numbering="true" text:style-name="WWNum1">
        <text:list-item>
          <text:list>
            <text:list-header>
              <text:p text:style-name="P194"><text:bookmark-start text:name="__RefHeading___Toc10493_326506458"/><text:bookmark text:name="_ejrlfzt65f57"/>Global Dimensions and Counts<text:bookmark-end text:name="__RefHeading___Toc10493_326506458"/></text:p>
              <text:p text:style-name="P203">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6">\AboveEndNoteSpace</text:p>
          </table:table-cell>
          <table:table-cell table:style-name="Table14.A1" office:value-type="string">
            <text:p text:style-name="P26">14pt</text:p>
          </table:table-cell>
          <table:table-cell table:style-name="Table14.A1" office:value-type="string">
            <text:p text:style-name="P26">Space between text and end notes</text:p>
          </table:table-cell>
        </table:table-row>
        <table:table-row table:style-name="Table14.1">
          <table:table-cell table:style-name="Table14.A1" office:value-type="string">
            <text:p text:style-name="P26">\AutoCallerNumChars</text:p>
          </table:table-cell>
          <table:table-cell table:style-name="Table14.A1" office:value-type="string">
            <text:p text:style-name="P26">26</text:p>
          </table:table-cell>
          <table:table-cell table:style-name="Table14.A1" office:value-type="string">
            <text:p text:style-name="P26">Length of autocaller fallback sequence</text:p>
          </table:table-cell>
        </table:table-row>
        <table:table-row table:style-name="Table14.1">
          <table:table-cell table:style-name="Table14.A1" office:value-type="string">
            <text:p text:style-name="P26">\AutoCallerStartChar</text:p>
          </table:table-cell>
          <table:table-cell table:style-name="Table14.A1" office:value-type="string">
            <text:p text:style-name="P26">97</text:p>
          </table:table-cell>
          <table:table-cell table:style-name="Table14.A1" office:value-type="string">
            <text:p text:style-name="P26">Start of auto caller fallback sequence</text:p>
          </table:table-cell>
        </table:table-row>
        <table:table-row table:style-name="Table14.1">
          <table:table-cell table:style-name="Table14.A1" office:value-type="string">
            <text:p text:style-name="P26">\badspacepenalty</text:p>
          </table:table-cell>
          <table:table-cell table:style-name="Table14.A1" office:value-type="string">
            <text:p text:style-name="P26">100</text:p>
          </table:table-cell>
          <table:table-cell table:style-name="Table14.A1" office:value-type="string">
            <text:p text:style-name="P26">Penalty for a \BADBREAK</text:p>
          </table:table-cell>
        </table:table-row>
        <table:table-row table:style-name="Table14.1">
          <table:table-cell table:style-name="Table14.A1" office:value-type="string">
            <text:p text:style-name="P26">\baselineskip</text:p>
          </table:table-cell>
          <table:table-cell table:style-name="Table14.A1" office:value-type="string">
            <text:p text:style-name="P26"/>
          </table:table-cell>
          <table:table-cell table:style-name="Table14.A1" office:value-type="string">
            <text:p text:style-name="P26">Current line spacing</text:p>
          </table:table-cell>
        </table:table-row>
        <table:table-row table:style-name="Table14.1">
          <table:table-cell table:style-name="Table14.A1" office:value-type="string">
            <text:p text:style-name="P26">\lineskiplimit</text:p>
          </table:table-cell>
          <table:table-cell table:style-name="Table14.A1" office:value-type="string">
            <text:p text:style-name="P26">0.9 x lineheight</text:p>
          </table:table-cell>
          <table:table-cell table:style-name="Table14.A1" office:value-type="string">
            <text:p text:style-name="P26">Allowed line overlap before forced spacing</text:p>
          </table:table-cell>
        </table:table-row>
        <table:table-row table:style-name="Table14.1">
          <table:table-cell table:style-name="Table14.A1" office:value-type="string">
            <text:p text:style-name="P26">\BindingGutter</text:p>
          </table:table-cell>
          <table:table-cell table:style-name="Table14.A1" office:value-type="string">
            <text:p text:style-name="P26">5mm</text:p>
          </table:table-cell>
          <table:table-cell table:style-name="Table14.A1" office:value-type="string">
            <text:p text:style-name="P26">Binding gutter to use if enabled (\ifBindingGutter)</text:p>
          </table:table-cell>
        </table:table-row>
        <table:table-row table:style-name="Table14.1">
          <table:table-cell table:style-name="Table14.A1" office:value-type="string">
            <text:p text:style-name="P26">\BodyColumns</text:p>
          </table:table-cell>
          <table:table-cell table:style-name="Table14.A1" office:value-type="string">
            <text:p text:style-name="P26">1</text:p>
          </table:table-cell>
          <table:table-cell table:style-name="Table14.A1" office:value-type="string">
            <text:p text:style-name="P26">Number of column to use for body text</text:p>
          </table:table-cell>
        </table:table-row>
        <table:table-row table:style-name="Table14.1">
          <table:table-cell table:style-name="Table14.A1" office:value-type="string">
            <text:p text:style-name="P53">\ColumnGutterRuleSkip</text:p>
          </table:table-cell>
          <table:table-cell table:style-name="Table14.A1" office:value-type="string">
            <text:p text:style-name="P26">0pt</text:p>
          </table:table-cell>
          <table:table-cell table:style-name="Table14.A1" office:value-type="string">
            <text:p text:style-name="P26">Space to insert above a gutter rule</text:p>
          </table:table-cell>
        </table:table-row>
        <table:table-row table:style-name="Table14.1">
          <table:table-cell table:style-name="Table14.A1" office:value-type="string">
            <text:p text:style-name="P26">\columnshift</text:p>
          </table:table-cell>
          <table:table-cell table:style-name="Table14.A1" office:value-type="string">
            <text:p text:style-name="P26">0pt</text:p>
          </table:table-cell>
          <table:table-cell table:style-name="Table14.A1" office:value-type="string">
            <text:p text:style-name="P26">Space to insert before text columns (e.g. for marginal verses)</text:p>
          </table:table-cell>
        </table:table-row>
        <table:table-row table:style-name="Table14.1">
          <table:table-cell table:style-name="Table14.A1" office:value-type="string">
            <text:p text:style-name="P26">\ExtraRMargin</text:p>
          </table:table-cell>
          <table:table-cell table:style-name="Table14.A1" office:value-type="string">
            <text:p text:style-name="P26">0pt</text:p>
          </table:table-cell>
          <table:table-cell table:style-name="Table14.A1" office:value-type="string">
            <text:p text:style-name="P26">Extra space to take from the right of a column</text:p>
          </table:table-cell>
        </table:table-row>
        <table:table-row table:style-name="Table14.1">
          <table:table-cell table:style-name="Table14.A1" office:value-type="string">
            <text:p text:style-name="P26">\FigCreditPadding</text:p>
          </table:table-cell>
          <table:table-cell table:style-name="Table14.A1" office:value-type="string">
            <text:p text:style-name="P26">2pt</text:p>
          </table:table-cell>
          <table:table-cell table:style-name="Table14.A1" office:value-type="string">
            <text:p text:style-name="P26">Space to insert above and below figure credits</text:p>
          </table:table-cell>
        </table:table-row>
        <table:table-row table:style-name="Table14.1">
          <table:table-cell table:style-name="Table14.A1" office:value-type="string">
            <text:p text:style-name="P26">\FontSizeUnit</text:p>
          </table:table-cell>
          <table:table-cell table:style-name="Table14.A1" office:value-type="string">
            <text:p text:style-name="P26">1bp</text:p>
          </table:table-cell>
          <table:table-cell table:style-name="Table14.A1" office:value-type="string">
            <text:p text:style-name="P26">Multipler such that 12 is the desired font size</text:p>
          </table:table-cell>
        </table:table-row>
        <table:table-row table:style-name="Table14.1">
          <table:table-cell table:style-name="Table14.A1" office:value-type="string">
            <text:p text:style-name="P26">\IntroColumns</text:p>
          </table:table-cell>
          <table:table-cell table:style-name="Table14.A1" office:value-type="string">
            <text:p text:style-name="P26">1</text:p>
          </table:table-cell>
          <table:table-cell table:style-name="Table14.A1" office:value-type="string">
            <text:p text:style-name="P26">Number of columns for introductory text</text:p>
          </table:table-cell>
        </table:table-row>
        <table:table-row table:style-name="Table14.1">
          <table:table-cell table:style-name="Table14.A1" office:value-type="string">
            <text:p text:style-name="P26">\ISBNfontdim</text:p>
          </table:table-cell>
          <table:table-cell table:style-name="Table14.A1" office:value-type="string">
            <text:p text:style-name="P26">10pt</text:p>
          </table:table-cell>
          <table:table-cell table:style-name="Table14.A1" office:value-type="string">
            <text:p text:style-name="P26">Font size of ISBN barcodes</text:p>
          </table:table-cell>
        </table:table-row>
        <table:table-row table:style-name="Table14.1">
          <table:table-cell table:style-name="Table14.A1" office:value-type="string">
            <text:p text:style-name="P158">\lastnoteclubpenalty</text:p>
          </table:table-cell>
          <table:table-cell table:style-name="Table14.A1" office:value-type="string">
            <text:p text:style-name="P158">10000</text:p>
          </table:table-cell>
          <table:table-cell table:style-name="Table14.A1" office:value-type="string">
            <text:p text:style-name="P158">Club penalty for the last note across pages</text:p>
          </table:table-cell>
        </table:table-row>
        <table:table-row table:style-name="Table14.1">
          <table:table-cell table:style-name="Table14.A1" office:value-type="string">
            <text:p text:style-name="P158">\lastnoteinterlinepenalty</text:p>
          </table:table-cell>
          <table:table-cell table:style-name="Table14.A1" office:value-type="string">
            <text:p text:style-name="P158">10000</text:p>
          </table:table-cell>
          <table:table-cell table:style-name="Table14.A1" office:value-type="string">
            <text:p text:style-name="P158">interline penalty for the last note of the page</text:p>
          </table:table-cell>
        </table:table-row>
        <table:table-row table:style-name="Table14.1">
          <table:table-cell table:style-name="Table14.A1" office:value-type="string">
            <text:p text:style-name="P158">\lastnoteparpenalty</text:p>
          </table:table-cell>
          <table:table-cell table:style-name="Table14.A1" office:value-type="string">
            <text:p text:style-name="P158">100</text:p>
          </table:table-cell>
          <table:table-cell table:style-name="Table14.A1" office:value-type="string">
            <text:p text:style-name="P158">manual par penalty for the last note</text:p>
          </table:table-cell>
        </table:table-row>
        <table:table-row table:style-name="Table14.1">
          <table:table-cell table:style-name="Table14.A1" office:value-type="string">
            <text:p text:style-name="P158">\lastnotewidowpenalty</text:p>
          </table:table-cell>
          <table:table-cell table:style-name="Table14.A1" office:value-type="string">
            <text:p text:style-name="P158">10000</text:p>
          </table:table-cell>
          <table:table-cell table:style-name="Table14.A1" office:value-type="string">
            <text:p text:style-name="P158">Widow penalty for the last note across pages</text:p>
          </table:table-cell>
        </table:table-row>
        <table:table-row table:style-name="Table14.1">
          <table:table-cell table:style-name="Table14.A1" office:value-type="string">
            <text:p text:style-name="P128">\minblackline</text:p>
          </table:table-cell>
          <table:table-cell table:style-name="Table14.A1" office:value-type="string">
            <text:p text:style-name="P128">0.25pt</text:p>
          </table:table-cell>
          <table:table-cell table:style-name="Table14.A1" office:value-type="string">
            <text:p text:style-name="P128">Minimum line thickness for a black line (see OverThinRule)</text:p>
          </table:table-cell>
        </table:table-row>
        <table:table-row table:style-name="Table14.1">
          <table:table-cell table:style-name="Table14.A1" office:value-type="string">
            <text:p text:style-name="P128">\mincolourline</text:p>
          </table:table-cell>
          <table:table-cell table:style-name="Table14.A1" office:value-type="string">
            <text:p text:style-name="P128">0.5pt</text:p>
          </table:table-cell>
          <table:table-cell table:style-name="Table14.A1" office:value-type="string">
            <text:p text:style-name="P128"><text:span text:style-name="T92">as above</text:span> for a colour line.</text:p>
          </table:table-cell>
        </table:table-row>
        <table:table-row table:style-name="Table14.1">
          <table:table-cell table:style-name="Table14.A1" office:value-type="string">
            <text:p text:style-name="P132">\minwhiteline</text:p>
          </table:table-cell>
          <table:table-cell table:style-name="Table14.A1" office:value-type="string">
            <text:p text:style-name="P132">0.5pt</text:p>
          </table:table-cell>
          <table:table-cell table:style-name="Table14.A1" office:value-type="string">
            <text:p text:style-name="P132"><text:span text:style-name="T92">as above</text:span> for a white line (presumably <text:span text:style-name="T92">against</text:span> a dark background)</text:p>
          </table:table-cell>
        </table:table-row>
        <table:table-row table:style-name="Table14.1">
          <table:table-cell table:style-name="Table14.A1" office:value-type="string">
            <text:p text:style-name="P133">\minfontsize</text:p>
          </table:table-cell>
          <table:table-cell table:style-name="Table14.A1" office:value-type="string">
            <text:p text:style-name="P133">5pt</text:p>
          </table:table-cell>
          <table:table-cell table:style-name="Table14.A1" office:value-type="string">
            <text:p text:style-name="P133">Trigger warnings if any font is smaller than this.</text:p>
          </table:table-cell>
        </table:table-row>
        <table:table-row table:style-name="Table14.1">
          <table:table-cell table:style-name="Table14.A1" office:value-type="string">
            <text:p text:style-name="P26">\NoteCallerSpace</text:p>
          </table:table-cell>
          <table:table-cell table:style-name="Table14.A1" office:value-type="string">
            <text:p text:style-name="P26">.2em</text:p>
          </table:table-cell>
          <table:table-cell table:style-name="Table14.A1" office:value-type="string">
            <text:p text:style-name="P26">Space following the note caller</text:p>
          </table:table-cell>
        </table:table-row>
        <table:table-row table:style-name="Table14.1">
          <table:table-cell table:style-name="Table14.A1" office:value-type="string">
            <text:p text:style-name="P26">\NoteCallerWidth</text:p>
          </table:table-cell>
          <table:table-cell table:style-name="Table14.A1" office:value-type="string">
            <text:p text:style-name="P26">1.1ex</text:p>
          </table:table-cell>
          <table:table-cell table:style-name="Table14.A1" office:value-type="string">
            <text:p text:style-name="P26">Width to normalise note callers to</text:p>
          </table:table-cell>
        </table:table-row>
        <table:table-row table:style-name="Table14.1">
          <table:table-cell table:style-name="Table14.A1" office:value-type="string">
            <text:p text:style-name="P158">\NoteShaveMin</text:p>
          </table:table-cell>
          <table:table-cell table:style-name="Table14.A1" office:value-type="string">
            <text:p text:style-name="P158">1</text:p>
          </table:table-cell>
          <table:table-cell table:style-name="Table14.A1" office:value-type="string">
            <text:p text:style-name="P158">Minimum number of lines of last note to split over</text:p>
          </table:table-cell>
        </table:table-row>
        <table:table-row table:style-name="Table14.1">
          <table:table-cell table:style-name="Table14.A1" office:value-type="string">
            <text:p text:style-name="P158">\NoteShaveStay</text:p>
          </table:table-cell>
          <table:table-cell table:style-name="Table14.A1" office:value-type="string">
            <text:p text:style-name="P158">1</text:p>
          </table:table-cell>
          <table:table-cell table:style-name="Table14.A1" office:value-type="string">
            <text:p text:style-name="P158">Minimum number of lines of all notes that remain</text:p>
          </table:table-cell>
        </table:table-row>
        <text:soft-page-break/>
        <table:table-row table:style-name="Table14.1">
          <table:table-cell table:style-name="Table14.A1" office:value-type="string">
            <text:p text:style-name="P26">\pageno</text:p>
          </table:table-cell>
          <table:table-cell table:style-name="Table14.A1" office:value-type="string">
            <text:p text:style-name="P26">1</text:p>
          </table:table-cell>
          <table:table-cell table:style-name="Table14.A1" office:value-type="string">
            <text:p text:style-name="P26">Current page number</text:p>
          </table:table-cell>
        </table:table-row>
        <table:table-row table:style-name="Table14.1">
          <table:table-cell table:style-name="Table14.A1" office:value-type="string">
            <text:p text:style-name="P26">\PaperHeight</text:p>
          </table:table-cell>
          <table:table-cell table:style-name="Table14.A1" office:value-type="string">
            <text:p text:style-name="P26">297mm</text:p>
          </table:table-cell>
          <table:table-cell table:style-name="Table14.A1" office:value-type="string">
            <text:p text:style-name="P26">Page Height</text:p>
          </table:table-cell>
        </table:table-row>
        <table:table-row table:style-name="Table14.1">
          <table:table-cell table:style-name="Table14.A31" office:value-type="string">
            <text:p text:style-name="P30">\PaperWidth</text:p>
          </table:table-cell>
          <table:table-cell table:style-name="Table14.A31" office:value-type="string">
            <text:p text:style-name="P30">210mm</text:p>
          </table:table-cell>
          <table:table-cell table:style-name="Table14.A31" office:value-type="string">
            <text:p text:style-name="P30">Page width</text:p>
          </table:table-cell>
        </table:table-row>
        <table:table-row table:style-name="Table14.1">
          <table:table-cell table:style-name="Table14.A1" office:value-type="string">
            <text:p text:style-name="P26">\⁠StudyColumnGutterRuleSkip</text:p>
          </table:table-cell>
          <table:table-cell table:style-name="Table14.A1" office:value-type="string">
            <text:p text:style-name="P26">0pt</text:p>
          </table:table-cell>
          <table:table-cell table:style-name="Table14.A1" office:value-type="string">
            <text:p text:style-name="P26">Space to insert above a study notes gutter rule</text:p>
          </table:table-cell>
        </table:table-row>
        <table:table-row table:style-name="Table14.1">
          <table:table-cell table:style-name="Table14.A1" office:value-type="string">
            <text:p text:style-name="P26">\TabsEnd</text:p>
          </table:table-cell>
          <table:table-cell table:style-name="Table14.A1" office:value-type="string">
            <text:p text:style-name="P26">10pt</text:p>
          </table:table-cell>
          <table:table-cell table:style-name="Table14.A1" office:value-type="string">
            <text:p text:style-name="P26">Distance between the lower edge of the lowermost thumb-tab and the bottom page margin (text area)</text:p>
          </table:table-cell>
        </table:table-row>
        <table:table-row table:style-name="Table14.1">
          <table:table-cell table:style-name="Table14.A1" office:value-type="string">
            <text:p text:style-name="P26">\TabsStart</text:p>
          </table:table-cell>
          <table:table-cell table:style-name="Table14.A1" office:value-type="string">
            <text:p text:style-name="P26">10pt</text:p>
          </table:table-cell>
          <table:table-cell table:style-name="Table14.A1" office:value-type="string">
            <text:p text:style-name="P26">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6">\TitleColumns</text:p>
          </table:table-cell>
          <table:table-cell table:style-name="Table14.A1" office:value-type="string">
            <text:p text:style-name="P26">1</text:p>
          </table:table-cell>
          <table:table-cell table:style-name="Table14.A1" office:value-type="string">
            <text:p text:style-name="P26">Number of columns for a title block</text:p>
          </table:table-cell>
        </table:table-row>
        <table:table-row table:style-name="Table14.1">
          <table:table-cell table:style-name="Table14.A1" office:value-type="string">
            <text:p text:style-name="P26">\VerseBoxWidth</text:p>
          </table:table-cell>
          <table:table-cell table:style-name="Table14.A1" office:value-type="string">
            <text:p text:style-name="P26">0pt</text:p>
          </table:table-cell>
          <table:table-cell table:style-name="Table14.A1" office:value-type="string">
            <text:p text:style-name="P26">Allocated space for marginal verses (for wrapping)</text:p>
          </table:table-cell>
        </table:table-row>
        <table:table-row table:style-name="Table14.1">
          <table:table-cell table:style-name="Table14.A1" office:value-type="string">
            <text:p text:style-name="P26">\⁠XeTeXgenerateactualtex</text:p>
          </table:table-cell>
          <table:table-cell table:style-name="Table14.A1" office:value-type="string">
            <text:p text:style-name="P26">0</text:p>
          </table:table-cell>
          <table:table-cell table:style-name="Table14.A1" office:value-type="string">
            <text:p text:style-name="P26">If non zero outputs actual text into the PDF file</text:p>
          </table:table-cell>
        </table:table-row>
        <table:table-row table:style-name="Table14.1">
          <table:table-cell table:style-name="Table14.A1" office:value-type="string">
            <text:p text:style-name="P26">\⁠XeTeXinterchartokenstate</text:p>
          </table:table-cell>
          <table:table-cell table:style-name="Table14.A1" office:value-type="string">
            <text:p text:style-name="P26">0</text:p>
          </table:table-cell>
          <table:table-cell table:style-name="Table14.A1" office:value-type="string">
            <text:p text:style-name="P26">If non zero, enables intercharacter space insertion</text:p>
          </table:table-cell>
        </table:table-row>
        <table:table-row table:style-name="Table14.1">
          <table:table-cell table:style-name="Table14.A1" office:value-type="string">
            <text:p text:style-name="P26">\⁠XeTeXinterwordspaceshaping</text:p>
          </table:table-cell>
          <table:table-cell table:style-name="Table14.A1" office:value-type="string">
            <text:p text:style-name="P26">0</text:p>
          </table:table-cell>
          <table:table-cell table:style-name="Table14.A1" office:value-type="string">
            <text:p text:style-name="P26">If non zero assume the primary font has contextual spaces (rare)</text:p>
          </table:table-cell>
        </table:table-row>
        <table:table-row table:style-name="Table14.1">
          <table:table-cell table:style-name="Table14.A31" office:value-type="string">
            <text:p text:style-name="P54">\XeTeXuseglyphmetrics</text:p>
          </table:table-cell>
          <table:table-cell table:style-name="Table14.A31" office:value-type="string">
            <text:p text:style-name="P30">0</text:p>
          </table:table-cell>
          <table:table-cell table:style-name="Table14.A31" office:value-type="string">
            <text:p text:style-name="P30">If non zero use glyph metrics for box metrics</text:p>
          </table:table-cell>
        </table:table-row>
        <table:table-row table:style-name="Table14.1">
          <table:table-cell table:style-name="Table14.A1" office:value-type="string">
            <text:p text:style-name="P26">\XrefNotesMargin</text:p>
          </table:table-cell>
          <table:table-cell table:style-name="Table14.A1" office:value-type="string">
            <text:p text:style-name="P26">1pt</text:p>
          </table:table-cell>
          <table:table-cell table:style-name="Table14.A1" office:value-type="string">
            <text:p text:style-name="P26">Margin between body text and column notes</text:p>
          </table:table-cell>
        </table:table-row>
        <table:table-row table:style-name="Table14.1">
          <table:table-cell table:style-name="Table14.A1" office:value-type="string">
            <text:p text:style-name="P26">\XrefNotesWidth</text:p>
          </table:table-cell>
          <table:table-cell table:style-name="Table14.A1" office:value-type="string">
            <text:p text:style-name="P26">0pt</text:p>
          </table:table-cell>
          <table:table-cell table:style-name="Table14.A1" office:value-type="string">
            <text:p text:style-name="P26">Width of central column notes</text:p>
          </table:table-cell>
        </table:table-row>
        <table:table-row table:style-name="Table14.1">
          <table:table-cell table:style-name="Table14.A1" office:value-type="string">
            <text:p text:style-name="P26">\XrefSkip</text:p>
          </table:table-cell>
          <table:table-cell table:style-name="Table14.A1" office:value-type="string">
            <text:p text:style-name="P26">0pt</text:p>
          </table:table-cell>
          <table:table-cell table:style-name="Table14.A1" office:value-type="string">
            <text:p text:style-name="P26">Insert space between cross references in centre column notes</text:p>
          </table:table-cell>
        </table:table-row>
      </table:table>
      <text:list text:continue-numbering="true" text:style-name="WWNum1">
        <text:list-item>
          <text:list>
            <text:list-header>
              <text:p text:style-name="P198"/>
              <text:p text:style-name="P196"><text:bookmark-start text:name="__RefHeading___Toc10491_326506458"/><text:bookmark text:name="_4128sp3q9hnm"/>Defined Constants<text:bookmark-end text:name="__RefHeading___Toc10491_326506458"/></text:p>
              <text:p text:style-name="P200">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7">\⁠AfterVerseSpaceFactor</text:p>
          </table:table-cell>
          <table:table-cell table:style-name="Table15.B2" office:value-type="string">
            <text:p text:style-name="P26">2</text:p>
          </table:table-cell>
          <table:table-cell table:style-name="Table15.C2" office:value-type="string">
            <text:p text:style-name="P26">Multiplied by \FontSizeUnit to insert after verse number in the text</text:p>
          </table:table-cell>
        </table:table-row>
        <table:table-row table:style-name="Table15.1">
          <table:table-cell table:style-name="Table15.A3" office:value-type="string">
            <text:p text:style-name="P26">\BackgroundOverrun</text:p>
          </table:table-cell>
          <table:table-cell table:style-name="Table15.B3" office:value-type="string">
            <text:p text:style-name="P26">0.25pt</text:p>
          </table:table-cell>
          <table:table-cell table:style-name="Table15.C3" office:value-type="string">
            <text:p text:style-name="P26">The spread beyond the text box when background colour set.</text:p>
          </table:table-cell>
        </table:table-row>
        <table:table-row table:style-name="Table15.1">
          <table:table-cell table:style-name="Table15.A4" office:value-type="string">
            <text:p text:style-name="P37">\BalanceThreshold</text:p>
          </table:table-cell>
          <table:table-cell table:style-name="Table15.B4" office:value-type="string">
            <text:p text:style-name="P26">0.95</text:p>
          </table:table-cell>
          <table:table-cell table:style-name="Table15.C4" office:value-type="string">
            <text:p text:style-name="P26">Don’t let a full page become less full than this before taking the best unbalanced page</text:p>
          </table:table-cell>
        </table:table-row>
        <table:table-row table:style-name="Table15.1">
          <table:table-cell table:style-name="Table15.A5" office:value-type="string">
            <text:p text:style-name="P53">\⁠BelowEndNoteRuleSpace</text:p>
          </table:table-cell>
          <table:table-cell table:style-name="Table15.B5" office:value-type="string">
            <text:p text:style-name="P26">10pt</text:p>
          </table:table-cell>
          <table:table-cell table:style-name="Table15.C5" office:value-type="string">
            <text:p text:style-name="P26">Space below and end note rule</text:p>
          </table:table-cell>
        </table:table-row>
        <table:table-row table:style-name="Table15.1">
          <table:table-cell table:style-name="Table15.A6" office:value-type="string">
            <text:p text:style-name="P37">\bold</text:p>
          </table:table-cell>
          <table:table-cell table:style-name="Table15.B6" office:value-type="string">
            <text:p text:style-name="P26"/>
          </table:table-cell>
          <table:table-cell table:style-name="Table15.C6" office:value-type="string">
            <text:p text:style-name="P26">Main bold body text font</text:p>
          </table:table-cell>
        </table:table-row>
        <table:table-row table:style-name="Table15.1">
          <table:table-cell table:style-name="Table15.A7" office:value-type="string">
            <text:p text:style-name="P37">\bolditalic</text:p>
          </table:table-cell>
          <table:table-cell table:style-name="Table15.B7" office:value-type="string">
            <text:p text:style-name="P26"/>
          </table:table-cell>
          <table:table-cell table:style-name="Table15.C7" office:value-type="string">
            <text:p text:style-name="P26">Main bold italic body text font</text:p>
          </table:table-cell>
        </table:table-row>
        <table:table-row table:style-name="Table15.1">
          <table:table-cell table:style-name="Table15.A8" office:value-type="string">
            <text:p text:style-name="P37">\BottomMarginFactor</text:p>
          </table:table-cell>
          <table:table-cell table:style-name="Table15.B8" office:value-type="string">
            <text:p text:style-name="P26">\⁠TopMarginFactor</text:p>
          </table:table-cell>
          <table:table-cell table:style-name="Table15.C8" office:value-type="string">
            <text:p text:style-name="P26">\BottomMarginFactor * \MarginUnit space at the bottom of a page</text:p>
          </table:table-cell>
        </table:table-row>
        <table:table-row table:style-name="Table15.1">
          <table:table-cell table:style-name="Table15.A9" office:value-type="string">
            <text:p text:style-name="P37">\⁠ChapterVerseSeparator</text:p>
          </table:table-cell>
          <table:table-cell table:style-name="Table15.B9" office:value-type="string">
            <text:p text:style-name="P26"/>
          </table:table-cell>
          <table:table-cell table:style-name="Table15.C9" office:value-type="string">
            <text:p text:style-name="P26">What to put beween chapter and verse in reference</text:p>
          </table:table-cell>
        </table:table-row>
        <table:table-row table:style-name="Table15.1">
          <table:table-cell table:style-name="Table15.A10" office:value-type="string">
            <text:p text:style-name="P37">\colshiftmode</text:p>
          </table:table-cell>
          <table:table-cell table:style-name="Table15.B10" office:value-type="string">
            <text:p text:style-name="P26">left</text:p>
          </table:table-cell>
          <table:table-cell table:style-name="Table15.C10" office:value-type="string">
            <text:p text:style-name="P26">left, right, inner, outer for \⁠columnshift</text:p>
          </table:table-cell>
        </table:table-row>
        <table:table-row table:style-name="Table15.1">
          <table:table-cell table:style-name="Table15.A11" office:value-type="string">
            <text:p text:style-name="P37">\DefaultSpaceBeside</text:p>
          </table:table-cell>
          <table:table-cell table:style-name="Table15.B11" office:value-type="string">
            <text:p text:style-name="P37">10pt</text:p>
          </table:table-cell>
          <table:table-cell table:style-name="Table15.C11" office:value-type="string">
            <text:p text:style-name="P26">Horizontal picture margin space * 2</text:p>
          </table:table-cell>
        </table:table-row>
        <table:table-row table:style-name="Table15.12">
          <table:table-cell table:style-name="Table15.A12" office:value-type="string">
            <text:p text:style-name="P26">\⁠EndNoteRuleThickness</text:p>
          </table:table-cell>
          <table:table-cell table:style-name="Table15.B12" office:value-type="string">
            <text:p text:style-name="P26">0.4pt</text:p>
          </table:table-cell>
          <table:table-cell table:style-name="Table15.C12" office:value-type="string">
            <text:p text:style-name="P26">Thickness of end note rule</text:p>
          </table:table-cell>
        </table:table-row>
        <table:table-row table:style-name="Table15.1">
          <table:table-cell table:style-name="Table15.A13" office:value-type="string">
            <text:p text:style-name="P26">\EndNoteRuleWidth</text:p>
          </table:table-cell>
          <table:table-cell table:style-name="Table15.B13" office:value-type="string">
            <text:p text:style-name="P26">0.5</text:p>
          </table:table-cell>
          <table:table-cell table:style-name="Table15.C13" office:value-type="string">
            <text:p text:style-name="P26">Percentage of page width for end note rule</text:p>
          </table:table-cell>
        </table:table-row>
        <table:table-row table:style-name="Table15.1">
          <table:table-cell table:style-name="Table15.A14" office:value-type="string">
            <text:p text:style-name="P37">\FooterPosition</text:p>
          </table:table-cell>
          <table:table-cell table:style-name="Table15.B14" office:value-type="string">
            <text:p text:style-name="P26">0.5</text:p>
          </table:table-cell>
          <table:table-cell table:style-name="Table15.C14" office:value-type="string">
            <text:p text:style-name="P26">Multiplie by \MarginUnit. Position of baseline of footer from bottom of page</text:p>
          </table:table-cell>
        </table:table-row>
        <table:table-row table:style-name="Table15.1">
          <table:table-cell table:style-name="Table15.A15" office:value-type="string">
            <text:p text:style-name="P37">\FullPageFudgeFactor</text:p>
          </table:table-cell>
          <table:table-cell table:style-name="Table15.B15" office:value-type="string">
            <text:p text:style-name="P37">0pt</text:p>
          </table:table-cell>
          <table:table-cell table:style-name="Table15.C15" office:value-type="string">
            <text:p text:style-name="P26">How much does a full page top aligned picture miss the top of the page by?</text:p>
          </table:table-cell>
        </table:table-row>
        <table:table-row table:style-name="Table15.1">
          <table:table-cell table:style-name="Table15.A16" office:value-type="string">
            <text:p text:style-name="P37">\GraphPaperColMajor</text:p>
          </table:table-cell>
          <table:table-cell table:style-name="Table15.B16" office:value-type="string">
            <text:p text:style-name="P26">0.8 0.1 0.8</text:p>
          </table:table-cell>
          <table:table-cell table:style-name="Table15.C16" office:value-type="string">
            <text:p text:style-name="P26">Colour (RGB) of major division lines</text:p>
          </table:table-cell>
        </table:table-row>
        <table:table-row table:style-name="Table15.1">
          <table:table-cell table:style-name="Table15.A17" office:value-type="string">
            <text:p text:style-name="P37">\GraphPaperColMinor</text:p>
          </table:table-cell>
          <table:table-cell table:style-name="Table15.B17" office:value-type="string">
            <text:p text:style-name="P26">0.9 1.0 1.0</text:p>
          </table:table-cell>
          <table:table-cell table:style-name="Table15.C17" office:value-type="string">
            <text:p text:style-name="P26">Colour (RGB) of grid lines</text:p>
          </table:table-cell>
        </table:table-row>
        <table:table-row table:style-name="Table15.1">
          <table:table-cell table:style-name="Table15.A18" office:value-type="string">
            <text:p text:style-name="P37">\⁠GraphPaperLineMajor</text:p>
          </table:table-cell>
          <table:table-cell table:style-name="Table15.B18" office:value-type="string">
            <text:p text:style-name="P26">0.3pt</text:p>
          </table:table-cell>
          <table:table-cell table:style-name="Table15.C18" office:value-type="string">
            <text:p text:style-name="P26">Thickness of major division lines</text:p>
          </table:table-cell>
        </table:table-row>
        <table:table-row table:style-name="Table15.1">
          <table:table-cell table:style-name="Table15.A19" office:value-type="string">
            <text:p text:style-name="P37">\⁠GraphPaperLineMinor</text:p>
          </table:table-cell>
          <table:table-cell table:style-name="Table15.B19" office:value-type="string">
            <text:p text:style-name="P26">0.1pt</text:p>
          </table:table-cell>
          <table:table-cell table:style-name="Table15.C19" office:value-type="string">
            <text:p text:style-name="P26">Thickness of grid lines</text:p>
          </table:table-cell>
        </table:table-row>
        <table:table-row table:style-name="Table15.1">
          <table:table-cell table:style-name="Table15.A20" office:value-type="string">
            <text:p text:style-name="P37">\GraphPaperMajorDiv</text:p>
          </table:table-cell>
          <table:table-cell table:style-name="Table15.B20" office:value-type="string">
            <text:p text:style-name="P26">5</text:p>
          </table:table-cell>
          <table:table-cell table:style-name="Table15.C20" office:value-type="string">
            <text:p text:style-name="P26">How many divisions between major ones</text:p>
          </table:table-cell>
        </table:table-row>
        <table:table-row table:style-name="Table15.1">
          <table:table-cell table:style-name="Table15.A21" office:value-type="string">
            <text:p text:style-name="P37">\GraphPaperX</text:p>
          </table:table-cell>
          <table:table-cell table:style-name="Table15.B21" office:value-type="string">
            <text:p text:style-name="P26">2mm</text:p>
          </table:table-cell>
          <table:table-cell table:style-name="Table15.C21" office:value-type="string">
            <text:p text:style-name="P26">Grid size horizontally</text:p>
          </table:table-cell>
        </table:table-row>
        <table:table-row table:style-name="Table15.1">
          <table:table-cell table:style-name="Table15.A22" office:value-type="string">
            <text:p text:style-name="P37">\GraphPaperXoffset</text:p>
          </table:table-cell>
          <table:table-cell table:style-name="Table15.B22" office:value-type="string">
            <text:p text:style-name="P26">0cm</text:p>
          </table:table-cell>
          <table:table-cell table:style-name="Table15.C22" office:value-type="string">
            <text:p text:style-name="P26">Offset from start of page to start of grid</text:p>
          </table:table-cell>
        </table:table-row>
        <table:table-row table:style-name="Table15.1">
          <table:table-cell table:style-name="Table15.A23" office:value-type="string">
            <text:p text:style-name="P37">\GraphPaperY</text:p>
          </table:table-cell>
          <table:table-cell table:style-name="Table15.B23" office:value-type="string">
            <text:p text:style-name="P26">2mm</text:p>
          </table:table-cell>
          <table:table-cell table:style-name="Table15.C23" office:value-type="string">
            <text:p text:style-name="P26">Grid size vertically</text:p>
          </table:table-cell>
        </table:table-row>
        <table:table-row table:style-name="Table15.1">
          <table:table-cell table:style-name="Table15.A24" office:value-type="string">
            <text:p text:style-name="P37">\GraphPaperYoffset</text:p>
          </table:table-cell>
          <table:table-cell table:style-name="Table15.B24" office:value-type="string">
            <text:p text:style-name="P26">0cm</text:p>
          </table:table-cell>
          <table:table-cell table:style-name="Table15.C24" office:value-type="string">
            <text:p text:style-name="P26">Offset from start of page to start of grid</text:p>
          </table:table-cell>
        </table:table-row>
        <table:table-row table:style-name="Table15.1">
          <table:table-cell table:style-name="Table15.A25" office:value-type="string">
            <text:p text:style-name="P37">\HeaderPosition</text:p>
          </table:table-cell>
          <table:table-cell table:style-name="Table15.B25" office:value-type="string">
            <text:p text:style-name="P26">0.5</text:p>
          </table:table-cell>
          <table:table-cell table:style-name="Table15.C25" office:value-type="string">
            <text:p text:style-name="P26">Multiplied by \MarginUnit. Position of header baseline from top of page</text:p>
          </table:table-cell>
        </table:table-row>
        <table:table-row table:style-name="Table15.1">
          <table:table-cell table:style-name="Table15.A26" office:value-type="string">
            <text:p text:style-name="P37">\horizThumbtabVadj</text:p>
          </table:table-cell>
          <table:table-cell table:style-name="Table15.B26" office:value-type="string">
            <text:p text:style-name="P37">1sp</text:p>
          </table:table-cell>
          <table:table-cell table:style-name="Table15.C26" office:value-type="string">
            <text:p text:style-name="P26">Distance of top of tab box to text, unrotated. 1sp ⇒ centred</text:p>
          </table:table-cell>
        </table:table-row>
        <table:table-row table:style-name="Table15.1">
          <table:table-cell table:style-name="Table15.A27" office:value-type="string">
            <text:p text:style-name="P37">\IndentUnit</text:p>
          </table:table-cell>
          <table:table-cell table:style-name="Table15.B27" office:value-type="string">
            <text:p text:style-name="P26">1in</text:p>
          </table:table-cell>
          <table:table-cell table:style-name="Table15.C27" office:value-type="string">
            <text:p text:style-name="P26">Dimension to multiply indentation factors by</text:p>
          </table:table-cell>
        </table:table-row>
        <table:table-row table:style-name="Table15.1">
          <table:table-cell table:style-name="Table15.A28" office:value-type="string">
            <text:p text:style-name="P26">\intercharspace</text:p>
          </table:table-cell>
          <table:table-cell table:style-name="Table15.B28" office:value-type="string">
            <text:p text:style-name="P26">\hskip0pt</text:p>
          </table:table-cell>
          <table:table-cell table:style-name="Table15.C28" office:value-type="string">
            <text:p text:style-name="P26">Space to insert between characters if enabled.</text:p>
          </table:table-cell>
        </table:table-row>
        <table:table-row table:style-name="Table15.1">
          <table:table-cell table:style-name="Table15.A29" office:value-type="string">
            <text:p text:style-name="P26">\internotepenalty</text:p>
          </table:table-cell>
          <table:table-cell table:style-name="Table15.B29" office:value-type="string">
            <text:p text:style-name="P26">-10</text:p>
          </table:table-cell>
          <table:table-cell table:style-name="Table15.C29" office:value-type="string">
            <text:p text:style-name="P26">Penalty inserted between paragraphed notes</text:p>
          </table:table-cell>
        </table:table-row>
        <table:table-row table:style-name="Table15.1">
          <table:table-cell table:style-name="Table15.A30" office:value-type="string">
            <text:p text:style-name="P26">\InterNoteSpace</text:p>
          </table:table-cell>
          <table:table-cell table:style-name="Table15.B30" office:value-type="string">
            <text:p text:style-name="P26">3.5pt</text:p>
          </table:table-cell>
          <table:table-cell table:style-name="Table15.C30" office:value-type="string">
            <text:p text:style-name="P26">Vertical space between note classes</text:p>
          </table:table-cell>
        </table:table-row>
        <table:table-row table:style-name="Table15.1">
          <table:table-cell table:style-name="Table15.A31" office:value-type="string">
            <text:p text:style-name="P37">\ISBNfont</text:p>
          </table:table-cell>
          <table:table-cell table:style-name="Table15.B31" office:value-type="string">
            <text:p text:style-name="P37">“Andika”</text:p>
          </table:table-cell>
          <table:table-cell table:style-name="Table15.C31" office:value-type="string">
            <text:p text:style-name="P26">Font to use for text in ISBN</text:p>
          </table:table-cell>
        </table:table-row>
        <table:table-row table:style-name="Table15.1">
          <table:table-cell table:style-name="Table15.A32" office:value-type="string">
            <text:p text:style-name="P37">\italic</text:p>
          </table:table-cell>
          <table:table-cell table:style-name="Table15.B32" office:value-type="string">
            <text:p text:style-name="P26"/>
          </table:table-cell>
          <table:table-cell table:style-name="Table15.C32" office:value-type="string">
            <text:p text:style-name="P26">Main italic body text font</text:p>
          </table:table-cell>
        </table:table-row>
        <table:table-row table:style-name="Table15.1">
          <table:table-cell table:style-name="Table15.A33" office:value-type="string">
            <text:p text:style-name="P37">\LineSpaceBase</text:p>
          </table:table-cell>
          <table:table-cell table:style-name="Table15.B33" office:value-type="string">
            <text:p text:style-name="P26">14</text:p>
          </table:table-cell>
          <table:table-cell table:style-name="Table15.C33" office:value-type="string">
            <text:p text:style-name="P26">Effect font size of a default line spacing</text:p>
          </table:table-cell>
        </table:table-row>
        <table:table-row table:style-name="Table15.1">
          <table:table-cell table:style-name="Table15.A34" office:value-type="string">
            <text:p text:style-name="P37">\LineSpacingFactor</text:p>
          </table:table-cell>
          <table:table-cell table:style-name="Table15.B34" office:value-type="string">
            <text:p text:style-name="P26">1.0</text:p>
          </table:table-cell>
          <table:table-cell table:style-name="Table15.C34" office:value-type="string">
            <text:p text:style-name="P26">FontSizeUnit multiplier for line spacing</text:p>
          </table:table-cell>
        </table:table-row>
        <table:table-row table:style-name="Table15.1">
          <table:table-cell table:style-name="Table15.A35" office:value-type="string">
            <text:p text:style-name="P37">\mainBodyColumns</text:p>
          </table:table-cell>
          <table:table-cell table:style-name="Table15.B35" office:value-type="string">
            <text:p text:style-name="P26">1</text:p>
          </table:table-cell>
          <table:table-cell table:style-name="Table15.C35" office:value-type="string">
            <text:p text:style-name="P26">How many columns for the main body text</text:p>
          </table:table-cell>
        </table:table-row>
        <table:table-row table:style-name="Table15.1">
          <table:table-cell table:style-name="Table15.A36" office:value-type="string">
            <text:p text:style-name="P159">\marginversemarker</text:p>
          </table:table-cell>
          <table:table-cell table:style-name="Table15.B36" office:value-type="string">
            <text:p text:style-name="P26"/>
          </table:table-cell>
          <table:table-cell table:style-name="Table15.C36" office:value-type="string">
            <text:p text:style-name="P159">Auto generated verse range marker in margin verses. Styled with zmvm char style</text:p>
          </table:table-cell>
        </table:table-row>
        <table:table-row table:style-name="Table15.1">
          <table:table-cell table:style-name="Table15.A36" office:value-type="string">
            <text:p text:style-name="P26">\MaxPagesPerChunk</text:p>
          </table:table-cell>
          <table:table-cell table:style-name="Table15.B36" office:value-type="string">
            <text:p text:style-name="P26">300</text:p>
          </table:table-cell>
          <table:table-cell table:style-name="Table15.C36" office:value-type="string">
            <text:p text:style-name="P26">Spot runaway diglots by limiting pages per chunk</text:p>
          </table:table-cell>
        </table:table-row>
        <table:table-row table:style-name="Table15.1">
          <table:table-cell table:style-name="Table15.A38" office:value-type="string">
            <text:p text:style-name="P26">\OptionalBreakPenalty</text:p>
          </table:table-cell>
          <table:table-cell table:style-name="Table15.B38" office:value-type="string">
            <text:p text:style-name="P26">300</text:p>
          </table:table-cell>
          <table:table-cell table:style-name="Table15.C38" office:value-type="string">
            <text:p text:style-name="P26">Penalty for an optional break</text:p>
          </table:table-cell>
        </table:table-row>
        <table:table-row table:style-name="Table15.1">
          <table:table-cell table:style-name="Table15.A39" office:value-type="string">
            <text:p text:style-name="P129">\OverThinCurve</text:p>
          </table:table-cell>
          <table:table-cell table:style-name="Table15.B39" office:value-type="string">
            <text:p text:style-name="P130">warn</text:p>
          </table:table-cell>
          <table:table-cell table:style-name="Table15.C39" table:number-rows-spanned="2" office:value-type="string">
            <text:p text:style-name="P131"><text:span text:style-name="T90">W</text:span>hat happens if a line <text:span text:style-name="T101">is </text:span><text:span text:style-name="T90">too thin for reliable printing </text:span><text:soft-page-break/><text:span text:style-name="T90">(see \minblackline, \mincolourline</text:span><text:span text:style-name="T91">, \minwhiteline</text:span><text:span text:style-name="T90">)<text:line-break/></text:span> <text:span text:style-name="T90">Options:</text:span> "ignore" "warn" "warnfix" "fix" "error". </text:p>
          </table:table-cell>
        </table:table-row>
        <table:table-row table:style-name="Table15.1">
          <table:table-cell table:style-name="Table15.A39" office:value-type="string">
            <text:p text:style-name="P129">\OverThinRule</text:p>
          </table:table-cell>
          <table:table-cell table:style-name="Table15.B39" office:value-type="string">
            <text:p text:style-name="P130">warn</text:p>
          </table:table-cell>
          <table:covered-table-cell table:style-name="Table15.C39"/>
        </table:table-row>
        <table:table-row table:style-name="Table15.1">
          <table:table-cell table:style-name="Table15.A41" office:value-type="string">
            <text:p text:style-name="P37">\PageFullFactor</text:p>
          </table:table-cell>
          <table:table-cell table:style-name="Table15.B39" office:value-type="string">
            <text:p text:style-name="P26">0.9</text:p>
          </table:table-cell>
          <table:table-cell table:style-name="Table15.C41" office:value-type="string">
            <text:p text:style-name="P26">Proportion of a page that is full before we say the page is full</text:p>
          </table:table-cell>
        </table:table-row>
        <table:table-row table:style-name="Table15.1">
          <table:table-cell table:style-name="Table15.A42" office:value-type="string">
            <text:p text:style-name="P37">\R[HF](noV|title)?(odd|even)(left|center|right)</text:p>
          </table:table-cell>
          <table:table-cell table:style-name="Table15.B42" office:value-type="string">
            <text:p text:style-name="P37"/>
          </table:table-cell>
          <table:table-cell table:style-name="Table15.C42" office:value-type="string">
            <text:p text:style-name="P26">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7">\RangeSeparator</text:p>
          </table:table-cell>
          <table:table-cell table:style-name="Table15.B43" office:value-type="string">
            <text:p text:style-name="P26"/>
          </table:table-cell>
          <table:table-cell table:style-name="Table15.C43" office:value-type="string">
            <text:p text:style-name="P26">What to put between first - last of a reference range</text:p>
          </table:table-cell>
        </table:table-row>
        <table:table-row table:style-name="Table15.1">
          <table:table-cell table:style-name="Table15.A44" office:value-type="string">
            <text:p text:style-name="P37">\regular</text:p>
          </table:table-cell>
          <table:table-cell table:style-name="Table15.B44" office:value-type="string">
            <text:p text:style-name="P26"/>
          </table:table-cell>
          <table:table-cell table:style-name="Table15.C44" office:value-type="string">
            <text:p text:style-name="P26">Main regular body text font</text:p>
          </table:table-cell>
        </table:table-row>
        <table:table-row table:style-name="Table15.1">
          <table:table-cell table:style-name="Table15.A45" office:value-type="string">
            <text:p text:style-name="P37">\RuleThickness</text:p>
          </table:table-cell>
          <table:table-cell table:style-name="Table15.B45" office:value-type="string">
            <text:p text:style-name="P26">0.4pt</text:p>
          </table:table-cell>
          <table:table-cell table:style-name="Table15.C45" office:value-type="string">
            <text:p text:style-name="P26">Thickness of a rule of not otherwise specified</text:p>
          </table:table-cell>
        </table:table-row>
        <table:table-row table:style-name="Table15.1">
          <table:table-cell table:style-name="Table15.A46" office:value-type="string">
            <text:p text:style-name="P37">\SideMarginFactor</text:p>
          </table:table-cell>
          <table:table-cell table:style-name="Table15.B46" office:value-type="string">
            <text:p text:style-name="P26">1.0</text:p>
          </table:table-cell>
          <table:table-cell table:style-name="Table15.C46" office:value-type="string">
            <text:p text:style-name="P26">\SideMarginFactor * \MarginUnit space either side of the page</text:p>
          </table:table-cell>
        </table:table-row>
        <table:table-row table:style-name="Table15.1">
          <table:table-cell table:style-name="Table15.A47" office:value-type="string">
            <text:p text:style-name="P26">\SmallCapsSuffix</text:p>
          </table:table-cell>
          <table:table-cell table:style-name="Table15.B47" office:value-type="string">
            <text:p text:style-name="P26">/ICU:+smcp</text:p>
          </table:table-cell>
          <table:table-cell table:style-name="Table15.C47" office:value-type="string">
            <text:p text:style-name="P26">What to add to font definition for \SmallCaps</text:p>
          </table:table-cell>
        </table:table-row>
        <table:table-row table:style-name="Table15.1">
          <table:table-cell table:style-name="Table15.A48" office:value-type="string">
            <text:p text:style-name="P37">\SpaceShrinkFactor</text:p>
          </table:table-cell>
          <table:table-cell table:style-name="Table15.B48" office:value-type="string">
            <text:p text:style-name="P26">\empty</text:p>
          </table:table-cell>
          <table:table-cell table:style-name="Table15.C48" office:value-type="string">
            <text:p text:style-name="P26">Dimension of inter character shrink space</text:p>
          </table:table-cell>
        </table:table-row>
        <table:table-row table:style-name="Table15.1">
          <table:table-cell table:style-name="Table15.A49" office:value-type="string">
            <text:p text:style-name="P37">\SpaceStretchFactor</text:p>
          </table:table-cell>
          <table:table-cell table:style-name="Table15.B49" office:value-type="string">
            <text:p text:style-name="P26">\empty</text:p>
          </table:table-cell>
          <table:table-cell table:style-name="Table15.C49" office:value-type="string">
            <text:p text:style-name="P26">Dimension of inter character stretch space</text:p>
          </table:table-cell>
        </table:table-row>
        <table:table-row table:style-name="Table15.1">
          <table:table-cell table:style-name="Table15.A50" office:value-type="string">
            <text:p text:style-name="P26">\StringOrnamentFont</text:p>
          </table:table-cell>
          <table:table-cell table:style-name="Table15.B50" office:value-type="string">
            <text:p text:style-name="P53">Ag Arabesque Desktop</text:p>
          </table:table-cell>
          <table:table-cell table:style-name="Table15.C50" office:value-type="string">
            <text:p text:style-name="P26">Font to use for ornament string definitions</text:p>
          </table:table-cell>
        </table:table-row>
        <table:table-row table:style-name="Table15.1">
          <table:table-cell table:style-name="Table15.A51" office:value-type="string">
            <text:p text:style-name="P37">\StudyGutterFactor</text:p>
          </table:table-cell>
          <table:table-cell table:style-name="Table15.B51" office:value-type="string">
            <text:p text:style-name="P26">1.0</text:p>
          </table:table-cell>
          <table:table-cell table:style-name="Table15.C51" office:value-type="string">
            <text:p text:style-name="P26">Gutter width factor for study notes</text:p>
          </table:table-cell>
        </table:table-row>
        <table:table-row table:style-name="Table15.1">
          <table:table-cell table:style-name="Table15.A52" office:value-type="string">
            <text:p text:style-name="P53">\StudyNoteRuleThickness</text:p>
          </table:table-cell>
          <table:table-cell table:style-name="Table15.B52" office:value-type="string">
            <text:p text:style-name="P26">0.4pt</text:p>
          </table:table-cell>
          <table:table-cell table:style-name="Table15.C52" office:value-type="string">
            <text:p text:style-name="P26">Rule above study notes thickness</text:p>
          </table:table-cell>
        </table:table-row>
        <table:table-row table:style-name="Table15.1">
          <table:table-cell table:style-name="Table15.A53" office:value-type="string">
            <text:p text:style-name="P26">\SuperscriptFactor</text:p>
          </table:table-cell>
          <table:table-cell table:style-name="Table15.B53" office:value-type="string">
            <text:p text:style-name="P26">0.75</text:p>
          </table:table-cell>
          <table:table-cell table:style-name="Table15.C53" office:value-type="string">
            <text:p text:style-name="P26">Font scale factor for \Superscript</text:p>
          </table:table-cell>
        </table:table-row>
        <table:table-row table:style-name="Table15.1">
          <table:table-cell table:style-name="Table15.A54" office:value-type="string">
            <text:p text:style-name="P26">\SuperscriptRaise</text:p>
          </table:table-cell>
          <table:table-cell table:style-name="Table15.B54" office:value-type="string">
            <text:p text:style-name="P26">0.85ex</text:p>
          </table:table-cell>
          <table:table-cell table:style-name="Table15.C54" office:value-type="string">
            <text:p text:style-name="P26">Default raise to use for \Superscript</text:p>
          </table:table-cell>
        </table:table-row>
        <table:table-row table:style-name="Table15.1">
          <table:table-cell table:style-name="Table15.A55" office:value-type="string">
            <text:p text:style-name="P37">\TabBleed</text:p>
          </table:table-cell>
          <table:table-cell table:style-name="Table15.B55" office:value-type="string">
            <text:p text:style-name="P37">5pt</text:p>
          </table:table-cell>
          <table:table-cell table:style-name="Table15.C55" office:value-type="string">
            <text:p text:style-name="P26">How much tabs protrude outside the page</text:p>
          </table:table-cell>
        </table:table-row>
        <table:table-row table:style-name="Table15.1">
          <table:table-cell table:style-name="Table15.A56" office:value-type="string">
            <text:p text:style-name="P37">\TPILB</text:p>
          </table:table-cell>
          <table:table-cell table:style-name="Table15.B56" office:value-type="string">
            <text:p text:style-name="P37">{}</text:p>
          </table:table-cell>
          <table:table-cell table:style-name="Table15.C56" office:value-type="string">
            <text:p text:style-name="P26">Text to insert in intentional blank pages</text:p>
          </table:table-cell>
        </table:table-row>
        <table:table-row table:style-name="Table15.1">
          <table:table-cell table:style-name="Table15.A57" office:value-type="string">
            <text:p text:style-name="P37">\TopMarginFactor</text:p>
          </table:table-cell>
          <table:table-cell table:style-name="Table15.B57" office:value-type="string">
            <text:p text:style-name="P26">1.0</text:p>
          </table:table-cell>
          <table:table-cell table:style-name="Table15.C57" office:value-type="string">
            <text:p text:style-name="P26">\TopMarginFactor * \MarginUnit space at the top of a page</text:p>
          </table:table-cell>
        </table:table-row>
        <table:table-row table:style-name="Table15.1">
          <table:table-cell table:style-name="Table15.A58" office:value-type="string">
            <text:p text:style-name="P37">\UnderlineLower</text:p>
          </table:table-cell>
          <table:table-cell table:style-name="Table15.B58" office:value-type="string">
            <text:p text:style-name="P26">0.2em</text:p>
          </table:table-cell>
          <table:table-cell table:style-name="Table15.C58" office:value-type="string">
            <text:p text:style-name="P26">Distance of underline rule below lowest descender (if &gt;=0), or below baseline (&lt;0).</text:p>
          </table:table-cell>
        </table:table-row>
        <table:table-row table:style-name="Table15.1">
          <table:table-cell table:style-name="Table15.A59" office:value-type="string">
            <text:p text:style-name="P37">\UnderlineThickness</text:p>
          </table:table-cell>
          <table:table-cell table:style-name="Table15.B59" office:value-type="string">
            <text:p text:style-name="P26">0.05em</text:p>
          </table:table-cell>
          <table:table-cell table:style-name="Table15.C59" office:value-type="string">
            <text:p text:style-name="P26">Dimension of underline rule</text:p>
          </table:table-cell>
        </table:table-row>
        <table:table-row table:style-name="Table15.1">
          <table:table-cell table:style-name="Table15.A60" office:value-type="string">
            <text:p text:style-name="P37">\uselanguage{<text:span text:style-name="T1">lang</text:span>}</text:p>
          </table:table-cell>
          <table:table-cell table:style-name="Table15.B60" office:value-type="string">
            <text:p text:style-name="P26">{}</text:p>
          </table:table-cell>
          <table:table-cell table:style-name="Table15.C60" office:value-type="string">
            <text:p text:style-name="P27">Enable preinstalled language: USenglis<text:span text:style-name="T81">h, and a full list of language names from </text:span><text:a xlink:type="simple" xlink:href="https://tug.org/texmf-dist/tex/generic/config/language.def" text:style-name="Internet_20_link" text:visited-style-name="Visited_20_Internet_20_Link"><text:span text:style-name="T81">https://tug.org/texmf-dist/tex/generic/config/language.def</text:span></text:a><text:span text:style-name="T81">. Lang </text:span><text:span text:style-name="T82">tags</text:span><text:span text:style-name="T81">: af </text:span><text:span text:style-name="T82">as</text:span><text:span text:style-name="T81"> be bg </text:span><text:span text:style-name="T82">bn </text:span><text:span text:style-name="T81">ca cop cs </text:span><text:span text:style-name="T82">cu cy </text:span><text:span text:style-name="T81">da </text:span><text:span text:style-name="T82">de-1901 de-1996 de-ch-1901</text:span><text:span text:style-name="T81"> </text:span><text:span text:style-name="T82">el-monoton</text:span><text:span text:style-name="T81"> </text:span><text:span text:style-name="T82">el-polyton </text:span><text:span text:style-name="T81">en-gb en-us eo </text:span><text:span text:style-name="T82">es </text:span><text:span text:style-name="T81">et eu fi fi-x-school fr fur </text:span><text:span text:style-name="T82">ga gl gu hi </text:span><text:span text:style-name="T81">hr </text:span><text:span text:style-name="T82">hsb hu </text:span><text:span text:style-name="T81">hy </text:span><text:span text:style-name="T82">ia id it is ka kmr kn la-x-classic la-x-liturgic lt lv mk ml mn-cyrl mn-cyrl-x-lmc mr </text:span><text:span text:style-name="T81">mul-ethi </text:span><text:span text:style-name="T82">nb </text:span><text:span text:style-name="T81">nl </text:span><text:span text:style-name="T82">nn oc or pa pi pl pms pt <text:s/>rm ro ru sa sk sl sr-latn sr-cyrl sv ta te th tk tr uk </text:span><text:span text:style-name="T81">zh-latn</text:span></text:p>
          </table:table-cell>
        </table:table-row>
        <table:table-row table:style-name="Table15.1">
          <table:table-cell table:style-name="Table15.A61" office:value-type="string">
            <text:p text:style-name="P37">\VerticalSpaceFactor</text:p>
          </table:table-cell>
          <table:table-cell table:style-name="Table15.B61" office:value-type="string">
            <text:p text:style-name="P26">1.0</text:p>
          </table:table-cell>
          <table:table-cell table:style-name="Table15.C61" office:value-type="string">
            <text:p text:style-name="P26">Multiplier for SpaceBefore, SpaceAfter</text:p>
          </table:table-cell>
        </table:table-row>
        <table:table-row table:style-name="Table15.1">
          <table:table-cell table:style-name="Table15.A62" office:value-type="string">
            <text:p text:style-name="P37">\vertThumbtabVadj</text:p>
          </table:table-cell>
          <table:table-cell table:style-name="Table15.B62" office:value-type="string">
            <text:p text:style-name="P37">-2pt</text:p>
          </table:table-cell>
          <table:table-cell table:style-name="Table15.C62" office:value-type="string">
            <text:p text:style-name="P26">Distance of top of tab box to text, rotated</text:p>
          </table:table-cell>
        </table:table-row>
        <table:table-row table:style-name="Table15.1">
          <table:table-cell table:style-name="Table15.A63" office:value-type="string">
            <text:p text:style-name="P37">\XrefNotes</text:p>
          </table:table-cell>
          <table:table-cell table:style-name="Table15.B63" office:value-type="string">
            <text:p text:style-name="P26"/>
          </table:table-cell>
          <table:table-cell table:style-name="Table15.C63" office:value-type="string">
            <text:p text:style-name="P26">Notes class to use for central notes column</text:p>
          </table:table-cell>
        </table:table-row>
        <table:table-row table:style-name="Table15.1">
          <table:table-cell table:style-name="Table15.A64" office:value-type="string">
            <text:p text:style-name="P37">\XrefSide</text:p>
          </table:table-cell>
          <table:table-cell table:style-name="Table15.B64" office:value-type="string">
            <text:p text:style-name="P26">0</text:p>
          </table:table-cell>
          <table:table-cell table:style-name="Table15.C64" office:value-type="string">
            <text:p text:style-name="P26">1 = Left, 2 = Right, 3 = Inner, 4 = Outer</text:p>
          </table:table-cell>
        </table:table-row>
      </table:table>
      <text:list text:continue-numbering="true" text:style-name="WWNum1">
        <text:list-item>
          <text:list>
            <text:list-header>
              <text:p text:style-name="P194"><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7">\AutoCallers{<text:span text:style-name="T1">x</text:span>}{<text:span text:style-name="T1">list</text:span>}</text:p>
          </table:table-cell>
          <table:table-cell table:style-name="Table16.B2" office:value-type="string">
            <text:p text:style-name="P26">Comma separated (no spaces) list of callers for note <text:span text:style-name="T1">x</text:span>.</text:p>
          </table:table-cell>
        </table:table-row>
        <table:table-row table:style-name="Table16.1">
          <table:table-cell table:style-name="Table16.A3" office:value-type="string">
            <text:p text:style-name="P37">\ColumnGutterFactor</text:p>
          </table:table-cell>
          <table:table-cell table:style-name="Table16.B3" office:value-type="string">
            <text:p text:style-name="P26">Column gutter width is \ColumnGutterFactor * \FontSizeUnit. Default 15.</text:p>
          </table:table-cell>
        </table:table-row>
        <table:table-row table:style-name="Table16.1">
          <table:table-cell table:style-name="Table16.A4" office:value-type="string">
            <text:p text:style-name="P37">\NoStorePeriph{<text:span text:style-name="T1">intot</text:span>}</text:p>
          </table:table-cell>
          <table:table-cell table:style-name="Table16.B4" office:value-type="string">
            <text:p text:style-name="P26">Immediately output the peripheral section <text:span text:style-name="T1">intot</text:span> when it is met.</text:p>
          </table:table-cell>
        </table:table-row>
        <text:soft-page-break/>
        <table:table-row table:style-name="Table16.1">
          <table:table-cell table:style-name="Table16.A5" office:value-type="string">
            <text:p text:style-name="P37">\NoteAtEnd{<text:span text:style-name="T1">x</text:span>}</text:p>
          </table:table-cell>
          <table:table-cell table:style-name="Table16.B5" office:value-type="string">
            <text:p text:style-name="P26">Treat <text:span text:style-name="T1">x</text:span> as an endnote. \fe already set as endnote</text:p>
          </table:table-cell>
        </table:table-row>
        <table:table-row table:style-name="Table16.1">
          <table:table-cell table:style-name="Table16.A6" office:value-type="string">
            <text:p text:style-name="P37">\NumericCallers{<text:span text:style-name="T1">x</text:span>}</text:p>
          </table:table-cell>
          <table:table-cell table:style-name="Table16.B6" office:value-type="string">
            <text:p text:style-name="P26">Specifies a note style that has numeric callers</text:p>
          </table:table-cell>
        </table:table-row>
        <table:table-row table:style-name="Table16.1">
          <table:table-cell table:style-name="Table16.A1" office:value-type="string">
            <text:p text:style-name="P37">\OmitCallerInNote{<text:span text:style-name="T1">x</text:span>}</text:p>
          </table:table-cell>
          <table:table-cell table:style-name="Table16.A1" office:value-type="string">
            <text:p text:style-name="P26">Don’t include a caller in this note</text:p>
          </table:table-cell>
        </table:table-row>
        <table:table-row table:style-name="Table16.1">
          <table:table-cell table:style-name="Table16.A8" office:value-type="string">
            <text:p text:style-name="P37">\PageResetCallers{<text:span text:style-name="T1">x</text:span>}</text:p>
          </table:table-cell>
          <table:table-cell table:style-name="Table16.B8" office:value-type="string">
            <text:p text:style-name="P26">The callers for note style <text:span text:style-name="T1">x</text:span> should reset each page</text:p>
          </table:table-cell>
        </table:table-row>
        <table:table-row table:style-name="Table16.1">
          <table:table-cell table:style-name="Table16.A9" office:value-type="string">
            <text:p text:style-name="P37">\ParagraphedNotes{<text:span text:style-name="T1">x</text:span>}</text:p>
          </table:table-cell>
          <table:table-cell table:style-name="Table16.B9" office:value-type="string">
            <text:p text:style-name="P26">Run notes in this class into one paragraph</text:p>
          </table:table-cell>
        </table:table-row>
        <table:table-row table:style-name="Table16.1">
          <table:table-cell table:style-name="Table16.A10" office:value-type="string">
            <text:p text:style-name="P37">\StorePeriph{<text:span text:style-name="T1">intot</text:span>}</text:p>
          </table:table-cell>
          <table:table-cell table:style-name="Table16.B10" office:value-type="string">
            <text:p text:style-name="P26">Store the peripheral section <text:span text:style-name="T1">intot</text:span> for later inclusion using \⁠zgetperiph</text:p>
          </table:table-cell>
        </table:table-row>
        <table:table-row table:style-name="Table16.1">
          <table:table-cell table:style-name="Table16.A11" office:value-type="string">
            <text:p text:style-name="P37">\StudyNotes{<text:span text:style-name="T1">x</text:span>}</text:p>
          </table:table-cell>
          <table:table-cell table:style-name="Table16.B11" office:value-type="string">
            <text:p text:style-name="P26">Output <text:span text:style-name="T1">x</text:span> as study notes</text:p>
          </table:table-cell>
        </table:table-row>
        <table:table-row table:style-name="Table16.1">
          <table:table-cell table:style-name="Table16.A12" office:value-type="string">
            <text:p text:style-name="P26">\XeTeXlinebreaklocale</text:p>
          </table:table-cell>
          <table:table-cell table:style-name="Table16.B12" office:value-type="string">
            <text:p text:style-name="P26">ICU locale to use for line breaking</text:p>
          </table:table-cell>
        </table:table-row>
        <table:table-row table:style-name="Table16.1">
          <table:table-cell table:style-name="Table16.A13" office:value-type="string">
            <text:p text:style-name="P26">\cstyle{sty}{text}</text:p>
          </table:table-cell>
          <table:table-cell table:style-name="Table16.B13" office:value-type="string">
            <text:p text:style-name="P26">Format text in character style sty.</text:p>
          </table:table-cell>
        </table:table-row>
      </table:table>
      <text:list text:continue-numbering="true" text:style-name="WWNum1">
        <text:list-item>
          <text:list>
            <text:list-header>
              <text:p text:style-name="P194"><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6">OptionalBreakPenalty</text:p>
          </table:table-cell>
          <table:table-cell table:style-name="Table17.A1" office:value-type="string">
            <text:p text:style-name="P26">300</text:p>
          </table:table-cell>
          <table:table-cell table:style-name="Table17.A1" office:value-type="string">
            <text:p text:style-name="P26">\def this to set \linepenalty at //. Also sets the break for a // as -\OptionalBreakPenalty</text:p>
          </table:table-cell>
        </table:table-row>
        <table:table-row table:style-name="Table17.1">
          <table:table-cell table:style-name="Table17.A1" office:value-type="string">
            <text:p text:style-name="P26">badspacepenalty</text:p>
          </table:table-cell>
          <table:table-cell table:style-name="Table17.A1" office:value-type="string">
            <text:p text:style-name="P26">100</text:p>
          </table:table-cell>
          <table:table-cell table:style-name="Table17.A1" office:value-type="string">
            <text:p text:style-name="P26">Assign this as the you can break here if you must</text:p>
          </table:table-cell>
        </table:table-row>
      </table:table>
      <text:list text:continue-numbering="true" text:style-name="WWNum1">
        <text:list-item>
          <text:list>
            <text:list-header>
              <text:p text:style-name="P194"><text:bookmark-start text:name="__RefHeading___Toc10485_326506458"/><text:bookmark text:name="_y2jqpjbt3vb"/>PTX Special Spaces <text:span text:style-name="T84">and Characters</text:span><text:bookmark-end text:name="__RefHeading___Toc10485_326506458"/></text:p>
              <text:p text:style-name="P200">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6">00A0</text:p>
          </table:table-cell>
          <table:table-cell table:style-name="Table18.A1" office:value-type="string">
            <text:p text:style-name="P26">\NBSP</text:p>
          </table:table-cell>
          <table:table-cell table:style-name="Table18.A1" office:value-type="string">
            <text:p text:style-name="P26">\nobreak\space</text:p>
          </table:table-cell>
        </table:table-row>
        <table:table-row table:style-name="Table18.1">
          <table:table-cell table:style-name="Table18.A1" office:value-type="string">
            <text:p text:style-name="P26">00AD</text:p>
          </table:table-cell>
          <table:table-cell table:style-name="Table18.A1" office:value-type="string">
            <text:p text:style-name="P26">\SFTHYPHEN</text:p>
          </table:table-cell>
          <table:table-cell table:style-name="Table18.A1" office:value-type="string">
            <text:p text:style-name="P26">\-</text:p>
          </table:table-cell>
        </table:table-row>
        <table:table-row table:style-name="Table18.1">
          <table:table-cell table:style-name="Table18.A1" office:value-type="string">
            <text:p text:style-name="P26">2000</text:p>
          </table:table-cell>
          <table:table-cell table:style-name="Table18.A1" office:value-type="string">
            <text:p text:style-name="P26">\NQUAD</text:p>
          </table:table-cell>
          <table:table-cell table:style-name="Table18.A1" office:value-type="string">
            <text:p text:style-name="P26">\BADBREAK\relax\space</text:p>
          </table:table-cell>
        </table:table-row>
        <table:table-row table:style-name="Table18.1">
          <table:table-cell table:style-name="Table18.A1" office:value-type="string">
            <text:p text:style-name="P26">2001</text:p>
          </table:table-cell>
          <table:table-cell table:style-name="Table18.A1" office:value-type="string">
            <text:p text:style-name="P26">\MQUAD</text:p>
          </table:table-cell>
          <table:table-cell table:style-name="Table18.A1" office:value-type="string">
            <text:p text:style-name="P26">\BADBREAK\hskip 1em plus .2em minus .2em</text:p>
          </table:table-cell>
        </table:table-row>
        <table:table-row table:style-name="Table18.1">
          <table:table-cell table:style-name="Table18.A1" office:value-type="string">
            <text:p text:style-name="P26">2002</text:p>
          </table:table-cell>
          <table:table-cell table:style-name="Table18.A1" office:value-type="string">
            <text:p text:style-name="P26">\NSPACE</text:p>
          </table:table-cell>
          <table:table-cell table:style-name="Table18.A1" office:value-type="string">
            <text:p text:style-name="P26">\hbox{\space} <text:s/><text:span text:style-name="T1"><text:s/>(non-stretching space)</text:span></text:p>
          </table:table-cell>
        </table:table-row>
        <table:table-row table:style-name="Table18.1">
          <table:table-cell table:style-name="Table18.A1" office:value-type="string">
            <text:p text:style-name="P26">2003</text:p>
          </table:table-cell>
          <table:table-cell table:style-name="Table18.A1" office:value-type="string">
            <text:p text:style-name="P26">\MSPACE</text:p>
          </table:table-cell>
          <table:table-cell table:style-name="Table18.A1" office:value-type="string">
            <text:p text:style-name="P26">\hskip 1em</text:p>
          </table:table-cell>
        </table:table-row>
        <table:table-row table:style-name="Table18.1">
          <table:table-cell table:style-name="Table18.A1" office:value-type="string">
            <text:p text:style-name="P26">2004</text:p>
          </table:table-cell>
          <table:table-cell table:style-name="Table18.A1" office:value-type="string">
            <text:p text:style-name="P26">\THREEPEREMSPACE</text:p>
          </table:table-cell>
          <table:table-cell table:style-name="Table18.A1" office:value-type="string">
            <text:p text:style-name="P26">\hskip .333em</text:p>
          </table:table-cell>
        </table:table-row>
        <table:table-row table:style-name="Table18.1">
          <table:table-cell table:style-name="Table18.A1" office:value-type="string">
            <text:p text:style-name="P26">2005</text:p>
          </table:table-cell>
          <table:table-cell table:style-name="Table18.A1" office:value-type="string">
            <text:p text:style-name="P26">\FOURPEREMSPACE</text:p>
          </table:table-cell>
          <table:table-cell table:style-name="Table18.A1" office:value-type="string">
            <text:p text:style-name="P26">\hskip .25em</text:p>
          </table:table-cell>
        </table:table-row>
        <table:table-row table:style-name="Table18.1">
          <table:table-cell table:style-name="Table18.A1" office:value-type="string">
            <text:p text:style-name="P26">2006</text:p>
          </table:table-cell>
          <table:table-cell table:style-name="Table18.A1" office:value-type="string">
            <text:p text:style-name="P26">\SIXPEREMSPACE</text:p>
          </table:table-cell>
          <table:table-cell table:style-name="Table18.A1" office:value-type="string">
            <text:p text:style-name="P26">\hskip .1666em</text:p>
          </table:table-cell>
        </table:table-row>
        <table:table-row table:style-name="Table18.1">
          <table:table-cell table:style-name="Table18.A1" office:value-type="string">
            <text:p text:style-name="P26">2009</text:p>
          </table:table-cell>
          <table:table-cell table:style-name="Table18.A1" office:value-type="string">
            <text:p text:style-name="P26">\THINSPACE</text:p>
          </table:table-cell>
          <table:table-cell table:style-name="Table18.A1" office:value-type="string">
            <text:p text:style-name="P26">\hskip .2em plus .1em minus .1em</text:p>
          </table:table-cell>
        </table:table-row>
        <table:table-row table:style-name="Table18.1">
          <table:table-cell table:style-name="Table18.A1" office:value-type="string">
            <text:p text:style-name="P26">200A</text:p>
          </table:table-cell>
          <table:table-cell table:style-name="Table18.A1" office:value-type="string">
            <text:p text:style-name="P26">\HAIRSPACE</text:p>
          </table:table-cell>
          <table:table-cell table:style-name="Table18.A1" office:value-type="string">
            <text:p text:style-name="P26">\hskip .042em\nobreak\intercharspace</text:p>
          </table:table-cell>
        </table:table-row>
        <table:table-row table:style-name="Table18.1">
          <table:table-cell table:style-name="Table18.A1" office:value-type="string">
            <text:p text:style-name="P26">200B</text:p>
          </table:table-cell>
          <table:table-cell table:style-name="Table18.A1" office:value-type="string">
            <text:p text:style-name="P26">\ZWSP</text:p>
          </table:table-cell>
          <table:table-cell table:style-name="Table18.A1" office:value-type="string">
            <text:p text:style-name="P26">\intercharspace</text:p>
          </table:table-cell>
        </table:table-row>
        <table:table-row table:style-name="Table18.1">
          <table:table-cell table:style-name="Table18.A1" office:value-type="string">
            <text:p text:style-name="P26">2010</text:p>
          </table:table-cell>
          <table:table-cell table:style-name="Table18.A1" office:value-type="string">
            <text:p text:style-name="P26">\HYPHEN</text:p>
          </table:table-cell>
          <table:table-cell table:style-name="Table18.A1" office:value-type="string">
            <text:p text:style-name="P26">\-</text:p>
          </table:table-cell>
        </table:table-row>
        <table:table-row table:style-name="Table18.1">
          <table:table-cell table:style-name="Table18.A1" office:value-type="string">
            <text:p text:style-name="P26">2011</text:p>
          </table:table-cell>
          <table:table-cell table:style-name="Table18.A1" office:value-type="string">
            <text:p text:style-name="P26">\NBHYPHEN</text:p>
          </table:table-cell>
          <table:table-cell table:style-name="Table18.A1" office:value-type="string">
            <text:p text:style-name="P26">\leavevmode\hbox{-}</text:p>
          </table:table-cell>
        </table:table-row>
        <table:table-row table:style-name="Table18.1">
          <table:table-cell table:style-name="Table18.A1" office:value-type="string">
            <text:p text:style-name="P26">2028</text:p>
          </table:table-cell>
          <table:table-cell table:style-name="Table18.A1" office:value-type="string">
            <text:p text:style-name="P26">\LINESEP</text:p>
          </table:table-cell>
          <table:table-cell table:style-name="Table18.A1" office:value-type="string">
            <text:p text:style-name="P26">\break</text:p>
          </table:table-cell>
        </table:table-row>
        <table:table-row table:style-name="Table18.1">
          <table:table-cell table:style-name="Table18.A1" office:value-type="string">
            <text:p text:style-name="P26">2060</text:p>
          </table:table-cell>
          <table:table-cell table:style-name="Table18.A1" office:value-type="string">
            <text:p text:style-name="P26">\WJ</text:p>
          </table:table-cell>
          <table:table-cell table:style-name="Table18.A1" office:value-type="string">
            <text:p text:style-name="P26">\leavevmode\nobreak</text:p>
          </table:table-cell>
        </table:table-row>
        <table:table-row table:style-name="Table18.1">
          <table:table-cell table:style-name="Table18.A1" office:value-type="string">
            <text:p text:style-name="P26">2063</text:p>
          </table:table-cell>
          <table:table-cell table:style-name="Table18.A1" office:value-type="string">
            <text:p text:style-name="P26">\GOODBREAK</text:p>
          </table:table-cell>
          <table:table-cell table:style-name="Table18.A1" office:value-type="string">
            <text:p text:style-name="P26">\penalty-\OptionalBreakPenalty</text:p>
          </table:table-cell>
        </table:table-row>
        <table:table-row table:style-name="Table18.1">
          <table:table-cell table:style-name="Table18.A1" office:value-type="string">
            <text:p text:style-name="P26">2064</text:p>
          </table:table-cell>
          <table:table-cell table:style-name="Table18.A1" office:value-type="string">
            <text:p text:style-name="P26">\BADBREAK</text:p>
          </table:table-cell>
          <table:table-cell table:style-name="Table18.A1" office:value-type="string">
            <text:p text:style-name="P26">\penalty\the\badspacepenalty</text:p>
          </table:table-cell>
        </table:table-row>
        <table:table-row table:style-name="Table18.1">
          <table:table-cell table:style-name="Table18.A1" office:value-type="string">
            <text:p text:style-name="P26">FEFF</text:p>
          </table:table-cell>
          <table:table-cell table:style-name="Table18.A1" office:value-type="string">
            <text:p text:style-name="P26">\ZWNBSP</text:p>
          </table:table-cell>
          <table:table-cell table:style-name="Table18.A1" office:value-type="string">
            <text:p text:style-name="P26">\WJ</text:p>
          </table:table-cell>
        </table:table-row>
      </table:table>
      <text:p text:style-name="P118"><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9">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6">before</text:p>
          </table:table-cell>
          <table:table-cell table:style-name="Table19.A1" office:value-type="string">
            <text:p text:style-name="P26">Runs before the style is set for the marker</text:p>
          </table:table-cell>
        </table:table-row>
        <table:table-row table:style-name="Table19.1">
          <table:table-cell table:style-name="Table19.A1" office:value-type="string">
            <text:p text:style-name="P26">start</text:p>
          </table:table-cell>
          <table:table-cell table:style-name="Table19.A1" office:value-type="string">
            <text:p text:style-name="P26">Runs within the styling of the marker before any text is output</text:p>
          </table:table-cell>
        </table:table-row>
        <table:table-row table:style-name="Table19.1">
          <table:table-cell table:style-name="Table19.A1" office:value-type="string">
            <text:p text:style-name="P26">end</text:p>
          </table:table-cell>
          <table:table-cell table:style-name="Table19.A1" office:value-type="string">
            <text:p text:style-name="P26">Runs before the marker closes or the paragraph is closed for a paragraph style</text:p>
          </table:table-cell>
        </table:table-row>
        <table:table-row table:style-name="Table19.1">
          <table:table-cell table:style-name="Table19.A1" office:value-type="string">
            <text:p text:style-name="P26">after</text:p>
          </table:table-cell>
          <table:table-cell table:style-name="Table19.A1" office:value-type="string">
            <text:p text:style-name="P26">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18">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6">\setcvhook{#1}{code}</text:p>
          </table:table-cell>
          <table:table-cell table:style-name="Table20.A1" office:value-type="string">
            <text:p text:style-name="P26">Runs <text:span text:style-name="T1">code</text:span> at the start of the reference #1 e.g.</text:p>
            <text:p text:style-name="P26">GEN1.2 - At GEN 1:2<text:line-break/>GEN3.0 - Just before chapter 3 of Genesis</text:p>
            <text:p text:style-name="P26">all3.0 - Just before chapter 3 in all books</text:p>
          </table:table-cell>
        </table:table-row>
        <table:table-row table:style-name="Table20.1">
          <table:table-cell table:style-name="Table20.A1" office:value-type="string">
            <text:p text:style-name="P26"/>
          </table:table-cell>
          <table:table-cell table:style-name="Table20.A1" office:value-type="string">
            <text:p text:style-name="P26"/>
          </table:table-cell>
        </table:table-row>
        <table:table-row table:style-name="Table20.1">
          <table:table-cell table:style-name="Table20.A1" office:value-type="string">
            <text:p text:style-name="P26">\setbookhook{pos}{GEN}{code}</text:p>
          </table:table-cell>
          <table:table-cell table:style-name="Table20.A1" office:value-type="string">
            <text:p text:style-name="P26">Runs <text:span text:style-name="T1">code</text:span> at start / end of GEN. </text:p>
          </table:table-cell>
        </table:table-row>
        <table:table-row table:style-name="Table20.1">
          <table:table-cell table:style-name="Table20.A1" office:value-type="string">
            <text:p text:style-name="P26">\sethook{bookstart}{GEN}{code}</text:p>
          </table:table-cell>
          <table:table-cell table:style-name="Table20.A1" office:value-type="string">
            <text:p text:style-name="P26">Alternative to setbookhook</text:p>
          </table:table-cell>
        </table:table-row>
        <table:table-row table:style-name="Table20.1">
          <table:table-cell table:style-name="Table20.A1" office:value-type="string">
            <text:p text:style-name="P26">\setbookhook{end}{final}{code}</text:p>
          </table:table-cell>
          <table:table-cell table:style-name="Table20.A1" office:value-type="string">
            <text:p text:style-name="P26">Runs <text:span text:style-name="T1">code</text:span> at end of last book</text:p>
          </table:table-cell>
        </table:table-row>
        <table:table-row table:style-name="Table20.1">
          <table:table-cell table:style-name="Table20.A1" office:value-type="string">
            <text:p text:style-name="P26">\sethook{final}{afterincludes}{code}</text:p>
          </table:table-cell>
          <table:table-cell table:style-name="Table20.A1" office:value-type="string">
            <text:p text:style-name="P26">Runs <text:span text:style-name="T1">code</text:span> after the </text:p>
          </table:table-cell>
        </table:table-row>
        <table:table-row table:style-name="Table20.1">
          <table:table-cell table:style-name="Table20.A1" office:value-type="string">
            <text:p text:style-name="P26">\sethook{page}{2}{code}</text:p>
          </table:table-cell>
          <table:table-cell table:style-name="Table20.A1" office:value-type="string">
            <text:p text:style-name="P26">Runs <text:span text:style-name="T1">code</text:span> just after page 1 has been written to the PDF.</text:p>
          </table:table-cell>
        </table:table-row>
        <table:table-row table:style-name="Table20.1">
          <table:table-cell table:style-name="Table20.A1" office:value-type="string">
            <text:p text:style-name="P26">\setbetweenhook{mkr1}{mkr2}{code}</text:p>
            <text:p text:style-name="P26"/>
          </table:table-cell>
          <table:table-cell table:style-name="Table20.A1" office:value-type="string">
            <text:p text:style-name="P26">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6">\addtoinithooks</text:p>
          </table:table-cell>
          <table:table-cell table:style-name="Table21.A1" office:value-type="string">
            <text:p text:style-name="P26">Run when setting up on loading the first ptx file</text:p>
          </table:table-cell>
        </table:table-row>
        <table:table-row table:style-name="Table21.1">
          <table:table-cell table:style-name="Table21.A1" office:value-type="string">
            <text:p text:style-name="P26">\addtoendhooks</text:p>
          </table:table-cell>
          <table:table-cell table:style-name="Table21.A1" office:value-type="string">
            <text:p text:style-name="P26">Run at the very end of the document after the last page</text:p>
          </table:table-cell>
        </table:table-row>
        <table:table-row table:style-name="Table21.1">
          <table:table-cell table:style-name="Table21.A1" office:value-type="string">
            <text:p text:style-name="P26">\addtoeveryparhooks</text:p>
          </table:table-cell>
          <table:table-cell table:style-name="Table21.A1" office:value-type="string">
            <text:p text:style-name="P26">Run before the first character is added to a paragraph</text:p>
          </table:table-cell>
        </table:table-row>
        <table:table-row table:style-name="Table21.1">
          <table:table-cell table:style-name="Table21.A1" office:value-type="string">
            <text:p text:style-name="P26">\addtoparstylehooks</text:p>
          </table:table-cell>
          <table:table-cell table:style-name="Table21.A1" office:value-type="string">
            <text:p text:style-name="P26">Run last at the end of a paragraph style</text:p>
          </table:table-cell>
        </table:table-row>
        <table:table-row table:style-name="Table21.1">
          <table:table-cell table:style-name="Table21.A1" office:value-type="string">
            <text:p text:style-name="P26">\addtoidhooks</text:p>
          </table:table-cell>
          <table:table-cell table:style-name="Table21.A1" office:value-type="string">
            <text:p text:style-name="P26">Run when processing a \id line</text:p>
          </table:table-cell>
        </table:table-row>
        <table:table-row table:style-name="Table21.1">
          <table:table-cell table:style-name="Table21.A1" office:value-type="string">
            <text:p text:style-name="P26">\addtoversehooks</text:p>
          </table:table-cell>
          <table:table-cell table:style-name="Table21.A1" office:value-type="string">
            <text:p text:style-name="P26">Run after the verse number is output</text:p>
          </table:table-cell>
        </table:table-row>
        <table:table-row table:style-name="Table21.1">
          <table:table-cell table:style-name="Table21.A1" office:value-type="string">
            <text:p text:style-name="P26">\addtopreversehooks</text:p>
          </table:table-cell>
          <table:table-cell table:style-name="Table21.A1" office:value-type="string">
            <text:p text:style-name="P26">Run before the verse number is output</text:p>
          </table:table-cell>
        </table:table-row>
        <table:table-row table:style-name="Table21.1">
          <table:table-cell table:style-name="Table21.A1" office:value-type="string">
            <text:p text:style-name="P26">\addToLeftHooks</text:p>
          </table:table-cell>
          <table:table-cell table:style-name="Table21.A1" office:value-type="string">
            <text:p text:style-name="P26">Run each \lefttext after entering the left column</text:p>
          </table:table-cell>
        </table:table-row>
        <table:table-row table:style-name="Table21.10">
          <table:table-cell table:style-name="Table21.A1" office:value-type="string">
            <text:p text:style-name="P26">\addToRightHooks</text:p>
          </table:table-cell>
          <table:table-cell table:style-name="Table21.A1" office:value-type="string">
            <text:p text:style-name="P26">Run each \righttext after entering the right column</text:p>
          </table:table-cell>
        </table:table-row>
        <table:table-row table:style-name="Table21.1">
          <table:table-cell table:style-name="Table21.A1" office:value-type="string">
            <text:p text:style-name="P26">\addToXHooks</text:p>
          </table:table-cell>
          <table:table-cell table:style-name="Table21.A1" office:value-type="string">
            <text:p text:style-name="P26">Run each \polyglotcolumn X, after entering that column</text:p>
          </table:table-cell>
        </table:table-row>
        <table:table-row table:style-name="Table21.1">
          <table:table-cell table:style-name="Table21.A1" office:value-type="string">
            <text:p text:style-name="P26">\addToSideHooks{X}</text:p>
          </table:table-cell>
          <table:table-cell table:style-name="Table21.A1" office:value-type="string">
            <text:p text:style-name="P26">Alternative to \addToXHooks</text:p>
          </table:table-cell>
        </table:table-row>
        <table:table-row table:style-name="Table21.1">
          <table:table-cell table:style-name="Table21.A1" office:value-type="string">
            <text:p text:style-name="P26">\addtoendptxhooks</text:p>
          </table:table-cell>
          <table:table-cell table:style-name="Table21.A1" office:value-type="string">
            <text:p text:style-name="P26">Run when closing a ptx file before end notes and single column</text:p>
          </table:table-cell>
        </table:table-row>
        <table:table-row table:style-name="Table21.1">
          <table:table-cell table:style-name="Table21.A1" office:value-type="string">
            <text:p text:style-name="P119">\addtostartptxhooks</text:p>
          </table:table-cell>
          <table:table-cell table:style-name="Table21.A1" office:value-type="string">
            <text:p text:style-name="P119">Runs before a ptx file is read</text:p>
          </table:table-cell>
        </table:table-row>
      </table:table>
      <text:list text:continue-numbering="true" text:style-name="WWNum1">
        <text:list-item>
          <text:list>
            <text:list-header>
              <text:p text:style-name="P197"><text:bookmark-start text:name="__RefHeading___Toc9697_1310215386"/><text:span text:style-name="T116">Status tests / </text:span><text:span text:style-name="T114">values </text:span>for hooks etc.<text:bookmark-end text:name="__RefHeading___Toc9697_1310215386"/></text:p>
              <text:p text:style-name="P211">(These may be tested to determine the state of things)</text:p>
            </text:list-header>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0">Boolean/state</text:p>
          </table:table-cell>
          <table:table-cell table:style-name="Table50.A1" office:value-type="string">
            <text:p text:style-name="P20">When valid</text:p>
          </table:table-cell>
          <table:table-cell table:style-name="Table50.C1" office:value-type="string">
            <text:p text:style-name="P20">Why</text:p>
          </table:table-cell>
        </table:table-row>
        <table:table-row>
          <table:table-cell table:style-name="Table50.A2" office:value-type="string">
            <text:p text:style-name="P174">\iffilehasverses</text:p>
          </table:table-cell>
          <table:table-cell table:style-name="Table50.A2" office:value-type="string">
            <text:p text:style-name="P174">Any</text:p>
          </table:table-cell>
          <table:table-cell table:style-name="Table50.C2" office:value-type="string">
            <text:p text:style-name="P174">False at the start of a file, set to true the first time that a \v has been met in a file.</text:p>
          </table:table-cell>
        </table:table-row>
        <text:soft-page-break/>
        <table:table-row>
          <table:table-cell table:style-name="Table50.A2" office:value-type="string">
            <text:p text:style-name="P174">\ifm@rksonpage</text:p>
          </table:table-cell>
          <table:table-cell table:style-name="Table50.A2" office:value-type="string">
            <text:p text:style-name="P174">Headings</text:p>
          </table:table-cell>
          <table:table-cell table:style-name="Table50.C2" office:value-type="string">
            <text:p text:style-name="P174">Are there any verses on the about-to-be-printed page?</text:p>
          </table:table-cell>
        </table:table-row>
        <table:table-row>
          <table:table-cell table:style-name="Table50.A2" office:value-type="string">
            <text:p text:style-name="P174">\<text:span text:style-name="T113">ifstartpara</text:span></text:p>
          </table:table-cell>
          <table:table-cell table:style-name="Table50.A2" office:value-type="string">
            <text:p text:style-name="P175">Text</text:p>
          </table:table-cell>
          <table:table-cell table:style-name="Table50.C2" office:value-type="string">
            <text:p text:style-name="P175">True if a new paragraph has been initiated (e.g by \p) but it not actually begun yet (by some text)</text:p>
          </table:table-cell>
        </table:table-row>
        <table:table-row>
          <table:table-cell table:style-name="Table50.A2" office:value-type="string">
            <text:p text:style-name="P175">\prev@rsemode</text:p>
          </table:table-cell>
          <table:table-cell table:style-name="Table50.A2" office:value-type="string">
            <text:p text:style-name="P175">Text</text:p>
          </table:table-cell>
          <table:table-cell table:style-name="Table50.C2" office:value-type="string">
            <text:p text:style-name="P175">Empty if the verse was mid-paragraph, equal to the paragraph type (e.g. 'q2') if the verse came at the start of the paragraph.</text:p>
          </table:table-cell>
        </table:table-row>
        <table:table-row>
          <table:table-cell table:style-name="Table50.A2" office:value-type="string">
            <text:p text:style-name="P175">\ifvmode</text:p>
          </table:table-cell>
          <table:table-cell table:style-name="Table50.A2" office:value-type="string">
            <text:p text:style-name="P175">Any</text:p>
          </table:table-cell>
          <table:table-cell table:style-name="Table50.C2" office:value-type="string">
            <text:p text:style-name="P176">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6">\ifhmode</text:p>
          </table:table-cell>
          <table:table-cell table:style-name="Table50.A2" office:value-type="string">
            <text:p text:style-name="P176">Any</text:p>
          </table:table-cell>
          <table:table-cell table:style-name="Table50.C2" office:value-type="string">
            <text:p text:style-name="P176">TeX has different modes. This tests for horizontal mode, when new boxes add horizontally. Spaces count. <text:s/>True in a paragraph or within an hbox. </text:p>
          </table:table-cell>
        </table:table-row>
        <table:table-row>
          <table:table-cell table:style-name="Table50.A2" office:value-type="string">
            <text:p text:style-name="P176">\prevdepth</text:p>
          </table:table-cell>
          <table:table-cell table:style-name="Table50.A2" office:value-type="string">
            <text:p text:style-name="P176">vertical mode</text:p>
          </table:table-cell>
          <table:table-cell table:style-name="Table50.C2" office:value-type="string">
            <text:p text:style-name="P176">The depth below the baseline of the previous box on the page. <text:span text:style-name="T115">Causes an error outside</text:span> vertical mode.</text:p>
          </table:table-cell>
        </table:table-row>
        <table:table-row>
          <table:table-cell table:style-name="Table50.A2" office:value-type="string">
            <text:p text:style-name="P176">\iflastptxfile</text:p>
          </table:table-cell>
          <table:table-cell table:style-name="Table50.A2" office:value-type="string">
            <text:p text:style-name="P176">Any</text:p>
          </table:table-cell>
          <table:table-cell table:style-name="Table50.C2" office:value-type="string">
            <text:p text:style-name="P176"><text:span text:style-name="T115">Set</text:span> true by template before the last file</text:p>
          </table:table-cell>
        </table:table-row>
        <table:table-row>
          <table:table-cell table:style-name="Table50.A2" office:value-type="string">
            <text:p text:style-name="P176">\ifinperiph</text:p>
          </table:table-cell>
          <table:table-cell table:style-name="Table50.A2" office:value-type="string">
            <text:p text:style-name="P176">Text</text:p>
          </table:table-cell>
          <table:table-cell table:style-name="Table50.C2" office:value-type="string">
            <text:p text:style-name="P176"><text:span text:style-name="T115">True</text:span> when a \periph is being expanded</text:p>
          </table:table-cell>
        </table:table-row>
        <table:table-row>
          <table:table-cell table:style-name="Table50.A2" office:value-type="string">
            <text:p text:style-name="P172">\ifhe@dings</text:p>
          </table:table-cell>
          <table:table-cell table:style-name="Table50.A2" office:value-type="string">
            <text:p text:style-name="P172">Text</text:p>
          </table:table-cell>
          <table:table-cell table:style-name="Table50.C2" office:value-type="string">
            <text:p text:style-name="P172">True when in a headings block</text:p>
          </table:table-cell>
        </table:table-row>
        <table:table-row>
          <table:table-cell table:style-name="Table50.A2" office:value-type="string">
            <text:p text:style-name="P172">\ifinextended</text:p>
          </table:table-cell>
          <table:table-cell table:style-name="Table50.A2" office:value-type="string">
            <text:p text:style-name="P172">Text</text:p>
          </table:table-cell>
          <table:table-cell table:style-name="Table50.C2" office:value-type="string">
            <text:p text:style-name="P172">True when in an \esb <text:s/>(including automatically applied ones)</text:p>
          </table:table-cell>
        </table:table-row>
        <table:table-row>
          <table:table-cell table:style-name="Table50.A2" office:value-type="string">
            <text:p text:style-name="P172">\ifdoingt@ble</text:p>
          </table:table-cell>
          <table:table-cell table:style-name="Table50.A2" office:value-type="string">
            <text:p text:style-name="P172">Text</text:p>
          </table:table-cell>
          <table:table-cell table:style-name="Table50.C2" office:value-type="string">
            <text:p text:style-name="P172">True when in a table.</text:p>
          </table:table-cell>
        </table:table-row>
        <table:table-row table:style-name="Table50.14">
          <table:table-cell table:style-name="Table50.A2" office:value-type="string">
            <text:p text:style-name="P172">\ifinn@te</text:p>
          </table:table-cell>
          <table:table-cell table:style-name="Table50.A2" office:value-type="string">
            <text:p text:style-name="P172">Text</text:p>
          </table:table-cell>
          <table:table-cell table:style-name="Table50.C2" office:value-type="string">
            <text:p text:style-name="P172">True when in a footnotes</text:p>
          </table:table-cell>
        </table:table-row>
        <table:table-row table:style-name="Table50.14">
          <table:table-cell table:style-name="Table50.A2" office:value-type="string">
            <text:p text:style-name="P172">\⁠iffirst@fterheading</text:p>
          </table:table-cell>
          <table:table-cell table:style-name="Table50.A2" office:value-type="string">
            <text:p text:style-name="P172">Text</text:p>
          </table:table-cell>
          <table:table-cell table:style-name="Table50.C2" office:value-type="string">
            <text:p text:style-name="P172">Is the paragraph about to start the first one after a heading?</text:p>
          </table:table-cell>
        </table:table-row>
        <table:table-row table:style-name="Table50.14">
          <table:table-cell table:style-name="Table50.A2" office:value-type="string">
            <text:p text:style-name="P172"><text:span text:style-name="T116">\</text:span>ifsk@pping</text:p>
          </table:table-cell>
          <table:table-cell table:style-name="Table50.A2" office:value-type="string">
            <text:p text:style-name="P177">Text</text:p>
          </table:table-cell>
          <table:table-cell table:style-name="Table50.C2" office:value-type="string">
            <text:p text:style-name="P177">Is this due to be discarded? (e.g. because the current paragraph is a \rem)</text:p>
          </table:table-cell>
        </table:table-row>
        <table:table-row table:style-name="Table50.14">
          <table:table-cell table:style-name="Table50.A2" office:value-type="string">
            <text:p text:style-name="P172"/>
          </table:table-cell>
          <table:table-cell table:style-name="Table50.A2" office:value-type="string">
            <text:p text:style-name="P177"/>
          </table:table-cell>
          <table:table-cell table:style-name="Table50.C2" office:value-type="string">
            <text:p text:style-name="P177"/>
          </table:table-cell>
        </table:table-row>
      </table:table>
      <text:p text:style-name="P171"/>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0">pt</text:p>
          </table:table-cell>
          <table:table-cell table:style-name="Table22.A1" office:value-type="string">
            <text:p text:style-name="P30">point</text:p>
          </table:table-cell>
        </table:table-row>
        <table:table-row table:style-name="Table22.1">
          <table:table-cell table:style-name="Table22.A1" office:value-type="string">
            <text:p text:style-name="P30">pc</text:p>
          </table:table-cell>
          <table:table-cell table:style-name="Table22.A1" office:value-type="string">
            <text:p text:style-name="P30">pica = 12pt</text:p>
          </table:table-cell>
        </table:table-row>
        <table:table-row table:style-name="Table22.1">
          <table:table-cell table:style-name="Table22.A1" office:value-type="string">
            <text:p text:style-name="P30">in</text:p>
          </table:table-cell>
          <table:table-cell table:style-name="Table22.A1" office:value-type="string">
            <text:p text:style-name="P30">inch = 72.27pt</text:p>
          </table:table-cell>
        </table:table-row>
        <table:table-row table:style-name="Table22.1">
          <table:table-cell table:style-name="Table22.A1" office:value-type="string">
            <text:p text:style-name="P30">bp</text:p>
          </table:table-cell>
          <table:table-cell table:style-name="Table22.A1" office:value-type="string">
            <text:p text:style-name="P30">big point = 72pt</text:p>
          </table:table-cell>
        </table:table-row>
        <table:table-row table:style-name="Table22.1">
          <table:table-cell table:style-name="Table22.A1" office:value-type="string">
            <text:p text:style-name="P30">cm</text:p>
          </table:table-cell>
          <table:table-cell table:style-name="Table22.A1" office:value-type="string">
            <text:p text:style-name="P30">centimeter: 2.54cm = 1in</text:p>
          </table:table-cell>
        </table:table-row>
        <table:table-row table:style-name="Table22.1">
          <table:table-cell table:style-name="Table22.A1" office:value-type="string">
            <text:p text:style-name="P30">mm</text:p>
          </table:table-cell>
          <table:table-cell table:style-name="Table22.A1" office:value-type="string">
            <text:p text:style-name="P30">millimeter = 0.1cm</text:p>
          </table:table-cell>
        </table:table-row>
        <table:table-row table:style-name="Table22.1">
          <table:table-cell table:style-name="Table22.A1" office:value-type="string">
            <text:p text:style-name="P30">dd</text:p>
          </table:table-cell>
          <table:table-cell table:style-name="Table22.A1" office:value-type="string">
            <text:p text:style-name="P30">didot point: 1157 dd = 1238pt</text:p>
          </table:table-cell>
        </table:table-row>
        <table:table-row table:style-name="Table22.1">
          <table:table-cell table:style-name="Table22.A1" office:value-type="string">
            <text:p text:style-name="P30">cc</text:p>
          </table:table-cell>
          <table:table-cell table:style-name="Table22.A1" office:value-type="string">
            <text:p text:style-name="P30">cicero = 12dd</text:p>
          </table:table-cell>
        </table:table-row>
        <table:table-row table:style-name="Table22.1">
          <table:table-cell table:style-name="Table22.A1" office:value-type="string">
            <text:p text:style-name="P30">sp</text:p>
          </table:table-cell>
          <table:table-cell table:style-name="Table22.A1" office:value-type="string">
            <text:p text:style-name="P30">scaled point: 65536 sp = 1 pt</text:p>
          </table:table-cell>
        </table:table-row>
      </table:table>
      <text:p text:style-name="P144"><text:bookmark-start text:name="__RefHeading___Toc11690_2447346067"/><text:soft-page-break/>Layout Versions<text:bookmark-end text:name="__RefHeading___Toc11690_2447346067"/></text:p>
      <text:p text:style-name="P145">Here we list the changes that were introduced at each layout version increase.</text:p>
      <text:p text:style-name="P155">Test using \ifversion{<text:span text:style-name="T2">n</text:span><text:span text:style-name="T34">}</text:span><text:span text:style-name="T50">{new code}{old code}. New code is for</text:span><text:span text:style-name="T34"> \</text:span><text:span text:style-name="T50">ptx</text:span><text:span text:style-name="T34">version </text:span><text:span text:style-name="T50">==</text:span><text:span text:style-name="T34"> 0 or &gt;= </text:span><text:span text:style-name="T2">n</text:span><text:span text:style-name="T34">.</text:span></text:p>
      <text:p text:style-name="P95"/>
      <table:table table:name="Table47" table:style-name="Table47">
        <table:table-column table:style-name="Table47.A"/>
        <table:table-column table:style-name="Table47.B"/>
        <table:table-header-rows>
          <table:table-row>
            <table:table-cell table:style-name="Table47.A1" office:value-type="string">
              <text:p text:style-name="P17">Version</text:p>
            </table:table-cell>
            <table:table-cell table:style-name="Table47.A1" office:value-type="string">
              <text:p text:style-name="P17">Description</text:p>
            </table:table-cell>
          </table:table-row>
        </table:table-header-rows>
        <table:table-row>
          <table:table-cell table:style-name="Table47.A1" office:value-type="string">
            <text:p text:style-name="P146">2</text:p>
          </table:table-cell>
          <table:table-cell table:style-name="Table47.A1" office:value-type="string">
            <text:p text:style-name="P146">Subtract space below from space above+space below, <text:span text:style-name="T110">t</text:span>hus decreasing the space above note rules. <text:span text:style-name="T103">Fix asymmetric ISBN layout. </text:span><text:span text:style-name="T109">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start text:name="__RefHeading___Toc10477_326506458"/><text:bookmark text:name="_23v2b593krbb"/>Tracing Codes<text:bookmark-end text:name="__RefHeading___Toc10477_326506458"/></text:p>
      <text:p text:style-name="P29">\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2">Code</text:p>
            </table:table-cell>
            <table:table-cell table:style-name="Table23.A1" office:value-type="string">
              <text:p text:style-name="P22">Description</text:p>
            </table:table-cell>
          </table:table-row>
          <table:table-row table:style-name="Table23.2">
            <table:table-cell table:style-name="Table23.A2" office:value-type="string">
              <text:p text:style-name="P36">a</text:p>
            </table:table-cell>
            <table:table-cell table:style-name="Table23.A2" office:value-type="string">
              <text:p text:style-name="P36">Trace everything!</text:p>
            </table:table-cell>
          </table:table-row>
          <table:table-row table:style-name="Table23.3">
            <table:table-cell table:style-name="Table23.A2" office:value-type="string">
              <text:p text:style-name="P36">A</text:p>
            </table:table-cell>
            <table:table-cell table:style-name="Table23.A2" office:value-type="string">
              <text:p text:style-name="P36">Show attribute processing</text:p>
            </table:table-cell>
          </table:table-row>
          <table:table-row table:style-name="Table23.4">
            <table:table-cell table:style-name="Table23.A2" office:value-type="string">
              <text:p text:style-name="P36">b</text:p>
            </table:table-cell>
            <table:table-cell table:style-name="Table23.A2" office:value-type="string">
              <text:p text:style-name="P36">Give information on page balancing for external analysis</text:p>
            </table:table-cell>
          </table:table-row>
          <table:table-row table:style-name="Table23.5">
            <table:table-cell table:style-name="Table23.A2" office:value-type="string">
              <text:p text:style-name="P90">B</text:p>
            </table:table-cell>
            <table:table-cell table:style-name="Table23.A2" office:value-type="string">
              <text:p text:style-name="P90">Underfull pages</text:p>
            </table:table-cell>
          </table:table-row>
          <table:table-row table:style-name="Table23.6">
            <table:table-cell table:style-name="Table23.A2" office:value-type="string">
              <text:p text:style-name="P36">C</text:p>
            </table:table-cell>
            <table:table-cell table:style-name="Table23.A2" office:value-type="string">
              <text:p text:style-name="P36">Show cutout calculations</text:p>
            </table:table-cell>
          </table:table-row>
          <table:table-row table:style-name="Table23.7">
            <table:table-cell table:style-name="Table23.A2" office:value-type="string">
              <text:p text:style-name="P36">c</text:p>
            </table:table-cell>
            <table:table-cell table:style-name="Table23.A2" office:value-type="string">
              <text:p text:style-name="P36">Show chapters</text:p>
            </table:table-cell>
          </table:table-row>
          <table:table-row table:style-name="Table23.8">
            <table:table-cell table:style-name="Table23.A2" office:value-type="string">
              <text:p text:style-name="P90">ch</text:p>
            </table:table-cell>
            <table:table-cell table:style-name="Table23.A2" office:value-type="string">
              <text:p text:style-name="P90">Active characters</text:p>
            </table:table-cell>
          </table:table-row>
          <table:table-row table:style-name="Table23.9">
            <table:table-cell table:style-name="Table23.A2" office:value-type="string">
              <text:p text:style-name="P90">cov</text:p>
            </table:table-cell>
            <table:table-cell table:style-name="Table23.A2" office:value-type="string">
              <text:p text:style-name="P90">Covers</text:p>
            </table:table-cell>
          </table:table-row>
          <table:table-row table:style-name="Table23.10">
            <table:table-cell table:style-name="Table23.A2" office:value-type="string">
              <text:p text:style-name="P36">d</text:p>
            </table:table-cell>
            <table:table-cell table:style-name="Table23.A2" office:value-type="string">
              <text:p text:style-name="P36">Diglot construction</text:p>
            </table:table-cell>
          </table:table-row>
          <table:table-row table:style-name="Table23.11">
            <table:table-cell table:style-name="Table23.A2" office:value-type="string">
              <text:p text:style-name="P36">dP</text:p>
            </table:table-cell>
            <table:table-cell table:style-name="Table23.A2" office:value-type="string">
              <text:p text:style-name="P36">Diglot page usage</text:p>
            </table:table-cell>
          </table:table-row>
          <table:table-row table:style-name="Table23.12">
            <table:table-cell table:style-name="Table23.A2" office:value-type="string">
              <text:p text:style-name="P36">D</text:p>
            </table:table-cell>
            <table:table-cell table:style-name="Table23.A2" office:value-type="string">
              <text:p text:style-name="P36">Diglot gory details</text:p>
            </table:table-cell>
          </table:table-row>
          <table:table-row table:style-name="Table23.13">
            <table:table-cell table:style-name="Table23.A2" office:value-type="string">
              <text:p text:style-name="P36">De</text:p>
            </table:table-cell>
            <table:table-cell table:style-name="Table23.A2" office:value-type="string">
              <text:p text:style-name="P36">Diglot repetitive commands (each@col)</text:p>
            </table:table-cell>
          </table:table-row>
          <table:table-row table:style-name="Table23.14">
            <table:table-cell table:style-name="Table23.A2" office:value-type="string">
              <text:p text:style-name="P36">Df</text:p>
            </table:table-cell>
            <table:table-cell table:style-name="Table23.A2" office:value-type="string">
              <text:p text:style-name="P36">Diglot footnote separation</text:p>
            </table:table-cell>
          </table:table-row>
          <table:table-row table:style-name="Table23.15">
            <table:table-cell table:style-name="Table23.A2" office:value-type="string">
              <text:p text:style-name="P36">Dh</text:p>
            </table:table-cell>
            <table:table-cell table:style-name="Table23.A2" office:value-type="string">
              <text:p text:style-name="P36">Diglot available height extra details</text:p>
            </table:table-cell>
          </table:table-row>
          <table:table-row table:style-name="Table23.16">
            <table:table-cell table:style-name="Table23.A2" office:value-type="string">
              <text:p text:style-name="P36">Ds</text:p>
            </table:table-cell>
            <table:table-cell table:style-name="Table23.A2" office:value-type="string">
              <text:p text:style-name="P36">Diglot stylesheet</text:p>
            </table:table-cell>
          </table:table-row>
          <table:table-row table:style-name="Table23.17">
            <table:table-cell table:style-name="Table23.A2" office:value-type="string">
              <text:p text:style-name="P36">dm</text:p>
            </table:table-cell>
            <table:table-cell table:style-name="Table23.A2" office:value-type="string">
              <text:p text:style-name="P36">Diglot module</text:p>
            </table:table-cell>
          </table:table-row>
          <table:table-row table:style-name="Table23.18">
            <table:table-cell table:style-name="Table23.A2" office:value-type="string">
              <text:p text:style-name="P36">dmp</text:p>
            </table:table-cell>
            <table:table-cell table:style-name="Table23.A2" office:value-type="string">
              <text:p text:style-name="P36">Diglot module: polyglot</text:p>
            </table:table-cell>
          </table:table-row>
          <table:table-row table:style-name="Table23.19">
            <table:table-cell table:style-name="Table23.A2" office:value-type="string">
              <text:p text:style-name="P36">e</text:p>
            </table:table-cell>
            <table:table-cell table:style-name="Table23.A2" office:value-type="string">
              <text:p text:style-name="P36">Extended USFM (mainly side bars and categories)</text:p>
            </table:table-cell>
          </table:table-row>
          <table:table-row table:style-name="Table23.20">
            <table:table-cell table:style-name="Table23.A2" office:value-type="string">
              <text:p text:style-name="P36">eb</text:p>
            </table:table-cell>
            <table:table-cell table:style-name="Table23.A2" office:value-type="string">
              <text:p text:style-name="P36">Extended borders </text:p>
            </table:table-cell>
          </table:table-row>
          <table:table-row table:style-name="Table23.21">
            <table:table-cell table:style-name="Table23.A2" office:value-type="string">
              <text:p text:style-name="P59">ebi</text:p>
            </table:table-cell>
            <table:table-cell table:style-name="Table23.A2" office:value-type="string">
              <text:p text:style-name="P59">Border style inheritance</text:p>
            </table:table-cell>
          </table:table-row>
          <table:table-row table:style-name="Table23.22">
            <table:table-cell table:style-name="Table23.A2" office:value-type="string">
              <text:p text:style-name="P59">et</text:p>
            </table:table-cell>
            <table:table-cell table:style-name="Table23.A2" office:value-type="string">
              <text:p text:style-name="P59">textborders</text:p>
            </table:table-cell>
          </table:table-row>
          <table:table-row table:style-name="Table23.23">
            <table:table-cell table:style-name="Table23.A2" office:value-type="string">
              <text:p text:style-name="P23">f</text:p>
            </table:table-cell>
            <table:table-cell table:style-name="Table23.A2" office:value-type="string">
              <text:p text:style-name="P23">footnotes</text:p>
            </table:table-cell>
          </table:table-row>
          <table:table-row table:style-name="Table23.24">
            <table:table-cell table:style-name="Table23.A2" office:value-type="string">
              <text:p text:style-name="P23">F</text:p>
            </table:table-cell>
            <table:table-cell table:style-name="Table23.A2" office:value-type="string">
              <text:p text:style-name="P23">fonts</text:p>
            </table:table-cell>
          </table:table-row>
          <table:table-row table:style-name="Table23.25">
            <table:table-cell table:style-name="Table23.A2" office:value-type="string">
              <text:p text:style-name="P59">g</text:p>
            </table:table-cell>
            <table:table-cell table:style-name="Table23.A2" office:value-type="string">
              <text:p text:style-name="P59">figures</text:p>
            </table:table-cell>
          </table:table-row>
          <table:table-row table:style-name="Table23.26">
            <table:table-cell table:style-name="Table23.A2" office:value-type="string">
              <text:p text:style-name="P91">G</text:p>
            </table:table-cell>
            <table:table-cell table:style-name="Table23.A2" office:value-type="string">
              <text:p text:style-name="P91">shipping pages</text:p>
            </table:table-cell>
          </table:table-row>
          <table:table-row table:style-name="Table23.27">
            <table:table-cell table:style-name="Table23.A2" office:value-type="string">
              <text:p text:style-name="P59">gI</text:p>
            </table:table-cell>
            <table:table-cell table:style-name="Table23.A2" office:value-type="string">
              <text:p text:style-name="P59">figure inserts - tracking saving / restoring of inserts</text:p>
            </table:table-cell>
          </table:table-row>
          <table:table-row table:style-name="Table23.28">
            <table:table-cell table:style-name="Table23.A2" office:value-type="string">
              <text:p text:style-name="P59">h</text:p>
            </table:table-cell>
            <table:table-cell table:style-name="Table23.A2" office:value-type="string">
              <text:p text:style-name="P59">headings</text:p>
            </table:table-cell>
          </table:table-row>
          <table:table-row table:style-name="Table23.29">
            <table:table-cell table:style-name="Table23.A2" office:value-type="string">
              <text:p text:style-name="P59">hv</text:p>
            </table:table-cell>
            <table:table-cell table:style-name="Table23.A2" office:value-type="string">
              <text:p text:style-name="P59">hanging verses</text:p>
            </table:table-cell>
          </table:table-row>
          <table:table-row table:style-name="Table23.30">
            <table:table-cell table:style-name="Table23.A2" office:value-type="string">
              <text:p text:style-name="P59">H</text:p>
            </table:table-cell>
            <table:table-cell table:style-name="Table23.A2" office:value-type="string">
              <text:p text:style-name="P59">Headers, marks, etc</text:p>
            </table:table-cell>
          </table:table-row>
          <table:table-row table:style-name="Table23.31">
            <table:table-cell table:style-name="Table23.A2" office:value-type="string">
              <text:p text:style-name="P59">i</text:p>
            </table:table-cell>
            <table:table-cell table:style-name="Table23.A2" office:value-type="string">
              <text:p text:style-name="P59">inserts (tracking the value of holdinginserts)</text:p>
            </table:table-cell>
          </table:table-row>
          <table:table-row table:style-name="Table23.32">
            <table:table-cell table:style-name="Table23.A2" office:value-type="string">
              <text:p text:style-name="P59">I</text:p>
            </table:table-cell>
            <table:table-cell table:style-name="Table23.A2" office:value-type="string">
              <text:p text:style-name="P59">ifchecks</text:p>
            </table:table-cell>
          </table:table-row>
          <table:table-row table:style-name="Table23.33">
            <table:table-cell table:style-name="Table23.A2" office:value-type="string">
              <text:p text:style-name="P23">j</text:p>
            </table:table-cell>
            <table:table-cell table:style-name="Table23.A2" office:value-type="string">
              <text:p text:style-name="P59"><text:span text:style-name="T21">paragraph adjustments</text:span> (for seeing where it loses sync)</text:p>
            </table:table-cell>
          </table:table-row>
          <table:table-row table:style-name="Table23.34">
            <table:table-cell table:style-name="Table23.A2" office:value-type="string">
              <text:p text:style-name="P59">m</text:p>
            </table:table-cell>
            <table:table-cell table:style-name="Table23.A2" office:value-type="string">
              <text:p text:style-name="P59">milestones</text:p>
            </table:table-cell>
          </table:table-row>
          <table:table-row table:style-name="Table23.35">
            <table:table-cell table:style-name="Table23.A2" office:value-type="string">
              <text:p text:style-name="P59">mx</text:p>
            </table:table-cell>
            <table:table-cell table:style-name="Table23.A2" office:value-type="string">
              <text:p text:style-name="P59">milestones: expand content</text:p>
            </table:table-cell>
          </table:table-row>
          <table:table-row table:style-name="Table23.36">
            <table:table-cell table:style-name="Table23.A2" office:value-type="string">
              <text:p text:style-name="P59">M</text:p>
            </table:table-cell>
            <table:table-cell table:style-name="Table23.A2" office:value-type="string">
              <text:p text:style-name="P59">markers</text:p>
            </table:table-cell>
          </table:table-row>
          <table:table-row table:style-name="Table23.37">
            <table:table-cell table:style-name="Table23.A2" office:value-type="string">
              <text:p text:style-name="P59">n</text:p>
            </table:table-cell>
            <table:table-cell table:style-name="Table23.A2" office:value-type="string">
              <text:p text:style-name="P59">notes</text:p>
            </table:table-cell>
          </table:table-row>
          <table:table-row table:style-name="Table23.38">
            <table:table-cell table:style-name="Table23.A2" office:value-type="string">
              <text:p text:style-name="P59">nS</text:p>
            </table:table-cell>
            <table:table-cell table:style-name="Table23.A2" office:value-type="string">
              <text:p text:style-name="P59">note saving / restoring</text:p>
            </table:table-cell>
          </table:table-row>
          <table:table-row table:style-name="Table23.39">
            <table:table-cell table:style-name="Table23.A2" office:value-type="string">
              <text:p text:style-name="P23">o</text:p>
            </table:table-cell>
            <table:table-cell table:style-name="Table23.A2" office:value-type="string">
              <text:p text:style-name="P23">output routines / rebalancing</text:p>
            </table:table-cell>
          </table:table-row>
          <table:table-row table:style-name="Table23.40">
            <table:table-cell table:style-name="Table23.A2" office:value-type="string">
              <text:p text:style-name="P59">oh</text:p>
            </table:table-cell>
            <table:table-cell table:style-name="Table23.A2" office:value-type="string">
              <text:p text:style-name="P59">other (not stylesheet) hooks</text:p>
            </table:table-cell>
          </table:table-row>
          <table:table-row table:style-name="Table23.41">
            <table:table-cell table:style-name="Table23.A2" office:value-type="string">
              <text:p text:style-name="P91">orn</text:p>
            </table:table-cell>
            <table:table-cell table:style-name="Table23.A2" office:value-type="string">
              <text:p text:style-name="P91">Ornaments</text:p>
            </table:table-cell>
          </table:table-row>
          <table:table-row table:style-name="Table23.42">
            <table:table-cell table:style-name="Table23.A2" office:value-type="string">
              <text:p text:style-name="P59">p</text:p>
            </table:table-cell>
            <table:table-cell table:style-name="Table23.A2" office:value-type="string">
              <text:p text:style-name="P59">page output</text:p>
            </table:table-cell>
          </table:table-row>
          <table:table-row table:style-name="Table23.43">
            <table:table-cell table:style-name="Table23.A2" office:value-type="string">
              <text:p text:style-name="P59">pt</text:p>
            </table:table-cell>
            <table:table-cell table:style-name="Table23.A2" office:value-type="string">
              <text:p text:style-name="P59">Page tabs</text:p>
            </table:table-cell>
          </table:table-row>
          <table:table-row table:style-name="Table23.44">
            <table:table-cell table:style-name="Table23.A2" office:value-type="string">
              <text:p text:style-name="P59">P</text:p>
            </table:table-cell>
            <table:table-cell table:style-name="Table23.A2" office:value-type="string">
              <text:p text:style-name="P59">Piclists</text:p>
            </table:table-cell>
          </table:table-row>
          <table:table-row table:style-name="Table23.45">
            <table:table-cell table:style-name="Table23.A2" office:value-type="string">
              <text:p text:style-name="P23">s</text:p>
            </table:table-cell>
            <table:table-cell table:style-name="Table23.A2" office:value-type="string">
              <text:p text:style-name="P23">stylesheet</text:p>
            </table:table-cell>
          </table:table-row>
          <table:table-row table:style-name="Table23.46">
            <table:table-cell table:style-name="Table23.A2" office:value-type="string">
              <text:p text:style-name="P59">sa</text:p>
            </table:table-cell>
            <table:table-cell table:style-name="Table23.A2" office:value-type="string">
              <text:p text:style-name="P59">stylesheet additional debugging</text:p>
            </table:table-cell>
          </table:table-row>
          <table:table-row table:style-name="Table23.47">
            <table:table-cell table:style-name="Table23.A2" office:value-type="string">
              <text:p text:style-name="P59">spv</text:p>
            </table:table-cell>
            <table:table-cell table:style-name="Table23.A2" office:value-type="string">
              <text:p text:style-name="P59">stylesheet parameter lookups that return void</text:p>
            </table:table-cell>
          </table:table-row>
          <table:table-row table:style-name="Table23.48">
            <table:table-cell table:style-name="Table23.A2" office:value-type="string">
              <text:p text:style-name="P59">ss</text:p>
            </table:table-cell>
            <table:table-cell table:style-name="Table23.A2" office:value-type="string">
              <text:p text:style-name="P59">style start/stop</text:p>
            </table:table-cell>
          </table:table-row>
          <table:table-row table:style-name="Table23.49">
            <table:table-cell table:style-name="Table23.A2" office:value-type="string">
              <text:p text:style-name="P59">sP</text:p>
            </table:table-cell>
            <table:table-cell table:style-name="Table23.A2" office:value-type="string">
              <text:p text:style-name="P59">Stylesheet everypar/chapter </text:p>
            </table:table-cell>
          </table:table-row>
          <table:table-row table:style-name="Table23.50">
            <table:table-cell table:style-name="Table23.A2" office:value-type="string">
              <text:p text:style-name="P59">sc</text:p>
            </table:table-cell>
            <table:table-cell table:style-name="Table23.A2" office:value-type="string">
              <text:p text:style-name="P59">Stylesheet category</text:p>
            </table:table-cell>
          </table:table-row>
          <table:table-row table:style-name="Table23.51">
            <table:table-cell table:style-name="Table23.A2" office:value-type="string">
              <text:p text:style-name="P59">sC</text:p>
            </table:table-cell>
            <table:table-cell table:style-name="Table23.A2" office:value-type="string">
              <text:p text:style-name="P59">Stylesheet Cache</text:p>
            </table:table-cell>
          </table:table-row>
          <table:table-row table:style-name="Table23.52">
            <table:table-cell table:style-name="Table23.A2" office:value-type="string">
              <text:p text:style-name="P59">sh</text:p>
            </table:table-cell>
            <table:table-cell table:style-name="Table23.A2" office:value-type="string">
              <text:p text:style-name="P59">Stylesheet-related hooks</text:p>
            </table:table-cell>
          </table:table-row>
          <table:table-row table:style-name="Table23.53">
            <table:table-cell table:style-name="Table23.A2" office:value-type="string">
              <text:p text:style-name="P59">sk</text:p>
            </table:table-cell>
            <table:table-cell table:style-name="Table23.A2" office:value-type="string">
              <text:p text:style-name="P59">Style stacK and option stack operations</text:p>
            </table:table-cell>
          </table:table-row>
          <table:table-row table:style-name="Table23.54">
            <table:table-cell table:style-name="Table23.A2" office:value-type="string">
              <text:p text:style-name="P59">sko</text:p>
            </table:table-cell>
            <table:table-cell table:style-name="Table23.A2" office:value-type="string">
              <text:p text:style-name="P59">Style stack option-list building</text:p>
            </table:table-cell>
          </table:table-row>
          <table:table-row table:style-name="Table23.55">
            <table:table-cell table:style-name="Table23.A2" office:value-type="string">
              <text:p text:style-name="P59">S</text:p>
            </table:table-cell>
            <table:table-cell table:style-name="Table23.A2" office:value-type="string">
              <text:p text:style-name="P59">side-dependent swapping </text:p>
            </table:table-cell>
          </table:table-row>
          <table:table-row table:style-name="Table23.56">
            <table:table-cell table:style-name="Table23.A2" office:value-type="string">
              <text:p text:style-name="P59">t</text:p>
            </table:table-cell>
            <table:table-cell table:style-name="Table23.A2" office:value-type="string">
              <text:p text:style-name="P59">Tables and table of contents</text:p>
            </table:table-cell>
          </table:table-row>
          <table:table-row table:style-name="Table23.57">
            <table:table-cell table:style-name="Table23.A2" office:value-type="string">
              <text:p text:style-name="P23">T</text:p>
            </table:table-cell>
            <table:table-cell table:style-name="Table23.A2" office:value-type="string">
              <text:p text:style-name="P23">Triggers</text:p>
            </table:table-cell>
          </table:table-row>
          <table:table-row table:style-name="Table23.58">
            <table:table-cell table:style-name="Table23.A2" office:value-type="string">
              <text:p text:style-name="P59">u</text:p>
            </table:table-cell>
            <table:table-cell table:style-name="Table23.A2" office:value-type="string">
              <text:p text:style-name="P59">'Unprintable' pages (e.g. triggered images <text:s/>don't fit)</text:p>
            </table:table-cell>
          </table:table-row>
          <table:table-row table:style-name="Table23.59">
            <table:table-cell table:style-name="Table23.A2" office:value-type="string">
              <text:p text:style-name="P59">V</text:p>
            </table:table-cell>
            <table:table-cell table:style-name="Table23.A2" office:value-type="string">
              <text:p text:style-name="P59">verse numbers</text:p>
            </table:table-cell>
          </table:table-row>
          <table:table-row table:style-name="Table23.60">
            <table:table-cell table:style-name="Table23.A2" office:value-type="string">
              <text:p text:style-name="P59">v</text:p>
            </table:table-cell>
            <table:table-cell table:style-name="Table23.A2" office:value-type="string">
              <text:p text:style-name="P59">marginal verses</text:p>
            </table:table-cell>
          </table:table-row>
        </table:table>
      </text:section>
      <text:p text:style-name="Heading_20_1"><text:soft-page-break/></text:p>
      <text:p text:style-name="P101"><text:bookmark-start text:name="__RefHeading___Toc10453_326506458"/><text:bookmark text:name="_kz7z9f3hplxf"/>TeX Info<text:bookmark-end text:name="__RefHeading___Toc10453_326506458"/></text:p>
      <text:list text:continue-numbering="true" text:style-name="WWNum1">
        <text:list-item>
          <text:list>
            <text:list-header>
              <text:p text:style-name="P189"><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6">\tracingcommands</text:p>
          </table:table-cell>
          <table:table-cell table:style-name="Table24.A1" office:value-type="string">
            <text:p text:style-name="P26">Show each command as it executes, =3 to see logic path</text:p>
          </table:table-cell>
        </table:table-row>
        <table:table-row table:style-name="Table24.1">
          <table:table-cell table:style-name="Table24.A1" office:value-type="string">
            <text:p text:style-name="P26">\tracinglostchars</text:p>
          </table:table-cell>
          <table:table-cell table:style-name="Table24.A1" office:value-type="string">
            <text:p text:style-name="P26">Show all missing characters</text:p>
          </table:table-cell>
        </table:table-row>
        <table:table-row table:style-name="Table24.1">
          <table:table-cell table:style-name="Table24.A1" office:value-type="string">
            <text:p text:style-name="P26">\tracingmacros</text:p>
          </table:table-cell>
          <table:table-cell table:style-name="Table24.A1" office:value-type="string">
            <text:p text:style-name="P26">Show each macro, its expansion and parameters</text:p>
          </table:table-cell>
        </table:table-row>
        <table:table-row table:style-name="Table24.1">
          <table:table-cell table:style-name="Table24.A1" office:value-type="string">
            <text:p text:style-name="P26">\tracingonline</text:p>
          </table:table-cell>
          <table:table-cell table:style-name="Table24.A1" office:value-type="string">
            <text:p text:style-name="P26">Output \showbox to the terminal as well as the .log</text:p>
          </table:table-cell>
        </table:table-row>
        <table:table-row table:style-name="Table24.1">
          <table:table-cell table:style-name="Table24.A1" office:value-type="string">
            <text:p text:style-name="P26">\tracingoutput</text:p>
          </table:table-cell>
          <table:table-cell table:style-name="Table24.A1" office:value-type="string">
            <text:p text:style-name="P26">Outputs the contents of each page to the log</text:p>
          </table:table-cell>
        </table:table-row>
        <table:table-row table:style-name="Table24.1">
          <table:table-cell table:style-name="Table24.A1" office:value-type="string">
            <text:p text:style-name="P26">\tracingpages</text:p>
          </table:table-cell>
          <table:table-cell table:style-name="Table24.A1" office:value-type="string">
            <text:p text:style-name="P26">Show page break decision process</text:p>
          </table:table-cell>
        </table:table-row>
        <table:table-row table:style-name="Table24.1">
          <table:table-cell table:style-name="Table24.A1" office:value-type="string">
            <text:p text:style-name="P26">\tracingparagraphs</text:p>
          </table:table-cell>
          <table:table-cell table:style-name="Table24.A1" office:value-type="string">
            <text:p text:style-name="P26">Show line breaking decision process</text:p>
          </table:table-cell>
        </table:table-row>
        <table:table-row table:style-name="Table24.1">
          <table:table-cell table:style-name="Table24.A1" office:value-type="string">
            <text:p text:style-name="P26">\tracingrestores</text:p>
          </table:table-cell>
          <table:table-cell table:style-name="Table24.A1" office:value-type="string">
            <text:p text:style-name="P26">Trace removals from the ‘save stack’ for local variables</text:p>
          </table:table-cell>
        </table:table-row>
        <table:table-row table:style-name="Table24.1">
          <table:table-cell table:style-name="Table24.A1" office:value-type="string">
            <text:p text:style-name="P26">\tracingstats</text:p>
          </table:table-cell>
          <table:table-cell table:style-name="Table24.A1" office:value-type="string">
            <text:p text:style-name="P26">Show resource usage stats at the end of the log</text:p>
          </table:table-cell>
        </table:table-row>
        <table:table-row table:style-name="Table24.1">
          <table:table-cell table:style-name="Table24.A1" office:value-type="string">
            <text:p text:style-name="P26">\tracingifs</text:p>
          </table:table-cell>
          <table:table-cell table:style-name="Table24.A1" office:value-type="string">
            <text:p text:style-name="P26">Trace each \if, \else and \fi</text:p>
          </table:table-cell>
        </table:table-row>
        <table:table-row table:style-name="Table24.1">
          <table:table-cell table:style-name="Table24.A1" office:value-type="string">
            <text:p text:style-name="P26">\tracingassigns</text:p>
          </table:table-cell>
          <table:table-cell table:style-name="Table24.A1" office:value-type="string">
            <text:p text:style-name="P26">When values are set.</text:p>
          </table:table-cell>
        </table:table-row>
        <table:table-row table:style-name="Table24.1">
          <table:table-cell table:style-name="Table24.A1" office:value-type="string">
            <text:p text:style-name="P26">\tracinggroups</text:p>
          </table:table-cell>
          <table:table-cell table:style-name="Table24.A1" office:value-type="string">
            <text:p text:style-name="P26">Begin/end group scopes</text:p>
          </table:table-cell>
        </table:table-row>
      </table:table>
      <text:list text:continue-numbering="true" text:style-name="WWNum1">
        <text:list-item>
          <text:list>
            <text:list-header>
              <text:p text:style-name="P189"><text:bookmark-start text:name="__RefHeading___Toc10473_326506458"/><text:bookmark text:name="_ir82euq88kfy"/>Horizontal Penalties and Demerits<text:bookmark-end text:name="__RefHeading___Toc10473_326506458"/></text:p>
            </text:list-header>
          </text:list>
        </text:list-item>
      </text:list>
      <text:p text:style-name="P67"><text:span text:style-name="T65">demerits = badness</text:span><text:span text:style-name="T67">2</text:span><text:span text:style-name="T70">+penalty</text:span><text:span text:style-name="T67">2</text:span><text:span text:style-name="T6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6">linepenalty</text:p>
          </table:table-cell>
          <table:table-cell table:style-name="Table25.A1" office:value-type="string">
            <text:p text:style-name="P26">10/1000</text:p>
          </table:table-cell>
          <table:table-cell table:style-name="Table25.A1" office:value-type="string">
            <text:p text:style-name="P26">Penalty for ending a line. Increase to reduce paragraph lengths.</text:p>
          </table:table-cell>
        </table:table-row>
        <table:table-row table:style-name="Table25.1">
          <table:table-cell table:style-name="Table25.A1" office:value-type="string">
            <text:p text:style-name="P26">hyphenpenalty</text:p>
          </table:table-cell>
          <table:table-cell table:style-name="Table25.A1" office:value-type="string">
            <text:p text:style-name="P26">50</text:p>
          </table:table-cell>
          <table:table-cell table:style-name="Table25.A1" office:value-type="string">
            <text:p text:style-name="P26">Penalty of inserting a discretionary break (hyphen) (10000 in headings)</text:p>
          </table:table-cell>
        </table:table-row>
        <table:table-row table:style-name="Table25.1">
          <table:table-cell table:style-name="Table25.A1" office:value-type="string">
            <text:p text:style-name="P26">exhyphenpenalty</text:p>
          </table:table-cell>
          <table:table-cell table:style-name="Table25.A1" office:value-type="string">
            <text:p text:style-name="P26">50</text:p>
          </table:table-cell>
          <table:table-cell table:style-name="Table25.A1" office:value-type="string">
            <text:p text:style-name="P26">Hyphen penalty if nothing is output</text:p>
          </table:table-cell>
        </table:table-row>
        <table:table-row table:style-name="Table25.1">
          <table:table-cell table:style-name="Table25.A1" office:value-type="string">
            <text:p text:style-name="P26">XeTeXlinebreakpenalty</text:p>
          </table:table-cell>
          <table:table-cell table:style-name="Table25.A1" office:value-type="string">
            <text:p text:style-name="P26">0</text:p>
          </table:table-cell>
          <table:table-cell table:style-name="Table25.A1" office:value-type="string">
            <text:p text:style-name="P26">Inserted at every XeTeXlinebreaklocale induced line break</text:p>
          </table:table-cell>
        </table:table-row>
        <table:table-row table:style-name="Table25.1">
          <table:table-cell table:style-name="Table25.A1" office:value-type="string">
            <text:p text:style-name="P26">doublehyphendemerits</text:p>
          </table:table-cell>
          <table:table-cell table:style-name="Table25.A1" office:value-type="string">
            <text:p text:style-name="P26">5000</text:p>
          </table:table-cell>
          <table:table-cell table:style-name="Table25.A1" office:value-type="string">
            <text:p text:style-name="P26">Extra cost to each line of multiple lines in sequence ending in a discretionary break</text:p>
          </table:table-cell>
        </table:table-row>
        <table:table-row table:style-name="Table25.1">
          <table:table-cell table:style-name="Table25.A1" office:value-type="string">
            <text:p text:style-name="P26">finalhyphendemerits</text:p>
          </table:table-cell>
          <table:table-cell table:style-name="Table25.A1" office:value-type="string">
            <text:p text:style-name="P26">10000</text:p>
          </table:table-cell>
          <table:table-cell table:style-name="Table25.A1" office:value-type="string">
            <text:p text:style-name="P26">Extra cost if the second-last line ends in a discretionary break</text:p>
          </table:table-cell>
        </table:table-row>
        <table:table-row table:style-name="Table25.1">
          <table:table-cell table:style-name="Table25.A1" office:value-type="string">
            <text:p text:style-name="P26">adjdemerits</text:p>
          </table:table-cell>
          <table:table-cell table:style-name="Table25.A1" office:value-type="string">
            <text:p text:style-name="P26">10000</text:p>
          </table:table-cell>
          <table:table-cell table:style-name="Table25.A1" office:value-type="string">
            <text:p text:style-name="P26">Extra cost if two lines have different tightnesses. <text:span text:style-name="T63">I.e. don't let one line shrink and an adjacent one stretch.</text:span></text:p>
          </table:table-cell>
        </table:table-row>
      </table:table>
      <text:list text:continue-numbering="true" text:style-name="WWNum1">
        <text:list-item>
          <text:list>
            <text:list-header>
              <text:p text:style-name="P189"><text:bookmark-start text:name="__RefHeading___Toc10471_326506458"/><text:bookmark text:name="_eq3evigtpfj3"/>Vertical Penalties<text:bookmark-end text:name="__RefHeading___Toc10471_326506458"/></text:p>
              <text:p text:style-name="P200">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6">clubpenalty</text:p>
          </table:table-cell>
          <table:table-cell table:style-name="Table26.A1" office:value-type="string">
            <text:p text:style-name="P26">150/10000</text:p>
          </table:table-cell>
          <table:table-cell table:style-name="Table26.A1" office:value-type="string">
            <text:p text:style-name="P26">Extra penalty at the end of the first line of a paragraph</text:p>
          </table:table-cell>
        </table:table-row>
        <table:table-row table:style-name="Table26.1">
          <table:table-cell table:style-name="Table26.A1" office:value-type="string">
            <text:p text:style-name="P26">widowpenalty</text:p>
          </table:table-cell>
          <table:table-cell table:style-name="Table26.A1" office:value-type="string">
            <text:p text:style-name="P26">150/10000</text:p>
          </table:table-cell>
          <table:table-cell table:style-name="Table26.A1" office:value-type="string">
            <text:p text:style-name="P26">Extra penalty before the last line of a paragraph</text:p>
          </table:table-cell>
        </table:table-row>
        <table:table-row table:style-name="Table26.1">
          <table:table-cell table:style-name="Table26.A1" office:value-type="string">
            <text:p text:style-name="P26">brokenpenalty</text:p>
          </table:table-cell>
          <table:table-cell table:style-name="Table26.A1" office:value-type="string">
            <text:p text:style-name="P26">100/50</text:p>
          </table:table-cell>
          <table:table-cell table:style-name="Table26.A1" office:value-type="string">
            <text:p text:style-name="P26">Extra penalty for a line ending with a discretionary break.</text:p>
          </table:table-cell>
        </table:table-row>
        <table:table-row table:style-name="Table26.1">
          <table:table-cell table:style-name="Table26.A1" office:value-type="string">
            <text:p text:style-name="P26">interlinepenalty</text:p>
          </table:table-cell>
          <table:table-cell table:style-name="Table26.A1" office:value-type="string">
            <text:p text:style-name="P26">0</text:p>
          </table:table-cell>
          <table:table-cell table:style-name="Table26.A1" office:value-type="string">
            <text:p text:style-name="P26">Base penalty at the end of every line (10000 inside heading)</text:p>
          </table:table-cell>
        </table:table-row>
        <table:table-row table:style-name="Table26.1">
          <table:table-cell table:style-name="Table26.A1" office:value-type="string">
            <text:p text:style-name="P26">outputpenalty</text:p>
          </table:table-cell>
          <table:table-cell table:style-name="Table26.A1" office:value-type="string">
            <text:p text:style-name="P26">10000</text:p>
          </table:table-cell>
          <table:table-cell table:style-name="Table26.A1" office:value-type="string">
            <text:p text:style-name="P26">The penalty that caused the start of this page, or 10000</text:p>
          </table:table-cell>
        </table:table-row>
        <table:table-row table:style-name="Table26.1">
          <table:table-cell table:style-name="Table26.A1" office:value-type="string">
            <text:p text:style-name="P26">insertpenalties</text:p>
          </table:table-cell>
          <table:table-cell table:style-name="Table26.A1" office:value-type="string">
            <text:p text:style-name="P26">/0</text:p>
          </table:table-cell>
          <table:table-cell table:style-name="Table26.A1" office:value-type="string">
            <text:p text:style-name="P26">Penalty for adding an insert to a page</text:p>
          </table:table-cell>
        </table:table-row>
        <table:table-row table:style-name="Table26.1">
          <table:table-cell table:style-name="Table26.A1" office:value-type="string">
            <text:p text:style-name="P26">floatingpenalty</text:p>
          </table:table-cell>
          <table:table-cell table:style-name="Table26.A1" office:value-type="string">
            <text:p text:style-name="P26">/500</text:p>
          </table:table-cell>
          <table:table-cell table:style-name="Table26.A1" office:value-type="string">
            <text:p text:style-name="P26">Added to insertpenalties <text:span text:style-name="T55">on</text:span> insert split across pages.</text:p>
          </table:table-cell>
        </table:table-row>
      </table:table>
      <text:list text:continue-numbering="true" text:style-name="WWNum1">
        <text:list-header>
          <text:p text:style-name="P187"/>
          <text:p text:style-name="P188"><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12">3 Ltr</text:p>
                </text:list-header>
              </text:list>
            </table:table-cell>
            <table:table-cell table:style-name="Table36.A1" office:value-type="string">
              <text:list text:continue-numbering="true" text:style-name="WWNum1">
                <text:list-header>
                  <text:p text:style-name="P212">2 Ltr</text:p>
                </text:list-header>
              </text:list>
            </table:table-cell>
            <table:table-cell table:style-name="Table36.A1" office:value-type="string">
              <text:list text:continue-numbering="true" text:style-name="WWNum1">
                <text:list-header>
                  <text:p text:style-name="P213">Name</text:p>
                </text:list-header>
              </text:list>
            </table:table-cell>
          </table:table-row>
          <table:table-row>
            <table:table-cell table:style-name="Table36.A2" office:value-type="string">
              <text:list text:continue-numbering="true" text:style-name="WWNum1">
                <text:list-header>
                  <text:p text:style-name="P200">GEN</text:p>
                </text:list-header>
              </text:list>
            </table:table-cell>
            <table:table-cell table:style-name="Table36.A2" office:value-type="string">
              <text:list text:continue-numbering="true" text:style-name="WWNum1">
                <text:list-header>
                  <text:p text:style-name="P200">GE</text:p>
                </text:list-header>
              </text:list>
            </table:table-cell>
            <table:table-cell table:style-name="Table36.A2" office:value-type="string">
              <text:list text:continue-numbering="true" text:style-name="WWNum1">
                <text:list-header>
                  <text:p text:style-name="P200">Genesis</text:p>
                </text:list-header>
              </text:list>
            </table:table-cell>
          </table:table-row>
          <table:table-row>
            <table:table-cell table:style-name="Table36.A2" office:value-type="string">
              <text:list text:continue-numbering="true" text:style-name="WWNum1">
                <text:list-header>
                  <text:p text:style-name="P200">EXO</text:p>
                </text:list-header>
              </text:list>
            </table:table-cell>
            <table:table-cell table:style-name="Table36.A2" office:value-type="string">
              <text:list text:continue-numbering="true" text:style-name="WWNum1">
                <text:list-header>
                  <text:p text:style-name="P200">EX</text:p>
                </text:list-header>
              </text:list>
            </table:table-cell>
            <table:table-cell table:style-name="Table36.A2" office:value-type="string">
              <text:list text:continue-numbering="true" text:style-name="WWNum1">
                <text:list-header>
                  <text:p text:style-name="P200">Exodus</text:p>
                </text:list-header>
              </text:list>
            </table:table-cell>
          </table:table-row>
          <table:table-row>
            <table:table-cell table:style-name="Table36.A2" office:value-type="string">
              <text:list text:continue-numbering="true" text:style-name="WWNum1">
                <text:list-header>
                  <text:p text:style-name="P200">LEV</text:p>
                </text:list-header>
              </text:list>
            </table:table-cell>
            <table:table-cell table:style-name="Table36.A2" office:value-type="string">
              <text:list text:continue-numbering="true" text:style-name="WWNum1">
                <text:list-header>
                  <text:p text:style-name="P200">LE</text:p>
                </text:list-header>
              </text:list>
            </table:table-cell>
            <table:table-cell table:style-name="Table36.A2" office:value-type="string">
              <text:list text:continue-numbering="true" text:style-name="WWNum1">
                <text:list-header>
                  <text:p text:style-name="P200">Leviticus</text:p>
                </text:list-header>
              </text:list>
            </table:table-cell>
          </table:table-row>
          <table:table-row>
            <table:table-cell table:style-name="Table36.A2" office:value-type="string">
              <text:list text:continue-numbering="true" text:style-name="WWNum1">
                <text:list-header>
                  <text:p text:style-name="P200">NUM</text:p>
                </text:list-header>
              </text:list>
            </table:table-cell>
            <table:table-cell table:style-name="Table36.A2" office:value-type="string">
              <text:list text:continue-numbering="true" text:style-name="WWNum1">
                <text:list-header>
                  <text:p text:style-name="P200">NU</text:p>
                </text:list-header>
              </text:list>
            </table:table-cell>
            <table:table-cell table:style-name="Table36.A2" office:value-type="string">
              <text:list text:continue-numbering="true" text:style-name="WWNum1">
                <text:list-header>
                  <text:p text:style-name="P200">Numbers</text:p>
                </text:list-header>
              </text:list>
            </table:table-cell>
          </table:table-row>
          <table:table-row>
            <table:table-cell table:style-name="Table36.A2" office:value-type="string">
              <text:list text:continue-numbering="true" text:style-name="WWNum1">
                <text:list-header>
                  <text:p text:style-name="P200">DEU</text:p>
                </text:list-header>
              </text:list>
            </table:table-cell>
            <table:table-cell table:style-name="Table36.A2" office:value-type="string">
              <text:list text:continue-numbering="true" text:style-name="WWNum1">
                <text:list-header>
                  <text:p text:style-name="P200">DT</text:p>
                </text:list-header>
              </text:list>
            </table:table-cell>
            <table:table-cell table:style-name="Table36.A2" office:value-type="string">
              <text:list text:continue-numbering="true" text:style-name="WWNum1">
                <text:list-header>
                  <text:p text:style-name="P200">Deuteronomy</text:p>
                </text:list-header>
              </text:list>
            </table:table-cell>
          </table:table-row>
          <table:table-row>
            <table:table-cell table:style-name="Table36.A2" office:value-type="string">
              <text:list text:continue-numbering="true" text:style-name="WWNum1">
                <text:list-header>
                  <text:p text:style-name="P200">JOS</text:p>
                </text:list-header>
              </text:list>
            </table:table-cell>
            <table:table-cell table:style-name="Table36.A2" office:value-type="string">
              <text:list text:continue-numbering="true" text:style-name="WWNum1">
                <text:list-header>
                  <text:p text:style-name="P200">JS</text:p>
                </text:list-header>
              </text:list>
            </table:table-cell>
            <table:table-cell table:style-name="Table36.A2" office:value-type="string">
              <text:list text:continue-numbering="true" text:style-name="WWNum1">
                <text:list-header>
                  <text:p text:style-name="P200">Joshua</text:p>
                </text:list-header>
              </text:list>
            </table:table-cell>
          </table:table-row>
          <table:table-row>
            <table:table-cell table:style-name="Table36.A2" office:value-type="string">
              <text:list text:continue-numbering="true" text:style-name="WWNum1">
                <text:list-header>
                  <text:p text:style-name="P200">JDG</text:p>
                </text:list-header>
              </text:list>
            </table:table-cell>
            <table:table-cell table:style-name="Table36.A2" office:value-type="string">
              <text:list text:continue-numbering="true" text:style-name="WWNum1">
                <text:list-header>
                  <text:p text:style-name="P200">JG</text:p>
                </text:list-header>
              </text:list>
            </table:table-cell>
            <table:table-cell table:style-name="Table36.A2" office:value-type="string">
              <text:list text:continue-numbering="true" text:style-name="WWNum1">
                <text:list-header>
                  <text:p text:style-name="P200">Judges</text:p>
                </text:list-header>
              </text:list>
            </table:table-cell>
          </table:table-row>
          <table:table-row>
            <table:table-cell table:style-name="Table36.A2" office:value-type="string">
              <text:list text:continue-numbering="true" text:style-name="WWNum1">
                <text:list-header>
                  <text:p text:style-name="P200">RUT</text:p>
                </text:list-header>
              </text:list>
            </table:table-cell>
            <table:table-cell table:style-name="Table36.A2" office:value-type="string">
              <text:list text:continue-numbering="true" text:style-name="WWNum1">
                <text:list-header>
                  <text:p text:style-name="P200">RU</text:p>
                </text:list-header>
              </text:list>
            </table:table-cell>
            <table:table-cell table:style-name="Table36.A2" office:value-type="string">
              <text:list text:continue-numbering="true" text:style-name="WWNum1">
                <text:list-header>
                  <text:p text:style-name="P200">Ruth</text:p>
                </text:list-header>
              </text:list>
            </table:table-cell>
          </table:table-row>
          <table:table-row>
            <table:table-cell table:style-name="Table36.A2" office:value-type="string">
              <text:list text:continue-numbering="true" text:style-name="WWNum1">
                <text:list-header>
                  <text:p text:style-name="P200">1SA</text:p>
                </text:list-header>
              </text:list>
            </table:table-cell>
            <table:table-cell table:style-name="Table36.A2" office:value-type="string">
              <text:list text:continue-numbering="true" text:style-name="WWNum1">
                <text:list-header>
                  <text:p text:style-name="P200">1S</text:p>
                </text:list-header>
              </text:list>
            </table:table-cell>
            <table:table-cell table:style-name="Table36.A2" office:value-type="string">
              <text:list text:continue-numbering="true" text:style-name="WWNum1">
                <text:list-header>
                  <text:p text:style-name="P200">1 Samuel</text:p>
                </text:list-header>
              </text:list>
            </table:table-cell>
          </table:table-row>
          <table:table-row>
            <table:table-cell table:style-name="Table36.A2" office:value-type="string">
              <text:list text:continue-numbering="true" text:style-name="WWNum1">
                <text:list-header>
                  <text:p text:style-name="P200">2SA</text:p>
                </text:list-header>
              </text:list>
            </table:table-cell>
            <table:table-cell table:style-name="Table36.A2" office:value-type="string">
              <text:list text:continue-numbering="true" text:style-name="WWNum1">
                <text:list-header>
                  <text:p text:style-name="P200">2S</text:p>
                </text:list-header>
              </text:list>
            </table:table-cell>
            <table:table-cell table:style-name="Table36.A2" office:value-type="string">
              <text:list text:continue-numbering="true" text:style-name="WWNum1">
                <text:list-header>
                  <text:p text:style-name="P200">2 Samuel</text:p>
                </text:list-header>
              </text:list>
            </table:table-cell>
          </table:table-row>
          <table:table-row>
            <table:table-cell table:style-name="Table36.A2" office:value-type="string">
              <text:list text:continue-numbering="true" text:style-name="WWNum1">
                <text:list-header>
                  <text:p text:style-name="P200">1KI</text:p>
                </text:list-header>
              </text:list>
            </table:table-cell>
            <table:table-cell table:style-name="Table36.A2" office:value-type="string">
              <text:list text:continue-numbering="true" text:style-name="WWNum1">
                <text:list-header>
                  <text:p text:style-name="P200">1K</text:p>
                </text:list-header>
              </text:list>
            </table:table-cell>
            <table:table-cell table:style-name="Table36.A2" office:value-type="string">
              <text:list text:continue-numbering="true" text:style-name="WWNum1">
                <text:list-header>
                  <text:p text:style-name="P200">1 Kings</text:p>
                </text:list-header>
              </text:list>
            </table:table-cell>
          </table:table-row>
          <table:table-row>
            <table:table-cell table:style-name="Table36.A2" office:value-type="string">
              <text:list text:continue-numbering="true" text:style-name="WWNum1">
                <text:list-header>
                  <text:p text:style-name="P200">2KI</text:p>
                </text:list-header>
              </text:list>
            </table:table-cell>
            <table:table-cell table:style-name="Table36.A2" office:value-type="string">
              <text:list text:continue-numbering="true" text:style-name="WWNum1">
                <text:list-header>
                  <text:p text:style-name="P200">2K</text:p>
                </text:list-header>
              </text:list>
            </table:table-cell>
            <table:table-cell table:style-name="Table36.A2" office:value-type="string">
              <text:list text:continue-numbering="true" text:style-name="WWNum1">
                <text:list-header>
                  <text:p text:style-name="P200">2 Kings</text:p>
                </text:list-header>
              </text:list>
            </table:table-cell>
          </table:table-row>
          <table:table-row>
            <table:table-cell table:style-name="Table36.A2" office:value-type="string">
              <text:list text:continue-numbering="true" text:style-name="WWNum1">
                <text:list-header>
                  <text:p text:style-name="P200">1CH</text:p>
                </text:list-header>
              </text:list>
            </table:table-cell>
            <table:table-cell table:style-name="Table36.A2" office:value-type="string">
              <text:list text:continue-numbering="true" text:style-name="WWNum1">
                <text:list-header>
                  <text:p text:style-name="P200">3K</text:p>
                </text:list-header>
              </text:list>
            </table:table-cell>
            <table:table-cell table:style-name="Table36.A2" office:value-type="string">
              <text:list text:continue-numbering="true" text:style-name="WWNum1">
                <text:list-header>
                  <text:p text:style-name="P200">1 Chronicles</text:p>
                </text:list-header>
              </text:list>
            </table:table-cell>
          </table:table-row>
          <table:table-row>
            <table:table-cell table:style-name="Table36.A2" office:value-type="string">
              <text:list text:continue-numbering="true" text:style-name="WWNum1">
                <text:list-header>
                  <text:p text:style-name="P200">2CH</text:p>
                </text:list-header>
              </text:list>
            </table:table-cell>
            <table:table-cell table:style-name="Table36.A2" office:value-type="string">
              <text:list text:continue-numbering="true" text:style-name="WWNum1">
                <text:list-header>
                  <text:p text:style-name="P200">4K</text:p>
                </text:list-header>
              </text:list>
            </table:table-cell>
            <table:table-cell table:style-name="Table36.A2" office:value-type="string">
              <text:list text:continue-numbering="true" text:style-name="WWNum1">
                <text:list-header>
                  <text:p text:style-name="P200">2 Chronicles</text:p>
                </text:list-header>
              </text:list>
            </table:table-cell>
          </table:table-row>
          <table:table-row>
            <table:table-cell table:style-name="Table36.A2" office:value-type="string">
              <text:list text:continue-numbering="true" text:style-name="WWNum1">
                <text:list-header>
                  <text:p text:style-name="P200">EZR</text:p>
                </text:list-header>
              </text:list>
            </table:table-cell>
            <table:table-cell table:style-name="Table36.A2" office:value-type="string">
              <text:list text:continue-numbering="true" text:style-name="WWNum1">
                <text:list-header>
                  <text:p text:style-name="P200">ER</text:p>
                </text:list-header>
              </text:list>
            </table:table-cell>
            <table:table-cell table:style-name="Table36.A2" office:value-type="string">
              <text:list text:continue-numbering="true" text:style-name="WWNum1">
                <text:list-header>
                  <text:p text:style-name="P200">Ezra</text:p>
                </text:list-header>
              </text:list>
            </table:table-cell>
          </table:table-row>
          <table:table-row>
            <table:table-cell table:style-name="Table36.A2" office:value-type="string">
              <text:list text:continue-numbering="true" text:style-name="WWNum1">
                <text:list-header>
                  <text:p text:style-name="P200">NEH</text:p>
                </text:list-header>
              </text:list>
            </table:table-cell>
            <table:table-cell table:style-name="Table36.A2" office:value-type="string">
              <text:list text:continue-numbering="true" text:style-name="WWNum1">
                <text:list-header>
                  <text:p text:style-name="P200">NE</text:p>
                </text:list-header>
              </text:list>
            </table:table-cell>
            <table:table-cell table:style-name="Table36.A2" office:value-type="string">
              <text:list text:continue-numbering="true" text:style-name="WWNum1">
                <text:list-header>
                  <text:p text:style-name="P200">Nehemiah</text:p>
                </text:list-header>
              </text:list>
            </table:table-cell>
          </table:table-row>
          <table:table-row>
            <table:table-cell table:style-name="Table36.A2" office:value-type="string">
              <text:list text:continue-numbering="true" text:style-name="WWNum1">
                <text:list-header>
                  <text:p text:style-name="P200">EST</text:p>
                </text:list-header>
              </text:list>
            </table:table-cell>
            <table:table-cell table:style-name="Table36.A2" office:value-type="string">
              <text:list text:continue-numbering="true" text:style-name="WWNum1">
                <text:list-header>
                  <text:p text:style-name="P200">ES</text:p>
                </text:list-header>
              </text:list>
            </table:table-cell>
            <table:table-cell table:style-name="Table36.A2" office:value-type="string">
              <text:list text:continue-numbering="true" text:style-name="WWNum1">
                <text:list-header>
                  <text:p text:style-name="P200">Esther</text:p>
                </text:list-header>
              </text:list>
            </table:table-cell>
          </table:table-row>
          <table:table-row>
            <table:table-cell table:style-name="Table36.A2" office:value-type="string">
              <text:list text:continue-numbering="true" text:style-name="WWNum1">
                <text:list-header>
                  <text:p text:style-name="P200">JOB</text:p>
                </text:list-header>
              </text:list>
            </table:table-cell>
            <table:table-cell table:style-name="Table36.A2" office:value-type="string">
              <text:list text:continue-numbering="true" text:style-name="WWNum1">
                <text:list-header>
                  <text:p text:style-name="P200">JB</text:p>
                </text:list-header>
              </text:list>
            </table:table-cell>
            <table:table-cell table:style-name="Table36.A2" office:value-type="string">
              <text:list text:continue-numbering="true" text:style-name="WWNum1">
                <text:list-header>
                  <text:p text:style-name="P200">Job</text:p>
                </text:list-header>
              </text:list>
            </table:table-cell>
          </table:table-row>
          <table:table-row>
            <table:table-cell table:style-name="Table36.A2" office:value-type="string">
              <text:list text:continue-numbering="true" text:style-name="WWNum1">
                <text:list-header>
                  <text:p text:style-name="P200">PSA</text:p>
                </text:list-header>
              </text:list>
            </table:table-cell>
            <table:table-cell table:style-name="Table36.A2" office:value-type="string">
              <text:list text:continue-numbering="true" text:style-name="WWNum1">
                <text:list-header>
                  <text:p text:style-name="P200">PS</text:p>
                </text:list-header>
              </text:list>
            </table:table-cell>
            <table:table-cell table:style-name="Table36.A2" office:value-type="string">
              <text:list text:continue-numbering="true" text:style-name="WWNum1">
                <text:list-header>
                  <text:p text:style-name="P200">Psalms</text:p>
                </text:list-header>
              </text:list>
            </table:table-cell>
          </table:table-row>
          <table:table-row>
            <table:table-cell table:style-name="Table36.A2" office:value-type="string">
              <text:list text:continue-numbering="true" text:style-name="WWNum1">
                <text:list-header>
                  <text:p text:style-name="P200">PRO</text:p>
                </text:list-header>
              </text:list>
            </table:table-cell>
            <table:table-cell table:style-name="Table36.A2" office:value-type="string">
              <text:list text:continue-numbering="true" text:style-name="WWNum1">
                <text:list-header>
                  <text:p text:style-name="P200">PR</text:p>
                </text:list-header>
              </text:list>
            </table:table-cell>
            <table:table-cell table:style-name="Table36.A2" office:value-type="string">
              <text:list text:continue-numbering="true" text:style-name="WWNum1">
                <text:list-header>
                  <text:p text:style-name="P200">Proverbs</text:p>
                </text:list-header>
              </text:list>
            </table:table-cell>
          </table:table-row>
          <table:table-row>
            <table:table-cell table:style-name="Table36.A2" office:value-type="string">
              <text:list text:continue-numbering="true" text:style-name="WWNum1">
                <text:list-header>
                  <text:p text:style-name="P200">ECC</text:p>
                </text:list-header>
              </text:list>
            </table:table-cell>
            <table:table-cell table:style-name="Table36.A2" office:value-type="string">
              <text:list text:continue-numbering="true" text:style-name="WWNum1">
                <text:list-header>
                  <text:p text:style-name="P200">EC</text:p>
                </text:list-header>
              </text:list>
            </table:table-cell>
            <table:table-cell table:style-name="Table36.A2" office:value-type="string">
              <text:list text:continue-numbering="true" text:style-name="WWNum1">
                <text:list-header>
                  <text:p text:style-name="P200">Ecclesiastes</text:p>
                </text:list-header>
              </text:list>
            </table:table-cell>
          </table:table-row>
          <table:table-row>
            <table:table-cell table:style-name="Table36.A2" office:value-type="string">
              <text:list text:continue-numbering="true" text:style-name="WWNum1">
                <text:list-header>
                  <text:p text:style-name="P200">SNG</text:p>
                </text:list-header>
              </text:list>
            </table:table-cell>
            <table:table-cell table:style-name="Table36.A2" office:value-type="string">
              <text:list text:continue-numbering="true" text:style-name="WWNum1">
                <text:list-header>
                  <text:p text:style-name="P200">SS</text:p>
                </text:list-header>
              </text:list>
            </table:table-cell>
            <table:table-cell table:style-name="Table36.A2" office:value-type="string">
              <text:list text:continue-numbering="true" text:style-name="WWNum1">
                <text:list-header>
                  <text:p text:style-name="P200">Song of Songs</text:p>
                </text:list-header>
              </text:list>
            </table:table-cell>
          </table:table-row>
          <table:table-row>
            <table:table-cell table:style-name="Table36.A2" office:value-type="string">
              <text:list text:continue-numbering="true" text:style-name="WWNum1">
                <text:list-header>
                  <text:p text:style-name="P200">ISA</text:p>
                </text:list-header>
              </text:list>
            </table:table-cell>
            <table:table-cell table:style-name="Table36.A2" office:value-type="string">
              <text:list text:continue-numbering="true" text:style-name="WWNum1">
                <text:list-header>
                  <text:p text:style-name="P200">IS</text:p>
                </text:list-header>
              </text:list>
            </table:table-cell>
            <table:table-cell table:style-name="Table36.A2" office:value-type="string">
              <text:list text:continue-numbering="true" text:style-name="WWNum1">
                <text:list-header>
                  <text:p text:style-name="P200">Isaiah</text:p>
                </text:list-header>
              </text:list>
            </table:table-cell>
          </table:table-row>
          <table:table-row>
            <table:table-cell table:style-name="Table36.A2" office:value-type="string">
              <text:list text:continue-numbering="true" text:style-name="WWNum1">
                <text:list-header>
                  <text:p text:style-name="P200">JER</text:p>
                </text:list-header>
              </text:list>
            </table:table-cell>
            <table:table-cell table:style-name="Table36.A2" office:value-type="string">
              <text:list text:continue-numbering="true" text:style-name="WWNum1">
                <text:list-header>
                  <text:p text:style-name="P200">JE</text:p>
                </text:list-header>
              </text:list>
            </table:table-cell>
            <table:table-cell table:style-name="Table36.A2" office:value-type="string">
              <text:list text:continue-numbering="true" text:style-name="WWNum1">
                <text:list-header>
                  <text:p text:style-name="P200">Jeremiah</text:p>
                </text:list-header>
              </text:list>
            </table:table-cell>
          </table:table-row>
          <table:table-row>
            <table:table-cell table:style-name="Table36.A2" office:value-type="string">
              <text:list text:continue-numbering="true" text:style-name="WWNum1">
                <text:list-header>
                  <text:p text:style-name="P200">LAM</text:p>
                </text:list-header>
              </text:list>
            </table:table-cell>
            <table:table-cell table:style-name="Table36.A2" office:value-type="string">
              <text:list text:continue-numbering="true" text:style-name="WWNum1">
                <text:list-header>
                  <text:p text:style-name="P200">LA</text:p>
                </text:list-header>
              </text:list>
            </table:table-cell>
            <table:table-cell table:style-name="Table36.A2" office:value-type="string">
              <text:list text:continue-numbering="true" text:style-name="WWNum1">
                <text:list-header>
                  <text:p text:style-name="P200">Lamentations</text:p>
                </text:list-header>
              </text:list>
            </table:table-cell>
          </table:table-row>
          <table:table-row>
            <table:table-cell table:style-name="Table36.A2" office:value-type="string">
              <text:list text:continue-numbering="true" text:style-name="WWNum1">
                <text:list-header>
                  <text:p text:style-name="P200">EZK</text:p>
                </text:list-header>
              </text:list>
            </table:table-cell>
            <table:table-cell table:style-name="Table36.A2" office:value-type="string">
              <text:list text:continue-numbering="true" text:style-name="WWNum1">
                <text:list-header>
                  <text:p text:style-name="P200">EZ</text:p>
                </text:list-header>
              </text:list>
            </table:table-cell>
            <table:table-cell table:style-name="Table36.A2" office:value-type="string">
              <text:list text:continue-numbering="true" text:style-name="WWNum1">
                <text:list-header>
                  <text:p text:style-name="P200">Ezekiel</text:p>
                </text:list-header>
              </text:list>
            </table:table-cell>
          </table:table-row>
          <table:table-row>
            <table:table-cell table:style-name="Table36.A2" office:value-type="string">
              <text:list text:continue-numbering="true" text:style-name="WWNum1">
                <text:list-header>
                  <text:p text:style-name="P200">DAN</text:p>
                </text:list-header>
              </text:list>
            </table:table-cell>
            <table:table-cell table:style-name="Table36.A2" office:value-type="string">
              <text:list text:continue-numbering="true" text:style-name="WWNum1">
                <text:list-header>
                  <text:p text:style-name="P200">DA</text:p>
                </text:list-header>
              </text:list>
            </table:table-cell>
            <table:table-cell table:style-name="Table36.A2" office:value-type="string">
              <text:list text:continue-numbering="true" text:style-name="WWNum1">
                <text:list-header>
                  <text:p text:style-name="P200">Daniel</text:p>
                </text:list-header>
              </text:list>
            </table:table-cell>
          </table:table-row>
          <table:table-row>
            <table:table-cell table:style-name="Table36.A2" office:value-type="string">
              <text:list text:continue-numbering="true" text:style-name="WWNum1">
                <text:list-header>
                  <text:p text:style-name="P200">HOS</text:p>
                </text:list-header>
              </text:list>
            </table:table-cell>
            <table:table-cell table:style-name="Table36.A2" office:value-type="string">
              <text:list text:continue-numbering="true" text:style-name="WWNum1">
                <text:list-header>
                  <text:p text:style-name="P200">HO</text:p>
                </text:list-header>
              </text:list>
            </table:table-cell>
            <table:table-cell table:style-name="Table36.A2" office:value-type="string">
              <text:list text:continue-numbering="true" text:style-name="WWNum1">
                <text:list-header>
                  <text:p text:style-name="P200">Hosea</text:p>
                </text:list-header>
              </text:list>
            </table:table-cell>
          </table:table-row>
          <table:table-row>
            <table:table-cell table:style-name="Table36.A2" office:value-type="string">
              <text:list text:continue-numbering="true" text:style-name="WWNum1">
                <text:list-header>
                  <text:p text:style-name="P200">JO<text:span text:style-name="T52">L</text:span></text:p>
                </text:list-header>
              </text:list>
            </table:table-cell>
            <table:table-cell table:style-name="Table36.A2" office:value-type="string">
              <text:list text:continue-numbering="true" text:style-name="WWNum1">
                <text:list-header>
                  <text:p text:style-name="P200">JL</text:p>
                </text:list-header>
              </text:list>
            </table:table-cell>
            <table:table-cell table:style-name="Table36.A2" office:value-type="string">
              <text:list text:continue-numbering="true" text:style-name="WWNum1">
                <text:list-header>
                  <text:p text:style-name="P200">Joel</text:p>
                </text:list-header>
              </text:list>
            </table:table-cell>
          </table:table-row>
          <table:table-row>
            <table:table-cell table:style-name="Table36.A2" office:value-type="string">
              <text:list text:continue-numbering="true" text:style-name="WWNum1">
                <text:list-header>
                  <text:p text:style-name="P200">AMO</text:p>
                </text:list-header>
              </text:list>
            </table:table-cell>
            <table:table-cell table:style-name="Table36.A2" office:value-type="string">
              <text:list text:continue-numbering="true" text:style-name="WWNum1">
                <text:list-header>
                  <text:p text:style-name="P200">AM</text:p>
                </text:list-header>
              </text:list>
            </table:table-cell>
            <table:table-cell table:style-name="Table36.A2" office:value-type="string">
              <text:list text:continue-numbering="true" text:style-name="WWNum1">
                <text:list-header>
                  <text:p text:style-name="P200">Amos</text:p>
                </text:list-header>
              </text:list>
            </table:table-cell>
          </table:table-row>
          <table:table-row>
            <table:table-cell table:style-name="Table36.A2" office:value-type="string">
              <text:list text:continue-numbering="true" text:style-name="WWNum1">
                <text:list-header>
                  <text:p text:style-name="P200">OBA</text:p>
                </text:list-header>
              </text:list>
            </table:table-cell>
            <table:table-cell table:style-name="Table36.A2" office:value-type="string">
              <text:list text:continue-numbering="true" text:style-name="WWNum1">
                <text:list-header>
                  <text:p text:style-name="P200">OB</text:p>
                </text:list-header>
              </text:list>
            </table:table-cell>
            <table:table-cell table:style-name="Table36.A2" office:value-type="string">
              <text:list text:continue-numbering="true" text:style-name="WWNum1">
                <text:list-header>
                  <text:p text:style-name="P200">Obadiah</text:p>
                </text:list-header>
              </text:list>
            </table:table-cell>
          </table:table-row>
          <table:table-row>
            <table:table-cell table:style-name="Table36.A2" office:value-type="string">
              <text:list text:continue-numbering="true" text:style-name="WWNum1">
                <text:list-header>
                  <text:p text:style-name="P200">JON</text:p>
                </text:list-header>
              </text:list>
            </table:table-cell>
            <table:table-cell table:style-name="Table36.A2" office:value-type="string">
              <text:list text:continue-numbering="true" text:style-name="WWNum1">
                <text:list-header>
                  <text:p text:style-name="P200">JO</text:p>
                </text:list-header>
              </text:list>
            </table:table-cell>
            <table:table-cell table:style-name="Table36.A2" office:value-type="string">
              <text:list text:continue-numbering="true" text:style-name="WWNum1">
                <text:list-header>
                  <text:p text:style-name="P200">Jonah</text:p>
                </text:list-header>
              </text:list>
            </table:table-cell>
          </table:table-row>
          <table:table-row>
            <table:table-cell table:style-name="Table36.A2" office:value-type="string">
              <text:list text:continue-numbering="true" text:style-name="WWNum1">
                <text:list-header>
                  <text:p text:style-name="P200">MIC</text:p>
                </text:list-header>
              </text:list>
            </table:table-cell>
            <table:table-cell table:style-name="Table36.A2" office:value-type="string">
              <text:list text:continue-numbering="true" text:style-name="WWNum1">
                <text:list-header>
                  <text:p text:style-name="P200">MI</text:p>
                </text:list-header>
              </text:list>
            </table:table-cell>
            <table:table-cell table:style-name="Table36.A2" office:value-type="string">
              <text:list text:continue-numbering="true" text:style-name="WWNum1">
                <text:list-header>
                  <text:p text:style-name="P200">Micah</text:p>
                </text:list-header>
              </text:list>
            </table:table-cell>
          </table:table-row>
          <table:table-row>
            <table:table-cell table:style-name="Table36.A2" office:value-type="string">
              <text:list text:continue-numbering="true" text:style-name="WWNum1">
                <text:list-header>
                  <text:p text:style-name="P200">NAM</text:p>
                </text:list-header>
              </text:list>
            </table:table-cell>
            <table:table-cell table:style-name="Table36.A2" office:value-type="string">
              <text:list text:continue-numbering="true" text:style-name="WWNum1">
                <text:list-header>
                  <text:p text:style-name="P200">NA</text:p>
                </text:list-header>
              </text:list>
            </table:table-cell>
            <table:table-cell table:style-name="Table36.A2" office:value-type="string">
              <text:list text:continue-numbering="true" text:style-name="WWNum1">
                <text:list-header>
                  <text:p text:style-name="P200">Nahum</text:p>
                </text:list-header>
              </text:list>
            </table:table-cell>
          </table:table-row>
          <table:table-row>
            <table:table-cell table:style-name="Table36.A2" office:value-type="string">
              <text:list text:continue-numbering="true" text:style-name="WWNum1">
                <text:list-header>
                  <text:p text:style-name="P200">HAB</text:p>
                </text:list-header>
              </text:list>
            </table:table-cell>
            <table:table-cell table:style-name="Table36.A2" office:value-type="string">
              <text:list text:continue-numbering="true" text:style-name="WWNum1">
                <text:list-header>
                  <text:p text:style-name="P200">HB</text:p>
                </text:list-header>
              </text:list>
            </table:table-cell>
            <table:table-cell table:style-name="Table36.A2" office:value-type="string">
              <text:list text:continue-numbering="true" text:style-name="WWNum1">
                <text:list-header>
                  <text:p text:style-name="P200">Habakkuk</text:p>
                </text:list-header>
              </text:list>
            </table:table-cell>
          </table:table-row>
          <table:table-row>
            <table:table-cell table:style-name="Table36.A2" office:value-type="string">
              <text:list text:continue-numbering="true" text:style-name="WWNum1">
                <text:list-header>
                  <text:p text:style-name="P200">ZEP</text:p>
                </text:list-header>
              </text:list>
            </table:table-cell>
            <table:table-cell table:style-name="Table36.A2" office:value-type="string">
              <text:list text:continue-numbering="true" text:style-name="WWNum1">
                <text:list-header>
                  <text:p text:style-name="P200">ZP</text:p>
                </text:list-header>
              </text:list>
            </table:table-cell>
            <table:table-cell table:style-name="Table36.A2" office:value-type="string">
              <text:list text:continue-numbering="true" text:style-name="WWNum1">
                <text:list-header>
                  <text:p text:style-name="P200">Zephaniah</text:p>
                </text:list-header>
              </text:list>
            </table:table-cell>
          </table:table-row>
          <table:table-row>
            <table:table-cell table:style-name="Table36.A2" office:value-type="string">
              <text:list text:continue-numbering="true" text:style-name="WWNum1">
                <text:list-header>
                  <text:p text:style-name="P200">HAG</text:p>
                </text:list-header>
              </text:list>
            </table:table-cell>
            <table:table-cell table:style-name="Table36.A2" office:value-type="string">
              <text:list text:continue-numbering="true" text:style-name="WWNum1">
                <text:list-header>
                  <text:p text:style-name="P200">HG</text:p>
                </text:list-header>
              </text:list>
            </table:table-cell>
            <table:table-cell table:style-name="Table36.A2" office:value-type="string">
              <text:list text:continue-numbering="true" text:style-name="WWNum1">
                <text:list-header>
                  <text:p text:style-name="P200">Haggai</text:p>
                </text:list-header>
              </text:list>
            </table:table-cell>
          </table:table-row>
          <table:table-row>
            <table:table-cell table:style-name="Table36.A2" office:value-type="string">
              <text:list text:continue-numbering="true" text:style-name="WWNum1">
                <text:list-header>
                  <text:p text:style-name="P200">ZEC</text:p>
                </text:list-header>
              </text:list>
            </table:table-cell>
            <table:table-cell table:style-name="Table36.A2" office:value-type="string">
              <text:list text:continue-numbering="true" text:style-name="WWNum1">
                <text:list-header>
                  <text:p text:style-name="P200">ZE</text:p>
                </text:list-header>
              </text:list>
            </table:table-cell>
            <table:table-cell table:style-name="Table36.A2" office:value-type="string">
              <text:list text:continue-numbering="true" text:style-name="WWNum1">
                <text:list-header>
                  <text:p text:style-name="P200">Zechariah</text:p>
                </text:list-header>
              </text:list>
            </table:table-cell>
          </table:table-row>
          <table:table-row>
            <table:table-cell table:style-name="Table36.A40" office:value-type="string">
              <text:list text:continue-numbering="true" text:style-name="WWNum1">
                <text:list-header>
                  <text:p text:style-name="P200">MAL</text:p>
                </text:list-header>
              </text:list>
            </table:table-cell>
            <table:table-cell table:style-name="Table36.A40" office:value-type="string">
              <text:list text:continue-numbering="true" text:style-name="WWNum1">
                <text:list-header>
                  <text:p text:style-name="P200">MA</text:p>
                </text:list-header>
              </text:list>
            </table:table-cell>
            <table:table-cell table:style-name="Table36.A40" office:value-type="string">
              <text:list text:continue-numbering="true" text:style-name="WWNum1">
                <text:list-header>
                  <text:p text:style-name="P200">Malachi</text:p>
                </text:list-header>
              </text:list>
            </table:table-cell>
          </table:table-row>
          <table:table-row>
            <table:table-cell table:style-name="Table36.A2" office:value-type="string">
              <text:list text:continue-numbering="true" text:style-name="WWNum1">
                <text:list-header>
                  <text:p text:style-name="P200">MAT</text:p>
                </text:list-header>
              </text:list>
            </table:table-cell>
            <table:table-cell table:style-name="Table36.A2" office:value-type="string">
              <text:list text:continue-numbering="true" text:style-name="WWNum1">
                <text:list-header>
                  <text:p text:style-name="P200">MT</text:p>
                </text:list-header>
              </text:list>
            </table:table-cell>
            <table:table-cell table:style-name="Table36.A2" office:value-type="string">
              <text:list text:continue-numbering="true" text:style-name="WWNum1">
                <text:list-header>
                  <text:p text:style-name="P200">Matthew</text:p>
                </text:list-header>
              </text:list>
            </table:table-cell>
          </table:table-row>
          <table:table-row>
            <table:table-cell table:style-name="Table36.A2" office:value-type="string">
              <text:list text:continue-numbering="true" text:style-name="WWNum1">
                <text:list-header>
                  <text:p text:style-name="P200">MRK</text:p>
                </text:list-header>
              </text:list>
            </table:table-cell>
            <table:table-cell table:style-name="Table36.A2" office:value-type="string">
              <text:list text:continue-numbering="true" text:style-name="WWNum1">
                <text:list-header>
                  <text:p text:style-name="P200">MK</text:p>
                </text:list-header>
              </text:list>
            </table:table-cell>
            <table:table-cell table:style-name="Table36.A2" office:value-type="string">
              <text:list text:continue-numbering="true" text:style-name="WWNum1">
                <text:list-header>
                  <text:p text:style-name="P200">Mark</text:p>
                </text:list-header>
              </text:list>
            </table:table-cell>
          </table:table-row>
          <table:table-row>
            <table:table-cell table:style-name="Table36.A2" office:value-type="string">
              <text:list text:continue-numbering="true" text:style-name="WWNum1">
                <text:list-header>
                  <text:p text:style-name="P200">LUK</text:p>
                </text:list-header>
              </text:list>
            </table:table-cell>
            <table:table-cell table:style-name="Table36.A2" office:value-type="string">
              <text:list text:continue-numbering="true" text:style-name="WWNum1">
                <text:list-header>
                  <text:p text:style-name="P200">LK</text:p>
                </text:list-header>
              </text:list>
            </table:table-cell>
            <table:table-cell table:style-name="Table36.A2" office:value-type="string">
              <text:list text:continue-numbering="true" text:style-name="WWNum1">
                <text:list-header>
                  <text:p text:style-name="P200">Luke</text:p>
                </text:list-header>
              </text:list>
            </table:table-cell>
          </table:table-row>
          <table:table-row>
            <table:table-cell table:style-name="Table36.A2" office:value-type="string">
              <text:list text:continue-numbering="true" text:style-name="WWNum1">
                <text:list-header>
                  <text:p text:style-name="P200">JHN</text:p>
                </text:list-header>
              </text:list>
            </table:table-cell>
            <table:table-cell table:style-name="Table36.A2" office:value-type="string">
              <text:list text:continue-numbering="true" text:style-name="WWNum1">
                <text:list-header>
                  <text:p text:style-name="P200">JN</text:p>
                </text:list-header>
              </text:list>
            </table:table-cell>
            <table:table-cell table:style-name="Table36.A2" office:value-type="string">
              <text:list text:continue-numbering="true" text:style-name="WWNum1">
                <text:list-header>
                  <text:p text:style-name="P200">John</text:p>
                </text:list-header>
              </text:list>
            </table:table-cell>
          </table:table-row>
          <table:table-row>
            <table:table-cell table:style-name="Table36.A2" office:value-type="string">
              <text:list text:continue-numbering="true" text:style-name="WWNum1">
                <text:list-header>
                  <text:p text:style-name="P200">ACT</text:p>
                </text:list-header>
              </text:list>
            </table:table-cell>
            <table:table-cell table:style-name="Table36.A2" office:value-type="string">
              <text:list text:continue-numbering="true" text:style-name="WWNum1">
                <text:list-header>
                  <text:p text:style-name="P200">AC</text:p>
                </text:list-header>
              </text:list>
            </table:table-cell>
            <table:table-cell table:style-name="Table36.A2" office:value-type="string">
              <text:list text:continue-numbering="true" text:style-name="WWNum1">
                <text:list-header>
                  <text:p text:style-name="P200">Acts</text:p>
                </text:list-header>
              </text:list>
            </table:table-cell>
          </table:table-row>
          <table:table-row>
            <table:table-cell table:style-name="Table36.A2" office:value-type="string">
              <text:list text:continue-numbering="true" text:style-name="WWNum1">
                <text:list-header>
                  <text:p text:style-name="P200">ROM</text:p>
                </text:list-header>
              </text:list>
            </table:table-cell>
            <table:table-cell table:style-name="Table36.A2" office:value-type="string">
              <text:list text:continue-numbering="true" text:style-name="WWNum1">
                <text:list-header>
                  <text:p text:style-name="P200">RO</text:p>
                </text:list-header>
              </text:list>
            </table:table-cell>
            <table:table-cell table:style-name="Table36.A2" office:value-type="string">
              <text:list text:continue-numbering="true" text:style-name="WWNum1">
                <text:list-header>
                  <text:p text:style-name="P200">Romans</text:p>
                </text:list-header>
              </text:list>
            </table:table-cell>
          </table:table-row>
          <table:table-row>
            <table:table-cell table:style-name="Table36.A2" office:value-type="string">
              <text:list text:continue-numbering="true" text:style-name="WWNum1">
                <text:list-header>
                  <text:p text:style-name="P200">1CO</text:p>
                </text:list-header>
              </text:list>
            </table:table-cell>
            <table:table-cell table:style-name="Table36.A2" office:value-type="string">
              <text:list text:continue-numbering="true" text:style-name="WWNum1">
                <text:list-header>
                  <text:p text:style-name="P200">1C</text:p>
                </text:list-header>
              </text:list>
            </table:table-cell>
            <table:table-cell table:style-name="Table36.A2" office:value-type="string">
              <text:list text:continue-numbering="true" text:style-name="WWNum1">
                <text:list-header>
                  <text:p text:style-name="P200">1 Corinthians</text:p>
                </text:list-header>
              </text:list>
            </table:table-cell>
          </table:table-row>
          <table:table-row>
            <table:table-cell table:style-name="Table36.A2" office:value-type="string">
              <text:list text:continue-numbering="true" text:style-name="WWNum1">
                <text:list-header>
                  <text:p text:style-name="P200">2CO</text:p>
                </text:list-header>
              </text:list>
            </table:table-cell>
            <table:table-cell table:style-name="Table36.A2" office:value-type="string">
              <text:list text:continue-numbering="true" text:style-name="WWNum1">
                <text:list-header>
                  <text:p text:style-name="P200">2C</text:p>
                </text:list-header>
              </text:list>
            </table:table-cell>
            <table:table-cell table:style-name="Table36.A2" office:value-type="string">
              <text:list text:continue-numbering="true" text:style-name="WWNum1">
                <text:list-header>
                  <text:p text:style-name="P200">2 Corinthians</text:p>
                </text:list-header>
              </text:list>
            </table:table-cell>
          </table:table-row>
          <table:table-row>
            <table:table-cell table:style-name="Table36.A2" office:value-type="string">
              <text:list text:continue-numbering="true" text:style-name="WWNum1">
                <text:list-header>
                  <text:p text:style-name="P200">GAL</text:p>
                </text:list-header>
              </text:list>
            </table:table-cell>
            <table:table-cell table:style-name="Table36.A2" office:value-type="string">
              <text:list text:continue-numbering="true" text:style-name="WWNum1">
                <text:list-header>
                  <text:p text:style-name="P200">GA</text:p>
                </text:list-header>
              </text:list>
            </table:table-cell>
            <table:table-cell table:style-name="Table36.A2" office:value-type="string">
              <text:list text:continue-numbering="true" text:style-name="WWNum1">
                <text:list-header>
                  <text:p text:style-name="P200">Galatians</text:p>
                </text:list-header>
              </text:list>
            </table:table-cell>
          </table:table-row>
          <table:table-row>
            <table:table-cell table:style-name="Table36.A2" office:value-type="string">
              <text:list text:continue-numbering="true" text:style-name="WWNum1">
                <text:list-header>
                  <text:p text:style-name="P200">EPH</text:p>
                </text:list-header>
              </text:list>
            </table:table-cell>
            <table:table-cell table:style-name="Table36.A2" office:value-type="string">
              <text:list text:continue-numbering="true" text:style-name="WWNum1">
                <text:list-header>
                  <text:p text:style-name="P200">EP</text:p>
                </text:list-header>
              </text:list>
            </table:table-cell>
            <table:table-cell table:style-name="Table36.A2" office:value-type="string">
              <text:list text:continue-numbering="true" text:style-name="WWNum1">
                <text:list-header>
                  <text:p text:style-name="P200">Ephesians</text:p>
                </text:list-header>
              </text:list>
            </table:table-cell>
          </table:table-row>
          <table:table-row>
            <table:table-cell table:style-name="Table36.A2" office:value-type="string">
              <text:list text:continue-numbering="true" text:style-name="WWNum1">
                <text:list-header>
                  <text:p text:style-name="P200">PHP</text:p>
                </text:list-header>
              </text:list>
            </table:table-cell>
            <table:table-cell table:style-name="Table36.A2" office:value-type="string">
              <text:list text:continue-numbering="true" text:style-name="WWNum1">
                <text:list-header>
                  <text:p text:style-name="P200">P<text:span text:style-name="T80">H</text:span></text:p>
                </text:list-header>
              </text:list>
            </table:table-cell>
            <table:table-cell table:style-name="Table36.A2" office:value-type="string">
              <text:list text:continue-numbering="true" text:style-name="WWNum1">
                <text:list-header>
                  <text:p text:style-name="P200">Philippians</text:p>
                </text:list-header>
              </text:list>
            </table:table-cell>
          </table:table-row>
          <table:table-row>
            <table:table-cell table:style-name="Table36.A2" office:value-type="string">
              <text:list text:continue-numbering="true" text:style-name="WWNum1">
                <text:list-header>
                  <text:p text:style-name="P200">COL</text:p>
                </text:list-header>
              </text:list>
            </table:table-cell>
            <table:table-cell table:style-name="Table36.A2" office:value-type="string">
              <text:list text:continue-numbering="true" text:style-name="WWNum1">
                <text:list-header>
                  <text:p text:style-name="P200">CL</text:p>
                </text:list-header>
              </text:list>
            </table:table-cell>
            <table:table-cell table:style-name="Table36.A2" office:value-type="string">
              <text:list text:continue-numbering="true" text:style-name="WWNum1">
                <text:list-header>
                  <text:p text:style-name="P200">Colossians</text:p>
                </text:list-header>
              </text:list>
            </table:table-cell>
          </table:table-row>
          <table:table-row>
            <table:table-cell table:style-name="Table36.A2" office:value-type="string">
              <text:list text:continue-numbering="true" text:style-name="WWNum1">
                <text:list-header>
                  <text:p text:style-name="P200">1TH</text:p>
                </text:list-header>
              </text:list>
            </table:table-cell>
            <table:table-cell table:style-name="Table36.A2" office:value-type="string">
              <text:list text:continue-numbering="true" text:style-name="WWNum1">
                <text:list-header>
                  <text:p text:style-name="P200">1T</text:p>
                </text:list-header>
              </text:list>
            </table:table-cell>
            <table:table-cell table:style-name="Table36.A2" office:value-type="string">
              <text:list text:continue-numbering="true" text:style-name="WWNum1">
                <text:list-header>
                  <text:p text:style-name="P200">1 Thessalonians</text:p>
                </text:list-header>
              </text:list>
            </table:table-cell>
          </table:table-row>
          <table:table-row>
            <table:table-cell table:style-name="Table36.A2" office:value-type="string">
              <text:list text:continue-numbering="true" text:style-name="WWNum1">
                <text:list-header>
                  <text:p text:style-name="P200">2TH</text:p>
                </text:list-header>
              </text:list>
            </table:table-cell>
            <table:table-cell table:style-name="Table36.A2" office:value-type="string">
              <text:list text:continue-numbering="true" text:style-name="WWNum1">
                <text:list-header>
                  <text:p text:style-name="P200">2T</text:p>
                </text:list-header>
              </text:list>
            </table:table-cell>
            <table:table-cell table:style-name="Table36.A2" office:value-type="string">
              <text:list text:continue-numbering="true" text:style-name="WWNum1">
                <text:list-header>
                  <text:p text:style-name="P200">2 Thessalonians</text:p>
                </text:list-header>
              </text:list>
            </table:table-cell>
          </table:table-row>
          <table:table-row>
            <table:table-cell table:style-name="Table36.A2" office:value-type="string">
              <text:list text:continue-numbering="true" text:style-name="WWNum1">
                <text:list-header>
                  <text:p text:style-name="P200">1TI</text:p>
                </text:list-header>
              </text:list>
            </table:table-cell>
            <table:table-cell table:style-name="Table36.A2" office:value-type="string">
              <text:list text:continue-numbering="true" text:style-name="WWNum1">
                <text:list-header>
                  <text:p text:style-name="P200">3T</text:p>
                </text:list-header>
              </text:list>
            </table:table-cell>
            <table:table-cell table:style-name="Table36.A2" office:value-type="string">
              <text:list text:continue-numbering="true" text:style-name="WWNum1">
                <text:list-header>
                  <text:p text:style-name="P200">1 Timothy</text:p>
                </text:list-header>
              </text:list>
            </table:table-cell>
          </table:table-row>
          <table:table-row>
            <table:table-cell table:style-name="Table36.A2" office:value-type="string">
              <text:list text:continue-numbering="true" text:style-name="WWNum1">
                <text:list-header>
                  <text:p text:style-name="P200">2TI</text:p>
                </text:list-header>
              </text:list>
            </table:table-cell>
            <table:table-cell table:style-name="Table36.A2" office:value-type="string">
              <text:list text:continue-numbering="true" text:style-name="WWNum1">
                <text:list-header>
                  <text:p text:style-name="P200">4T</text:p>
                </text:list-header>
              </text:list>
            </table:table-cell>
            <table:table-cell table:style-name="Table36.A2" office:value-type="string">
              <text:list text:continue-numbering="true" text:style-name="WWNum1">
                <text:list-header>
                  <text:p text:style-name="P200">2 Timothy</text:p>
                </text:list-header>
              </text:list>
            </table:table-cell>
          </table:table-row>
          <table:table-row>
            <table:table-cell table:style-name="Table36.A2" office:value-type="string">
              <text:list text:continue-numbering="true" text:style-name="WWNum1">
                <text:list-header>
                  <text:p text:style-name="P200">TIT</text:p>
                </text:list-header>
              </text:list>
            </table:table-cell>
            <table:table-cell table:style-name="Table36.A2" office:value-type="string">
              <text:list text:continue-numbering="true" text:style-name="WWNum1">
                <text:list-header>
                  <text:p text:style-name="P200">TT</text:p>
                </text:list-header>
              </text:list>
            </table:table-cell>
            <table:table-cell table:style-name="Table36.A2" office:value-type="string">
              <text:list text:continue-numbering="true" text:style-name="WWNum1">
                <text:list-header>
                  <text:p text:style-name="P200">Titus</text:p>
                </text:list-header>
              </text:list>
            </table:table-cell>
          </table:table-row>
          <table:table-row>
            <table:table-cell table:style-name="Table36.A2" office:value-type="string">
              <text:list text:continue-numbering="true" text:style-name="WWNum1">
                <text:list-header>
                  <text:p text:style-name="P200">PHM</text:p>
                </text:list-header>
              </text:list>
            </table:table-cell>
            <table:table-cell table:style-name="Table36.A2" office:value-type="string">
              <text:list text:continue-numbering="true" text:style-name="WWNum1">
                <text:list-header>
                  <text:p text:style-name="P200">PM</text:p>
                </text:list-header>
              </text:list>
            </table:table-cell>
            <table:table-cell table:style-name="Table36.A2" office:value-type="string">
              <text:list text:continue-numbering="true" text:style-name="WWNum1">
                <text:list-header>
                  <text:p text:style-name="P200">Philemon</text:p>
                </text:list-header>
              </text:list>
            </table:table-cell>
          </table:table-row>
          <table:table-row>
            <table:table-cell table:style-name="Table36.A2" office:value-type="string">
              <text:list text:continue-numbering="true" text:style-name="WWNum1">
                <text:list-header>
                  <text:p text:style-name="P200">HEB</text:p>
                </text:list-header>
              </text:list>
            </table:table-cell>
            <table:table-cell table:style-name="Table36.A2" office:value-type="string">
              <text:list text:continue-numbering="true" text:style-name="WWNum1">
                <text:list-header>
                  <text:p text:style-name="P200">HE</text:p>
                </text:list-header>
              </text:list>
            </table:table-cell>
            <table:table-cell table:style-name="Table36.A2" office:value-type="string">
              <text:list text:continue-numbering="true" text:style-name="WWNum1">
                <text:list-header>
                  <text:p text:style-name="P200">Hebrews</text:p>
                </text:list-header>
              </text:list>
            </table:table-cell>
          </table:table-row>
          <table:table-row>
            <table:table-cell table:style-name="Table36.A2" office:value-type="string">
              <text:list text:continue-numbering="true" text:style-name="WWNum1">
                <text:list-header>
                  <text:p text:style-name="P200">JAS</text:p>
                </text:list-header>
              </text:list>
            </table:table-cell>
            <table:table-cell table:style-name="Table36.A2" office:value-type="string">
              <text:list text:continue-numbering="true" text:style-name="WWNum1">
                <text:list-header>
                  <text:p text:style-name="P200">JA</text:p>
                </text:list-header>
              </text:list>
            </table:table-cell>
            <table:table-cell table:style-name="Table36.A2" office:value-type="string">
              <text:list text:continue-numbering="true" text:style-name="WWNum1">
                <text:list-header>
                  <text:p text:style-name="P200">James</text:p>
                </text:list-header>
              </text:list>
            </table:table-cell>
          </table:table-row>
          <table:table-row>
            <table:table-cell table:style-name="Table36.A2" office:value-type="string">
              <text:list text:continue-numbering="true" text:style-name="WWNum1">
                <text:list-header>
                  <text:p text:style-name="P200">1PE</text:p>
                </text:list-header>
              </text:list>
            </table:table-cell>
            <table:table-cell table:style-name="Table36.A2" office:value-type="string">
              <text:list text:continue-numbering="true" text:style-name="WWNum1">
                <text:list-header>
                  <text:p text:style-name="P200">1P</text:p>
                </text:list-header>
              </text:list>
            </table:table-cell>
            <table:table-cell table:style-name="Table36.A2" office:value-type="string">
              <text:list text:continue-numbering="true" text:style-name="WWNum1">
                <text:list-header>
                  <text:p text:style-name="P200">1 Peter</text:p>
                </text:list-header>
              </text:list>
            </table:table-cell>
          </table:table-row>
          <table:table-row>
            <table:table-cell table:style-name="Table36.A2" office:value-type="string">
              <text:list text:continue-numbering="true" text:style-name="WWNum1">
                <text:list-header>
                  <text:p text:style-name="P200">2PE</text:p>
                </text:list-header>
              </text:list>
            </table:table-cell>
            <table:table-cell table:style-name="Table36.A2" office:value-type="string">
              <text:list text:continue-numbering="true" text:style-name="WWNum1">
                <text:list-header>
                  <text:p text:style-name="P200">2P</text:p>
                </text:list-header>
              </text:list>
            </table:table-cell>
            <table:table-cell table:style-name="Table36.A2" office:value-type="string">
              <text:list text:continue-numbering="true" text:style-name="WWNum1">
                <text:list-header>
                  <text:p text:style-name="P200">2 Peter</text:p>
                </text:list-header>
              </text:list>
            </table:table-cell>
          </table:table-row>
          <table:table-row>
            <table:table-cell table:style-name="Table36.A2" office:value-type="string">
              <text:list text:continue-numbering="true" text:style-name="WWNum1">
                <text:list-header>
                  <text:p text:style-name="P200">1JN</text:p>
                </text:list-header>
              </text:list>
            </table:table-cell>
            <table:table-cell table:style-name="Table36.A2" office:value-type="string">
              <text:list text:continue-numbering="true" text:style-name="WWNum1">
                <text:list-header>
                  <text:p text:style-name="P200">1J</text:p>
                </text:list-header>
              </text:list>
            </table:table-cell>
            <table:table-cell table:style-name="Table36.A2" office:value-type="string">
              <text:list text:continue-numbering="true" text:style-name="WWNum1">
                <text:list-header>
                  <text:p text:style-name="P200">1 John</text:p>
                </text:list-header>
              </text:list>
            </table:table-cell>
          </table:table-row>
          <table:table-row>
            <table:table-cell table:style-name="Table36.A2" office:value-type="string">
              <text:list text:continue-numbering="true" text:style-name="WWNum1">
                <text:list-header>
                  <text:p text:style-name="P200">2JN</text:p>
                </text:list-header>
              </text:list>
            </table:table-cell>
            <table:table-cell table:style-name="Table36.A2" office:value-type="string">
              <text:list text:continue-numbering="true" text:style-name="WWNum1">
                <text:list-header>
                  <text:p text:style-name="P200">2J</text:p>
                </text:list-header>
              </text:list>
            </table:table-cell>
            <table:table-cell table:style-name="Table36.A2" office:value-type="string">
              <text:list text:continue-numbering="true" text:style-name="WWNum1">
                <text:list-header>
                  <text:p text:style-name="P200">2 John</text:p>
                </text:list-header>
              </text:list>
            </table:table-cell>
          </table:table-row>
          <table:table-row>
            <table:table-cell table:style-name="Table36.A2" office:value-type="string">
              <text:list text:continue-numbering="true" text:style-name="WWNum1">
                <text:list-header>
                  <text:p text:style-name="P200">3JN</text:p>
                </text:list-header>
              </text:list>
            </table:table-cell>
            <table:table-cell table:style-name="Table36.A2" office:value-type="string">
              <text:list text:continue-numbering="true" text:style-name="WWNum1">
                <text:list-header>
                  <text:p text:style-name="P200">3J</text:p>
                </text:list-header>
              </text:list>
            </table:table-cell>
            <table:table-cell table:style-name="Table36.A2" office:value-type="string">
              <text:list text:continue-numbering="true" text:style-name="WWNum1">
                <text:list-header>
                  <text:p text:style-name="P200">3 John</text:p>
                </text:list-header>
              </text:list>
            </table:table-cell>
          </table:table-row>
          <table:table-row>
            <table:table-cell table:style-name="Table36.A2" office:value-type="string">
              <text:list text:continue-numbering="true" text:style-name="WWNum1">
                <text:list-header>
                  <text:p text:style-name="P214">JUD</text:p>
                </text:list-header>
              </text:list>
            </table:table-cell>
            <table:table-cell table:style-name="Table36.A2" office:value-type="string">
              <text:list text:continue-numbering="true" text:style-name="WWNum1">
                <text:list-header>
                  <text:p text:style-name="P214">JD</text:p>
                </text:list-header>
              </text:list>
            </table:table-cell>
            <table:table-cell table:style-name="Table36.A2" office:value-type="string">
              <text:list text:continue-numbering="true" text:style-name="WWNum1">
                <text:list-header>
                  <text:p text:style-name="P214">Jude</text:p>
                </text:list-header>
              </text:list>
            </table:table-cell>
          </table:table-row>
          <table:table-row>
            <table:table-cell table:style-name="Table36.A40" office:value-type="string">
              <text:list text:continue-numbering="true" text:style-name="WWNum1">
                <text:list-header>
                  <text:p text:style-name="P200">REV</text:p>
                </text:list-header>
              </text:list>
            </table:table-cell>
            <table:table-cell table:style-name="Table36.A40" office:value-type="string">
              <text:list text:continue-numbering="true" text:style-name="WWNum1">
                <text:list-header>
                  <text:p text:style-name="P200">RE</text:p>
                </text:list-header>
              </text:list>
            </table:table-cell>
            <table:table-cell table:style-name="Table36.A40" office:value-type="string">
              <text:list text:continue-numbering="true" text:style-name="WWNum1">
                <text:list-header>
                  <text:p text:style-name="P200">Revelation</text:p>
                </text:list-header>
              </text:list>
            </table:table-cell>
          </table:table-row>
          <table:table-row>
            <table:table-cell table:style-name="Table36.A2" office:value-type="string">
              <text:list text:continue-numbering="true" text:style-name="WWNum1">
                <text:list-header>
                  <text:p text:style-name="P200">TOB</text:p>
                </text:list-header>
              </text:list>
            </table:table-cell>
            <table:table-cell table:style-name="Table36.A2" office:value-type="string">
              <text:list text:continue-numbering="true" text:style-name="WWNum1">
                <text:list-header>
                  <text:p text:style-name="P214">TO</text:p>
                </text:list-header>
              </text:list>
            </table:table-cell>
            <table:table-cell table:style-name="Table36.A2" office:value-type="string">
              <text:list text:continue-numbering="true" text:style-name="WWNum1">
                <text:list-header>
                  <text:p text:style-name="P200">Tobit</text:p>
                </text:list-header>
              </text:list>
            </table:table-cell>
          </table:table-row>
          <table:table-row>
            <table:table-cell table:style-name="Table36.A2" office:value-type="string">
              <text:list text:continue-numbering="true" text:style-name="WWNum1">
                <text:list-header>
                  <text:p text:style-name="P200">JDT</text:p>
                </text:list-header>
              </text:list>
            </table:table-cell>
            <table:table-cell table:style-name="Table36.A2" office:value-type="string">
              <text:list text:continue-numbering="true" text:style-name="WWNum1">
                <text:list-header>
                  <text:p text:style-name="P214">JT</text:p>
                </text:list-header>
              </text:list>
            </table:table-cell>
            <table:table-cell table:style-name="Table36.A2" office:value-type="string">
              <text:list text:continue-numbering="true" text:style-name="WWNum1">
                <text:list-header>
                  <text:p text:style-name="P200">Judith</text:p>
                </text:list-header>
              </text:list>
            </table:table-cell>
          </table:table-row>
          <table:table-row>
            <table:table-cell table:style-name="Table36.A2" office:value-type="string">
              <text:list text:continue-numbering="true" text:style-name="WWNum1">
                <text:list-header>
                  <text:p text:style-name="P200">ESG</text:p>
                </text:list-header>
              </text:list>
            </table:table-cell>
            <table:table-cell table:style-name="Table36.A2" office:value-type="string">
              <text:list text:continue-numbering="true" text:style-name="WWNum1">
                <text:list-header>
                  <text:p text:style-name="P214">EG</text:p>
                </text:list-header>
              </text:list>
            </table:table-cell>
            <table:table-cell table:style-name="Table36.A2" office:value-type="string">
              <text:list text:continue-numbering="true" text:style-name="WWNum1">
                <text:list-header>
                  <text:p text:style-name="P215">Esther Greek</text:p>
                </text:list-header>
              </text:list>
            </table:table-cell>
          </table:table-row>
          <table:table-row>
            <table:table-cell table:style-name="Table36.A2" office:value-type="string">
              <text:list text:continue-numbering="true" text:style-name="WWNum1">
                <text:list-header>
                  <text:p text:style-name="P200">WIS</text:p>
                </text:list-header>
              </text:list>
            </table:table-cell>
            <table:table-cell table:style-name="Table36.A2" office:value-type="string">
              <text:list text:continue-numbering="true" text:style-name="WWNum1">
                <text:list-header>
                  <text:p text:style-name="P214">WI</text:p>
                </text:list-header>
              </text:list>
            </table:table-cell>
            <table:table-cell table:style-name="Table36.A2" office:value-type="string">
              <text:list text:continue-numbering="true" text:style-name="WWNum1">
                <text:list-header>
                  <text:p text:style-name="P200">Wisdom of Solomon</text:p>
                </text:list-header>
              </text:list>
            </table:table-cell>
          </table:table-row>
          <table:table-row>
            <table:table-cell table:style-name="Table36.A2" office:value-type="string">
              <text:list text:continue-numbering="true" text:style-name="WWNum1">
                <text:list-header>
                  <text:p text:style-name="P200">SIR</text:p>
                </text:list-header>
              </text:list>
            </table:table-cell>
            <table:table-cell table:style-name="Table36.A2" office:value-type="string">
              <text:list text:continue-numbering="true" text:style-name="WWNum1">
                <text:list-header>
                  <text:p text:style-name="P214">SI</text:p>
                </text:list-header>
              </text:list>
            </table:table-cell>
            <table:table-cell table:style-name="Table36.A2" office:value-type="string">
              <text:list text:continue-numbering="true" text:style-name="WWNum1">
                <text:list-header>
                  <text:p text:style-name="P200">Sirach also Ecclesiasticus</text:p>
                </text:list-header>
              </text:list>
            </table:table-cell>
          </table:table-row>
          <table:table-row>
            <table:table-cell table:style-name="Table36.A2" office:value-type="string">
              <text:list text:continue-numbering="true" text:style-name="WWNum1">
                <text:list-header>
                  <text:p text:style-name="P200">BAR</text:p>
                </text:list-header>
              </text:list>
            </table:table-cell>
            <table:table-cell table:style-name="Table36.A2" office:value-type="string">
              <text:list text:continue-numbering="true" text:style-name="WWNum1">
                <text:list-header>
                  <text:p text:style-name="P214">BA</text:p>
                </text:list-header>
              </text:list>
            </table:table-cell>
            <table:table-cell table:style-name="Table36.A2" office:value-type="string">
              <text:list text:continue-numbering="true" text:style-name="WWNum1">
                <text:list-header>
                  <text:p text:style-name="P200">Baruch</text:p>
                </text:list-header>
              </text:list>
            </table:table-cell>
          </table:table-row>
          <table:table-row>
            <table:table-cell table:style-name="Table36.A2" office:value-type="string">
              <text:list text:continue-numbering="true" text:style-name="WWNum1">
                <text:list-header>
                  <text:p text:style-name="P200">LJE</text:p>
                </text:list-header>
              </text:list>
            </table:table-cell>
            <table:table-cell table:style-name="Table36.A2" office:value-type="string">
              <text:list text:continue-numbering="true" text:style-name="WWNum1">
                <text:list-header>
                  <text:p text:style-name="P214">LJ</text:p>
                </text:list-header>
              </text:list>
            </table:table-cell>
            <table:table-cell table:style-name="Table36.A2" office:value-type="string">
              <text:list text:continue-numbering="true" text:style-name="WWNum1">
                <text:list-header>
                  <text:p text:style-name="P200">Letter of Jeremiah</text:p>
                </text:list-header>
              </text:list>
            </table:table-cell>
          </table:table-row>
          <table:table-row>
            <table:table-cell table:style-name="Table36.A2" office:value-type="string">
              <text:list text:continue-numbering="true" text:style-name="WWNum1">
                <text:list-header>
                  <text:p text:style-name="P200">S3Y</text:p>
                </text:list-header>
              </text:list>
            </table:table-cell>
            <table:table-cell table:style-name="Table36.A2" office:value-type="string">
              <text:list text:continue-numbering="true" text:style-name="WWNum1">
                <text:list-header>
                  <text:p text:style-name="P214">S3</text:p>
                </text:list-header>
              </text:list>
            </table:table-cell>
            <table:table-cell table:style-name="Table36.A2" office:value-type="string">
              <text:list text:continue-numbering="true" text:style-name="WWNum1">
                <text:list-header>
                  <text:p text:style-name="P200">Prayer of Azariah and the Song of the Three Jews</text:p>
                </text:list-header>
              </text:list>
            </table:table-cell>
          </table:table-row>
          <table:table-row>
            <table:table-cell table:style-name="Table36.A2" office:value-type="string">
              <text:list text:continue-numbering="true" text:style-name="WWNum1">
                <text:list-header>
                  <text:p text:style-name="P200">SUS</text:p>
                </text:list-header>
              </text:list>
            </table:table-cell>
            <table:table-cell table:style-name="Table36.A2" office:value-type="string">
              <text:list text:continue-numbering="true" text:style-name="WWNum1">
                <text:list-header>
                  <text:p text:style-name="P214">SU</text:p>
                </text:list-header>
              </text:list>
            </table:table-cell>
            <table:table-cell table:style-name="Table36.A2" office:value-type="string">
              <text:list text:continue-numbering="true" text:style-name="WWNum1">
                <text:list-header>
                  <text:p text:style-name="P200">Susanna</text:p>
                </text:list-header>
              </text:list>
            </table:table-cell>
          </table:table-row>
          <table:table-row>
            <table:table-cell table:style-name="Table36.A2" office:value-type="string">
              <text:list text:continue-numbering="true" text:style-name="WWNum1">
                <text:list-header>
                  <text:p text:style-name="P200">BEL</text:p>
                </text:list-header>
              </text:list>
            </table:table-cell>
            <table:table-cell table:style-name="Table36.A2" office:value-type="string">
              <text:list text:continue-numbering="true" text:style-name="WWNum1">
                <text:list-header>
                  <text:p text:style-name="P214">BE</text:p>
                </text:list-header>
              </text:list>
            </table:table-cell>
            <table:table-cell table:style-name="Table36.A2" office:value-type="string">
              <text:list text:continue-numbering="true" text:style-name="WWNum1">
                <text:list-header>
                  <text:p text:style-name="P200">Bel and the Dragon</text:p>
                </text:list-header>
              </text:list>
            </table:table-cell>
          </table:table-row>
          <table:table-row>
            <table:table-cell table:style-name="Table36.A2" office:value-type="string">
              <text:list text:continue-numbering="true" text:style-name="WWNum1">
                <text:list-header>
                  <text:p text:style-name="P200">1MA</text:p>
                </text:list-header>
              </text:list>
            </table:table-cell>
            <table:table-cell table:style-name="Table36.A2" office:value-type="string">
              <text:list text:continue-numbering="true" text:style-name="WWNum1">
                <text:list-header>
                  <text:p text:style-name="P214">1M</text:p>
                </text:list-header>
              </text:list>
            </table:table-cell>
            <table:table-cell table:style-name="Table36.A2" office:value-type="string">
              <text:list text:continue-numbering="true" text:style-name="WWNum1">
                <text:list-header>
                  <text:p text:style-name="P200">1 Maccabees</text:p>
                </text:list-header>
              </text:list>
            </table:table-cell>
          </table:table-row>
          <table:table-row>
            <table:table-cell table:style-name="Table36.A2" office:value-type="string">
              <text:list text:continue-numbering="true" text:style-name="WWNum1">
                <text:list-header>
                  <text:p text:style-name="P200">2MA</text:p>
                </text:list-header>
              </text:list>
            </table:table-cell>
            <table:table-cell table:style-name="Table36.A2" office:value-type="string">
              <text:list text:continue-numbering="true" text:style-name="WWNum1">
                <text:list-header>
                  <text:p text:style-name="P214">2M</text:p>
                </text:list-header>
              </text:list>
            </table:table-cell>
            <table:table-cell table:style-name="Table36.A2" office:value-type="string">
              <text:list text:continue-numbering="true" text:style-name="WWNum1">
                <text:list-header>
                  <text:p text:style-name="P200">2 Maccabees</text:p>
                </text:list-header>
              </text:list>
            </table:table-cell>
          </table:table-row>
          <table:table-row>
            <table:table-cell table:style-name="Table36.A2" office:value-type="string">
              <text:list text:continue-numbering="true" text:style-name="WWNum1">
                <text:list-header>
                  <text:p text:style-name="P200">3MA</text:p>
                </text:list-header>
              </text:list>
            </table:table-cell>
            <table:table-cell table:style-name="Table36.A2" office:value-type="string">
              <text:list text:continue-numbering="true" text:style-name="WWNum1">
                <text:list-header>
                  <text:p text:style-name="P214">3M</text:p>
                </text:list-header>
              </text:list>
            </table:table-cell>
            <table:table-cell table:style-name="Table36.A2" office:value-type="string">
              <text:list text:continue-numbering="true" text:style-name="WWNum1">
                <text:list-header>
                  <text:p text:style-name="P200">3 Maccabees</text:p>
                </text:list-header>
              </text:list>
            </table:table-cell>
          </table:table-row>
          <table:table-row>
            <table:table-cell table:style-name="Table36.A2" office:value-type="string">
              <text:list text:continue-numbering="true" text:style-name="WWNum1">
                <text:list-header>
                  <text:p text:style-name="P200">4MA</text:p>
                </text:list-header>
              </text:list>
            </table:table-cell>
            <table:table-cell table:style-name="Table36.A2" office:value-type="string">
              <text:list text:continue-numbering="true" text:style-name="WWNum1">
                <text:list-header>
                  <text:p text:style-name="P214">4M</text:p>
                </text:list-header>
              </text:list>
            </table:table-cell>
            <table:table-cell table:style-name="Table36.A2" office:value-type="string">
              <text:list text:continue-numbering="true" text:style-name="WWNum1">
                <text:list-header>
                  <text:p text:style-name="P200">4 Maccabees</text:p>
                </text:list-header>
              </text:list>
            </table:table-cell>
          </table:table-row>
          <table:table-row>
            <table:table-cell table:style-name="Table36.A2" office:value-type="string">
              <text:list text:continue-numbering="true" text:style-name="WWNum1">
                <text:list-header>
                  <text:p text:style-name="P200">1ES</text:p>
                </text:list-header>
              </text:list>
            </table:table-cell>
            <table:table-cell table:style-name="Table36.A2" office:value-type="string">
              <text:list text:continue-numbering="true" text:style-name="WWNum1">
                <text:list-header>
                  <text:p text:style-name="P214">1E</text:p>
                </text:list-header>
              </text:list>
            </table:table-cell>
            <table:table-cell table:style-name="Table36.A2" office:value-type="string">
              <text:list text:continue-numbering="true" text:style-name="WWNum1">
                <text:list-header>
                  <text:p text:style-name="P200">1 Esdras <text:span text:style-name="T58">(Greek)</text:span></text:p>
                </text:list-header>
              </text:list>
            </table:table-cell>
          </table:table-row>
          <table:table-row>
            <table:table-cell table:style-name="Table36.A2" office:value-type="string">
              <text:list text:continue-numbering="true" text:style-name="WWNum1">
                <text:list-header>
                  <text:p text:style-name="P200">2ES</text:p>
                </text:list-header>
              </text:list>
            </table:table-cell>
            <table:table-cell table:style-name="Table36.A2" office:value-type="string">
              <text:list text:continue-numbering="true" text:style-name="WWNum1">
                <text:list-header>
                  <text:p text:style-name="P214">2E</text:p>
                </text:list-header>
              </text:list>
            </table:table-cell>
            <table:table-cell table:style-name="Table36.A2" office:value-type="string">
              <text:list text:continue-numbering="true" text:style-name="WWNum1">
                <text:list-header>
                  <text:p text:style-name="P200">2 Esdras <text:span text:style-name="T58">(Latin)</text:span></text:p>
                </text:list-header>
              </text:list>
            </table:table-cell>
          </table:table-row>
          <table:table-row>
            <table:table-cell table:style-name="Table36.A2" office:value-type="string">
              <text:list text:continue-numbering="true" text:style-name="WWNum1">
                <text:list-header>
                  <text:p text:style-name="P200">MAN</text:p>
                </text:list-header>
              </text:list>
            </table:table-cell>
            <table:table-cell table:style-name="Table36.A2" office:value-type="string">
              <text:list text:continue-numbering="true" text:style-name="WWNum1">
                <text:list-header>
                  <text:p text:style-name="P214">MN</text:p>
                </text:list-header>
              </text:list>
            </table:table-cell>
            <table:table-cell table:style-name="Table36.A2" office:value-type="string">
              <text:list text:continue-numbering="true" text:style-name="WWNum1">
                <text:list-header>
                  <text:p text:style-name="P200">Prayer of Manasseh</text:p>
                </text:list-header>
              </text:list>
            </table:table-cell>
          </table:table-row>
          <table:table-row>
            <table:table-cell table:style-name="Table36.A2" office:value-type="string">
              <text:list text:continue-numbering="true" text:style-name="WWNum1">
                <text:list-header>
                  <text:p text:style-name="P200">PS2</text:p>
                </text:list-header>
              </text:list>
            </table:table-cell>
            <table:table-cell table:style-name="Table36.A2" office:value-type="string">
              <text:list text:continue-numbering="true" text:style-name="WWNum1">
                <text:list-header>
                  <text:p text:style-name="P214">P2</text:p>
                </text:list-header>
              </text:list>
            </table:table-cell>
            <table:table-cell table:style-name="Table36.A2" office:value-type="string">
              <text:list text:continue-numbering="true" text:style-name="WWNum1">
                <text:list-header>
                  <text:p text:style-name="P200">Psalm 151</text:p>
                </text:list-header>
              </text:list>
            </table:table-cell>
          </table:table-row>
          <table:table-row>
            <table:table-cell table:style-name="Table36.A2" office:value-type="string">
              <text:list text:continue-numbering="true" text:style-name="WWNum1">
                <text:list-header>
                  <text:p text:style-name="P200">ODA</text:p>
                </text:list-header>
              </text:list>
            </table:table-cell>
            <table:table-cell table:style-name="Table36.A2" office:value-type="string">
              <text:list text:continue-numbering="true" text:style-name="WWNum1">
                <text:list-header>
                  <text:p text:style-name="P214">OD</text:p>
                </text:list-header>
              </text:list>
            </table:table-cell>
            <table:table-cell table:style-name="Table36.A2" office:value-type="string">
              <text:list text:continue-numbering="true" text:style-name="WWNum1">
                <text:list-header>
                  <text:p text:style-name="P200">Odes</text:p>
                </text:list-header>
              </text:list>
            </table:table-cell>
          </table:table-row>
          <table:table-row>
            <table:table-cell table:style-name="Table36.A2" office:value-type="string">
              <text:list text:continue-numbering="true" text:style-name="WWNum1">
                <text:list-header>
                  <text:p text:style-name="P200">PSS</text:p>
                </text:list-header>
              </text:list>
            </table:table-cell>
            <table:table-cell table:style-name="Table36.A2" office:value-type="string">
              <text:list text:continue-numbering="true" text:style-name="WWNum1">
                <text:list-header>
                  <text:p text:style-name="P214">P4</text:p>
                </text:list-header>
              </text:list>
            </table:table-cell>
            <table:table-cell table:style-name="Table36.A2" office:value-type="string">
              <text:list text:continue-numbering="true" text:style-name="WWNum1">
                <text:list-header>
                  <text:p text:style-name="P200">Psalms of Solomon</text:p>
                </text:list-header>
              </text:list>
            </table:table-cell>
          </table:table-row>
          <table:table-row>
            <table:table-cell table:style-name="Table36.A2" office:value-type="string">
              <text:list text:continue-numbering="true" text:style-name="WWNum1">
                <text:list-header>
                  <text:p text:style-name="P200">JSA</text:p>
                </text:list-header>
              </text:list>
            </table:table-cell>
            <table:table-cell table:style-name="Table36.A2" office:value-type="string">
              <text:list text:continue-numbering="true" text:style-name="WWNum1">
                <text:list-header>
                  <text:p text:style-name="P214">JH</text:p>
                </text:list-header>
              </text:list>
            </table:table-cell>
            <table:table-cell table:style-name="Table36.A2" office:value-type="string">
              <text:list text:continue-numbering="true" text:style-name="WWNum1">
                <text:list-header>
                  <text:p text:style-name="P200">Joshua A.</text:p>
                </text:list-header>
              </text:list>
            </table:table-cell>
          </table:table-row>
          <table:table-row>
            <table:table-cell table:style-name="Table36.A2" office:value-type="string">
              <text:list text:continue-numbering="true" text:style-name="WWNum1">
                <text:list-header>
                  <text:p text:style-name="P200">JDB</text:p>
                </text:list-header>
              </text:list>
            </table:table-cell>
            <table:table-cell table:style-name="Table36.A2" office:value-type="string">
              <text:list text:continue-numbering="true" text:style-name="WWNum1">
                <text:list-header>
                  <text:p text:style-name="P214">JI</text:p>
                </text:list-header>
              </text:list>
            </table:table-cell>
            <table:table-cell table:style-name="Table36.A2" office:value-type="string">
              <text:list text:continue-numbering="true" text:style-name="WWNum1">
                <text:list-header>
                  <text:p text:style-name="P200">Joshua B.</text:p>
                </text:list-header>
              </text:list>
            </table:table-cell>
          </table:table-row>
          <table:table-row>
            <table:table-cell table:style-name="Table36.A2" office:value-type="string">
              <text:list text:continue-numbering="true" text:style-name="WWNum1">
                <text:list-header>
                  <text:p text:style-name="P200">TBS</text:p>
                </text:list-header>
              </text:list>
            </table:table-cell>
            <table:table-cell table:style-name="Table36.A2" office:value-type="string">
              <text:list text:continue-numbering="true" text:style-name="WWNum1">
                <text:list-header>
                  <text:p text:style-name="P214">TB</text:p>
                </text:list-header>
              </text:list>
            </table:table-cell>
            <table:table-cell table:style-name="Table36.A2" office:value-type="string">
              <text:list text:continue-numbering="true" text:style-name="WWNum1">
                <text:list-header>
                  <text:p text:style-name="P200">Tobit S.</text:p>
                </text:list-header>
              </text:list>
            </table:table-cell>
          </table:table-row>
          <table:table-row>
            <table:table-cell table:style-name="Table36.A2" office:value-type="string">
              <text:list text:continue-numbering="true" text:style-name="WWNum1">
                <text:list-header>
                  <text:p text:style-name="P200">SST</text:p>
                </text:list-header>
              </text:list>
            </table:table-cell>
            <table:table-cell table:style-name="Table36.A2" office:value-type="string">
              <text:list text:continue-numbering="true" text:style-name="WWNum1">
                <text:list-header>
                  <text:p text:style-name="P214">ST</text:p>
                </text:list-header>
              </text:list>
            </table:table-cell>
            <table:table-cell table:style-name="Table36.A2" office:value-type="string">
              <text:list text:continue-numbering="true" text:style-name="WWNum1">
                <text:list-header>
                  <text:p text:style-name="P200">Susanna Th.</text:p>
                </text:list-header>
              </text:list>
            </table:table-cell>
          </table:table-row>
          <table:table-row>
            <table:table-cell table:style-name="Table36.A2" office:value-type="string">
              <text:list text:continue-numbering="true" text:style-name="WWNum1">
                <text:list-header>
                  <text:p text:style-name="P200">DNT</text:p>
                </text:list-header>
              </text:list>
            </table:table-cell>
            <table:table-cell table:style-name="Table36.A2" office:value-type="string">
              <text:list text:continue-numbering="true" text:style-name="WWNum1">
                <text:list-header>
                  <text:p text:style-name="P214">DN</text:p>
                </text:list-header>
              </text:list>
            </table:table-cell>
            <table:table-cell table:style-name="Table36.A2" office:value-type="string">
              <text:list text:continue-numbering="true" text:style-name="WWNum1">
                <text:list-header>
                  <text:p text:style-name="P200">Daniel Th.</text:p>
                </text:list-header>
              </text:list>
            </table:table-cell>
          </table:table-row>
          <table:table-row>
            <table:table-cell table:style-name="Table36.A2" office:value-type="string">
              <text:list text:continue-numbering="true" text:style-name="WWNum1">
                <text:list-header>
                  <text:p text:style-name="P200">BLT</text:p>
                </text:list-header>
              </text:list>
            </table:table-cell>
            <table:table-cell table:style-name="Table36.A2" office:value-type="string">
              <text:list text:continue-numbering="true" text:style-name="WWNum1">
                <text:list-header>
                  <text:p text:style-name="P214">BL</text:p>
                </text:list-header>
              </text:list>
            </table:table-cell>
            <table:table-cell table:style-name="Table36.A2" office:value-type="string">
              <text:list text:continue-numbering="true" text:style-name="WWNum1">
                <text:list-header>
                  <text:p text:style-name="P200">Bel Th.</text:p>
                </text:list-header>
              </text:list>
            </table:table-cell>
          </table:table-row>
          <table:table-row>
            <table:table-cell table:style-name="Table36.A2" office:value-type="string">
              <text:list text:continue-numbering="true" text:style-name="WWNum1">
                <text:list-header>
                  <text:p text:style-name="P200">3ES</text:p>
                </text:list-header>
              </text:list>
            </table:table-cell>
            <table:table-cell table:style-name="Table36.A2" office:value-type="string">
              <text:list text:continue-numbering="true" text:style-name="WWNum1">
                <text:list-header>
                  <text:p text:style-name="P214">3E</text:p>
                </text:list-header>
              </text:list>
            </table:table-cell>
            <table:table-cell table:style-name="Table36.A2" office:value-type="string">
              <text:list text:continue-numbering="true" text:style-name="WWNum1">
                <text:list-header>
                  <text:p text:style-name="P200">3 Ezra</text:p>
                </text:list-header>
              </text:list>
            </table:table-cell>
          </table:table-row>
          <table:table-row>
            <table:table-cell table:style-name="Table36.A2" office:value-type="string">
              <text:list text:continue-numbering="true" text:style-name="WWNum1">
                <text:list-header>
                  <text:p text:style-name="P200">EZA</text:p>
                </text:list-header>
              </text:list>
            </table:table-cell>
            <table:table-cell table:style-name="Table36.A2" office:value-type="string">
              <text:list text:continue-numbering="true" text:style-name="WWNum1">
                <text:list-header>
                  <text:p text:style-name="P214">EA</text:p>
                </text:list-header>
              </text:list>
            </table:table-cell>
            <table:table-cell table:style-name="Table36.A2" office:value-type="string">
              <text:list text:continue-numbering="true" text:style-name="WWNum1">
                <text:list-header>
                  <text:p text:style-name="P200">Apocalypse of Ezra</text:p>
                </text:list-header>
              </text:list>
            </table:table-cell>
          </table:table-row>
          <text:soft-page-break/>
          <table:table-row>
            <table:table-cell table:style-name="Table36.A2" office:value-type="string">
              <text:list text:continue-numbering="true" text:style-name="WWNum1">
                <text:list-header>
                  <text:p text:style-name="P200">5EZ</text:p>
                </text:list-header>
              </text:list>
            </table:table-cell>
            <table:table-cell table:style-name="Table36.A2" office:value-type="string">
              <text:list text:continue-numbering="true" text:style-name="WWNum1">
                <text:list-header>
                  <text:p text:style-name="P214">5E</text:p>
                </text:list-header>
              </text:list>
            </table:table-cell>
            <table:table-cell table:style-name="Table36.A2" office:value-type="string">
              <text:list text:continue-numbering="true" text:style-name="WWNum1">
                <text:list-header>
                  <text:p text:style-name="P200">5 Ezra</text:p>
                </text:list-header>
              </text:list>
            </table:table-cell>
          </table:table-row>
          <table:table-row>
            <table:table-cell table:style-name="Table36.A2" office:value-type="string">
              <text:list text:continue-numbering="true" text:style-name="WWNum1">
                <text:list-header>
                  <text:p text:style-name="P200">6EZ</text:p>
                </text:list-header>
              </text:list>
            </table:table-cell>
            <table:table-cell table:style-name="Table36.A2" office:value-type="string">
              <text:list text:continue-numbering="true" text:style-name="WWNum1">
                <text:list-header>
                  <text:p text:style-name="P214">6E</text:p>
                </text:list-header>
              </text:list>
            </table:table-cell>
            <table:table-cell table:style-name="Table36.A2" office:value-type="string">
              <text:list text:continue-numbering="true" text:style-name="WWNum1">
                <text:list-header>
                  <text:p text:style-name="P200">6 Ezra</text:p>
                </text:list-header>
              </text:list>
            </table:table-cell>
          </table:table-row>
          <table:table-row>
            <table:table-cell table:style-name="Table36.A2" office:value-type="string">
              <text:list text:continue-numbering="true" text:style-name="WWNum1">
                <text:list-header>
                  <text:p text:style-name="P200">DAG</text:p>
                </text:list-header>
              </text:list>
            </table:table-cell>
            <table:table-cell table:style-name="Table36.A2" office:value-type="string">
              <text:list text:continue-numbering="true" text:style-name="WWNum1">
                <text:list-header>
                  <text:p text:style-name="P214">DG</text:p>
                </text:list-header>
              </text:list>
            </table:table-cell>
            <table:table-cell table:style-name="Table36.A2" office:value-type="string">
              <text:list text:continue-numbering="true" text:style-name="WWNum1">
                <text:list-header>
                  <text:p text:style-name="P200">Daniel (in Greek)</text:p>
                </text:list-header>
              </text:list>
            </table:table-cell>
          </table:table-row>
          <table:table-row>
            <table:table-cell table:style-name="Table36.A2" office:value-type="string">
              <text:list text:continue-numbering="true" text:style-name="WWNum1">
                <text:list-header>
                  <text:p text:style-name="P200">PS3</text:p>
                </text:list-header>
              </text:list>
            </table:table-cell>
            <table:table-cell table:style-name="Table36.A2" office:value-type="string">
              <text:list text:continue-numbering="true" text:style-name="WWNum1">
                <text:list-header>
                  <text:p text:style-name="P214">P3</text:p>
                </text:list-header>
              </text:list>
            </table:table-cell>
            <table:table-cell table:style-name="Table36.A2" office:value-type="string">
              <text:list text:continue-numbering="true" text:style-name="WWNum1">
                <text:list-header>
                  <text:p text:style-name="P200">Psalms 152-155</text:p>
                </text:list-header>
              </text:list>
            </table:table-cell>
          </table:table-row>
          <table:table-row>
            <table:table-cell table:style-name="Table36.A2" office:value-type="string">
              <text:list text:continue-numbering="true" text:style-name="WWNum1">
                <text:list-header>
                  <text:p text:style-name="P200">2BA</text:p>
                </text:list-header>
              </text:list>
            </table:table-cell>
            <table:table-cell table:style-name="Table36.A2" office:value-type="string">
              <text:list text:continue-numbering="true" text:style-name="WWNum1">
                <text:list-header>
                  <text:p text:style-name="P214">2B</text:p>
                </text:list-header>
              </text:list>
            </table:table-cell>
            <table:table-cell table:style-name="Table36.A2" office:value-type="string">
              <text:list text:continue-numbering="true" text:style-name="WWNum1">
                <text:list-header>
                  <text:p text:style-name="P200">2 Baruch (Apocalypse)</text:p>
                </text:list-header>
              </text:list>
            </table:table-cell>
          </table:table-row>
          <table:table-row>
            <table:table-cell table:style-name="Table36.A2" office:value-type="string">
              <text:list text:continue-numbering="true" text:style-name="WWNum1">
                <text:list-header>
                  <text:p text:style-name="P219">LBA</text:p>
                </text:list-header>
              </text:list>
            </table:table-cell>
            <table:table-cell table:style-name="Table36.A2" office:value-type="string">
              <text:list text:continue-numbering="true" text:style-name="WWNum1">
                <text:list-header>
                  <text:p text:style-name="P220">LB</text:p>
                </text:list-header>
              </text:list>
            </table:table-cell>
            <table:table-cell table:style-name="Table36.A2" office:value-type="string">
              <text:list text:continue-numbering="true" text:style-name="WWNum1">
                <text:list-header>
                  <text:p text:style-name="P221">Letter of Baruch</text:p>
                </text:list-header>
              </text:list>
            </table:table-cell>
          </table:table-row>
          <table:table-row>
            <table:table-cell table:style-name="Table36.A2" office:value-type="string">
              <text:list text:continue-numbering="true" text:style-name="WWNum1">
                <text:list-header>
                  <text:p text:style-name="P219">JUB</text:p>
                </text:list-header>
              </text:list>
            </table:table-cell>
            <table:table-cell table:style-name="Table36.A2" office:value-type="string">
              <text:list text:continue-numbering="true" text:style-name="WWNum1">
                <text:list-header>
                  <text:p text:style-name="P220">JU</text:p>
                </text:list-header>
              </text:list>
            </table:table-cell>
            <table:table-cell table:style-name="Table36.A2" office:value-type="string">
              <text:list text:continue-numbering="true" text:style-name="WWNum1">
                <text:list-header>
                  <text:p text:style-name="P221">Jubilees</text:p>
                </text:list-header>
              </text:list>
            </table:table-cell>
          </table:table-row>
          <table:table-row>
            <table:table-cell table:style-name="Table36.A2" office:value-type="string">
              <text:list text:continue-numbering="true" text:style-name="WWNum1">
                <text:list-header>
                  <text:p text:style-name="P219">ENO</text:p>
                </text:list-header>
              </text:list>
            </table:table-cell>
            <table:table-cell table:style-name="Table36.A2" office:value-type="string">
              <text:list text:continue-numbering="true" text:style-name="WWNum1">
                <text:list-header>
                  <text:p text:style-name="P220">EN</text:p>
                </text:list-header>
              </text:list>
            </table:table-cell>
            <table:table-cell table:style-name="Table36.A2" office:value-type="string">
              <text:list text:continue-numbering="true" text:style-name="WWNum1">
                <text:list-header>
                  <text:p text:style-name="P221">Enoch</text:p>
                </text:list-header>
              </text:list>
            </table:table-cell>
          </table:table-row>
          <table:table-row>
            <table:table-cell table:style-name="Table36.A2" office:value-type="string">
              <text:list text:continue-numbering="true" text:style-name="WWNum1">
                <text:list-header>
                  <text:p text:style-name="P219">1MQ</text:p>
                </text:list-header>
              </text:list>
            </table:table-cell>
            <table:table-cell table:style-name="Table36.A2" office:value-type="string">
              <text:list text:continue-numbering="true" text:style-name="WWNum1">
                <text:list-header>
                  <text:p text:style-name="P220">1Q</text:p>
                </text:list-header>
              </text:list>
            </table:table-cell>
            <table:table-cell table:style-name="Table36.A2" office:value-type="string">
              <text:list text:continue-numbering="true" text:style-name="WWNum1">
                <text:list-header>
                  <text:p text:style-name="P221">1 Meqabyan/<text:span text:style-name="T59">Mekabis</text:span></text:p>
                </text:list-header>
              </text:list>
            </table:table-cell>
          </table:table-row>
          <table:table-row>
            <table:table-cell table:style-name="Table36.A2" office:value-type="string">
              <text:list text:continue-numbering="true" text:style-name="WWNum1">
                <text:list-header>
                  <text:p text:style-name="P219">2MQ</text:p>
                </text:list-header>
              </text:list>
            </table:table-cell>
            <table:table-cell table:style-name="Table36.A2" office:value-type="string">
              <text:list text:continue-numbering="true" text:style-name="WWNum1">
                <text:list-header>
                  <text:p text:style-name="P220">2Q</text:p>
                </text:list-header>
              </text:list>
            </table:table-cell>
            <table:table-cell table:style-name="Table36.A2" office:value-type="string">
              <text:list text:continue-numbering="true" text:style-name="WWNum1">
                <text:list-header>
                  <text:p text:style-name="P221">2 Meqabyan/<text:span text:style-name="T59">Mekabis</text:span></text:p>
                </text:list-header>
              </text:list>
            </table:table-cell>
          </table:table-row>
          <table:table-row>
            <table:table-cell table:style-name="Table36.A2" office:value-type="string">
              <text:list text:continue-numbering="true" text:style-name="WWNum1">
                <text:list-header>
                  <text:p text:style-name="P219">3MQ</text:p>
                </text:list-header>
              </text:list>
            </table:table-cell>
            <table:table-cell table:style-name="Table36.A2" office:value-type="string">
              <text:list text:continue-numbering="true" text:style-name="WWNum1">
                <text:list-header>
                  <text:p text:style-name="P220">3Q</text:p>
                </text:list-header>
              </text:list>
            </table:table-cell>
            <table:table-cell table:style-name="Table36.A2" office:value-type="string">
              <text:list text:continue-numbering="true" text:style-name="WWNum1">
                <text:list-header>
                  <text:p text:style-name="P221">3 Meqabyan/<text:span text:style-name="T59">Mekabis</text:span></text:p>
                </text:list-header>
              </text:list>
            </table:table-cell>
          </table:table-row>
          <table:table-row>
            <table:table-cell table:style-name="Table36.A2" office:value-type="string">
              <text:list text:continue-numbering="true" text:style-name="WWNum1">
                <text:list-header>
                  <text:p text:style-name="P219">REP</text:p>
                </text:list-header>
              </text:list>
            </table:table-cell>
            <table:table-cell table:style-name="Table36.A2" office:value-type="string">
              <text:list text:continue-numbering="true" text:style-name="WWNum1">
                <text:list-header>
                  <text:p text:style-name="P220">RE</text:p>
                </text:list-header>
              </text:list>
            </table:table-cell>
            <table:table-cell table:style-name="Table36.A2" office:value-type="string">
              <text:list text:continue-numbering="true" text:style-name="WWNum1">
                <text:list-header>
                  <text:p text:style-name="P221">Reproof (Proverbs 25-31)</text:p>
                </text:list-header>
              </text:list>
            </table:table-cell>
          </table:table-row>
          <table:table-row>
            <table:table-cell table:style-name="Table36.A2" office:value-type="string">
              <text:list text:continue-numbering="true" text:style-name="WWNum1">
                <text:list-header>
                  <text:p text:style-name="P219">4BA</text:p>
                </text:list-header>
              </text:list>
            </table:table-cell>
            <table:table-cell table:style-name="Table36.A2" office:value-type="string">
              <text:list text:continue-numbering="true" text:style-name="WWNum1">
                <text:list-header>
                  <text:p text:style-name="P220">4B</text:p>
                </text:list-header>
              </text:list>
            </table:table-cell>
            <table:table-cell table:style-name="Table36.A2" office:value-type="string">
              <text:list text:continue-numbering="true" text:style-name="WWNum1">
                <text:list-header>
                  <text:p text:style-name="P221">4 Baruch (Rest of Baruch)</text:p>
                </text:list-header>
              </text:list>
            </table:table-cell>
          </table:table-row>
          <table:table-row>
            <table:table-cell table:style-name="Table36.A40" office:value-type="string">
              <text:list text:continue-numbering="true" text:style-name="WWNum1">
                <text:list-header>
                  <text:p text:style-name="P219">LAO</text:p>
                </text:list-header>
              </text:list>
            </table:table-cell>
            <table:table-cell table:style-name="Table36.A40" office:value-type="string">
              <text:list text:continue-numbering="true" text:style-name="WWNum1">
                <text:list-header>
                  <text:p text:style-name="P220">LO</text:p>
                </text:list-header>
              </text:list>
            </table:table-cell>
            <table:table-cell table:style-name="Table36.A40" office:value-type="string">
              <text:list text:continue-numbering="true" text:style-name="WWNum1">
                <text:list-header>
                  <text:p text:style-name="P221"><text:span text:style-name="T59">Letter to the </text:span>Laodiceans</text:p>
                </text:list-header>
              </text:list>
            </table:table-cell>
          </table:table-row>
          <table:table-row>
            <table:table-cell table:style-name="Table36.A2" office:value-type="string">
              <text:list text:continue-numbering="true" text:style-name="WWNum1">
                <text:list-header>
                  <text:p text:style-name="P221">FRT</text:p>
                </text:list-header>
              </text:list>
            </table:table-cell>
            <table:table-cell table:style-name="Table36.A2" office:value-type="string">
              <text:list text:continue-numbering="true" text:style-name="WWNum1">
                <text:list-header>
                  <text:p text:style-name="P220">FR</text:p>
                </text:list-header>
              </text:list>
            </table:table-cell>
            <table:table-cell table:style-name="Table36.A2" office:value-type="string">
              <text:list text:continue-numbering="true" text:style-name="WWNum1">
                <text:list-header>
                  <text:p text:style-name="P221">Front Matter</text:p>
                </text:list-header>
              </text:list>
            </table:table-cell>
          </table:table-row>
          <table:table-row>
            <table:table-cell table:style-name="Table36.A2" office:value-type="string">
              <text:list text:continue-numbering="true" text:style-name="WWNum1">
                <text:list-header>
                  <text:p text:style-name="P221">GLO</text:p>
                </text:list-header>
              </text:list>
            </table:table-cell>
            <table:table-cell table:style-name="Table36.A2" office:value-type="string">
              <text:list text:continue-numbering="true" text:style-name="WWNum1">
                <text:list-header>
                  <text:p text:style-name="P220">GL</text:p>
                </text:list-header>
              </text:list>
            </table:table-cell>
            <table:table-cell table:style-name="Table36.A2" office:value-type="string">
              <text:list text:continue-numbering="true" text:style-name="WWNum1">
                <text:list-header>
                  <text:p text:style-name="P221">Glossary / <text:span text:style-name="T59">Wordlist</text:span></text:p>
                </text:list-header>
              </text:list>
            </table:table-cell>
          </table:table-row>
          <table:table-row>
            <table:table-cell table:style-name="Table36.A2" office:value-type="string">
              <text:list text:continue-numbering="true" text:style-name="WWNum1">
                <text:list-header>
                  <text:p text:style-name="P221">CNC</text:p>
                </text:list-header>
              </text:list>
            </table:table-cell>
            <table:table-cell table:style-name="Table36.A2" office:value-type="string">
              <text:list text:continue-numbering="true" text:style-name="WWNum1">
                <text:list-header>
                  <text:p text:style-name="P220">CC</text:p>
                </text:list-header>
              </text:list>
            </table:table-cell>
            <table:table-cell table:style-name="Table36.A2" office:value-type="string">
              <text:list text:continue-numbering="true" text:style-name="WWNum1">
                <text:list-header>
                  <text:p text:style-name="P221">Concordance</text:p>
                </text:list-header>
              </text:list>
            </table:table-cell>
          </table:table-row>
          <table:table-row>
            <table:table-cell table:style-name="Table36.A2" office:value-type="string">
              <text:list text:continue-numbering="true" text:style-name="WWNum1">
                <text:list-header>
                  <text:p text:style-name="P221">XXA</text:p>
                </text:list-header>
              </text:list>
            </table:table-cell>
            <table:table-cell table:style-name="Table36.A2" office:value-type="string">
              <text:list text:continue-numbering="true" text:style-name="WWNum1">
                <text:list-header>
                  <text:p text:style-name="P220">XA</text:p>
                </text:list-header>
              </text:list>
            </table:table-cell>
            <table:table-cell table:style-name="Table36.A2" office:value-type="string">
              <text:list text:continue-numbering="true" text:style-name="WWNum1">
                <text:list-header>
                  <text:p text:style-name="P222">Extra Material</text:p>
                </text:list-header>
              </text:list>
            </table:table-cell>
          </table:table-row>
          <table:table-row>
            <table:table-cell table:style-name="Table36.A2" office:value-type="string">
              <text:list text:continue-numbering="true" text:style-name="WWNum1">
                <text:list-header>
                  <text:p text:style-name="P221">XXB</text:p>
                </text:list-header>
              </text:list>
            </table:table-cell>
            <table:table-cell table:style-name="Table36.A2" office:value-type="string">
              <text:list text:continue-numbering="true" text:style-name="WWNum1">
                <text:list-header>
                  <text:p text:style-name="P220">XB</text:p>
                </text:list-header>
              </text:list>
            </table:table-cell>
            <table:table-cell table:style-name="Table36.A2" office:value-type="string">
              <text:list text:continue-numbering="true" text:style-name="WWNum1">
                <text:list-header>
                  <text:p text:style-name="P222">Extra Material</text:p>
                </text:list-header>
              </text:list>
            </table:table-cell>
          </table:table-row>
          <table:table-row>
            <table:table-cell table:style-name="Table36.A2" office:value-type="string">
              <text:list text:continue-numbering="true" text:style-name="WWNum1">
                <text:list-header>
                  <text:p text:style-name="P221">XXC</text:p>
                </text:list-header>
              </text:list>
            </table:table-cell>
            <table:table-cell table:style-name="Table36.A2" office:value-type="string">
              <text:list text:continue-numbering="true" text:style-name="WWNum1">
                <text:list-header>
                  <text:p text:style-name="P220">XC</text:p>
                </text:list-header>
              </text:list>
            </table:table-cell>
            <table:table-cell table:style-name="Table36.A2" office:value-type="string">
              <text:list text:continue-numbering="true" text:style-name="WWNum1">
                <text:list-header>
                  <text:p text:style-name="P222">Extra Material</text:p>
                </text:list-header>
              </text:list>
            </table:table-cell>
          </table:table-row>
          <table:table-row>
            <table:table-cell table:style-name="Table36.A2" office:value-type="string">
              <text:list text:continue-numbering="true" text:style-name="WWNum1">
                <text:list-header>
                  <text:p text:style-name="P221">XXD</text:p>
                </text:list-header>
              </text:list>
            </table:table-cell>
            <table:table-cell table:style-name="Table36.A2" office:value-type="string">
              <text:list text:continue-numbering="true" text:style-name="WWNum1">
                <text:list-header>
                  <text:p text:style-name="P220">XD</text:p>
                </text:list-header>
              </text:list>
            </table:table-cell>
            <table:table-cell table:style-name="Table36.A2" office:value-type="string">
              <text:list text:continue-numbering="true" text:style-name="WWNum1">
                <text:list-header>
                  <text:p text:style-name="P222">Extra Material</text:p>
                </text:list-header>
              </text:list>
            </table:table-cell>
          </table:table-row>
          <table:table-row>
            <table:table-cell table:style-name="Table36.A2" office:value-type="string">
              <text:list text:continue-numbering="true" text:style-name="WWNum1">
                <text:list-header>
                  <text:p text:style-name="P221">XXE</text:p>
                </text:list-header>
              </text:list>
            </table:table-cell>
            <table:table-cell table:style-name="Table36.A2" office:value-type="string">
              <text:list text:continue-numbering="true" text:style-name="WWNum1">
                <text:list-header>
                  <text:p text:style-name="P220">XE</text:p>
                </text:list-header>
              </text:list>
            </table:table-cell>
            <table:table-cell table:style-name="Table36.A2" office:value-type="string">
              <text:list text:continue-numbering="true" text:style-name="WWNum1">
                <text:list-header>
                  <text:p text:style-name="P222">Extra Material</text:p>
                </text:list-header>
              </text:list>
            </table:table-cell>
          </table:table-row>
          <table:table-row>
            <table:table-cell table:style-name="Table36.A2" office:value-type="string">
              <text:list text:continue-numbering="true" text:style-name="WWNum1">
                <text:list-header>
                  <text:p text:style-name="P221">XXF</text:p>
                </text:list-header>
              </text:list>
            </table:table-cell>
            <table:table-cell table:style-name="Table36.A2" office:value-type="string">
              <text:list text:continue-numbering="true" text:style-name="WWNum1">
                <text:list-header>
                  <text:p text:style-name="P220">XF</text:p>
                </text:list-header>
              </text:list>
            </table:table-cell>
            <table:table-cell table:style-name="Table36.A2" office:value-type="string">
              <text:list text:continue-numbering="true" text:style-name="WWNum1">
                <text:list-header>
                  <text:p text:style-name="P222">Extra Material</text:p>
                </text:list-header>
              </text:list>
            </table:table-cell>
          </table:table-row>
          <table:table-row>
            <table:table-cell table:style-name="Table36.A2" office:value-type="string">
              <text:list text:continue-numbering="true" text:style-name="WWNum1">
                <text:list-header>
                  <text:p text:style-name="P221">XXG</text:p>
                </text:list-header>
              </text:list>
            </table:table-cell>
            <table:table-cell table:style-name="Table36.A2" office:value-type="string">
              <text:list text:continue-numbering="true" text:style-name="WWNum1">
                <text:list-header>
                  <text:p text:style-name="P220">XG</text:p>
                </text:list-header>
              </text:list>
            </table:table-cell>
            <table:table-cell table:style-name="Table36.A2" office:value-type="string">
              <text:list text:continue-numbering="true" text:style-name="WWNum1">
                <text:list-header>
                  <text:p text:style-name="P222">Extra Material</text:p>
                </text:list-header>
              </text:list>
            </table:table-cell>
          </table:table-row>
          <table:table-row>
            <table:table-cell table:style-name="Table36.A2" office:value-type="string">
              <text:list text:continue-numbering="true" text:style-name="WWNum1">
                <text:list-header>
                  <text:p text:style-name="P223">XXS</text:p>
                </text:list-header>
              </text:list>
            </table:table-cell>
            <table:table-cell table:style-name="Table36.A2" office:value-type="string">
              <text:list text:continue-numbering="true" text:style-name="WWNum1">
                <text:list-header>
                  <text:p text:style-name="P223">XS</text:p>
                </text:list-header>
              </text:list>
            </table:table-cell>
            <table:table-cell table:style-name="Table36.A2" office:value-type="string">
              <text:list text:continue-numbering="true" text:style-name="WWNum1">
                <text:list-header>
                  <text:p text:style-name="P222">Extra Material <text:span text:style-name="T71">(not in PT)</text:span></text:p>
                </text:list-header>
              </text:list>
            </table:table-cell>
          </table:table-row>
          <table:table-row>
            <table:table-cell table:style-name="Table36.A2" office:value-type="string">
              <text:list text:continue-numbering="true" text:style-name="WWNum1">
                <text:list-header>
                  <text:p text:style-name="P221"><text:span text:style-name="T53">BA</text:span>K</text:p>
                </text:list-header>
              </text:list>
            </table:table-cell>
            <table:table-cell table:style-name="Table36.A2" office:value-type="string">
              <text:list text:continue-numbering="true" text:style-name="WWNum1">
                <text:list-header>
                  <text:p text:style-name="P220">BK</text:p>
                </text:list-header>
              </text:list>
            </table:table-cell>
            <table:table-cell table:style-name="Table36.A2" office:value-type="string">
              <text:list text:continue-numbering="true" text:style-name="WWNum1">
                <text:list-header>
                  <text:p text:style-name="P221">Back <text:span text:style-name="T59">M</text:span>atter</text:p>
                </text:list-header>
              </text:list>
            </table:table-cell>
          </table:table-row>
          <table:table-row>
            <table:table-cell table:style-name="Table36.A2" office:value-type="string">
              <text:list text:continue-numbering="true" text:style-name="WWNum1">
                <text:list-header>
                  <text:p text:style-name="P221">OTH</text:p>
                </text:list-header>
              </text:list>
            </table:table-cell>
            <table:table-cell table:style-name="Table36.A2" office:value-type="string">
              <text:list text:continue-numbering="true" text:style-name="WWNum1">
                <text:list-header>
                  <text:p text:style-name="P220">OT</text:p>
                </text:list-header>
              </text:list>
            </table:table-cell>
            <table:table-cell table:style-name="Table36.A2" office:value-type="string">
              <text:list text:continue-numbering="true" text:style-name="WWNum1">
                <text:list-header>
                  <text:p text:style-name="P222">Other Matter</text:p>
                </text:list-header>
              </text:list>
            </table:table-cell>
          </table:table-row>
          <table:table-row>
            <table:table-cell table:style-name="Table36.A2" office:value-type="string">
              <text:list text:continue-numbering="true" text:style-name="WWNum1">
                <text:list-header>
                  <text:p text:style-name="P221">INT</text:p>
                </text:list-header>
              </text:list>
            </table:table-cell>
            <table:table-cell table:style-name="Table36.A2" office:value-type="string">
              <text:list text:continue-numbering="true" text:style-name="WWNum1">
                <text:list-header>
                  <text:p text:style-name="P220">IN</text:p>
                </text:list-header>
              </text:list>
            </table:table-cell>
            <table:table-cell table:style-name="Table36.A2" office:value-type="string">
              <text:list text:continue-numbering="true" text:style-name="WWNum1">
                <text:list-header>
                  <text:p text:style-name="P221">Introductory Peripherals</text:p>
                </text:list-header>
              </text:list>
            </table:table-cell>
          </table:table-row>
          <table:table-row>
            <table:table-cell table:style-name="Table36.A2" office:value-type="string">
              <text:list text:continue-numbering="true" text:style-name="WWNum1">
                <text:list-header>
                  <text:p text:style-name="P221">TDX</text:p>
                </text:list-header>
              </text:list>
            </table:table-cell>
            <table:table-cell table:style-name="Table36.A2" office:value-type="string">
              <text:list text:continue-numbering="true" text:style-name="WWNum1">
                <text:list-header>
                  <text:p text:style-name="P220">TX</text:p>
                </text:list-header>
              </text:list>
            </table:table-cell>
            <table:table-cell table:style-name="Table36.A2" office:value-type="string">
              <text:list text:continue-numbering="true" text:style-name="WWNum1">
                <text:list-header>
                  <text:p text:style-name="P222">Topical Index</text:p>
                </text:list-header>
              </text:list>
            </table:table-cell>
          </table:table-row>
          <table:table-row>
            <table:table-cell table:style-name="Table36.A40" office:value-type="string">
              <text:list text:continue-numbering="true" text:style-name="WWNum1">
                <text:list-header>
                  <text:p text:style-name="P221">NDX</text:p>
                </text:list-header>
              </text:list>
            </table:table-cell>
            <table:table-cell table:style-name="Table36.A40" office:value-type="string">
              <text:list text:continue-numbering="true" text:style-name="WWNum1">
                <text:list-header>
                  <text:p text:style-name="P220">NX</text:p>
                </text:list-header>
              </text:list>
            </table:table-cell>
            <table:table-cell table:style-name="Table36.A40" office:value-type="string">
              <text:list text:continue-numbering="true" text:style-name="WWNum1">
                <text:list-header>
                  <text:p text:style-name="P221"><text:span text:style-name="T59">Names </text:span>Index</text:p>
                </text:list-header>
              </text:list>
            </table:table-cell>
          </table:table-row>
        </table:table>
      </text:section>
      <text:list text:continue-numbering="true" text:style-name="WWNum1">
        <text:list-header>
          <text:p text:style-name="P185"/>
          <text:p text:style-name="P186"><text:bookmark-start text:name="__RefHeading___Toc10451_326506458"/><text:bookmark text:name="_s9xrv5fg5z8j"/>Regexp<text:bookmark-end text:name="__RefHeading___Toc10451_326506458"/></text:p>
          <text:list text:continue-numbering="true">
            <text:list-header>
              <text:p text:style-name="P191"><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46">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46">*+,++,?+</text:p>
          </table:table-cell>
          <table:table-cell table:style-name="Table27.A1" office:value-type="string">
            <text:p text:style-name="P46">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46">{m,n}?</text:p>
          </table:table-cell>
          <table:table-cell table:style-name="Table27.A1" office:value-type="string">
            <text:p text:style-name="P46">Non-greedy version of the above.</text:p>
          </table:table-cell>
        </table:table-row>
        <table:table-row table:style-name="Table27.1">
          <table:table-cell table:style-name="Table27.A1" office:value-type="string">
            <text:p text:style-name="P46">{m,n}+</text:p>
          </table:table-cell>
          <table:table-cell table:style-name="Table27.A1" office:value-type="string">
            <text:p text:style-name="P46">Possessive version of the above.</text:p>
          </table:table-cell>
        </table:table-row>
        <table:table-row table:style-name="Table27.1">
          <table:table-cell table:style-name="Table27.A1" office:value-type="string">
            <text:p text:style-name="P46">{…}</text:p>
          </table:table-cell>
          <table:table-cell table:style-name="Table27.A1" office:value-type="string">
            <text:p text:style-name="P46">Fuzzy matching constraints.</text:p>
          </table:table-cell>
        </table:table-row>
        <table:table-row table:style-name="Table27.1">
          <table:table-cell table:style-name="Table27.A1" office:value-type="string">
            <text:p text:style-name="P46">\\</text:p>
          </table:table-cell>
          <table:table-cell table:style-name="Table27.A1" office:value-type="string">
            <text:p text:style-name="P46">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46">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46">Matches the RE inside the parentheses. The contents are captured and can be retrieved or matched later in the string.</text:p>
          </table:table-cell>
        </table:table-row>
        <table:table-row table:style-name="Table27.1">
          <table:table-cell table:style-name="Table27.A1" office:value-type="string">
            <text:p text:style-name="P46">(?flags-flags)</text:p>
          </table:table-cell>
          <table:table-cell table:style-name="Table27.A1" office:value-type="string">
            <text:p text:style-name="P46">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46">(?&gt;…)</text:p>
          </table:table-cell>
          <table:table-cell table:style-name="Table27.A1" office:value-type="string">
            <text:p text:style-name="P46">Atomic non-capturing version of regular parentheses.</text:p>
          </table:table-cell>
        </table:table-row>
        <table:table-row table:style-name="Table27.1">
          <table:table-cell table:style-name="Table27.A1" office:value-type="string">
            <text:p text:style-name="P46">(?flags-flags:…)</text:p>
          </table:table-cell>
          <table:table-cell table:style-name="Table27.A1" office:value-type="string">
            <text:p text:style-name="P46">Non-capturing version of regular parentheses with local flags.</text:p>
          </table:table-cell>
        </table:table-row>
        <table:table-row table:style-name="Table27.1">
          <table:table-cell table:style-name="Table27.A1" office:value-type="string">
            <text:p text:style-name="P46">(?P&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P=name)</text:p>
          </table:table-cell>
          <table:table-cell table:style-name="Table27.A1" office:value-type="string">
            <text:p text:style-name="P46">Matches the text matched earlier by the group named name.</text:p>
          </table:table-cell>
        </table:table-row>
        <table:table-row table:style-name="Table27.1">
          <table:table-cell table:style-name="Table27.A1" office:value-type="string">
            <text:p text:style-name="P46">(?#…)</text:p>
          </table:table-cell>
          <table:table-cell table:style-name="Table27.A1" office:value-type="string">
            <text:p text:style-name="P46">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46">(?(id)yes|no)</text:p>
          </table:table-cell>
          <table:table-cell table:style-name="Table27.A1" office:value-type="string">
            <text:p text:style-name="P46">Matches yes pattern if group id matched, the (optional) no pattern otherwise.</text:p>
          </table:table-cell>
        </table:table-row>
        <table:table-row table:style-name="Table27.1">
          <table:table-cell table:style-name="Table27.A1" office:value-type="string">
            <text:p text:style-name="P46">(?(DEFINE)…)</text:p>
          </table:table-cell>
          <table:table-cell table:style-name="Table27.A1" office:value-type="string">
            <text:p text:style-name="P46">If there's no group called "DEFINE", then ... will be ignored, but any group definitions will be available.</text:p>
          </table:table-cell>
        </table:table-row>
        <table:table-row table:style-name="Table27.1">
          <table:table-cell table:style-name="Table27.A1" office:value-type="string">
            <text:p text:style-name="P46">(?|...|…)</text:p>
          </table:table-cell>
          <table:table-cell table:style-name="Table27.A1" office:value-type="string">
            <text:p text:style-name="P46">(?|A|B), creates an RE that will match either A or B, but reuses capture group numbers across the alternatives.</text:p>
          </table:table-cell>
        </table:table-row>
        <table:table-row table:style-name="Table27.1">
          <table:table-cell table:style-name="Table27.A1" office:value-type="string">
            <text:p text:style-name="P46">(*FAIL)</text:p>
          </table:table-cell>
          <table:table-cell table:style-name="Table27.A1" office:value-type="string">
            <text:p text:style-name="P46">Forces matching to fail, which means immediate backtracking.</text:p>
          </table:table-cell>
        </table:table-row>
        <table:table-row table:style-name="Table27.1">
          <table:table-cell table:style-name="Table27.A1" office:value-type="string">
            <text:p text:style-name="P46">(*F)</text:p>
          </table:table-cell>
          <table:table-cell table:style-name="Table27.A1" office:value-type="string">
            <text:p text:style-name="P46">Abbreviation for (*FAIL).</text:p>
          </table:table-cell>
        </table:table-row>
        <table:table-row table:style-name="Table27.1">
          <table:table-cell table:style-name="Table27.A1" office:value-type="string">
            <text:p text:style-name="P46">(*PRUNE)</text:p>
          </table:table-cell>
          <table:table-cell table:style-name="Table27.A1" office:value-type="string">
            <text:p text:style-name="P46">Discards the current backtracking information. Its effect doesn't extend outside an atomic group or a lookaround.</text:p>
          </table:table-cell>
        </table:table-row>
        <table:table-row table:style-name="Table27.1">
          <table:table-cell table:style-name="Table27.A1" office:value-type="string">
            <text:p text:style-name="P46">(*SKIP)</text:p>
          </table:table-cell>
          <table:table-cell table:style-name="Table27.A1" office:value-type="string">
            <text:p text:style-name="P46">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192"><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6">\number</text:p>
          </table:table-cell>
          <table:table-cell table:style-name="Table28.A1" office:value-type="string">
            <text:p text:style-name="P46">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6">\a</text:p>
          </table:table-cell>
          <table:table-cell table:style-name="Table28.A1" office:value-type="string">
            <text:p text:style-name="P46">Matches the bell character.</text:p>
          </table:table-cell>
        </table:table-row>
        <table:table-row table:style-name="Table28.1">
          <table:table-cell table:style-name="Table28.A1" office:value-type="string">
            <text:p text:style-name="P46">\A</text:p>
          </table:table-cell>
          <table:table-cell table:style-name="Table28.A1" office:value-type="string">
            <text:p text:style-name="P46">Matches only at the start of the string.</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only at the start or end of a word.</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6">\D</text:p>
          </table:table-cell>
          <table:table-cell table:style-name="Table28.A1" office:value-type="string">
            <text:p text:style-name="P46">Matches any non-digit character; equivalent to [^\d].</text:p>
          </table:table-cell>
        </table:table-row>
        <table:table-row table:style-name="Table28.1">
          <table:table-cell table:style-name="Table28.A1" office:value-type="string">
            <text:p text:style-name="P46">\f </text:p>
          </table:table-cell>
          <table:table-cell table:style-name="Table28.A1" office:value-type="string">
            <text:p text:style-name="P46">Matches the formfeed character.</text:p>
          </table:table-cell>
        </table:table-row>
        <table:table-row table:style-name="Table28.1">
          <table:table-cell table:style-name="Table28.A1" office:value-type="string">
            <text:p text:style-name="P46">\g&lt;name&gt;</text:p>
          </table:table-cell>
          <table:table-cell table:style-name="Table28.A1" office:value-type="string">
            <text:p text:style-name="P46">Matches the text matched by the group named name.</text:p>
          </table:table-cell>
        </table:table-row>
        <table:table-row table:style-name="Table28.1">
          <table:table-cell table:style-name="Table28.A1" office:value-type="string">
            <text:p text:style-name="P46">\G</text:p>
          </table:table-cell>
          <table:table-cell table:style-name="Table28.A1" office:value-type="string">
            <text:p text:style-name="P46">Matches the empty string, but only at the position where the search started.</text:p>
          </table:table-cell>
        </table:table-row>
        <table:table-row table:style-name="Table28.1">
          <table:table-cell table:style-name="Table28.A1" office:value-type="string">
            <text:p text:style-name="P46">\h</text:p>
          </table:table-cell>
          <table:table-cell table:style-name="Table28.A1" office:value-type="string">
            <text:p text:style-name="P46">Matches horizontal whitespace.</text:p>
          </table:table-cell>
        </table:table-row>
        <table:table-row table:style-name="Table28.1">
          <table:table-cell table:style-name="Table28.A1" office:value-type="string">
            <text:p text:style-name="P46">\K</text:p>
          </table:table-cell>
          <table:table-cell table:style-name="Table28.A1" office:value-type="string">
            <text:p text:style-name="P46">Keeps only what follows for the entire match.</text:p>
          </table:table-cell>
        </table:table-row>
        <table:table-row table:style-name="Table28.1">
          <table:table-cell table:style-name="Table28.A1" office:value-type="string">
            <text:p text:style-name="P46">\L&lt;name&gt;</text:p>
          </table:table-cell>
          <table:table-cell table:style-name="Table28.A1" office:value-type="string">
            <text:p text:style-name="P46">Named list. The list is provided as a keyword argument.</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start of a word.</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46">\N{name}</text:p>
          </table:table-cell>
          <table:table-cell table:style-name="Table28.A1" office:value-type="string">
            <text:p text:style-name="P46">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46">\P{name=value}</text:p>
          </table:table-cell>
          <table:table-cell table:style-name="Table28.A1" office:value-type="string">
            <text:p text:style-name="P46">Matches the character if its property <text:span text:style-name="T22">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6">\S</text:p>
          </table:table-cell>
          <table:table-cell table:style-name="Table28.A1" office:value-type="string">
            <text:p text:style-name="P46">Matches any non-whitespace character; equivalent to [^\s].</text:p>
          </table:table-cell>
        </table:table-row>
        <table:table-row table:style-name="Table28.1">
          <table:table-cell table:style-name="Table28.A1" office:value-type="string">
            <text:p text:style-name="P46">\t</text:p>
          </table:table-cell>
          <table:table-cell table:style-name="Table28.A1" office:value-type="string">
            <text:p text:style-name="P46">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46">\UXXXXXXXX</text:p>
          </table:table-cell>
          <table:table-cell table:style-name="Table28.A1" office:value-type="string">
            <text:p text:style-name="P46">Matches the Unicode codepoint with 8-digit hex code XXXXXXXX.</text:p>
          </table:table-cell>
        </table:table-row>
        <table:table-row table:style-name="Table28.1">
          <table:table-cell table:style-name="Table28.A1" office:value-type="string">
            <text:p text:style-name="P46">\v</text:p>
          </table:table-cell>
          <table:table-cell table:style-name="Table28.A1" office:value-type="string">
            <text:p text:style-name="P46">Matches the vertical tab character.</text:p>
          </table:table-cell>
        </table:table-row>
        <table:table-row table:style-name="Table28.1">
          <table:table-cell table:style-name="Table28.A1" office:value-type="string">
            <text:p text:style-name="P46">\w</text:p>
          </table:table-cell>
          <table:table-cell table:style-name="Table28.A1" office:value-type="string">
            <text:p text:style-name="P46">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6">\W</text:p>
          </table:table-cell>
          <table:table-cell table:style-name="Table28.A1" office:value-type="string">
            <text:p text:style-name="P46">Matches the complement of \w; equivalent to [^\w].</text:p>
          </table:table-cell>
        </table:table-row>
        <table:table-row table:style-name="Table28.1">
          <table:table-cell table:style-name="Table28.A1" office:value-type="string">
            <text:p text:style-name="P46">\xXX</text:p>
          </table:table-cell>
          <table:table-cell table:style-name="Table28.A1" office:value-type="string">
            <text:p text:style-name="P46">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46">\Z</text:p>
          </table:table-cell>
          <table:table-cell table:style-name="Table28.A1" office:value-type="string">
            <text:p text:style-name="P46">Matches only at the end of the string.</text:p>
          </table:table-cell>
        </table:table-row>
        <table:table-row table:style-name="Table28.1">
          <table:table-cell table:style-name="Table28.A1" office:value-type="string">
            <text:p text:style-name="P46">\\</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192"><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6">I</text:p>
          </table:table-cell>
          <table:table-cell table:style-name="Table29.A1" office:value-type="string">
            <text:p text:style-name="P16">I</text:p>
          </table:table-cell>
          <table:table-cell table:style-name="Table29.A1" office:value-type="string">
            <text:p text:style-name="P16">IGNORECASE</text:p>
          </table:table-cell>
          <table:table-cell table:style-name="Table29.A1" office:value-type="string">
            <text:p text:style-name="P16">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46">"^"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6">P</text:p>
          </table:table-cell>
          <table:table-cell table:style-name="Table29.A1" office:value-type="string">
            <text:p text:style-name="P46">p</text:p>
          </table:table-cell>
          <table:table-cell table:style-name="Table29.A1" office:value-type="string">
            <text:p text:style-name="P46">POSIX</text:p>
          </table:table-cell>
          <table:table-cell table:style-name="Table29.A1" office:value-type="string">
            <text:p text:style-name="P46">Perform POSIX-standard matching (leftmost longest).</text:p>
          </table:table-cell>
        </table:table-row>
        <table:table-row table:style-name="Table29.1">
          <table:table-cell table:style-name="Table29.A1" office:value-type="string">
            <text:p text:style-name="P46">R</text:p>
          </table:table-cell>
          <table:table-cell table:style-name="Table29.A1" office:value-type="string">
            <text:p text:style-name="P46">r</text:p>
          </table:table-cell>
          <table:table-cell table:style-name="Table29.A1" office:value-type="string">
            <text:p text:style-name="P46">REVERSE</text:p>
          </table:table-cell>
          <table:table-cell table:style-name="Table29.A1" office:value-type="string">
            <text:p text:style-name="P46">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46">"." matches any character at all, including the newline.</text:p>
          </table:table-cell>
        </table:table-row>
        <table:table-row table:style-name="Table29.1">
          <table:table-cell table:style-name="Table29.A1" office:value-type="string">
            <text:p text:style-name="P46">U</text:p>
          </table:table-cell>
          <table:table-cell table:style-name="Table29.A1" office:value-type="string">
            <text:p text:style-name="P46">u</text:p>
          </table:table-cell>
          <table:table-cell table:style-name="Table29.A1" office:value-type="string">
            <text:p text:style-name="P46">UNICODE</text:p>
          </table:table-cell>
          <table:table-cell table:style-name="Table29.A1" office:value-type="string">
            <text:p text:style-name="P46">Make \w, \W, \b, \B, \d, and \D dependent on the Unicode locale. Default when matching a Unicode string.</text:p>
          </table:table-cell>
        </table:table-row>
        <table:table-row table:style-name="Table29.1">
          <table:table-cell table:style-name="Table29.A1" office:value-type="string">
            <text:p text:style-name="P46">V0</text:p>
          </table:table-cell>
          <table:table-cell table:style-name="Table29.A1" office:value-type="string">
            <text:p text:style-name="P46">V0</text:p>
          </table:table-cell>
          <table:table-cell table:style-name="Table29.A1" office:value-type="string">
            <text:p text:style-name="P46">VERSION0</text:p>
          </table:table-cell>
          <table:table-cell table:style-name="Table29.A1" office:value-type="string">
            <text:p text:style-name="P46">Turn on the old legacy behaviour.</text:p>
          </table:table-cell>
        </table:table-row>
        <table:table-row table:style-name="Table29.1">
          <table:table-cell table:style-name="Table29.A1" office:value-type="string">
            <text:p text:style-name="P46">V1</text:p>
          </table:table-cell>
          <table:table-cell table:style-name="Table29.A1" office:value-type="string">
            <text:p text:style-name="P46">V1</text:p>
          </table:table-cell>
          <table:table-cell table:style-name="Table29.A1" office:value-type="string">
            <text:p text:style-name="P46">VERSION1</text:p>
          </table:table-cell>
          <table:table-cell table:style-name="Table29.A1" office:value-type="string">
            <text:p text:style-name="P46">Turn on the new enhanced behaviour. This flag includes the FULLCASE flag.</text:p>
          </table:table-cell>
        </table:table-row>
        <table:table-row table:style-name="Table29.1">
          <table:table-cell table:style-name="Table29.A1" office:value-type="string">
            <text:p text:style-name="P46">W</text:p>
          </table:table-cell>
          <table:table-cell table:style-name="Table29.A1" office:value-type="string">
            <text:p text:style-name="P46">w</text:p>
          </table:table-cell>
          <table:table-cell table:style-name="Table29.A1" office:value-type="string">
            <text:p text:style-name="P46">WORD</text:p>
          </table:table-cell>
          <table:table-cell table:style-name="Table29.A1" office:value-type="string">
            <text:p text:style-name="P46">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46">Ignore whitespace and comments for nicer looking REs.</text:p>
          </table:table-cell>
        </table:table-row>
      </table:table>
      <text:list text:continue-numbering="true" text:style-name="WWNum1">
        <text:list-item>
          <text:list>
            <text:list-header>
              <text:p text:style-name="P189"><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5">Property</text:p>
          </table:table-cell>
          <table:table-cell table:style-name="Table30.A1" office:value-type="string">
            <text:p text:style-name="P5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6">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6">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6">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6">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6">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6">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192"/>
              <text:p text:style-name="P193"><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13">Property</text:p>
                </text:list-header>
              </text:list>
            </table:table-cell>
            <table:table-cell table:style-name="Table31.A1" office:value-type="string">
              <text:list text:continue-numbering="true" text:style-name="WWNum1">
                <text:list-header>
                  <text:p text:style-name="P213">Description</text:p>
                </text:list-header>
              </text:list>
            </table:table-cell>
          </table:table-row>
          <table:table-row table:style-name="Table31.1">
            <table:table-cell table:style-name="Table31.A2" office:value-type="string">
              <text:list text:continue-numbering="true" text:style-name="WWNum1">
                <text:list-header>
                  <text:p text:style-name="P200">AHex</text:p>
                </text:list-header>
              </text:list>
            </table:table-cell>
            <table:table-cell table:style-name="Table31.A2" office:value-type="string">
              <text:list text:continue-numbering="true" text:style-name="WWNum1">
                <text:list-header>
                  <text:p text:style-name="P200">ASCII Hex Digit</text:p>
                </text:list-header>
              </text:list>
            </table:table-cell>
          </table:table-row>
          <table:table-row table:style-name="Table31.1">
            <table:table-cell table:style-name="Table31.A2" office:value-type="string">
              <text:list text:continue-numbering="true" text:style-name="WWNum1">
                <text:list-header>
                  <text:p text:style-name="P200">Alpha</text:p>
                </text:list-header>
              </text:list>
            </table:table-cell>
            <table:table-cell table:style-name="Table31.A2" office:value-type="string">
              <text:list text:continue-numbering="true" text:style-name="WWNum1">
                <text:list-header>
                  <text:p text:style-name="P200">Alphabetic</text:p>
                </text:list-header>
              </text:list>
            </table:table-cell>
          </table:table-row>
          <table:table-row table:style-name="Table31.1">
            <table:table-cell table:style-name="Table31.A2" office:value-type="string">
              <text:list text:continue-numbering="true" text:style-name="WWNum1">
                <text:list-header>
                  <text:p text:style-name="P200">Bidi_C</text:p>
                </text:list-header>
              </text:list>
            </table:table-cell>
            <table:table-cell table:style-name="Table31.A2" office:value-type="string">
              <text:list text:continue-numbering="true" text:style-name="WWNum1">
                <text:list-header>
                  <text:p text:style-name="P200">Bidi Control</text:p>
                </text:list-header>
              </text:list>
            </table:table-cell>
          </table:table-row>
          <table:table-row table:style-name="Table31.1">
            <table:table-cell table:style-name="Table31.A2" office:value-type="string">
              <text:list text:continue-numbering="true" text:style-name="WWNum1">
                <text:list-header>
                  <text:p text:style-name="P200">Bidi_M</text:p>
                </text:list-header>
              </text:list>
            </table:table-cell>
            <table:table-cell table:style-name="Table31.A2" office:value-type="string">
              <text:list text:continue-numbering="true" text:style-name="WWNum1">
                <text:list-header>
                  <text:p text:style-name="P200">Bidi Mirrored</text:p>
                </text:list-header>
              </text:list>
            </table:table-cell>
          </table:table-row>
          <table:table-row table:style-name="Table31.1">
            <table:table-cell table:style-name="Table31.A2" office:value-type="string">
              <text:list text:continue-numbering="true" text:style-name="WWNum1">
                <text:list-header>
                  <text:p text:style-name="P200">CI</text:p>
                </text:list-header>
              </text:list>
            </table:table-cell>
            <table:table-cell table:style-name="Table31.A2" office:value-type="string">
              <text:list text:continue-numbering="true" text:style-name="WWNum1">
                <text:list-header>
                  <text:p text:style-name="P200">Case Ignorable</text:p>
                </text:list-header>
              </text:list>
            </table:table-cell>
          </table:table-row>
          <table:table-row table:style-name="Table31.1">
            <table:table-cell table:style-name="Table31.A2" office:value-type="string">
              <text:list text:continue-numbering="true" text:style-name="WWNum1">
                <text:list-header>
                  <text:p text:style-name="P200">Cased</text:p>
                </text:list-header>
              </text:list>
            </table:table-cell>
            <table:table-cell table:style-name="Table31.A2" office:value-type="string">
              <text:list text:continue-numbering="true" text:style-name="WWNum1">
                <text:list-header>
                  <text:p text:style-name="P200">Cased (has case)</text:p>
                </text:list-header>
              </text:list>
            </table:table-cell>
          </table:table-row>
          <table:table-row table:style-name="Table31.1">
            <table:table-cell table:style-name="Table31.A2" office:value-type="string">
              <text:list text:continue-numbering="true" text:style-name="WWNum1">
                <text:list-header>
                  <text:p text:style-name="P200">CWCF</text:p>
                </text:list-header>
              </text:list>
            </table:table-cell>
            <table:table-cell table:style-name="Table31.A2" office:value-type="string">
              <text:list text:continue-numbering="true" text:style-name="WWNum1">
                <text:list-header>
                  <text:p text:style-name="P200">Changes When Casefolded</text:p>
                </text:list-header>
              </text:list>
            </table:table-cell>
          </table:table-row>
          <table:table-row table:style-name="Table31.1">
            <table:table-cell table:style-name="Table31.A2" office:value-type="string">
              <text:list text:continue-numbering="true" text:style-name="WWNum1">
                <text:list-header>
                  <text:p text:style-name="P200">CWCM</text:p>
                </text:list-header>
              </text:list>
            </table:table-cell>
            <table:table-cell table:style-name="Table31.A2" office:value-type="string">
              <text:list text:continue-numbering="true" text:style-name="WWNum1">
                <text:list-header>
                  <text:p text:style-name="P200">Changes when Casemapped</text:p>
                </text:list-header>
              </text:list>
            </table:table-cell>
          </table:table-row>
          <table:table-row table:style-name="Table31.1">
            <table:table-cell table:style-name="Table31.A2" office:value-type="string">
              <text:list text:continue-numbering="true" text:style-name="WWNum1">
                <text:list-header>
                  <text:p text:style-name="P200">CWL</text:p>
                </text:list-header>
              </text:list>
            </table:table-cell>
            <table:table-cell table:style-name="Table31.A2" office:value-type="string">
              <text:list text:continue-numbering="true" text:style-name="WWNum1">
                <text:list-header>
                  <text:p text:style-name="P200">Changes when lowercased</text:p>
                </text:list-header>
              </text:list>
            </table:table-cell>
          </table:table-row>
          <table:table-row table:style-name="Table31.1">
            <table:table-cell table:style-name="Table31.A2" office:value-type="string">
              <text:list text:continue-numbering="true" text:style-name="WWNum1">
                <text:list-header>
                  <text:p text:style-name="P200">CWKCF</text:p>
                </text:list-header>
              </text:list>
            </table:table-cell>
            <table:table-cell table:style-name="Table31.A2" office:value-type="string">
              <text:list text:continue-numbering="true" text:style-name="WWNum1">
                <text:list-header>
                  <text:p text:style-name="P200">Changes when NFKCCasefolded</text:p>
                </text:list-header>
              </text:list>
            </table:table-cell>
          </table:table-row>
          <table:table-row table:style-name="Table31.1">
            <table:table-cell table:style-name="Table31.A2" office:value-type="string">
              <text:list text:continue-numbering="true" text:style-name="WWNum1">
                <text:list-header>
                  <text:p text:style-name="P200">CWT</text:p>
                </text:list-header>
              </text:list>
            </table:table-cell>
            <table:table-cell table:style-name="Table31.A2" office:value-type="string">
              <text:list text:continue-numbering="true" text:style-name="WWNum1">
                <text:list-header>
                  <text:p text:style-name="P200">Changes when Titlecased</text:p>
                </text:list-header>
              </text:list>
            </table:table-cell>
          </table:table-row>
          <table:table-row table:style-name="Table31.1">
            <table:table-cell table:style-name="Table31.A2" office:value-type="string">
              <text:list text:continue-numbering="true" text:style-name="WWNum1">
                <text:list-header>
                  <text:p text:style-name="P200">CWU</text:p>
                </text:list-header>
              </text:list>
            </table:table-cell>
            <table:table-cell table:style-name="Table31.A2" office:value-type="string">
              <text:list text:continue-numbering="true" text:style-name="WWNum1">
                <text:list-header>
                  <text:p text:style-name="P200">Changes when UPPERCASED</text:p>
                </text:list-header>
              </text:list>
            </table:table-cell>
          </table:table-row>
          <table:table-row table:style-name="Table31.1">
            <table:table-cell table:style-name="Table31.A2" office:value-type="string">
              <text:list text:continue-numbering="true" text:style-name="WWNum1">
                <text:list-header>
                  <text:p text:style-name="P200">CE</text:p>
                </text:list-header>
              </text:list>
            </table:table-cell>
            <table:table-cell table:style-name="Table31.A2" office:value-type="string">
              <text:list text:continue-numbering="true" text:style-name="WWNum1">
                <text:list-header>
                  <text:p text:style-name="P200">Composition Exclusion</text:p>
                </text:list-header>
              </text:list>
            </table:table-cell>
          </table:table-row>
          <table:table-row table:style-name="Table31.1">
            <table:table-cell table:style-name="Table31.A2" office:value-type="string">
              <text:list text:continue-numbering="true" text:style-name="WWNum1">
                <text:list-header>
                  <text:p text:style-name="P200">Dash</text:p>
                </text:list-header>
              </text:list>
            </table:table-cell>
            <table:table-cell table:style-name="Table31.A2" office:value-type="string">
              <text:list text:continue-numbering="true" text:style-name="WWNum1">
                <text:list-header>
                  <text:p text:style-name="P200">Is a Dash</text:p>
                </text:list-header>
              </text:list>
            </table:table-cell>
          </table:table-row>
          <table:table-row table:style-name="Table31.1">
            <table:table-cell table:style-name="Table31.A2" office:value-type="string">
              <text:list text:continue-numbering="true" text:style-name="WWNum1">
                <text:list-header>
                  <text:p text:style-name="P200">DI</text:p>
                </text:list-header>
              </text:list>
            </table:table-cell>
            <table:table-cell table:style-name="Table31.A2" office:value-type="string">
              <text:list text:continue-numbering="true" text:style-name="WWNum1">
                <text:list-header>
                  <text:p text:style-name="P200">Default Ignorable Code Point</text:p>
                </text:list-header>
              </text:list>
            </table:table-cell>
          </table:table-row>
          <table:table-row table:style-name="Table31.1">
            <table:table-cell table:style-name="Table31.A2" office:value-type="string">
              <text:list text:continue-numbering="true" text:style-name="WWNum1">
                <text:list-header>
                  <text:p text:style-name="P200">Dep</text:p>
                </text:list-header>
              </text:list>
            </table:table-cell>
            <table:table-cell table:style-name="Table31.A2" office:value-type="string">
              <text:list text:continue-numbering="true" text:style-name="WWNum1">
                <text:list-header>
                  <text:p text:style-name="P200">Deprecated</text:p>
                </text:list-header>
              </text:list>
            </table:table-cell>
          </table:table-row>
          <table:table-row table:style-name="Table31.1">
            <table:table-cell table:style-name="Table31.A2" office:value-type="string">
              <text:list text:continue-numbering="true" text:style-name="WWNum1">
                <text:list-header>
                  <text:p text:style-name="P200">Dia</text:p>
                </text:list-header>
              </text:list>
            </table:table-cell>
            <table:table-cell table:style-name="Table31.A2" office:value-type="string">
              <text:list text:continue-numbering="true" text:style-name="WWNum1">
                <text:list-header>
                  <text:p text:style-name="P200">Diacritic</text:p>
                </text:list-header>
              </text:list>
            </table:table-cell>
          </table:table-row>
          <table:table-row table:style-name="Table31.1">
            <table:table-cell table:style-name="Table31.A2" office:value-type="string">
              <text:list text:continue-numbering="true" text:style-name="WWNum1">
                <text:list-header>
                  <text:p text:style-name="P200">Emoji</text:p>
                </text:list-header>
              </text:list>
            </table:table-cell>
            <table:table-cell table:style-name="Table31.A2" office:value-type="string">
              <text:list text:continue-numbering="true" text:style-name="WWNum1">
                <text:list-header>
                  <text:p text:style-name="P200">Emoji</text:p>
                </text:list-header>
              </text:list>
            </table:table-cell>
          </table:table-row>
          <table:table-row table:style-name="Table31.1">
            <table:table-cell table:style-name="Table31.A2" office:value-type="string">
              <text:list text:continue-numbering="true" text:style-name="WWNum1">
                <text:list-header>
                  <text:p text:style-name="P200">EComp</text:p>
                </text:list-header>
              </text:list>
            </table:table-cell>
            <table:table-cell table:style-name="Table31.A2" office:value-type="string">
              <text:list text:continue-numbering="true" text:style-name="WWNum1">
                <text:list-header>
                  <text:p text:style-name="P200">Emoji Component</text:p>
                </text:list-header>
              </text:list>
            </table:table-cell>
          </table:table-row>
          <table:table-row table:style-name="Table31.1">
            <table:table-cell table:style-name="Table31.A2" office:value-type="string">
              <text:list text:continue-numbering="true" text:style-name="WWNum1">
                <text:list-header>
                  <text:p text:style-name="P200">EMod</text:p>
                </text:list-header>
              </text:list>
            </table:table-cell>
            <table:table-cell table:style-name="Table31.A2" office:value-type="string">
              <text:list text:continue-numbering="true" text:style-name="WWNum1">
                <text:list-header>
                  <text:p text:style-name="P200">Emoji Modifier</text:p>
                </text:list-header>
              </text:list>
            </table:table-cell>
          </table:table-row>
          <table:table-row table:style-name="Table31.1">
            <table:table-cell table:style-name="Table31.A2" office:value-type="string">
              <text:list text:continue-numbering="true" text:style-name="WWNum1">
                <text:list-header>
                  <text:p text:style-name="P200">EBase</text:p>
                </text:list-header>
              </text:list>
            </table:table-cell>
            <table:table-cell table:style-name="Table31.A2" office:value-type="string">
              <text:list text:continue-numbering="true" text:style-name="WWNum1">
                <text:list-header>
                  <text:p text:style-name="P200">Emoji Modifier Base</text:p>
                </text:list-header>
              </text:list>
            </table:table-cell>
          </table:table-row>
          <table:table-row table:style-name="Table31.1">
            <table:table-cell table:style-name="Table31.A2" office:value-type="string">
              <text:list text:continue-numbering="true" text:style-name="WWNum1">
                <text:list-header>
                  <text:p text:style-name="P200">EPres</text:p>
                </text:list-header>
              </text:list>
            </table:table-cell>
            <table:table-cell table:style-name="Table31.A2" office:value-type="string">
              <text:list text:continue-numbering="true" text:style-name="WWNum1">
                <text:list-header>
                  <text:p text:style-name="P200">Emoji Presentation</text:p>
                </text:list-header>
              </text:list>
            </table:table-cell>
          </table:table-row>
          <table:table-row table:style-name="Table31.1">
            <table:table-cell table:style-name="Table31.A2" office:value-type="string">
              <text:list text:continue-numbering="true" text:style-name="WWNum1">
                <text:list-header>
                  <text:p text:style-name="P200">XO_NFC</text:p>
                </text:list-header>
              </text:list>
            </table:table-cell>
            <table:table-cell table:style-name="Table31.A2" office:value-type="string">
              <text:list text:continue-numbering="true" text:style-name="WWNum1">
                <text:list-header>
                  <text:p text:style-name="P200">Expands on NFC</text:p>
                </text:list-header>
              </text:list>
            </table:table-cell>
          </table:table-row>
          <table:table-row table:style-name="Table31.1">
            <table:table-cell table:style-name="Table31.A2" office:value-type="string">
              <text:list text:continue-numbering="true" text:style-name="WWNum1">
                <text:list-header>
                  <text:p text:style-name="P200">XO_NFD</text:p>
                </text:list-header>
              </text:list>
            </table:table-cell>
            <table:table-cell table:style-name="Table31.A2" office:value-type="string">
              <text:list text:continue-numbering="true" text:style-name="WWNum1">
                <text:list-header>
                  <text:p text:style-name="P200">Expands on NFD</text:p>
                </text:list-header>
              </text:list>
            </table:table-cell>
          </table:table-row>
          <table:table-row table:style-name="Table31.1">
            <table:table-cell table:style-name="Table31.A2" office:value-type="string">
              <text:list text:continue-numbering="true" text:style-name="WWNum1">
                <text:list-header>
                  <text:p text:style-name="P200">XO_NFKC</text:p>
                </text:list-header>
              </text:list>
            </table:table-cell>
            <table:table-cell table:style-name="Table31.A2" office:value-type="string">
              <text:list text:continue-numbering="true" text:style-name="WWNum1">
                <text:list-header>
                  <text:p text:style-name="P200">Expands on NFKC</text:p>
                </text:list-header>
              </text:list>
            </table:table-cell>
          </table:table-row>
          <table:table-row table:style-name="Table31.1">
            <table:table-cell table:style-name="Table31.A2" office:value-type="string">
              <text:list text:continue-numbering="true" text:style-name="WWNum1">
                <text:list-header>
                  <text:p text:style-name="P200">XO_NFKD</text:p>
                </text:list-header>
              </text:list>
            </table:table-cell>
            <table:table-cell table:style-name="Table31.A2" office:value-type="string">
              <text:list text:continue-numbering="true" text:style-name="WWNum1">
                <text:list-header>
                  <text:p text:style-name="P200">Expands on NKKD</text:p>
                </text:list-header>
              </text:list>
            </table:table-cell>
          </table:table-row>
          <table:table-row table:style-name="Table31.1">
            <table:table-cell table:style-name="Table31.A2" office:value-type="string">
              <text:list text:continue-numbering="true" text:style-name="WWNum1">
                <text:list-header>
                  <text:p text:style-name="P200">ExtPict</text:p>
                </text:list-header>
              </text:list>
            </table:table-cell>
            <table:table-cell table:style-name="Table31.A2" office:value-type="string">
              <text:list text:continue-numbering="true" text:style-name="WWNum1">
                <text:list-header>
                  <text:p text:style-name="P200">Extended Pictograph</text:p>
                </text:list-header>
              </text:list>
            </table:table-cell>
          </table:table-row>
          <table:table-row table:style-name="Table31.1">
            <table:table-cell table:style-name="Table31.A2" office:value-type="string">
              <text:list text:continue-numbering="true" text:style-name="WWNum1">
                <text:list-header>
                  <text:p text:style-name="P200">Ext</text:p>
                </text:list-header>
              </text:list>
            </table:table-cell>
            <table:table-cell table:style-name="Table31.A2" office:value-type="string">
              <text:list text:continue-numbering="true" text:style-name="WWNum1">
                <text:list-header>
                  <text:p text:style-name="P200">Extender</text:p>
                </text:list-header>
              </text:list>
            </table:table-cell>
          </table:table-row>
          <table:table-row table:style-name="Table31.1">
            <table:table-cell table:style-name="Table31.A2" office:value-type="string">
              <text:list text:continue-numbering="true" text:style-name="WWNum1">
                <text:list-header>
                  <text:p text:style-name="P200">Comp_Ex</text:p>
                </text:list-header>
              </text:list>
            </table:table-cell>
            <table:table-cell table:style-name="Table31.A2" office:value-type="string">
              <text:list text:continue-numbering="true" text:style-name="WWNum1">
                <text:list-header>
                  <text:p text:style-name="P200">Full Composition Exclusion</text:p>
                </text:list-header>
              </text:list>
            </table:table-cell>
          </table:table-row>
          <table:table-row table:style-name="Table31.1">
            <table:table-cell table:style-name="Table31.A2" office:value-type="string">
              <text:list text:continue-numbering="true" text:style-name="WWNum1">
                <text:list-header>
                  <text:p text:style-name="P213">Gr_Base</text:p>
                </text:list-header>
              </text:list>
            </table:table-cell>
            <table:table-cell table:style-name="Table31.A2" office:value-type="string">
              <text:list text:continue-numbering="true" text:style-name="WWNum1">
                <text:list-header>
                  <text:p text:style-name="P200">Grapheme Base</text:p>
                </text:list-header>
              </text:list>
            </table:table-cell>
          </table:table-row>
          <table:table-row table:style-name="Table31.1">
            <table:table-cell table:style-name="Table31.A2" office:value-type="string">
              <text:list text:continue-numbering="true" text:style-name="WWNum1">
                <text:list-header>
                  <text:p text:style-name="P213">Gr_Ext</text:p>
                </text:list-header>
              </text:list>
            </table:table-cell>
            <table:table-cell table:style-name="Table31.A2" office:value-type="string">
              <text:list text:continue-numbering="true" text:style-name="WWNum1">
                <text:list-header>
                  <text:p text:style-name="P200">Grapheme Extend</text:p>
                </text:list-header>
              </text:list>
            </table:table-cell>
          </table:table-row>
          <table:table-row table:style-name="Table31.1">
            <table:table-cell table:style-name="Table31.A2" office:value-type="string">
              <text:list text:continue-numbering="true" text:style-name="WWNum1">
                <text:list-header>
                  <text:p text:style-name="P216">Gr_Link</text:p>
                </text:list-header>
              </text:list>
            </table:table-cell>
            <table:table-cell table:style-name="Table31.A2" office:value-type="string">
              <text:list text:continue-numbering="true" text:style-name="WWNum1">
                <text:list-header>
                  <text:p text:style-name="P217">Grapheme Link</text:p>
                </text:list-header>
              </text:list>
            </table:table-cell>
          </table:table-row>
          <table:table-row table:style-name="Table31.1">
            <table:table-cell table:style-name="Table31.A2" office:value-type="string">
              <text:list text:continue-numbering="true" text:style-name="WWNum1">
                <text:list-header>
                  <text:p text:style-name="P200">Hex</text:p>
                </text:list-header>
              </text:list>
            </table:table-cell>
            <table:table-cell table:style-name="Table31.A2" office:value-type="string">
              <text:list text:continue-numbering="true" text:style-name="WWNum1">
                <text:list-header>
                  <text:p text:style-name="P200">Hex Digit</text:p>
                </text:list-header>
              </text:list>
            </table:table-cell>
          </table:table-row>
          <table:table-row table:style-name="Table31.1">
            <table:table-cell table:style-name="Table31.A2" office:value-type="string">
              <text:list text:continue-numbering="true" text:style-name="WWNum1">
                <text:list-header>
                  <text:p text:style-name="P200">Hyphen</text:p>
                </text:list-header>
              </text:list>
            </table:table-cell>
            <table:table-cell table:style-name="Table31.A2" office:value-type="string">
              <text:list text:continue-numbering="true" text:style-name="WWNum1">
                <text:list-header>
                  <text:p text:style-name="P200">Hyphen</text:p>
                </text:list-header>
              </text:list>
            </table:table-cell>
          </table:table-row>
          <table:table-row table:style-name="Table31.1">
            <table:table-cell table:style-name="Table31.A2" office:value-type="string">
              <text:list text:continue-numbering="true" text:style-name="WWNum1">
                <text:list-header>
                  <text:p text:style-name="P200">IDSB</text:p>
                </text:list-header>
              </text:list>
            </table:table-cell>
            <table:table-cell table:style-name="Table31.A2" office:value-type="string">
              <text:list text:continue-numbering="true" text:style-name="WWNum1">
                <text:list-header>
                  <text:p text:style-name="P200">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00">IDST</text:p>
                </text:list-header>
              </text:list>
            </table:table-cell>
            <table:table-cell table:style-name="Table31.A2" office:value-type="string">
              <text:list text:continue-numbering="true" text:style-name="WWNum1">
                <text:list-header>
                  <text:p text:style-name="P200">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00">IDC</text:p>
                </text:list-header>
              </text:list>
            </table:table-cell>
            <table:table-cell table:style-name="Table31.A2" office:value-type="string">
              <text:list text:continue-numbering="true" text:style-name="WWNum1">
                <text:list-header>
                  <text:p text:style-name="P200">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00">IDS</text:p>
                </text:list-header>
              </text:list>
            </table:table-cell>
            <table:table-cell table:style-name="Table31.A2" office:value-type="string">
              <text:list text:continue-numbering="true" text:style-name="WWNum1">
                <text:list-header>
                  <text:p text:style-name="P200">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00">Ideo</text:p>
                </text:list-header>
              </text:list>
            </table:table-cell>
            <table:table-cell table:style-name="Table31.A2" office:value-type="string">
              <text:list text:continue-numbering="true" text:style-name="WWNum1">
                <text:list-header>
                  <text:p text:style-name="P200">Ideographic</text:p>
                </text:list-header>
              </text:list>
            </table:table-cell>
          </table:table-row>
          <table:table-row table:style-name="Table31.1">
            <table:table-cell table:style-name="Table31.A2" office:value-type="string">
              <text:list text:continue-numbering="true" text:style-name="WWNum1">
                <text:list-header>
                  <text:p text:style-name="P200">Join_C</text:p>
                </text:list-header>
              </text:list>
            </table:table-cell>
            <table:table-cell table:style-name="Table31.A2" office:value-type="string">
              <text:list text:continue-numbering="true" text:style-name="WWNum1">
                <text:list-header>
                  <text:p text:style-name="P200">Join Control</text:p>
                </text:list-header>
              </text:list>
            </table:table-cell>
          </table:table-row>
          <table:table-row table:style-name="Table31.1">
            <table:table-cell table:style-name="Table31.A2" office:value-type="string">
              <text:list text:continue-numbering="true" text:style-name="WWNum1">
                <text:list-header>
                  <text:p text:style-name="P200">LOE</text:p>
                </text:list-header>
              </text:list>
            </table:table-cell>
            <table:table-cell table:style-name="Table31.A2" office:value-type="string">
              <text:list text:continue-numbering="true" text:style-name="WWNum1">
                <text:list-header>
                  <text:p text:style-name="P200">Logical Order Exception</text:p>
                </text:list-header>
              </text:list>
            </table:table-cell>
          </table:table-row>
          <table:table-row table:style-name="Table31.1">
            <table:table-cell table:style-name="Table31.A2" office:value-type="string">
              <text:list text:continue-numbering="true" text:style-name="WWNum1">
                <text:list-header>
                  <text:p text:style-name="P213">Lower</text:p>
                </text:list-header>
              </text:list>
            </table:table-cell>
            <table:table-cell table:style-name="Table31.A2" office:value-type="string">
              <text:list text:continue-numbering="true" text:style-name="WWNum1">
                <text:list-header>
                  <text:p text:style-name="P200">Lowercase</text:p>
                </text:list-header>
              </text:list>
            </table:table-cell>
          </table:table-row>
          <table:table-row table:style-name="Table31.1">
            <table:table-cell table:style-name="Table31.A2" office:value-type="string">
              <text:list text:continue-numbering="true" text:style-name="WWNum1">
                <text:list-header>
                  <text:p text:style-name="P200">Math</text:p>
                </text:list-header>
              </text:list>
            </table:table-cell>
            <table:table-cell table:style-name="Table31.A2" office:value-type="string">
              <text:list text:continue-numbering="true" text:style-name="WWNum1">
                <text:list-header>
                  <text:p text:style-name="P200">Math</text:p>
                </text:list-header>
              </text:list>
            </table:table-cell>
          </table:table-row>
          <table:table-row table:style-name="Table31.1">
            <table:table-cell table:style-name="Table31.A2" office:value-type="string">
              <text:list text:continue-numbering="true" text:style-name="WWNum1">
                <text:list-header>
                  <text:p text:style-name="P213">NFD_QC</text:p>
                </text:list-header>
              </text:list>
            </table:table-cell>
            <table:table-cell table:style-name="Table31.A2" office:value-type="string">
              <text:list text:continue-numbering="true" text:style-name="WWNum1">
                <text:list-header>
                  <text:p text:style-name="P200">NFD Quick Check</text:p>
                </text:list-header>
              </text:list>
            </table:table-cell>
          </table:table-row>
          <table:table-row table:style-name="Table31.1">
            <table:table-cell table:style-name="Table31.A2" office:value-type="string">
              <text:list text:continue-numbering="true" text:style-name="WWNum1">
                <text:list-header>
                  <text:p text:style-name="P200">NFKD_QC</text:p>
                </text:list-header>
              </text:list>
            </table:table-cell>
            <table:table-cell table:style-name="Table31.A2" office:value-type="string">
              <text:list text:continue-numbering="true" text:style-name="WWNum1">
                <text:list-header>
                  <text:p text:style-name="P200">NFKD Quick Check</text:p>
                </text:list-header>
              </text:list>
            </table:table-cell>
          </table:table-row>
          <table:table-row table:style-name="Table31.1">
            <table:table-cell table:style-name="Table31.A2" office:value-type="string">
              <text:list text:continue-numbering="true" text:style-name="WWNum1">
                <text:list-header>
                  <text:p text:style-name="P200">NChar</text:p>
                </text:list-header>
              </text:list>
            </table:table-cell>
            <table:table-cell table:style-name="Table31.A2" office:value-type="string">
              <text:list text:continue-numbering="true" text:style-name="WWNum1">
                <text:list-header>
                  <text:p text:style-name="P200">Noncharacter Code Point</text:p>
                </text:list-header>
              </text:list>
            </table:table-cell>
          </table:table-row>
          <table:table-row table:style-name="Table31.1">
            <table:table-cell table:style-name="Table31.A2" office:value-type="string">
              <text:list text:continue-numbering="true" text:style-name="WWNum1">
                <text:list-header>
                  <text:p text:style-name="P200">OAlpha</text:p>
                </text:list-header>
              </text:list>
            </table:table-cell>
            <table:table-cell table:style-name="Table31.A2" office:value-type="string">
              <text:list text:continue-numbering="true" text:style-name="WWNum1">
                <text:list-header>
                  <text:p text:style-name="P200">Other Alphabetic</text:p>
                </text:list-header>
              </text:list>
            </table:table-cell>
          </table:table-row>
          <table:table-row table:style-name="Table31.1">
            <table:table-cell table:style-name="Table31.A2" office:value-type="string">
              <text:list text:continue-numbering="true" text:style-name="WWNum1">
                <text:list-header>
                  <text:p text:style-name="P200">ODI</text:p>
                </text:list-header>
              </text:list>
            </table:table-cell>
            <table:table-cell table:style-name="Table31.A2" office:value-type="string">
              <text:list text:continue-numbering="true" text:style-name="WWNum1">
                <text:list-header>
                  <text:p text:style-name="P200">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00">OGr_Ext</text:p>
                </text:list-header>
              </text:list>
            </table:table-cell>
            <table:table-cell table:style-name="Table31.A2" office:value-type="string">
              <text:list text:continue-numbering="true" text:style-name="WWNum1">
                <text:list-header>
                  <text:p text:style-name="P200">Other Grapheme Extend</text:p>
                </text:list-header>
              </text:list>
            </table:table-cell>
          </table:table-row>
          <table:table-row table:style-name="Table31.1">
            <table:table-cell table:style-name="Table31.A2" office:value-type="string">
              <text:list text:continue-numbering="true" text:style-name="WWNum1">
                <text:list-header>
                  <text:p text:style-name="P200">OIDC</text:p>
                </text:list-header>
              </text:list>
            </table:table-cell>
            <table:table-cell table:style-name="Table31.A2" office:value-type="string">
              <text:list text:continue-numbering="true" text:style-name="WWNum1">
                <text:list-header>
                  <text:p text:style-name="P200">Other ID continue</text:p>
                </text:list-header>
              </text:list>
            </table:table-cell>
          </table:table-row>
          <table:table-row table:style-name="Table31.1">
            <table:table-cell table:style-name="Table31.A2" office:value-type="string">
              <text:list text:continue-numbering="true" text:style-name="WWNum1">
                <text:list-header>
                  <text:p text:style-name="P200">OIDS</text:p>
                </text:list-header>
              </text:list>
            </table:table-cell>
            <table:table-cell table:style-name="Table31.A2" office:value-type="string">
              <text:list text:continue-numbering="true" text:style-name="WWNum1">
                <text:list-header>
                  <text:p text:style-name="P200">Other ID Start</text:p>
                </text:list-header>
              </text:list>
            </table:table-cell>
          </table:table-row>
          <table:table-row table:style-name="Table31.1">
            <table:table-cell table:style-name="Table31.A2" office:value-type="string">
              <text:list text:continue-numbering="true" text:style-name="WWNum1">
                <text:list-header>
                  <text:p text:style-name="P200">OLower</text:p>
                </text:list-header>
              </text:list>
            </table:table-cell>
            <table:table-cell table:style-name="Table31.A2" office:value-type="string">
              <text:list text:continue-numbering="true" text:style-name="WWNum1">
                <text:list-header>
                  <text:p text:style-name="P200">Other Lowercase</text:p>
                </text:list-header>
              </text:list>
            </table:table-cell>
          </table:table-row>
          <table:table-row table:style-name="Table31.1">
            <table:table-cell table:style-name="Table31.A2" office:value-type="string">
              <text:list text:continue-numbering="true" text:style-name="WWNum1">
                <text:list-header>
                  <text:p text:style-name="P200">OMath</text:p>
                </text:list-header>
              </text:list>
            </table:table-cell>
            <table:table-cell table:style-name="Table31.A2" office:value-type="string">
              <text:list text:continue-numbering="true" text:style-name="WWNum1">
                <text:list-header>
                  <text:p text:style-name="P200">Other Math</text:p>
                </text:list-header>
              </text:list>
            </table:table-cell>
          </table:table-row>
          <table:table-row table:style-name="Table31.1">
            <table:table-cell table:style-name="Table31.A2" office:value-type="string">
              <text:list text:continue-numbering="true" text:style-name="WWNum1">
                <text:list-header>
                  <text:p text:style-name="P200">OUpper</text:p>
                </text:list-header>
              </text:list>
            </table:table-cell>
            <table:table-cell table:style-name="Table31.A2" office:value-type="string">
              <text:list text:continue-numbering="true" text:style-name="WWNum1">
                <text:list-header>
                  <text:p text:style-name="P200">Other Upper</text:p>
                </text:list-header>
              </text:list>
            </table:table-cell>
          </table:table-row>
          <table:table-row table:style-name="Table31.1">
            <table:table-cell table:style-name="Table31.A2" office:value-type="string">
              <text:list text:continue-numbering="true" text:style-name="WWNum1">
                <text:list-header>
                  <text:p text:style-name="P200">Pat_Syn</text:p>
                </text:list-header>
              </text:list>
            </table:table-cell>
            <table:table-cell table:style-name="Table31.A2" office:value-type="string">
              <text:list text:continue-numbering="true" text:style-name="WWNum1">
                <text:list-header>
                  <text:p text:style-name="P200">Pattern Syntax</text:p>
                </text:list-header>
              </text:list>
            </table:table-cell>
          </table:table-row>
          <table:table-row table:style-name="Table31.1">
            <table:table-cell table:style-name="Table31.A2" office:value-type="string">
              <text:list text:continue-numbering="true" text:style-name="WWNum1">
                <text:list-header>
                  <text:p text:style-name="P200">Pat_WS</text:p>
                </text:list-header>
              </text:list>
            </table:table-cell>
            <table:table-cell table:style-name="Table31.A2" office:value-type="string">
              <text:list text:continue-numbering="true" text:style-name="WWNum1">
                <text:list-header>
                  <text:p text:style-name="P200">Pattern Whitespace</text:p>
                </text:list-header>
              </text:list>
            </table:table-cell>
          </table:table-row>
          <table:table-row table:style-name="Table31.1">
            <table:table-cell table:style-name="Table31.A2" office:value-type="string">
              <text:list text:continue-numbering="true" text:style-name="WWNum1">
                <text:list-header>
                  <text:p text:style-name="P200">PCM</text:p>
                </text:list-header>
              </text:list>
            </table:table-cell>
            <table:table-cell table:style-name="Table31.A2" office:value-type="string">
              <text:list text:continue-numbering="true" text:style-name="WWNum1">
                <text:list-header>
                  <text:p text:style-name="P200">Prepended Concatenation Mark</text:p>
                </text:list-header>
              </text:list>
            </table:table-cell>
          </table:table-row>
          <table:table-row table:style-name="Table31.1">
            <table:table-cell table:style-name="Table31.A2" office:value-type="string">
              <text:list text:continue-numbering="true" text:style-name="WWNum1">
                <text:list-header>
                  <text:p text:style-name="P200">QMark</text:p>
                </text:list-header>
              </text:list>
            </table:table-cell>
            <table:table-cell table:style-name="Table31.A2" office:value-type="string">
              <text:list text:continue-numbering="true" text:style-name="WWNum1">
                <text:list-header>
                  <text:p text:style-name="P200">Quotation Mark</text:p>
                </text:list-header>
              </text:list>
            </table:table-cell>
          </table:table-row>
          <table:table-row table:style-name="Table31.1">
            <table:table-cell table:style-name="Table31.A2" office:value-type="string">
              <text:list text:continue-numbering="true" text:style-name="WWNum1">
                <text:list-header>
                  <text:p text:style-name="P200">Radical</text:p>
                </text:list-header>
              </text:list>
            </table:table-cell>
            <table:table-cell table:style-name="Table31.A2" office:value-type="string">
              <text:list text:continue-numbering="true" text:style-name="WWNum1">
                <text:list-header>
                  <text:p text:style-name="P200">Radical</text:p>
                </text:list-header>
              </text:list>
            </table:table-cell>
          </table:table-row>
          <table:table-row table:style-name="Table31.1">
            <table:table-cell table:style-name="Table31.A2" office:value-type="string">
              <text:list text:continue-numbering="true" text:style-name="WWNum1">
                <text:list-header>
                  <text:p text:style-name="P200">RI</text:p>
                </text:list-header>
              </text:list>
            </table:table-cell>
            <table:table-cell table:style-name="Table31.A2" office:value-type="string">
              <text:list text:continue-numbering="true" text:style-name="WWNum1">
                <text:list-header>
                  <text:p text:style-name="P200">Region Indicator</text:p>
                </text:list-header>
              </text:list>
            </table:table-cell>
          </table:table-row>
          <table:table-row table:style-name="Table31.1">
            <table:table-cell table:style-name="Table31.A2" office:value-type="string">
              <text:list text:continue-numbering="true" text:style-name="WWNum1">
                <text:list-header>
                  <text:p text:style-name="P200">STerm</text:p>
                </text:list-header>
              </text:list>
            </table:table-cell>
            <table:table-cell table:style-name="Table31.A2" office:value-type="string">
              <text:list text:continue-numbering="true" text:style-name="WWNum1">
                <text:list-header>
                  <text:p text:style-name="P200">Sentence Terminal</text:p>
                </text:list-header>
              </text:list>
            </table:table-cell>
          </table:table-row>
          <table:table-row table:style-name="Table31.1">
            <table:table-cell table:style-name="Table31.A2" office:value-type="string">
              <text:list text:continue-numbering="true" text:style-name="WWNum1">
                <text:list-header>
                  <text:p text:style-name="P200">SD</text:p>
                </text:list-header>
              </text:list>
            </table:table-cell>
            <table:table-cell table:style-name="Table31.A2" office:value-type="string">
              <text:list text:continue-numbering="true" text:style-name="WWNum1">
                <text:list-header>
                  <text:p text:style-name="P200">Soft Dotted</text:p>
                </text:list-header>
              </text:list>
            </table:table-cell>
          </table:table-row>
          <table:table-row table:style-name="Table31.1">
            <table:table-cell table:style-name="Table31.A2" office:value-type="string">
              <text:list text:continue-numbering="true" text:style-name="WWNum1">
                <text:list-header>
                  <text:p text:style-name="P200">Term</text:p>
                </text:list-header>
              </text:list>
            </table:table-cell>
            <table:table-cell table:style-name="Table31.A2" office:value-type="string">
              <text:list text:continue-numbering="true" text:style-name="WWNum1">
                <text:list-header>
                  <text:p text:style-name="P200">Terminal Punctuation</text:p>
                </text:list-header>
              </text:list>
            </table:table-cell>
          </table:table-row>
          <table:table-row table:style-name="Table31.1">
            <table:table-cell table:style-name="Table31.A2" office:value-type="string">
              <text:list text:continue-numbering="true" text:style-name="WWNum1">
                <text:list-header>
                  <text:p text:style-name="P200">UIdo</text:p>
                </text:list-header>
              </text:list>
            </table:table-cell>
            <table:table-cell table:style-name="Table31.A2" office:value-type="string">
              <text:list text:continue-numbering="true" text:style-name="WWNum1">
                <text:list-header>
                  <text:p text:style-name="P200">Unified Ideograph</text:p>
                </text:list-header>
              </text:list>
            </table:table-cell>
          </table:table-row>
          <table:table-row table:style-name="Table31.1">
            <table:table-cell table:style-name="Table31.A2" office:value-type="string">
              <text:list text:continue-numbering="true" text:style-name="WWNum1">
                <text:list-header>
                  <text:p text:style-name="P213">Upper</text:p>
                </text:list-header>
              </text:list>
            </table:table-cell>
            <table:table-cell table:style-name="Table31.A2" office:value-type="string">
              <text:list text:continue-numbering="true" text:style-name="WWNum1">
                <text:list-header>
                  <text:p text:style-name="P200">Uppercase</text:p>
                </text:list-header>
              </text:list>
            </table:table-cell>
          </table:table-row>
          <table:table-row table:style-name="Table31.1">
            <table:table-cell table:style-name="Table31.A2" office:value-type="string">
              <text:list text:continue-numbering="true" text:style-name="WWNum1">
                <text:list-header>
                  <text:p text:style-name="P213">VS</text:p>
                </text:list-header>
              </text:list>
            </table:table-cell>
            <table:table-cell table:style-name="Table31.A2" office:value-type="string">
              <text:list text:continue-numbering="true" text:style-name="WWNum1">
                <text:list-header>
                  <text:p text:style-name="P200">Variation Selector</text:p>
                </text:list-header>
              </text:list>
            </table:table-cell>
          </table:table-row>
          <table:table-row table:style-name="Table31.1">
            <table:table-cell table:style-name="Table31.A2" office:value-type="string">
              <text:list text:continue-numbering="true" text:style-name="WWNum1">
                <text:list-header>
                  <text:p text:style-name="P213">WSpace</text:p>
                </text:list-header>
              </text:list>
            </table:table-cell>
            <table:table-cell table:style-name="Table31.A2" office:value-type="string">
              <text:list text:continue-numbering="true" text:style-name="WWNum1">
                <text:list-header>
                  <text:p text:style-name="P200">White Space</text:p>
                </text:list-header>
              </text:list>
            </table:table-cell>
          </table:table-row>
          <table:table-row table:style-name="Table31.1">
            <table:table-cell table:style-name="Table31.A2" office:value-type="string">
              <text:list text:continue-numbering="true" text:style-name="WWNum1">
                <text:list-header>
                  <text:p text:style-name="P200">XIDC</text:p>
                </text:list-header>
              </text:list>
            </table:table-cell>
            <table:table-cell table:style-name="Table31.A2" office:value-type="string">
              <text:list text:continue-numbering="true" text:style-name="WWNum1">
                <text:list-header>
                  <text:p text:style-name="P200">XID Continue</text:p>
                </text:list-header>
              </text:list>
            </table:table-cell>
          </table:table-row>
          <table:table-row table:style-name="Table31.1">
            <table:table-cell table:style-name="Table31.A2" office:value-type="string">
              <text:list text:continue-numbering="true" text:style-name="WWNum1">
                <text:list-header>
                  <text:p text:style-name="P200">XIDS</text:p>
                </text:list-header>
              </text:list>
            </table:table-cell>
            <table:table-cell table:style-name="Table31.A2" office:value-type="string">
              <text:list text:continue-numbering="true" text:style-name="WWNum1">
                <text:list-header>
                  <text:p text:style-name="P200">XID Start</text:p>
                </text:list-header>
              </text:list>
            </table:table-cell>
          </table:table-row>
        </table:table>
      </text:section>
      <text:p text:style-name="P60"/>
      <text:p text:style-name="P61"><text:bookmark-start text:name="__RefHeading___Toc10459_326506458"/><text:bookmark text:name="_gavllm276bz7"/>Character Sets<text:bookmark-end text:name="__RefHeading___Toc10459_326506458"/></text:p>
      <text:p text:style-name="P58">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list of chars. Ranges separate first and last by '-'</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charset of non matching chars</text:p>
          </table:table-cell>
        </table:table-row>
        <table:table-row table:style-name="Table32.1">
          <table:table-cell table:style-name="Table32.A1" office:value-type="string">
            <text:p text:style-name="P30">\p{<text:span text:style-name="T1">property</text:span>}</text:p>
          </table:table-cell>
          <table:table-cell table:style-name="Table32.A1" office:value-type="string">
            <text:p text:style-name="P30">charset containing all characters with the property</text:p>
          </table:table-cell>
        </table:table-row>
        <table:table-row table:style-name="Table32.1">
          <table:table-cell table:style-name="Table32.A1" office:value-type="string">
            <text:p text:style-name="P30">\p{<text:span text:style-name="T1">property=value</text:span>}</text:p>
          </table:table-cell>
          <table:table-cell table:style-name="Table32.A1" office:value-type="string">
            <text:p text:style-name="P30">charset of all characters whose property is value</text:p>
          </table:table-cell>
        </table:table-row>
        <table:table-row table:style-name="Table32.1">
          <table:table-cell table:style-name="Table32.A1" office:value-type="string">
            <text:p text:style-name="P30">\P{<text:span text:style-name="T1">property[</text:span>=<text:span text:style-name="T1">value]</text:span>}</text:p>
          </table:table-cell>
          <table:table-cell table:style-name="Table32.A1" office:value-type="string">
            <text:p text:style-name="P30">same as [^\p{<text:span text:style-name="T1">property[</text:span>=<text:span text:style-name="T1">value]</text:span>}]</text:p>
          </table:table-cell>
        </table:table-row>
        <table:table-row table:style-name="Table32.1">
          <table:table-cell table:style-name="Table32.A1" office:value-type="string">
            <text:p text:style-name="P30">[:<text:span text:style-name="T1">property[</text:span>=<text:span text:style-name="T1">value]</text:span>:]</text:p>
          </table:table-cell>
          <table:table-cell table:style-name="Table32.A1" office:value-type="string">
            <text:p text:style-name="P30">legacy version of \P{<text:span text:style-name="T1">property[</text:span>=<text:span text:style-name="T1">value]</text:span>}</text:p>
          </table:table-cell>
        </table:table-row>
      </table:table>
      <text:p text:style-name="P5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3">||</text:p>
          </table:table-cell>
          <table:table-cell table:style-name="Table33.A1" office:value-type="string">
            <text:p text:style-name="P64">union: A∪B. Also absence of operator</text:p>
          </table:table-cell>
        </table:table-row>
        <table:table-row table:style-name="Table33.1">
          <table:table-cell table:style-name="Table33.A1" office:value-type="string">
            <text:p text:style-name="P63">&amp;&amp;</text:p>
          </table:table-cell>
          <table:table-cell table:style-name="Table33.A1" office:value-type="string">
            <text:p text:style-name="P64">intersection: A∩B</text:p>
          </table:table-cell>
        </table:table-row>
        <table:table-row table:style-name="Table33.1">
          <table:table-cell table:style-name="Table33.A1" office:value-type="string">
            <text:p text:style-name="P63">--</text:p>
          </table:table-cell>
          <table:table-cell table:style-name="Table33.A1" office:value-type="string">
            <text:p text:style-name="P64">set difference: A∖B (in A but not in B)</text:p>
          </table:table-cell>
        </table:table-row>
        <table:table-row table:style-name="Table33.1">
          <table:table-cell table:style-name="Table33.A1" office:value-type="string">
            <text:p text:style-name="P63">~~</text:p>
          </table:table-cell>
          <table:table-cell table:style-name="Table33.A1" office:value-type="string">
            <text:p text:style-name="P64">symmetric difference: A⊖B = (A∪B)\(A∩B)</text:p>
          </table:table-cell>
        </table:table-row>
      </table:table>
      <text:p text:style-name="P161"><text:bookmark-start text:name="__RefHeading___Toc10933_3363373154"/>Printers<text:bookmark-end text:name="__RefHeading___Toc10933_3363373154"/></text:p>
      <text:p text:style-name="P134"><text:span text:style-name="T93">I</text:span>n the documentation above, there are various printer-compatability <text:span text:style-name="T93">measures</text:span>:</text:p>
      <text:p text:style-name="P135">\minblackline, \mincolourline, \minwhiteline, \minfontsize.<text:line-break/><text:span text:style-name="T93">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0">Bandwidth</text:p>
          </table:table-cell>
          <table:table-cell table:style-name="Table34.A1" office:value-type="string">
            <text:p text:style-name="P30">278mm (10.94in)</text:p>
          </table:table-cell>
          <table:table-cell table:style-name="Table34.A1" office:value-type="string">
            <text:p text:style-name="P30">349mm (13.74in)</text:p>
          </table:table-cell>
          <table:table-cell table:style-name="Table34.A1" office:value-type="string">
            <text:p text:style-name="P30">424mm (16.69in)</text:p>
          </table:table-cell>
        </table:table-row>
        <table:table-row table:style-name="Table34.1">
          <table:table-cell table:style-name="Table34.A1" office:value-type="string">
            <text:p text:style-name="P30">Max page width</text:p>
          </table:table-cell>
          <table:table-cell table:style-name="Table34.A1" office:value-type="string">
            <text:p text:style-name="P30">120mm (4.72in)</text:p>
          </table:table-cell>
          <table:table-cell table:style-name="Table34.A1" office:value-type="string">
            <text:p text:style-name="P30">160mm (6.29in)</text:p>
          </table:table-cell>
          <table:table-cell table:style-name="Table34.A1" office:value-type="string">
            <text:p text:style-name="P30">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0">Weight (gsm)</text:p>
          </table:table-cell>
          <table:table-cell table:style-name="Table35.A1" office:value-type="string">
            <text:p text:style-name="P30">33</text:p>
          </table:table-cell>
          <table:table-cell table:style-name="Table35.A1" office:value-type="string">
            <text:p text:style-name="P30">36</text:p>
          </table:table-cell>
          <table:table-cell table:style-name="Table35.A1" office:value-type="string">
            <text:p text:style-name="P30">40</text:p>
          </table:table-cell>
          <table:table-cell table:style-name="Table35.A1" office:value-type="string">
            <text:p text:style-name="P30">50</text:p>
          </table:table-cell>
          <table:table-cell table:style-name="Table35.A1" office:value-type="string">
            <text:p text:style-name="P30">60</text:p>
          </table:table-cell>
        </table:table-row>
        <table:table-row table:style-name="Table35.1">
          <table:table-cell table:style-name="Table35.A1" office:value-type="string">
            <text:p text:style-name="P30">Thickness (µm)</text:p>
          </table:table-cell>
          <table:table-cell table:style-name="Table35.A1" office:value-type="string">
            <text:p text:style-name="P30">37</text:p>
          </table:table-cell>
          <table:table-cell table:style-name="Table35.A1" office:value-type="string">
            <text:p text:style-name="P30">43</text:p>
          </table:table-cell>
          <table:table-cell table:style-name="Table35.A1" office:value-type="string">
            <text:p text:style-name="P30">47</text:p>
          </table:table-cell>
          <table:table-cell table:style-name="Table35.A1" office:value-type="string">
            <text:p text:style-name="P30">60</text:p>
          </table:table-cell>
          <table:table-cell table:style-name="Table35.A1" office:value-type="string">
            <text:p text:style-name="P30">7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3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4-10-01T19:42:37.952000000</dc:date>
    <meta:editing-duration>P1DT16H20M</meta:editing-duration>
    <meta:editing-cycles>118</meta:editing-cycles>
    <meta:print-date>2024-03-28T20:03:38.340000000</meta:print-date>
    <meta:printed-by>PDF files</meta:printed-by>
    <meta:document-statistic meta:table-count="50" meta:image-count="1" meta:object-count="0" meta:page-count="39" meta:paragraph-count="2685" meta:word-count="10235" meta:character-count="65665" meta:non-whitespace-character-count="58028"/>
  </office:meta>
</office:document-meta>
</file>